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62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48.75pt" style:use-optimal-column-width="true"/>
    </style:style>
    <style:style style:name="ACOL-10" style:family="table-column">
      <style:table-column-properties style:column-width="57pt" style:use-optimal-column-width="true"/>
    </style:style>
    <style:style style:name="ACOL-11" style:family="table-column">
      <style:table-column-properties style:column-width="111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6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977</text:p>
          </table:table-cell>
          <table:table-cell table:style-name="ACE-3" office:value-type="float" office:value="81.569609999999997">
            <text:p>81.56961</text:p>
          </table:table-cell>
          <table:table-cell table:style-name="ACE-3" office:value-type="float" office:value="-16.501560000000001">
            <text:p>−16.50156</text:p>
          </table:table-cell>
          <table:table-cell table:style-name="ACE-3" office:value-type="float" office:value="6450">
            <text:p>645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?Balaena mysticetus (whale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5" table:formula="of:=IF(ABS([.M2])&gt;50;10;IF([.M2]&lt;5;1;[.M2]*0.20000000000000001))" office:value-type="float" office:value="4">
            <text:p>4.0</text:p>
          </table:table-cell>
          <table:table-cell table:style-name="ACE-5" table:formula="of:=IF(ABS([.M2])&gt;50;10;IF([.M2]&lt;5;1;[.M2]*0.20000000000000001))" office:value-type="float" office:value="4">
            <text:p>4.0</text:p>
          </table:table-cell>
          <table:table-cell table:style-name="ACE-3" office:value-type="string">
            <text:p>FunderEtal2011,Bennike1997</text:p>
          </table:table-cell>
          <table:table-cell table:number-columns-repeated="8" table:style-name="ACE-3"/>
          <table:table-cell table:number-columns-repeated="2" table:style-name="ACE-5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6" table:formula="of:=ROUND(-8033*LN([.AA2]);0)" office:value-type="float" office:value="407">
            <text:p>407</text:p>
          </table:table-cell>
          <table:table-cell table:style-name="ACE-6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2</text:p>
          </table:table-cell>
          <table:table-cell table:style-name="ACE-3" office:value-type="float" office:value="83.651079999999993">
            <text:p>83.65108</text:p>
          </table:table-cell>
          <table:table-cell table:style-name="ACE-3" office:value-type="float" office:value="-31.427299999999999">
            <text:p>−31.4273</text:p>
          </table:table-cell>
          <table:table-cell table:style-name="ACE-3" office:value-type="float" office:value="5845">
            <text:p>584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onodon monoceros (Narwhale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3])&gt;50;10;IF([.M3]&lt;5;1;[.M3]*0.20000000000000001))" office:value-type="float" office:value="1">
            <text:p>1.0</text:p>
          </table:table-cell>
          <table:table-cell table:style-name="ACE-5" table:formula="of:=IF(ABS([.M3])&gt;50;10;IF([.M3]&lt;5;1;[.M3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242</text:p>
          </table:table-cell>
          <table:table-cell table:style-name="ACE-3" office:value-type="float" office:value="83.650000000000006">
            <text:p>83.65</text:p>
          </table:table-cell>
          <table:table-cell table:style-name="ACE-3" office:value-type="float" office:value="-31.050000000000001">
            <text:p>−31.05</text:p>
          </table:table-cell>
          <table:table-cell table:style-name="ACE-3" office:value-type="float" office:value="33900">
            <text:p>33900</text:p>
          </table:table-cell>
          <table:table-cell table:style-name="ACE-3" office:value-type="float" office:value="600">
            <text:p>600</text:p>
          </table:table-cell>
          <table:table-cell table:style-name="ACE-3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5" table:formula="of:=IF(ABS([.M4])&gt;50;10;IF([.M4]&lt;5;1;[.M4]*0.20000000000000001))" office:value-type="float" office:value="6.4000000000000004">
            <text:p>6.4</text:p>
          </table:table-cell>
          <table:table-cell table:style-name="ACE-5" table:formula="of:=IF(ABS([.M4])&gt;50;10;IF([.M4]&lt;5;1;[.M4]*0.20000000000000001))" office:value-type="float" office:value="6.4000000000000004">
            <text:p>6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243</text:p>
          </table:table-cell>
          <table:table-cell table:style-name="ACE-3" office:value-type="float" office:value="82.416669999999996">
            <text:p>82.41667</text:p>
          </table:table-cell>
          <table:table-cell table:style-name="ACE-3" office:value-type="float" office:value="-20.133330000000001">
            <text:p>−20.13333</text:p>
          </table:table-cell>
          <table:table-cell table:style-name="ACE-3" office:value-type="float" office:value="38900">
            <text:p>38900</text:p>
          </table:table-cell>
          <table:table-cell table:style-name="ACE-3" office:value-type="float" office:value="1000">
            <text:p>10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1">
            <text:p>51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244</text:p>
          </table:table-cell>
          <table:table-cell table:style-name="ACE-3" office:value-type="float" office:value="82.624020000000002">
            <text:p>82.62402</text:p>
          </table:table-cell>
          <table:table-cell table:style-name="ACE-3" office:value-type="float" office:value="-20.448180000000001">
            <text:p>−20.44818</text:p>
          </table:table-cell>
          <table:table-cell table:style-name="ACE-3" office:value-type="float" office:value="8595">
            <text:p>859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5" table:formula="of:=IF(ABS([.M6])&gt;50;10;IF([.M6]&lt;5;1;[.M6]*0.20000000000000001))" office:value-type="float" office:value="9">
            <text:p>9.0</text:p>
          </table:table-cell>
          <table:table-cell table:style-name="ACE-5" table:formula="of:=IF(ABS([.M6])&gt;50;10;IF([.M6]&lt;5;1;[.M6]*0.20000000000000001))" office:value-type="float" office:value="9">
            <text:p>9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245</text:p>
          </table:table-cell>
          <table:table-cell table:style-name="ACE-3" office:value-type="float" office:value="82.624020000000002">
            <text:p>82.62402</text:p>
          </table:table-cell>
          <table:table-cell table:style-name="ACE-3" office:value-type="float" office:value="-20.448180000000001">
            <text:p>−20.44818</text:p>
          </table:table-cell>
          <table:table-cell table:style-name="ACE-3" office:value-type="float" office:value="28950">
            <text:p>2895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5" table:formula="of:=IF(ABS([.M7])&gt;50;10;IF([.M7]&lt;5;1;[.M7]*0.20000000000000001))" office:value-type="float" office:value="9">
            <text:p>9.0</text:p>
          </table:table-cell>
          <table:table-cell table:style-name="ACE-5" table:formula="of:=IF(ABS([.M7])&gt;50;10;IF([.M7]&lt;5;1;[.M7]*0.20000000000000001))" office:value-type="float" office:value="9">
            <text:p>9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374</text:p>
          </table:table-cell>
          <table:table-cell table:style-name="ACE-3" office:value-type="float" office:value="81.598330000000004">
            <text:p>81.59833</text:p>
          </table:table-cell>
          <table:table-cell table:style-name="ACE-3" office:value-type="float" office:value="-16.481000000000002">
            <text:p>−16.481</text:p>
          </table:table-cell>
          <table:table-cell table:style-name="ACE-3" office:value-type="float" office:value="3671">
            <text:p>3671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8])&gt;50;10;IF([.M8]&lt;5;1;[.M8]*0.20000000000000001))" office:value-type="float" office:value="1">
            <text:p>1.0</text:p>
          </table:table-cell>
          <table:table-cell table:style-name="ACE-5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375</text:p>
          </table:table-cell>
          <table:table-cell table:style-name="ACE-3" office:value-type="float" office:value="81.586669999999998">
            <text:p>81.58667</text:p>
          </table:table-cell>
          <table:table-cell table:style-name="ACE-3" office:value-type="float" office:value="-16.26389">
            <text:p>−16.26389</text:p>
          </table:table-cell>
          <table:table-cell table:style-name="ACE-3" office:value-type="float" office:value="8865">
            <text:p>886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2">
            <text:p>42</text:p>
          </table:table-cell>
          <table:table-cell table:style-name="ACE-5" table:formula="of:=IF(ABS([.M9])&gt;50;10;IF([.M9]&lt;5;1;[.M9]*0.20000000000000001))" office:value-type="float" office:value="8.4000000000000004">
            <text:p>8.4</text:p>
          </table:table-cell>
          <table:table-cell table:style-name="ACE-5" table:formula="of:=IF(ABS([.M9])&gt;50;10;IF([.M9]&lt;5;1;[.M9]*0.20000000000000001))" office:value-type="float" office:value="8.4000000000000004">
            <text:p>8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376</text:p>
          </table:table-cell>
          <table:table-cell table:style-name="ACE-3" office:value-type="float" office:value="81.52167">
            <text:p>81.52167</text:p>
          </table:table-cell>
          <table:table-cell table:style-name="ACE-3" office:value-type="float" office:value="-16.753830000000001">
            <text:p>−16.75383</text:p>
          </table:table-cell>
          <table:table-cell table:style-name="ACE-3" office:value-type="float" office:value="7100">
            <text:p>710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5" table:formula="of:=IF(ABS([.M10])&gt;50;10;IF([.M10]&lt;5;1;[.M10]*0.20000000000000001))" office:value-type="float" office:value="4">
            <text:p>4.0</text:p>
          </table:table-cell>
          <table:table-cell table:style-name="ACE-5" table:formula="of:=IF(ABS([.M10])&gt;50;10;IF([.M10]&lt;5;1;[.M10]*0.20000000000000001))" office:value-type="float" office:value="4">
            <text:p>4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0377</text:p>
          </table:table-cell>
          <table:table-cell table:style-name="ACE-3" office:value-type="float" office:value="81.573610000000002">
            <text:p>81.57361</text:p>
          </table:table-cell>
          <table:table-cell table:style-name="ACE-3" office:value-type="float" office:value="-16.789169999999999">
            <text:p>−16.78917</text:p>
          </table:table-cell>
          <table:table-cell table:style-name="ACE-3" office:value-type="float" office:value="7585">
            <text:p>758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5" table:formula="of:=IF(ABS([.M11])&gt;50;10;IF([.M11]&lt;5;1;[.M11]*0.20000000000000001))" office:value-type="float" office:value="5">
            <text:p>5.0</text:p>
          </table:table-cell>
          <table:table-cell table:style-name="ACE-5" table:formula="of:=IF(ABS([.M11])&gt;50;10;IF([.M11]&lt;5;1;[.M11]*0.20000000000000001))" office:value-type="float" office:value="5">
            <text:p>5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138</text:p>
          </table:table-cell>
          <table:table-cell table:style-name="ACE-3" office:value-type="float" office:value="80.440700000000007">
            <text:p>80.4407</text:p>
          </table:table-cell>
          <table:table-cell table:style-name="ACE-3" office:value-type="float" office:value="-15.904">
            <text:p>−15.904</text:p>
          </table:table-cell>
          <table:table-cell table:style-name="ACE-3" office:value-type="float" office:value="6925">
            <text:p>6925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Hiatella, My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5" table:formula="of:=IF(ABS([.M12])&gt;50;10;IF([.M12]&lt;5;1;[.M12]*0.20000000000000001))" office:value-type="float" office:value="2.6000000000000001">
            <text:p>2.6</text:p>
          </table:table-cell>
          <table:table-cell table:style-name="ACE-5" table:formula="of:=IF(ABS([.M12])&gt;50;10;IF([.M12]&lt;5;1;[.M12]*0.20000000000000001))" office:value-type="float" office:value="2.6000000000000001">
            <text:p>2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139</text:p>
          </table:table-cell>
          <table:table-cell table:style-name="ACE-3" office:value-type="float" office:value="80.41892">
            <text:p>80.41892</text:p>
          </table:table-cell>
          <table:table-cell table:style-name="ACE-3" office:value-type="float" office:value="-16.013400000000001">
            <text:p>−16.0134</text:p>
          </table:table-cell>
          <table:table-cell table:style-name="ACE-3" office:value-type="float" office:value="8965">
            <text:p>89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4">
            <text:p>54</text:p>
          </table:table-cell>
          <table:table-cell table:style-name="ACE-5" table:formula="of:=IF(ABS([.M13])&gt;50;10;IF([.M13]&lt;5;1;[.M13]*0.20000000000000001))" office:value-type="float" office:value="10">
            <text:p>10.0</text:p>
          </table:table-cell>
          <table:table-cell table:style-name="ACE-5" table:formula="of:=IF(ABS([.M13])&gt;50;10;IF([.M13]&lt;5;1;[.M13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05</text:p>
          </table:table-cell>
          <table:table-cell table:style-name="ACE-3" office:value-type="float" office:value="83.412030000000001">
            <text:p>83.41203</text:p>
          </table:table-cell>
          <table:table-cell table:style-name="ACE-3" office:value-type="float" office:value="-25.636279999999999">
            <text:p>−25.63628</text:p>
          </table:table-cell>
          <table:table-cell table:style-name="ACE-3" office:value-type="float" office:value="9255">
            <text:p>92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5" table:formula="of:=IF(ABS([.M14])&gt;50;10;IF([.M14]&lt;5;1;[.M14]*0.20000000000000001))" office:value-type="float" office:value="5.2000000000000002">
            <text:p>5.2</text:p>
          </table:table-cell>
          <table:table-cell table:style-name="ACE-5" table:formula="of:=IF(ABS([.M14])&gt;50;10;IF([.M14]&lt;5;1;[.M14]*0.20000000000000001))" office:value-type="float" office:value="5.2000000000000002">
            <text:p>5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06</text:p>
          </table:table-cell>
          <table:table-cell table:style-name="ACE-3" office:value-type="float" office:value="83.423180000000002">
            <text:p>83.42318</text:p>
          </table:table-cell>
          <table:table-cell table:style-name="ACE-3" office:value-type="float" office:value="-25.825279999999999">
            <text:p>−25.82528</text:p>
          </table:table-cell>
          <table:table-cell table:style-name="ACE-3" office:value-type="float" office:value="8806">
            <text:p>8806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5" table:formula="of:=IF(ABS([.M15])&gt;50;10;IF([.M15]&lt;5;1;[.M15]*0.20000000000000001))" office:value-type="float" office:value="5">
            <text:p>5.0</text:p>
          </table:table-cell>
          <table:table-cell table:style-name="ACE-5" table:formula="of:=IF(ABS([.M15])&gt;50;10;IF([.M15]&lt;5;1;[.M15]*0.20000000000000001))" office:value-type="float" office:value="5">
            <text:p>5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07</text:p>
          </table:table-cell>
          <table:table-cell table:style-name="ACE-3" office:value-type="float" office:value="83.440299999999993">
            <text:p>83.4403</text:p>
          </table:table-cell>
          <table:table-cell table:style-name="ACE-3" office:value-type="float" office:value="-25.841619999999999">
            <text:p>−25.84162</text:p>
          </table:table-cell>
          <table:table-cell table:style-name="ACE-3" office:value-type="float" office:value="9268">
            <text:p>9268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5" table:formula="of:=IF(ABS([.M16])&gt;50;10;IF([.M16]&lt;5;1;[.M16]*0.20000000000000001))" office:value-type="float" office:value="2.6000000000000001">
            <text:p>2.6</text:p>
          </table:table-cell>
          <table:table-cell table:style-name="ACE-5" table:formula="of:=IF(ABS([.M16])&gt;50;10;IF([.M16]&lt;5;1;[.M16]*0.20000000000000001))" office:value-type="float" office:value="2.6000000000000001">
            <text:p>2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08</text:p>
          </table:table-cell>
          <table:table-cell table:style-name="ACE-3" office:value-type="float" office:value="83.430930000000004">
            <text:p>83.43093</text:p>
          </table:table-cell>
          <table:table-cell table:style-name="ACE-3" office:value-type="float" office:value="-25.975750000000001">
            <text:p>−25.97575</text:p>
          </table:table-cell>
          <table:table-cell table:style-name="ACE-3" office:value-type="float" office:value="9593">
            <text:p>9593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5" table:formula="of:=IF(ABS([.M17])&gt;50;10;IF([.M17]&lt;5;1;[.M17]*0.20000000000000001))" office:value-type="float" office:value="2.4000000000000004">
            <text:p>2.4</text:p>
          </table:table-cell>
          <table:table-cell table:style-name="ACE-5" table:formula="of:=IF(ABS([.M17])&gt;50;10;IF([.M17]&lt;5;1;[.M17]*0.20000000000000001))" office:value-type="float" office:value="2.4000000000000004">
            <text:p>2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09</text:p>
          </table:table-cell>
          <table:table-cell table:style-name="ACE-3" office:value-type="float" office:value="83.422300000000007">
            <text:p>83.4223</text:p>
          </table:table-cell>
          <table:table-cell table:style-name="ACE-3" office:value-type="float" office:value="-25.905270000000002">
            <text:p>−25.90527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5" table:formula="of:=IF(ABS([.M18])&gt;50;10;IF([.M18]&lt;5;1;[.M18]*0.20000000000000001))" office:value-type="float" office:value="5.4000000000000004">
            <text:p>5.4</text:p>
          </table:table-cell>
          <table:table-cell table:style-name="ACE-5" table:formula="of:=IF(ABS([.M18])&gt;50;10;IF([.M18]&lt;5;1;[.M18]*0.20000000000000001))" office:value-type="float" office:value="5.4000000000000004">
            <text:p>5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0</text:p>
          </table:table-cell>
          <table:table-cell table:style-name="ACE-3" office:value-type="float" office:value="83.41677">
            <text:p>83.41677</text:p>
          </table:table-cell>
          <table:table-cell table:style-name="ACE-3" office:value-type="float" office:value="-25.694369999999999">
            <text:p>−25.69437</text:p>
          </table:table-cell>
          <table:table-cell table:style-name="ACE-3" office:value-type="float" office:value="9398">
            <text:p>9398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5" table:formula="of:=IF(ABS([.M19])&gt;50;10;IF([.M19]&lt;5;1;[.M19]*0.20000000000000001))" office:value-type="float" office:value="4.8000000000000007">
            <text:p>4.8</text:p>
          </table:table-cell>
          <table:table-cell table:style-name="ACE-5" table:formula="of:=IF(ABS([.M19])&gt;50;10;IF([.M19]&lt;5;1;[.M19]*0.20000000000000001))" office:value-type="float" office:value="4.8000000000000007">
            <text:p>4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1</text:p>
          </table:table-cell>
          <table:table-cell table:style-name="ACE-3" office:value-type="float" office:value="83.650899999999993">
            <text:p>83.6509</text:p>
          </table:table-cell>
          <table:table-cell table:style-name="ACE-3" office:value-type="float" office:value="-31.164349999999999">
            <text:p>−31.16435</text:p>
          </table:table-cell>
          <table:table-cell table:style-name="ACE-3" office:value-type="float" office:value="8315">
            <text:p>831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5" table:formula="of:=IF(ABS([.M20])&gt;50;10;IF([.M20]&lt;5;1;[.M20]*0.20000000000000001))" office:value-type="float" office:value="3.6000000000000001">
            <text:p>3.6</text:p>
          </table:table-cell>
          <table:table-cell table:style-name="ACE-5" table:formula="of:=IF(ABS([.M20])&gt;50;10;IF([.M20]&lt;5;1;[.M20]*0.20000000000000001))" office:value-type="float" office:value="3.6000000000000001">
            <text:p>3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3</text:p>
          </table:table-cell>
          <table:table-cell table:style-name="ACE-3" office:value-type="float" office:value="83.647549999999995">
            <text:p>83.64755</text:p>
          </table:table-cell>
          <table:table-cell table:style-name="ACE-3" office:value-type="float" office:value="-31.48855">
            <text:p>−31.48855</text:p>
          </table:table-cell>
          <table:table-cell table:style-name="ACE-3" office:value-type="float" office:value="9170">
            <text:p>91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21])&gt;50;10;IF([.M21]&lt;5;1;[.M21]*0.20000000000000001))" office:value-type="float" office:value="1">
            <text:p>1.0</text:p>
          </table:table-cell>
          <table:table-cell table:style-name="ACE-5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4</text:p>
          </table:table-cell>
          <table:table-cell table:style-name="ACE-3" office:value-type="float" office:value="83.642979999999994">
            <text:p>83.64298</text:p>
          </table:table-cell>
          <table:table-cell table:style-name="ACE-3" office:value-type="float" office:value="-31.4818">
            <text:p>−31.4818</text:p>
          </table:table-cell>
          <table:table-cell table:style-name="ACE-3" office:value-type="float" office:value="9109">
            <text:p>9109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3">
            <text:p>23</text:p>
          </table:table-cell>
          <table:table-cell table:style-name="ACE-5" table:formula="of:=IF(ABS([.M22])&gt;50;10;IF([.M22]&lt;5;1;[.M22]*0.20000000000000001))" office:value-type="float" office:value="4.6000000000000005">
            <text:p>4.6</text:p>
          </table:table-cell>
          <table:table-cell table:style-name="ACE-5" table:formula="of:=IF(ABS([.M22])&gt;50;10;IF([.M22]&lt;5;1;[.M22]*0.20000000000000001))" office:value-type="float" office:value="4.6000000000000005">
            <text:p>4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5</text:p>
          </table:table-cell>
          <table:table-cell table:style-name="ACE-3" office:value-type="float" office:value="83.643500000000003">
            <text:p>83.6435</text:p>
          </table:table-cell>
          <table:table-cell table:style-name="ACE-3" office:value-type="float" office:value="-31.397829999999999">
            <text:p>−31.39783</text:p>
          </table:table-cell>
          <table:table-cell table:style-name="ACE-3" office:value-type="float" office:value="41250">
            <text:p>41250</text:p>
          </table:table-cell>
          <table:table-cell table:style-name="ACE-3" office:value-type="float" office:value="800">
            <text:p>80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3">
            <text:p>23</text:p>
          </table:table-cell>
          <table:table-cell table:style-name="ACE-5" table:formula="of:=IF(ABS([.M23])&gt;50;10;IF([.M23]&lt;5;1;[.M23]*0.20000000000000001))" office:value-type="float" office:value="4.6000000000000005">
            <text:p>4.6</text:p>
          </table:table-cell>
          <table:table-cell table:style-name="ACE-5" table:formula="of:=IF(ABS([.M23])&gt;50;10;IF([.M23]&lt;5;1;[.M23]*0.20000000000000001))" office:value-type="float" office:value="4.6000000000000005">
            <text:p>4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6</text:p>
          </table:table-cell>
          <table:table-cell table:style-name="ACE-3" office:value-type="float" office:value="83.64385">
            <text:p>83.64385</text:p>
          </table:table-cell>
          <table:table-cell table:style-name="ACE-3" office:value-type="float" office:value="-30.9755">
            <text:p>−30.9755</text:p>
          </table:table-cell>
          <table:table-cell table:style-name="ACE-3" office:value-type="float" office:value="7887">
            <text:p>7887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5" table:formula="of:=IF(ABS([.M24])&gt;50;10;IF([.M24]&lt;5;1;[.M24]*0.20000000000000001))" office:value-type="float" office:value="2.4000000000000004">
            <text:p>2.4</text:p>
          </table:table-cell>
          <table:table-cell table:style-name="ACE-5" table:formula="of:=IF(ABS([.M24])&gt;50;10;IF([.M24]&lt;5;1;[.M24]*0.20000000000000001))" office:value-type="float" office:value="2.4000000000000004">
            <text:p>2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7</text:p>
          </table:table-cell>
          <table:table-cell table:style-name="ACE-3" office:value-type="float" office:value="83.644480000000001">
            <text:p>83.64448</text:p>
          </table:table-cell>
          <table:table-cell table:style-name="ACE-3" office:value-type="float" office:value="-30.948419999999999">
            <text:p>−30.94842</text:p>
          </table:table-cell>
          <table:table-cell table:style-name="ACE-3" office:value-type="float" office:value="8377">
            <text:p>837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5" table:formula="of:=IF(ABS([.M25])&gt;50;10;IF([.M25]&lt;5;1;[.M25]*0.20000000000000001))" office:value-type="float" office:value="1.6000000000000001">
            <text:p>1.6</text:p>
          </table:table-cell>
          <table:table-cell table:style-name="ACE-5" table:formula="of:=IF(ABS([.M25])&gt;50;10;IF([.M25]&lt;5;1;[.M25]*0.20000000000000001))" office:value-type="float" office:value="1.6000000000000001">
            <text:p>1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8</text:p>
          </table:table-cell>
          <table:table-cell table:style-name="ACE-3" office:value-type="float" office:value="83.647199999999998">
            <text:p>83.6472</text:p>
          </table:table-cell>
          <table:table-cell table:style-name="ACE-3" office:value-type="float" office:value="-30.9407">
            <text:p>−30.9407</text:p>
          </table:table-cell>
          <table:table-cell table:style-name="ACE-3" office:value-type="float" office:value="4657">
            <text:p>4657</text:p>
          </table:table-cell>
          <table:table-cell table:style-name="ACE-3" office:value-type="float" office:value="36">
            <text:p>36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5" table:formula="of:=IF(ABS([.M26])&gt;50;10;IF([.M26]&lt;5;1;[.M26]*0.20000000000000001))" office:value-type="float" office:value="1">
            <text:p>1.0</text:p>
          </table:table-cell>
          <table:table-cell table:style-name="ACE-5" table:formula="of:=IF(ABS([.M26])&gt;50;10;IF([.M26]&lt;5;1;[.M26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19</text:p>
          </table:table-cell>
          <table:table-cell table:style-name="ACE-3" office:value-type="float" office:value="83.646029999999996">
            <text:p>83.64603</text:p>
          </table:table-cell>
          <table:table-cell table:style-name="ACE-3" office:value-type="float" office:value="-31.001470000000001">
            <text:p>−31.00147</text:p>
          </table:table-cell>
          <table:table-cell table:style-name="ACE-3" office:value-type="float" office:value="9560">
            <text:p>956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3">
            <text:p>23</text:p>
          </table:table-cell>
          <table:table-cell table:style-name="ACE-5" table:formula="of:=IF(ABS([.M27])&gt;50;10;IF([.M27]&lt;5;1;[.M27]*0.20000000000000001))" office:value-type="float" office:value="4.6000000000000005">
            <text:p>4.6</text:p>
          </table:table-cell>
          <table:table-cell table:style-name="ACE-5" table:formula="of:=IF(ABS([.M27])&gt;50;10;IF([.M27]&lt;5;1;[.M27]*0.20000000000000001))" office:value-type="float" office:value="4.6000000000000005">
            <text:p>4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20</text:p>
          </table:table-cell>
          <table:table-cell table:style-name="ACE-3" office:value-type="float" office:value="83.636619999999994">
            <text:p>83.63662</text:p>
          </table:table-cell>
          <table:table-cell table:style-name="ACE-3" office:value-type="float" office:value="-30.92632">
            <text:p>−30.92632</text:p>
          </table:table-cell>
          <table:table-cell table:style-name="ACE-3" office:value-type="float" office:value="9235">
            <text:p>923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5" table:formula="of:=IF(ABS([.M28])&gt;50;10;IF([.M28]&lt;5;1;[.M28]*0.20000000000000001))" office:value-type="float" office:value="6.4000000000000004">
            <text:p>6.4</text:p>
          </table:table-cell>
          <table:table-cell table:style-name="ACE-5" table:formula="of:=IF(ABS([.M28])&gt;50;10;IF([.M28]&lt;5;1;[.M28]*0.20000000000000001))" office:value-type="float" office:value="6.4000000000000004">
            <text:p>6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21</text:p>
          </table:table-cell>
          <table:table-cell table:style-name="ACE-3" office:value-type="float" office:value="83.642499999999998">
            <text:p>83.6425</text:p>
          </table:table-cell>
          <table:table-cell table:style-name="ACE-3" office:value-type="float" office:value="-31.060549999999999">
            <text:p>−31.06055</text:p>
          </table:table-cell>
          <table:table-cell table:style-name="ACE-3" office:value-type="float" office:value="35800">
            <text:p>35800</text:p>
          </table:table-cell>
          <table:table-cell table:style-name="ACE-3" office:value-type="float" office:value="500">
            <text:p>5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5" table:formula="of:=IF(ABS([.M29])&gt;50;10;IF([.M29]&lt;5;1;[.M29]*0.20000000000000001))" office:value-type="float" office:value="4.8000000000000007">
            <text:p>4.8</text:p>
          </table:table-cell>
          <table:table-cell table:style-name="ACE-5" table:formula="of:=IF(ABS([.M29])&gt;50;10;IF([.M29]&lt;5;1;[.M29]*0.20000000000000001))" office:value-type="float" office:value="4.8000000000000007">
            <text:p>4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22</text:p>
          </table:table-cell>
          <table:table-cell table:style-name="ACE-3" office:value-type="float" office:value="83.628029999999995">
            <text:p>83.62803</text:p>
          </table:table-cell>
          <table:table-cell table:style-name="ACE-3" office:value-type="float" office:value="-30.687719999999999">
            <text:p>−30.68772</text:p>
          </table:table-cell>
          <table:table-cell table:style-name="ACE-3" office:value-type="float" office:value="8648">
            <text:p>8648</text:p>
          </table:table-cell>
          <table:table-cell table:style-name="ACE-3" office:value-type="float" office:value="46">
            <text:p>46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5" table:formula="of:=IF(ABS([.M30])&gt;50;10;IF([.M30]&lt;5;1;[.M30]*0.20000000000000001))" office:value-type="float" office:value="2.2000000000000002">
            <text:p>2.2</text:p>
          </table:table-cell>
          <table:table-cell table:style-name="ACE-5" table:formula="of:=IF(ABS([.M30])&gt;50;10;IF([.M30]&lt;5;1;[.M30]*0.20000000000000001))" office:value-type="float" office:value="2.2000000000000002">
            <text:p>2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923</text:p>
          </table:table-cell>
          <table:table-cell table:style-name="ACE-3" office:value-type="float" office:value="83.540080000000003">
            <text:p>83.54008</text:p>
          </table:table-cell>
          <table:table-cell table:style-name="ACE-3" office:value-type="float" office:value="-29.647410000000001">
            <text:p>−29.64741</text:p>
          </table:table-cell>
          <table:table-cell table:style-name="ACE-3" office:value-type="float" office:value="4398">
            <text:p>4398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31])&gt;50;10;IF([.M31]&lt;5;1;[.M31]*0.20000000000000001))" office:value-type="float" office:value="1">
            <text:p>1.0</text:p>
          </table:table-cell>
          <table:table-cell table:style-name="ACE-5" table:formula="of:=IF(ABS([.M31])&gt;50;10;IF([.M31]&lt;5;1;[.M31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2111</text:p>
          </table:table-cell>
          <table:table-cell table:style-name="ACE-3" office:value-type="float" office:value="83.521469999999994">
            <text:p>83.52147</text:p>
          </table:table-cell>
          <table:table-cell table:style-name="ACE-3" office:value-type="float" office:value="-28.35303">
            <text:p>−28.35303</text:p>
          </table:table-cell>
          <table:table-cell table:style-name="ACE-3" office:value-type="float" office:value="7238">
            <text:p>7238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Marine alga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5" table:formula="of:=IF(ABS([.M32])&gt;50;10;IF([.M32]&lt;5;1;[.M32]*0.20000000000000001))" office:value-type="float" office:value="2.6000000000000001">
            <text:p>2.6</text:p>
          </table:table-cell>
          <table:table-cell table:style-name="ACE-5" table:formula="of:=IF(ABS([.M32])&gt;50;10;IF([.M32]&lt;5;1;[.M32]*0.20000000000000001))" office:value-type="float" office:value="2.6000000000000001">
            <text:p>2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345</text:p>
          </table:table-cell>
          <table:table-cell table:style-name="ACE-3" office:value-type="float" office:value="81.566670000000002">
            <text:p>81.56667</text:p>
          </table:table-cell>
          <table:table-cell table:style-name="ACE-3" office:value-type="float" office:value="-16.25">
            <text:p>−16.25</text:p>
          </table:table-cell>
          <table:table-cell table:style-name="ACE-3" office:value-type="float" office:value="9080">
            <text:p>9080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8">
            <text:p>58</text:p>
          </table:table-cell>
          <table:table-cell table:style-name="ACE-5" table:formula="of:=IF(ABS([.M33])&gt;50;10;IF([.M33]&lt;5;1;[.M33]*0.20000000000000001))" office:value-type="float" office:value="10">
            <text:p>10.0</text:p>
          </table:table-cell>
          <table:table-cell table:style-name="ACE-5" table:formula="of:=IF(ABS([.M33])&gt;50;10;IF([.M33]&lt;5;1;[.M33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346</text:p>
          </table:table-cell>
          <table:table-cell table:style-name="ACE-3" office:value-type="float" office:value="81.549999999999997">
            <text:p>81.55</text:p>
          </table:table-cell>
          <table:table-cell table:style-name="ACE-3" office:value-type="float" office:value="-16.283329999999999">
            <text:p>−16.28333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5" table:formula="of:=IF(ABS([.M34])&gt;50;10;IF([.M34]&lt;5;1;[.M34]*0.20000000000000001))" office:value-type="float" office:value="9.8000000000000007">
            <text:p>9.8</text:p>
          </table:table-cell>
          <table:table-cell table:style-name="ACE-5" table:formula="of:=IF(ABS([.M34])&gt;50;10;IF([.M34]&lt;5;1;[.M34]*0.20000000000000001))" office:value-type="float" office:value="9.8000000000000007">
            <text:p>9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347</text:p>
          </table:table-cell>
          <table:table-cell table:style-name="ACE-3" office:value-type="float" office:value="81.516670000000005">
            <text:p>81.51667</text:p>
          </table:table-cell>
          <table:table-cell table:style-name="ACE-3" office:value-type="float" office:value="-16.883330000000001">
            <text:p>−16.88333</text:p>
          </table:table-cell>
          <table:table-cell table:style-name="ACE-3" office:value-type="float" office:value="8430">
            <text:p>843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">
            <text:p>39</text:p>
          </table:table-cell>
          <table:table-cell table:style-name="ACE-5" table:formula="of:=IF(ABS([.M35])&gt;50;10;IF([.M35]&lt;5;1;[.M35]*0.20000000000000001))" office:value-type="float" office:value="7.8000000000000007">
            <text:p>7.8</text:p>
          </table:table-cell>
          <table:table-cell table:style-name="ACE-5" table:formula="of:=IF(ABS([.M35])&gt;50;10;IF([.M35]&lt;5;1;[.M35]*0.20000000000000001))" office:value-type="float" office:value="7.8000000000000007">
            <text:p>7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348</text:p>
          </table:table-cell>
          <table:table-cell table:style-name="ACE-3" office:value-type="float" office:value="81.516670000000005">
            <text:p>81.51667</text:p>
          </table:table-cell>
          <table:table-cell table:style-name="ACE-3" office:value-type="float" office:value="-16.783329999999999">
            <text:p>−16.78333</text:p>
          </table:table-cell>
          <table:table-cell table:style-name="ACE-3" office:value-type="float" office:value="5850">
            <text:p>585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5" table:formula="of:=IF(ABS([.M36])&gt;50;10;IF([.M36]&lt;5;1;[.M36]*0.20000000000000001))" office:value-type="float" office:value="1">
            <text:p>1.0</text:p>
          </table:table-cell>
          <table:table-cell table:style-name="ACE-5" table:formula="of:=IF(ABS([.M36])&gt;50;10;IF([.M36]&lt;5;1;[.M36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052</text:p>
          </table:table-cell>
          <table:table-cell table:style-name="ACE-3" office:value-type="float" office:value="83.616669999999999">
            <text:p>83.61667</text:p>
          </table:table-cell>
          <table:table-cell table:style-name="ACE-3" office:value-type="float" office:value="-30.51728">
            <text:p>−30.51728</text:p>
          </table:table-cell>
          <table:table-cell table:style-name="ACE-3" office:value-type="float" office:value="7055">
            <text:p>70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5" table:formula="of:=IF(ABS([.M37])&gt;50;10;IF([.M37]&lt;5;1;[.M37]*0.20000000000000001))" office:value-type="float" office:value="1.6000000000000001">
            <text:p>1.6</text:p>
          </table:table-cell>
          <table:table-cell table:style-name="ACE-5" table:formula="of:=IF(ABS([.M37])&gt;50;10;IF([.M37]&lt;5;1;[.M37]*0.20000000000000001))" office:value-type="float" office:value="1.6000000000000001">
            <text:p>1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053</text:p>
          </table:table-cell>
          <table:table-cell table:style-name="ACE-3" office:value-type="float" office:value="83.622479999999996">
            <text:p>83.62248</text:p>
          </table:table-cell>
          <table:table-cell table:style-name="ACE-3" office:value-type="float" office:value="-30.55827">
            <text:p>−30.55827</text:p>
          </table:table-cell>
          <table:table-cell table:style-name="ACE-3" office:value-type="float" office:value="9125">
            <text:p>912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5" table:formula="of:=IF(ABS([.M38])&gt;50;10;IF([.M38]&lt;5;1;[.M38]*0.20000000000000001))" office:value-type="float" office:value="2.4000000000000004">
            <text:p>2.4</text:p>
          </table:table-cell>
          <table:table-cell table:style-name="ACE-5" table:formula="of:=IF(ABS([.M38])&gt;50;10;IF([.M38]&lt;5;1;[.M38]*0.20000000000000001))" office:value-type="float" office:value="2.4000000000000004">
            <text:p>2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054</text:p>
          </table:table-cell>
          <table:table-cell table:style-name="ACE-3" office:value-type="float" office:value="83.621970000000005">
            <text:p>83.62197</text:p>
          </table:table-cell>
          <table:table-cell table:style-name="ACE-3" office:value-type="float" office:value="-30.514579999999999">
            <text:p>−30.51458</text:p>
          </table:table-cell>
          <table:table-cell table:style-name="ACE-3" office:value-type="float" office:value="6795">
            <text:p>679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5" table:formula="of:=IF(ABS([.M39])&gt;50;10;IF([.M39]&lt;5;1;[.M39]*0.20000000000000001))" office:value-type="float" office:value="1.2000000000000002">
            <text:p>1.2</text:p>
          </table:table-cell>
          <table:table-cell table:style-name="ACE-5" table:formula="of:=IF(ABS([.M39])&gt;50;10;IF([.M39]&lt;5;1;[.M39]*0.20000000000000001))" office:value-type="float" office:value="1.2000000000000002">
            <text:p>1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060</text:p>
          </table:table-cell>
          <table:table-cell table:style-name="ACE-3" office:value-type="float" office:value="83.622050000000002">
            <text:p>83.62205</text:p>
          </table:table-cell>
          <table:table-cell table:style-name="ACE-3" office:value-type="float" office:value="-30.513349999999999">
            <text:p>−30.51335</text:p>
          </table:table-cell>
          <table:table-cell table:style-name="ACE-3" office:value-type="float" office:value="6495">
            <text:p>649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Terrestrial plant detri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">
            <text:p>8</text:p>
          </table:table-cell>
          <table:table-cell table:style-name="ACE-5" table:formula="of:=IF(ABS([.M40])&gt;50;10;IF([.M40]&lt;5;1;[.M40]*0.20000000000000001))" office:value-type="float" office:value="1.6000000000000001">
            <text:p>1.6</text:p>
          </table:table-cell>
          <table:table-cell table:style-name="ACE-5" table:formula="of:=IF(ABS([.M40])&gt;50;10;IF([.M40]&lt;5;1;[.M40]*0.20000000000000001))" office:value-type="float" office:value="1.6000000000000001">
            <text:p>1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0</text:p>
          </table:table-cell>
          <table:table-cell table:style-name="ACE-3" office:value-type="float" office:value="83.398929999999993">
            <text:p>83.39893</text:p>
          </table:table-cell>
          <table:table-cell table:style-name="ACE-3" office:value-type="float" office:value="-25.522099999999998">
            <text:p>−25.5221</text:p>
          </table:table-cell>
          <table:table-cell table:style-name="ACE-3" office:value-type="float" office:value="8130">
            <text:p>81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5" table:formula="of:=IF(ABS([.M41])&gt;50;10;IF([.M41]&lt;5;1;[.M41]*0.20000000000000001))" office:value-type="float" office:value="2">
            <text:p>2.0</text:p>
          </table:table-cell>
          <table:table-cell table:style-name="ACE-5" table:formula="of:=IF(ABS([.M41])&gt;50;10;IF([.M41]&lt;5;1;[.M41]*0.20000000000000001))" office:value-type="float" office:value="2">
            <text:p>2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2</text:p>
          </table:table-cell>
          <table:table-cell table:style-name="ACE-3" office:value-type="float" office:value="83.412480000000002">
            <text:p>83.41248</text:p>
          </table:table-cell>
          <table:table-cell table:style-name="ACE-3" office:value-type="float" office:value="-25.588450000000002">
            <text:p>−25.58845</text:p>
          </table:table-cell>
          <table:table-cell table:style-name="ACE-3" office:value-type="float" office:value="38880">
            <text:p>38880</text:p>
          </table:table-cell>
          <table:table-cell table:style-name="ACE-3" office:value-type="float" office:value="1800">
            <text:p>18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5" table:formula="of:=IF(ABS([.M42])&gt;50;10;IF([.M42]&lt;5;1;[.M42]*0.20000000000000001))" office:value-type="float" office:value="3.4000000000000004">
            <text:p>3.4</text:p>
          </table:table-cell>
          <table:table-cell table:style-name="ACE-5" table:formula="of:=IF(ABS([.M42])&gt;50;10;IF([.M42]&lt;5;1;[.M42]*0.20000000000000001))" office:value-type="float" office:value="3.4000000000000004">
            <text:p>3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3</text:p>
          </table:table-cell>
          <table:table-cell table:style-name="ACE-3" office:value-type="float" office:value="83.408370000000005">
            <text:p>83.40837</text:p>
          </table:table-cell>
          <table:table-cell table:style-name="ACE-3" office:value-type="float" office:value="-25.689019999999999">
            <text:p>−25.68902</text:p>
          </table:table-cell>
          <table:table-cell table:style-name="ACE-3" office:value-type="float" office:value="9365">
            <text:p>936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5" table:formula="of:=IF(ABS([.M43])&gt;50;10;IF([.M43]&lt;5;1;[.M43]*0.20000000000000001))" office:value-type="float" office:value="6">
            <text:p>6.0</text:p>
          </table:table-cell>
          <table:table-cell table:style-name="ACE-5" table:formula="of:=IF(ABS([.M43])&gt;50;10;IF([.M43]&lt;5;1;[.M43]*0.20000000000000001))" office:value-type="float" office:value="6">
            <text:p>6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4</text:p>
          </table:table-cell>
          <table:table-cell table:style-name="ACE-3" office:value-type="float" office:value="80.462800000000001">
            <text:p>80.4628</text:p>
          </table:table-cell>
          <table:table-cell table:style-name="ACE-3" office:value-type="float" office:value="-16.068149999999999">
            <text:p>−16.06815</text:p>
          </table:table-cell>
          <table:table-cell table:style-name="ACE-3" office:value-type="float" office:value="4925">
            <text:p>492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44])&gt;50;10;IF([.M44]&lt;5;1;[.M44]*0.20000000000000001))" office:value-type="float" office:value="1">
            <text:p>1.0</text:p>
          </table:table-cell>
          <table:table-cell table:style-name="ACE-5" table:formula="of:=IF(ABS([.M44])&gt;50;10;IF([.M44]&lt;5;1;[.M44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5</text:p>
          </table:table-cell>
          <table:table-cell table:style-name="ACE-3" office:value-type="float" office:value="80.453090000000003">
            <text:p>80.45309</text:p>
          </table:table-cell>
          <table:table-cell table:style-name="ACE-3" office:value-type="float" office:value="-16.110710000000001">
            <text:p>−16.11071</text:p>
          </table:table-cell>
          <table:table-cell table:style-name="ACE-3" office:value-type="float" office:value="9695">
            <text:p>96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2">
            <text:p>62</text:p>
          </table:table-cell>
          <table:table-cell table:style-name="ACE-5" table:formula="of:=IF(ABS([.M45])&gt;50;10;IF([.M45]&lt;5;1;[.M45]*0.20000000000000001))" office:value-type="float" office:value="10">
            <text:p>10.0</text:p>
          </table:table-cell>
          <table:table-cell table:style-name="ACE-5" table:formula="of:=IF(ABS([.M45])&gt;50;10;IF([.M45]&lt;5;1;[.M45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6</text:p>
          </table:table-cell>
          <table:table-cell table:style-name="ACE-3" office:value-type="float" office:value="80.458680000000001">
            <text:p>80.45868</text:p>
          </table:table-cell>
          <table:table-cell table:style-name="ACE-3" office:value-type="float" office:value="-16.128170000000001">
            <text:p>−16.12817</text:p>
          </table:table-cell>
          <table:table-cell table:style-name="ACE-3" office:value-type="float" office:value="7660">
            <text:p>76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5" table:formula="of:=IF(ABS([.M46])&gt;50;10;IF([.M46]&lt;5;1;[.M46]*0.20000000000000001))" office:value-type="float" office:value="1.2000000000000002">
            <text:p>1.2</text:p>
          </table:table-cell>
          <table:table-cell table:style-name="ACE-5" table:formula="of:=IF(ABS([.M46])&gt;50;10;IF([.M46]&lt;5;1;[.M46]*0.20000000000000001))" office:value-type="float" office:value="1.2000000000000002">
            <text:p>1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7</text:p>
          </table:table-cell>
          <table:table-cell table:style-name="ACE-3" office:value-type="float" office:value="80.456549999999993">
            <text:p>80.45655</text:p>
          </table:table-cell>
          <table:table-cell table:style-name="ACE-3" office:value-type="float" office:value="-16.12161">
            <text:p>−16.12161</text:p>
          </table:table-cell>
          <table:table-cell table:style-name="ACE-3" office:value-type="float" office:value="8325">
            <text:p>832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5" table:formula="of:=IF(ABS([.M47])&gt;50;10;IF([.M47]&lt;5;1;[.M47]*0.20000000000000001))" office:value-type="float" office:value="3.6000000000000001">
            <text:p>3.6</text:p>
          </table:table-cell>
          <table:table-cell table:style-name="ACE-5" table:formula="of:=IF(ABS([.M47])&gt;50;10;IF([.M47]&lt;5;1;[.M47]*0.20000000000000001))" office:value-type="float" office:value="3.6000000000000001">
            <text:p>3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8</text:p>
          </table:table-cell>
          <table:table-cell table:style-name="ACE-3" office:value-type="float" office:value="80.435519999999997">
            <text:p>80.43552</text:p>
          </table:table-cell>
          <table:table-cell table:style-name="ACE-3" office:value-type="float" office:value="-15.94032">
            <text:p>−15.94032</text:p>
          </table:table-cell>
          <table:table-cell table:style-name="ACE-3" office:value-type="float" office:value="9600">
            <text:p>96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5" table:formula="of:=IF(ABS([.M48])&gt;50;10;IF([.M48]&lt;5;1;[.M48]*0.20000000000000001))" office:value-type="float" office:value="6">
            <text:p>6.0</text:p>
          </table:table-cell>
          <table:table-cell table:style-name="ACE-5" table:formula="of:=IF(ABS([.M48])&gt;50;10;IF([.M48]&lt;5;1;[.M48]*0.20000000000000001))" office:value-type="float" office:value="6">
            <text:p>6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79</text:p>
          </table:table-cell>
          <table:table-cell table:style-name="ACE-3" office:value-type="float" office:value="83.572130000000001">
            <text:p>83.57213</text:p>
          </table:table-cell>
          <table:table-cell table:style-name="ACE-3" office:value-type="float" office:value="-32.028599999999997">
            <text:p>−32.0286</text:p>
          </table:table-cell>
          <table:table-cell table:style-name="ACE-3" office:value-type="float" office:value="6880">
            <text:p>68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Cassiope tetragona (plant)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49])&gt;50;10;IF([.M49]&lt;5;1;[.M49]*0.20000000000000001))" office:value-type="float" office:value="1">
            <text:p>1.0</text:p>
          </table:table-cell>
          <table:table-cell table:style-name="ACE-5" table:formula="of:=IF(ABS([.M49])&gt;50;10;IF([.M49]&lt;5;1;[.M49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80</text:p>
          </table:table-cell>
          <table:table-cell table:style-name="ACE-3" office:value-type="float" office:value="83.572130000000001">
            <text:p>83.57213</text:p>
          </table:table-cell>
          <table:table-cell table:style-name="ACE-3" office:value-type="float" office:value="-32.028599999999997">
            <text:p>−32.0286</text:p>
          </table:table-cell>
          <table:table-cell table:style-name="ACE-3" office:value-type="float" office:value="8430">
            <text:p>84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5" table:formula="of:=IF(ABS([.M50])&gt;50;10;IF([.M50]&lt;5;1;[.M50]*0.20000000000000001))" office:value-type="float" office:value="1">
            <text:p>1.0</text:p>
          </table:table-cell>
          <table:table-cell table:style-name="ACE-5" table:formula="of:=IF(ABS([.M50])&gt;50;10;IF([.M50]&lt;5;1;[.M50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81</text:p>
          </table:table-cell>
          <table:table-cell table:style-name="ACE-3" office:value-type="float" office:value="83.53443">
            <text:p>83.53443</text:p>
          </table:table-cell>
          <table:table-cell table:style-name="ACE-3" office:value-type="float" office:value="-28.742280000000001">
            <text:p>−28.74228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51])&gt;50;10;IF([.M51]&lt;5;1;[.M51]*0.20000000000000001))" office:value-type="float" office:value="1">
            <text:p>1.0</text:p>
          </table:table-cell>
          <table:table-cell table:style-name="ACE-5" table:formula="of:=IF(ABS([.M51])&gt;50;10;IF([.M51]&lt;5;1;[.M51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82</text:p>
          </table:table-cell>
          <table:table-cell table:style-name="ACE-3" office:value-type="float" office:value="83.549599999999998">
            <text:p>83.5496</text:p>
          </table:table-cell>
          <table:table-cell table:style-name="ACE-3" office:value-type="float" office:value="-29.103300000000001">
            <text:p>−29.1033</text:p>
          </table:table-cell>
          <table:table-cell table:style-name="ACE-3" office:value-type="float" office:value="8450">
            <text:p>845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5" table:formula="of:=IF(ABS([.M52])&gt;50;10;IF([.M52]&lt;5;1;[.M52]*0.20000000000000001))" office:value-type="float" office:value="1.6000000000000001">
            <text:p>1.6</text:p>
          </table:table-cell>
          <table:table-cell table:style-name="ACE-5" table:formula="of:=IF(ABS([.M52])&gt;50;10;IF([.M52]&lt;5;1;[.M52]*0.20000000000000001))" office:value-type="float" office:value="1.6000000000000001">
            <text:p>1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83</text:p>
          </table:table-cell>
          <table:table-cell table:style-name="ACE-3" office:value-type="float" office:value="83.556950000000001">
            <text:p>83.55695</text:p>
          </table:table-cell>
          <table:table-cell table:style-name="ACE-3" office:value-type="float" office:value="-29.25638">
            <text:p>−29.25638</text:p>
          </table:table-cell>
          <table:table-cell table:style-name="ACE-3" office:value-type="float" office:value="6175">
            <text:p>617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53])&gt;50;10;IF([.M53]&lt;5;1;[.M53]*0.20000000000000001))" office:value-type="float" office:value="1">
            <text:p>1.0</text:p>
          </table:table-cell>
          <table:table-cell table:style-name="ACE-5" table:formula="of:=IF(ABS([.M53])&gt;50;10;IF([.M53]&lt;5;1;[.M53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284</text:p>
          </table:table-cell>
          <table:table-cell table:style-name="ACE-3" office:value-type="float" office:value="83.564930000000004">
            <text:p>83.56493</text:p>
          </table:table-cell>
          <table:table-cell table:style-name="ACE-3" office:value-type="float" office:value="-29.443670000000001">
            <text:p>−29.44367</text:p>
          </table:table-cell>
          <table:table-cell table:style-name="ACE-3" office:value-type="float" office:value="6505">
            <text:p>65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54])&gt;50;10;IF([.M54]&lt;5;1;[.M54]*0.20000000000000001))" office:value-type="float" office:value="1">
            <text:p>1.0</text:p>
          </table:table-cell>
          <table:table-cell table:style-name="ACE-5" table:formula="of:=IF(ABS([.M54])&gt;50;10;IF([.M54]&lt;5;1;[.M54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472</text:p>
          </table:table-cell>
          <table:table-cell table:style-name="ACE-3" office:value-type="float" office:value="83.64537">
            <text:p>83.64537</text:p>
          </table:table-cell>
          <table:table-cell table:style-name="ACE-3" office:value-type="float" office:value="-33.384329999999999">
            <text:p>−33.38433</text:p>
          </table:table-cell>
          <table:table-cell table:style-name="ACE-3" office:value-type="float" office:value="8705">
            <text:p>870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Terrestrial plant detri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2">
            <text:p>22</text:p>
          </table:table-cell>
          <table:table-cell table:style-name="ACE-5" table:formula="of:=IF(ABS([.M55])&gt;50;10;IF([.M55]&lt;5;1;[.M55]*0.20000000000000001))" office:value-type="float" office:value="4.4000000000000004">
            <text:p>4.4</text:p>
          </table:table-cell>
          <table:table-cell table:style-name="ACE-5" table:formula="of:=IF(ABS([.M55])&gt;50;10;IF([.M55]&lt;5;1;[.M55]*0.20000000000000001))" office:value-type="float" office:value="4.4000000000000004">
            <text:p>4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475</text:p>
          </table:table-cell>
          <table:table-cell table:style-name="ACE-3" office:value-type="float" office:value="83.63597">
            <text:p>83.63597</text:p>
          </table:table-cell>
          <table:table-cell table:style-name="ACE-3" office:value-type="float" office:value="-32.874720000000003">
            <text:p>−32.87472</text:p>
          </table:table-cell>
          <table:table-cell table:style-name="ACE-3" office:value-type="float" office:value="7920">
            <text:p>79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56])&gt;50;10;IF([.M56]&lt;5;1;[.M56]*0.20000000000000001))" office:value-type="float" office:value="1">
            <text:p>1.0</text:p>
          </table:table-cell>
          <table:table-cell table:style-name="ACE-5" table:formula="of:=IF(ABS([.M56])&gt;50;10;IF([.M56]&lt;5;1;[.M56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480</text:p>
          </table:table-cell>
          <table:table-cell table:style-name="ACE-3" office:value-type="float" office:value="83.649029999999996">
            <text:p>83.64903</text:p>
          </table:table-cell>
          <table:table-cell table:style-name="ACE-3" office:value-type="float" office:value="-33.275849999999998">
            <text:p>−33.27585</text:p>
          </table:table-cell>
          <table:table-cell table:style-name="ACE-3" office:value-type="float" office:value="6905">
            <text:p>690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57])&gt;50;10;IF([.M57]&lt;5;1;[.M57]*0.20000000000000001))" office:value-type="float" office:value="1">
            <text:p>1.0</text:p>
          </table:table-cell>
          <table:table-cell table:style-name="ACE-5" table:formula="of:=IF(ABS([.M57])&gt;50;10;IF([.M57]&lt;5;1;[.M57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481</text:p>
          </table:table-cell>
          <table:table-cell table:style-name="ACE-3" office:value-type="float" office:value="83.649029999999996">
            <text:p>83.64903</text:p>
          </table:table-cell>
          <table:table-cell table:style-name="ACE-3" office:value-type="float" office:value="-33.275849999999998">
            <text:p>−33.27585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58])&gt;50;10;IF([.M58]&lt;5;1;[.M58]*0.20000000000000001))" office:value-type="float" office:value="1">
            <text:p>1.0</text:p>
          </table:table-cell>
          <table:table-cell table:style-name="ACE-5" table:formula="of:=IF(ABS([.M58])&gt;50;10;IF([.M58]&lt;5;1;[.M58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57</text:p>
          </table:table-cell>
          <table:table-cell table:style-name="ACE-3" office:value-type="float" office:value="82.581109999999995">
            <text:p>82.58111</text:p>
          </table:table-cell>
          <table:table-cell table:style-name="ACE-3" office:value-type="float" office:value="-20.0075">
            <text:p>−20.0075</text:p>
          </table:table-cell>
          <table:table-cell table:style-name="ACE-3" office:value-type="float" office:value="6720">
            <text:p>67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5" table:formula="of:=IF(ABS([.M59])&gt;50;10;IF([.M59]&lt;5;1;[.M59]*0.20000000000000001))" office:value-type="float" office:value="6.4000000000000004">
            <text:p>6.4</text:p>
          </table:table-cell>
          <table:table-cell table:style-name="ACE-5" table:formula="of:=IF(ABS([.M59])&gt;50;10;IF([.M59]&lt;5;1;[.M59]*0.20000000000000001))" office:value-type="float" office:value="6.4000000000000004">
            <text:p>6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58</text:p>
          </table:table-cell>
          <table:table-cell table:style-name="ACE-3" office:value-type="float" office:value="82.582499999999996">
            <text:p>82.5825</text:p>
          </table:table-cell>
          <table:table-cell table:style-name="ACE-3" office:value-type="float" office:value="-20.030000000000001">
            <text:p>−20.03</text:p>
          </table:table-cell>
          <table:table-cell table:style-name="ACE-3" office:value-type="float" office:value="8465">
            <text:p>846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5" table:formula="of:=IF(ABS([.M60])&gt;50;10;IF([.M60]&lt;5;1;[.M60]*0.20000000000000001))" office:value-type="float" office:value="6.8000000000000007">
            <text:p>6.8</text:p>
          </table:table-cell>
          <table:table-cell table:style-name="ACE-5" table:formula="of:=IF(ABS([.M60])&gt;50;10;IF([.M60]&lt;5;1;[.M60]*0.20000000000000001))" office:value-type="float" office:value="6.8000000000000007">
            <text:p>6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59</text:p>
          </table:table-cell>
          <table:table-cell table:style-name="ACE-3" office:value-type="float" office:value="82.590280000000007">
            <text:p>82.59028</text:p>
          </table:table-cell>
          <table:table-cell table:style-name="ACE-3" office:value-type="float" office:value="-19.883890000000001">
            <text:p>−19.88389</text:p>
          </table:table-cell>
          <table:table-cell table:style-name="ACE-3" office:value-type="float" office:value="5535">
            <text:p>553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5" table:formula="of:=IF(ABS([.M61])&gt;50;10;IF([.M61]&lt;5;1;[.M61]*0.20000000000000001))" office:value-type="float" office:value="3.2000000000000002">
            <text:p>3.2</text:p>
          </table:table-cell>
          <table:table-cell table:style-name="ACE-5" table:formula="of:=IF(ABS([.M61])&gt;50;10;IF([.M61]&lt;5;1;[.M61]*0.20000000000000001))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0</text:p>
          </table:table-cell>
          <table:table-cell table:style-name="ACE-3" office:value-type="float" office:value="82.591669999999993">
            <text:p>82.59167</text:p>
          </table:table-cell>
          <table:table-cell table:style-name="ACE-3" office:value-type="float" office:value="-19.889720000000001">
            <text:p>−19.88972</text:p>
          </table:table-cell>
          <table:table-cell table:style-name="ACE-3" office:value-type="float" office:value="5625">
            <text:p>562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5" table:formula="of:=IF(ABS([.M62])&gt;50;10;IF([.M62]&lt;5;1;[.M62]*0.20000000000000001))" office:value-type="float" office:value="3.2000000000000002">
            <text:p>3.2</text:p>
          </table:table-cell>
          <table:table-cell table:style-name="ACE-5" table:formula="of:=IF(ABS([.M62])&gt;50;10;IF([.M62]&lt;5;1;[.M62]*0.20000000000000001))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1</text:p>
          </table:table-cell>
          <table:table-cell table:style-name="ACE-3" office:value-type="float" office:value="82.590559999999996">
            <text:p>82.59056</text:p>
          </table:table-cell>
          <table:table-cell table:style-name="ACE-3" office:value-type="float" office:value="-19.921669999999999">
            <text:p>−19.92167</text:p>
          </table:table-cell>
          <table:table-cell table:style-name="ACE-3" office:value-type="float" office:value="7005">
            <text:p>700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5" table:formula="of:=IF(ABS([.M63])&gt;50;10;IF([.M63]&lt;5;1;[.M63]*0.20000000000000001))" office:value-type="float" office:value="3.2000000000000002">
            <text:p>3.2</text:p>
          </table:table-cell>
          <table:table-cell table:style-name="ACE-5" table:formula="of:=IF(ABS([.M63])&gt;50;10;IF([.M63]&lt;5;1;[.M63]*0.20000000000000001))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2</text:p>
          </table:table-cell>
          <table:table-cell table:style-name="ACE-3" office:value-type="float" office:value="82.580280000000002">
            <text:p>82.58028</text:p>
          </table:table-cell>
          <table:table-cell table:style-name="ACE-3" office:value-type="float" office:value="-20.001940000000001">
            <text:p>−20.00194</text:p>
          </table:table-cell>
          <table:table-cell table:style-name="ACE-3" office:value-type="float" office:value="8030">
            <text:p>803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5" table:formula="of:=IF(ABS([.M64])&gt;50;10;IF([.M64]&lt;5;1;[.M64]*0.20000000000000001))" office:value-type="float" office:value="6.4000000000000004">
            <text:p>6.4</text:p>
          </table:table-cell>
          <table:table-cell table:style-name="ACE-5" table:formula="of:=IF(ABS([.M64])&gt;50;10;IF([.M64]&lt;5;1;[.M64]*0.20000000000000001))" office:value-type="float" office:value="6.4000000000000004">
            <text:p>6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3</text:p>
          </table:table-cell>
          <table:table-cell table:style-name="ACE-3" office:value-type="float" office:value="82.582499999999996">
            <text:p>82.5825</text:p>
          </table:table-cell>
          <table:table-cell table:style-name="ACE-3" office:value-type="float" office:value="-20.030000000000001">
            <text:p>−20.03</text:p>
          </table:table-cell>
          <table:table-cell table:style-name="ACE-3" office:value-type="float" office:value="8560">
            <text:p>85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5" table:formula="of:=IF(ABS([.M65])&gt;50;10;IF([.M65]&lt;5;1;[.M65]*0.20000000000000001))" office:value-type="float" office:value="6.8000000000000007">
            <text:p>6.8</text:p>
          </table:table-cell>
          <table:table-cell table:style-name="ACE-5" table:formula="of:=IF(ABS([.M65])&gt;50;10;IF([.M65]&lt;5;1;[.M65]*0.20000000000000001))" office:value-type="float" office:value="6.8000000000000007">
            <text:p>6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4</text:p>
          </table:table-cell>
          <table:table-cell table:style-name="ACE-3" office:value-type="float" office:value="82.588329999999999">
            <text:p>82.58833</text:p>
          </table:table-cell>
          <table:table-cell table:style-name="ACE-3" office:value-type="float" office:value="-20.052779999999998">
            <text:p>−20.05278</text:p>
          </table:table-cell>
          <table:table-cell table:style-name="ACE-3" office:value-type="float" office:value="8560">
            <text:p>85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5" table:formula="of:=IF(ABS([.M66])&gt;50;10;IF([.M66]&lt;5;1;[.M66]*0.20000000000000001))" office:value-type="float" office:value="6.8000000000000007">
            <text:p>6.8</text:p>
          </table:table-cell>
          <table:table-cell table:style-name="ACE-5" table:formula="of:=IF(ABS([.M66])&gt;50;10;IF([.M66]&lt;5;1;[.M66]*0.20000000000000001))" office:value-type="float" office:value="6.8000000000000007">
            <text:p>6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5</text:p>
          </table:table-cell>
          <table:table-cell table:style-name="ACE-3" office:value-type="float" office:value="82.580280000000002">
            <text:p>82.58028</text:p>
          </table:table-cell>
          <table:table-cell table:style-name="ACE-3" office:value-type="float" office:value="-20.011939999999999">
            <text:p>−20.01194</text:p>
          </table:table-cell>
          <table:table-cell table:style-name="ACE-3" office:value-type="float" office:value="8855">
            <text:p>885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5" table:formula="of:=IF(ABS([.M67])&gt;50;10;IF([.M67]&lt;5;1;[.M67]*0.20000000000000001))" office:value-type="float" office:value="6.4000000000000004">
            <text:p>6.4</text:p>
          </table:table-cell>
          <table:table-cell table:style-name="ACE-5" table:formula="of:=IF(ABS([.M67])&gt;50;10;IF([.M67]&lt;5;1;[.M67]*0.20000000000000001))" office:value-type="float" office:value="6.4000000000000004">
            <text:p>6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6</text:p>
          </table:table-cell>
          <table:table-cell table:style-name="ACE-3" office:value-type="float" office:value="82.593059999999994">
            <text:p>82.59306</text:p>
          </table:table-cell>
          <table:table-cell table:style-name="ACE-3" office:value-type="float" office:value="-19.800560000000001">
            <text:p>−19.80056</text:p>
          </table:table-cell>
          <table:table-cell table:style-name="ACE-3" office:value-type="float" office:value="3740">
            <text:p>37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68])&gt;50;10;IF([.M68]&lt;5;1;[.M68]*0.20000000000000001))" office:value-type="float" office:value="1">
            <text:p>1.0</text:p>
          </table:table-cell>
          <table:table-cell table:style-name="ACE-5" table:formula="of:=IF(ABS([.M68])&gt;50;10;IF([.M68]&lt;5;1;[.M68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7</text:p>
          </table:table-cell>
          <table:table-cell table:style-name="ACE-3" office:value-type="float" office:value="82.594170000000005">
            <text:p>82.59417</text:p>
          </table:table-cell>
          <table:table-cell table:style-name="ACE-3" office:value-type="float" office:value="-19.795000000000002">
            <text:p>−19.795</text:p>
          </table:table-cell>
          <table:table-cell table:style-name="ACE-3" office:value-type="float" office:value="3430">
            <text:p>34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 ?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5" table:formula="of:=IF(ABS([.M69])&gt;50;10;IF([.M69]&lt;5;1;[.M69]*0.20000000000000001))" office:value-type="float" office:value="1">
            <text:p>1.0</text:p>
          </table:table-cell>
          <table:table-cell table:style-name="ACE-5" table:formula="of:=IF(ABS([.M69])&gt;50;10;IF([.M69]&lt;5;1;[.M69]*0.20000000000000001))" office:value-type="float" office:value="1">
            <text:p>1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8</text:p>
          </table:table-cell>
          <table:table-cell table:style-name="ACE-3" office:value-type="float" office:value="82.57056">
            <text:p>82.57056</text:p>
          </table:table-cell>
          <table:table-cell table:style-name="ACE-3" office:value-type="float" office:value="-20.121939999999999">
            <text:p>−20.12194</text:p>
          </table:table-cell>
          <table:table-cell table:style-name="ACE-3" office:value-type="float" office:value="9120">
            <text:p>91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3">
            <text:p>43</text:p>
          </table:table-cell>
          <table:table-cell table:style-name="ACE-5" table:formula="of:=IF(ABS([.M70])&gt;50;10;IF([.M70]&lt;5;1;[.M70]*0.20000000000000001))" office:value-type="float" office:value="8.5999999999999996">
            <text:p>8.6</text:p>
          </table:table-cell>
          <table:table-cell table:style-name="ACE-5" table:formula="of:=IF(ABS([.M70])&gt;50;10;IF([.M70]&lt;5;1;[.M70]*0.20000000000000001))" office:value-type="float" office:value="8.5999999999999996">
            <text:p>8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69</text:p>
          </table:table-cell>
          <table:table-cell table:style-name="ACE-3" office:value-type="float" office:value="82.570830000000001">
            <text:p>82.57083</text:p>
          </table:table-cell>
          <table:table-cell table:style-name="ACE-3" office:value-type="float" office:value="-20.135280000000002">
            <text:p>−20.13528</text:p>
          </table:table-cell>
          <table:table-cell table:style-name="ACE-3" office:value-type="float" office:value="8860">
            <text:p>88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 ?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5" table:formula="of:=IF(ABS([.M71])&gt;50;10;IF([.M71]&lt;5;1;[.M71]*0.20000000000000001))" office:value-type="float" office:value="9.6000000000000014">
            <text:p>9.6</text:p>
          </table:table-cell>
          <table:table-cell table:style-name="ACE-5" table:formula="of:=IF(ABS([.M71])&gt;50;10;IF([.M71]&lt;5;1;[.M71]*0.20000000000000001))" office:value-type="float" office:value="9.6000000000000014">
            <text:p>9.6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70</text:p>
          </table:table-cell>
          <table:table-cell table:style-name="ACE-3" office:value-type="float" office:value="82.568060000000003">
            <text:p>82.56806</text:p>
          </table:table-cell>
          <table:table-cell table:style-name="ACE-3" office:value-type="float" office:value="-20.195830000000001">
            <text:p>−20.19583</text:p>
          </table:table-cell>
          <table:table-cell table:style-name="ACE-3" office:value-type="float" office:value="23950">
            <text:p>2395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/Mya ?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5" table:formula="of:=IF(ABS([.M72])&gt;50;10;IF([.M72]&lt;5;1;[.M72]*0.20000000000000001))" office:value-type="float" office:value="10">
            <text:p>10.0</text:p>
          </table:table-cell>
          <table:table-cell table:style-name="ACE-5" table:formula="of:=IF(ABS([.M72])&gt;50;10;IF([.M72]&lt;5;1;[.M72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71</text:p>
          </table:table-cell>
          <table:table-cell table:style-name="ACE-3" office:value-type="float" office:value="82.593609999999998">
            <text:p>82.59361</text:p>
          </table:table-cell>
          <table:table-cell table:style-name="ACE-3" office:value-type="float" office:value="-20.190000000000001">
            <text:p>−20.19</text:p>
          </table:table-cell>
          <table:table-cell table:style-name="ACE-3" office:value-type="float" office:value="30250">
            <text:p>3025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/Mya ?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2">
            <text:p>62</text:p>
          </table:table-cell>
          <table:table-cell table:style-name="ACE-5" table:formula="of:=IF(ABS([.M73])&gt;50;10;IF([.M73]&lt;5;1;[.M73]*0.20000000000000001))" office:value-type="float" office:value="10">
            <text:p>10.0</text:p>
          </table:table-cell>
          <table:table-cell table:style-name="ACE-5" table:formula="of:=IF(ABS([.M73])&gt;50;10;IF([.M73]&lt;5;1;[.M73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672</text:p>
          </table:table-cell>
          <table:table-cell table:style-name="ACE-3" office:value-type="float" office:value="82.572500000000005">
            <text:p>82.5725</text:p>
          </table:table-cell>
          <table:table-cell table:style-name="ACE-3" office:value-type="float" office:value="-20.170829999999999">
            <text:p>−20.17083</text:p>
          </table:table-cell>
          <table:table-cell table:style-name="ACE-3" office:value-type="float" office:value="8850">
            <text:p>88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 ?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5" table:formula="of:=IF(ABS([.M74])&gt;50;10;IF([.M74]&lt;5;1;[.M74]*0.20000000000000001))" office:value-type="float" office:value="10">
            <text:p>10.0</text:p>
          </table:table-cell>
          <table:table-cell table:style-name="ACE-5" table:formula="of:=IF(ABS([.M74])&gt;50;10;IF([.M74]&lt;5;1;[.M74]*0.20000000000000001))" office:value-type="float" office:value="10">
            <text:p>10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97</text:p>
          </table:table-cell>
          <table:table-cell table:style-name="ACE-3" office:value-type="float" office:value="83.610929999999996">
            <text:p>83.61093</text:p>
          </table:table-cell>
          <table:table-cell table:style-name="ACE-3" office:value-type="float" office:value="-30.566120000000002">
            <text:p>−30.56612</text:p>
          </table:table-cell>
          <table:table-cell table:style-name="ACE-3" office:value-type="float" office:value="8940">
            <text:p>89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plant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0">
            <text:p>30</text:p>
          </table:table-cell>
          <table:table-cell table:style-name="ACE-5" table:formula="of:=IF(ABS([.M75])&gt;50;10;IF([.M75]&lt;5;1;[.M75]*0.20000000000000001))" office:value-type="float" office:value="6">
            <text:p>6.0</text:p>
          </table:table-cell>
          <table:table-cell table:style-name="ACE-5" table:formula="of:=IF(ABS([.M75])&gt;50;10;IF([.M75]&lt;5;1;[.M75]*0.20000000000000001))" office:value-type="float" office:value="6">
            <text:p>6.0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753</text:p>
          </table:table-cell>
          <table:table-cell table:style-name="ACE-3" office:value-type="float" office:value="80.900000000000006">
            <text:p>80.9</text:p>
          </table:table-cell>
          <table:table-cell table:style-name="ACE-3" office:value-type="float" office:value="-23.75">
            <text:p>−23.75</text:p>
          </table:table-cell>
          <table:table-cell table:style-name="ACE-3" office:value-type="float" office:value="3680">
            <text:p>368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string">
            <text:p>FunderEtal2011,Tauber196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65</text:p>
          </table:table-cell>
          <table:table-cell table:style-name="ACE-3" office:value-type="float" office:value="80.650000000000006">
            <text:p>80.65</text:p>
          </table:table-cell>
          <table:table-cell table:style-name="ACE-3" office:value-type="float" office:value="-23.433330000000002">
            <text:p>−23.43333</text:p>
          </table:table-cell>
          <table:table-cell table:style-name="ACE-3" office:value-type="float" office:value="3000">
            <text:p>30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string">
            <text:p>FunderEtal2011,Tauber196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63</text:p>
          </table:table-cell>
          <table:table-cell table:style-name="ACE-3" office:value-type="float" office:value="80.650000000000006">
            <text:p>80.65</text:p>
          </table:table-cell>
          <table:table-cell table:style-name="ACE-3" office:value-type="float" office:value="-23.433330000000002">
            <text:p>−23.43333</text:p>
          </table:table-cell>
          <table:table-cell table:style-name="ACE-3" office:value-type="float" office:value="3610">
            <text:p>36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string">
            <text:p>FunderEtal2011,Tauber196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564</text:p>
          </table:table-cell>
          <table:table-cell table:style-name="ACE-3" office:value-type="float" office:value="80.650000000000006">
            <text:p>80.65</text:p>
          </table:table-cell>
          <table:table-cell table:style-name="ACE-3" office:value-type="float" office:value="-23.933330000000002">
            <text:p>−23.93333</text:p>
          </table:table-cell>
          <table:table-cell table:style-name="ACE-3" office:value-type="float" office:value="3700">
            <text:p>37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string">
            <text:p>FunderEtal2011,Tauber196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933</text:p>
          </table:table-cell>
          <table:table-cell table:style-name="ACE-3" office:value-type="float" office:value="82.150000000000006">
            <text:p>82.15</text:p>
          </table:table-cell>
          <table:table-cell table:style-name="ACE-3" office:value-type="float" office:value="-30.216670000000001">
            <text:p>−30.21667</text:p>
          </table:table-cell>
          <table:table-cell table:style-name="ACE-3" office:value-type="float" office:value="3180">
            <text:p>318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string">
            <text:p>FunderEtal2011,Tauber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934</text:p>
          </table:table-cell>
          <table:table-cell table:style-name="ACE-3" office:value-type="float" office:value="82.150000000000006">
            <text:p>82.15</text:p>
          </table:table-cell>
          <table:table-cell table:style-name="ACE-3" office:value-type="float" office:value="-30.216670000000001">
            <text:p>−30.21667</text:p>
          </table:table-cell>
          <table:table-cell table:style-name="ACE-3" office:value-type="float" office:value="2740">
            <text:p>27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string">
            <text:p>FunderEtal2011,Tauber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756</text:p>
          </table:table-cell>
          <table:table-cell table:style-name="ACE-3" office:value-type="float" office:value="82.833330000000004">
            <text:p>82.83333</text:p>
          </table:table-cell>
          <table:table-cell table:style-name="ACE-3" office:value-type="float" office:value="-24">
            <text:p>−24</text:p>
          </table:table-cell>
          <table:table-cell table:style-name="ACE-3" office:value-type="float" office:value="3850">
            <text:p>385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FunderEtal2011,Tauber196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38</text:p>
          </table:table-cell>
          <table:table-cell table:style-name="ACE-3" office:value-type="float" office:value="81.599999999999994">
            <text:p>81.6</text:p>
          </table:table-cell>
          <table:table-cell table:style-name="ACE-3" office:value-type="float" office:value="-16.683330000000002">
            <text:p>−16.68333</text:p>
          </table:table-cell>
          <table:table-cell table:style-name="ACE-3" office:value-type="float" office:value="4040">
            <text:p>4040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string">
            <text:p>FunderEtal2011,Tauber196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5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6005">
            <text:p>60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134</text:p>
          </table:table-cell>
          <table:table-cell table:style-name="ACE-3" office:value-type="float" office:value="83.636669999999995">
            <text:p>83.63667</text:p>
          </table:table-cell>
          <table:table-cell table:style-name="ACE-3" office:value-type="float" office:value="-31.52122">
            <text:p>−31.52122</text:p>
          </table:table-cell>
          <table:table-cell table:style-name="ACE-3" office:value-type="float" office:value="595">
            <text:p>595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135</text:p>
          </table:table-cell>
          <table:table-cell table:style-name="ACE-3" office:value-type="float" office:value="83.442880000000002">
            <text:p>83.44288</text:p>
          </table:table-cell>
          <table:table-cell table:style-name="ACE-3" office:value-type="float" office:value="-27.911670000000001">
            <text:p>−27.91167</text:p>
          </table:table-cell>
          <table:table-cell table:style-name="ACE-3" office:value-type="float" office:value="6378">
            <text:p>6378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1136</text:p>
          </table:table-cell>
          <table:table-cell table:style-name="ACE-3" office:value-type="float" office:value="83.610050000000001">
            <text:p>83.61005</text:p>
          </table:table-cell>
          <table:table-cell table:style-name="ACE-3" office:value-type="float" office:value="-30.47833">
            <text:p>−30.47833</text:p>
          </table:table-cell>
          <table:table-cell table:style-name="ACE-3" office:value-type="float" office:value="7112">
            <text:p>7112</text:p>
          </table:table-cell>
          <table:table-cell table:style-name="ACE-3" office:value-type="float" office:value="47">
            <text:p>47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452</text:p>
          </table:table-cell>
          <table:table-cell table:style-name="ACE-3" office:value-type="float" office:value="81.558019999999999">
            <text:p>81.55802</text:p>
          </table:table-cell>
          <table:table-cell table:style-name="ACE-3" office:value-type="float" office:value="-16.160250000000001">
            <text:p>−16.16025</text:p>
          </table:table-cell>
          <table:table-cell table:style-name="ACE-3" office:value-type="float" office:value="3870">
            <text:p>38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453</text:p>
          </table:table-cell>
          <table:table-cell table:style-name="ACE-3" office:value-type="float" office:value="81.557419999999993">
            <text:p>81.55742</text:p>
          </table:table-cell>
          <table:table-cell table:style-name="ACE-3" office:value-type="float" office:value="-16.218679999999999">
            <text:p>−16.21868</text:p>
          </table:table-cell>
          <table:table-cell table:style-name="ACE-3" office:value-type="float" office:value="2470">
            <text:p>247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7086</text:p>
          </table:table-cell>
          <table:table-cell table:style-name="ACE-3" office:value-type="float" office:value="82.5">
            <text:p>82.5</text:p>
          </table:table-cell>
          <table:table-cell table:style-name="ACE-3" office:value-type="float" office:value="-31.16667">
            <text:p>−31.16667</text:p>
          </table:table-cell>
          <table:table-cell table:style-name="ACE-3" office:value-type="float" office:value="5350">
            <text:p>535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18</text:p>
          </table:table-cell>
          <table:table-cell table:style-name="ACE-3" office:value-type="float" office:value="82.590280000000007">
            <text:p>82.59028</text:p>
          </table:table-cell>
          <table:table-cell table:style-name="ACE-3" office:value-type="float" office:value="-19.883890000000001">
            <text:p>−19.88389</text:p>
          </table:table-cell>
          <table:table-cell table:style-name="ACE-3" office:value-type="float" office:value="5080">
            <text:p>50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19</text:p>
          </table:table-cell>
          <table:table-cell table:style-name="ACE-3" office:value-type="float" office:value="82.590280000000007">
            <text:p>82.59028</text:p>
          </table:table-cell>
          <table:table-cell table:style-name="ACE-3" office:value-type="float" office:value="-19.883890000000001">
            <text:p>−19.88389</text:p>
          </table:table-cell>
          <table:table-cell table:style-name="ACE-3" office:value-type="float" office:value="5110">
            <text:p>51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0</text:p>
          </table:table-cell>
          <table:table-cell table:style-name="ACE-3" office:value-type="float" office:value="83.650480000000002">
            <text:p>83.65048</text:p>
          </table:table-cell>
          <table:table-cell table:style-name="ACE-3" office:value-type="float" office:value="-31.111719999999998">
            <text:p>−31.11172</text:p>
          </table:table-cell>
          <table:table-cell table:style-name="ACE-3" office:value-type="float" office:value="6385">
            <text:p>638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1</text:p>
          </table:table-cell>
          <table:table-cell table:style-name="ACE-3" office:value-type="float" office:value="83.64385">
            <text:p>83.64385</text:p>
          </table:table-cell>
          <table:table-cell table:style-name="ACE-3" office:value-type="float" office:value="-30.9755">
            <text:p>−30.9755</text:p>
          </table:table-cell>
          <table:table-cell table:style-name="ACE-3" office:value-type="float" office:value="6205">
            <text:p>62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2</text:p>
          </table:table-cell>
          <table:table-cell table:style-name="ACE-3" office:value-type="float" office:value="83.650769999999994">
            <text:p>83.65077</text:p>
          </table:table-cell>
          <table:table-cell table:style-name="ACE-3" office:value-type="float" office:value="-31.43543">
            <text:p>−31.43543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3</text:p>
          </table:table-cell>
          <table:table-cell table:style-name="ACE-3" office:value-type="float" office:value="83.646100000000004">
            <text:p>83.6461</text:p>
          </table:table-cell>
          <table:table-cell table:style-name="ACE-3" office:value-type="float" office:value="-30.92465">
            <text:p>−30.92465</text:p>
          </table:table-cell>
          <table:table-cell table:style-name="ACE-3" office:value-type="float" office:value="3775">
            <text:p>377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4</text:p>
          </table:table-cell>
          <table:table-cell table:style-name="ACE-3" office:value-type="float" office:value="83.645399999999995">
            <text:p>83.6454</text:p>
          </table:table-cell>
          <table:table-cell table:style-name="ACE-3" office:value-type="float" office:value="-30.971070000000001">
            <text:p>−30.97107</text:p>
          </table:table-cell>
          <table:table-cell table:style-name="ACE-3" office:value-type="float" office:value="5080">
            <text:p>50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5</text:p>
          </table:table-cell>
          <table:table-cell table:style-name="ACE-3" office:value-type="float" office:value="83.649349999999998">
            <text:p>83.64935</text:p>
          </table:table-cell>
          <table:table-cell table:style-name="ACE-3" office:value-type="float" office:value="-31.014600000000002">
            <text:p>−31.0146</text:p>
          </table:table-cell>
          <table:table-cell table:style-name="ACE-3" office:value-type="float" office:value="7065">
            <text:p>70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6</text:p>
          </table:table-cell>
          <table:table-cell table:style-name="ACE-3" office:value-type="float" office:value="83.650229999999993">
            <text:p>83.65023</text:p>
          </table:table-cell>
          <table:table-cell table:style-name="ACE-3" office:value-type="float" office:value="-31.064730000000001">
            <text:p>−31.06473</text:p>
          </table:table-cell>
          <table:table-cell table:style-name="ACE-3" office:value-type="float" office:value="185">
            <text:p>18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7</text:p>
          </table:table-cell>
          <table:table-cell table:style-name="ACE-3" office:value-type="float" office:value="83.655869999999993">
            <text:p>83.65587</text:p>
          </table:table-cell>
          <table:table-cell table:style-name="ACE-3" office:value-type="float" office:value="-31.21442">
            <text:p>−31.21442</text:p>
          </table:table-cell>
          <table:table-cell table:style-name="ACE-3" office:value-type="float" office:value="3485">
            <text:p>348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.4000000000000001">
            <text:p>1.4</text:p>
          </table:table-cell>
          <table:table-cell table:style-name="ACE-3" office:value-type="float" office:value="1.4000000000000001">
            <text:p>1.4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8</text:p>
          </table:table-cell>
          <table:table-cell table:style-name="ACE-3" office:value-type="float" office:value="83.653750000000002">
            <text:p>83.65375</text:p>
          </table:table-cell>
          <table:table-cell table:style-name="ACE-3" office:value-type="float" office:value="-31.34205">
            <text:p>−31.34205</text:p>
          </table:table-cell>
          <table:table-cell table:style-name="ACE-3" office:value-type="float" office:value="3060">
            <text:p>306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29</text:p>
          </table:table-cell>
          <table:table-cell table:style-name="ACE-3" office:value-type="float" office:value="81.558019999999999">
            <text:p>81.55802</text:p>
          </table:table-cell>
          <table:table-cell table:style-name="ACE-3" office:value-type="float" office:value="-16.160250000000001">
            <text:p>−16.16025</text:p>
          </table:table-cell>
          <table:table-cell table:style-name="ACE-3" office:value-type="float" office:value="125">
            <text:p>12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opul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30</text:p>
          </table:table-cell>
          <table:table-cell table:style-name="ACE-3" office:value-type="float" office:value="81.572779999999995">
            <text:p>81.57278</text:p>
          </table:table-cell>
          <table:table-cell table:style-name="ACE-3" office:value-type="float" office:value="-16.86778">
            <text:p>−16.86778</text:p>
          </table:table-cell>
          <table:table-cell table:style-name="ACE-3" office:value-type="float" office:value="865">
            <text:p>86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731</text:p>
          </table:table-cell>
          <table:table-cell table:style-name="ACE-3" office:value-type="float" office:value="81.572779999999995">
            <text:p>81.57278</text:p>
          </table:table-cell>
          <table:table-cell table:style-name="ACE-3" office:value-type="float" office:value="-16.86778">
            <text:p>−16.86778</text:p>
          </table:table-cell>
          <table:table-cell table:style-name="ACE-3" office:value-type="float" office:value="125">
            <text:p>12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883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855">
            <text:p>85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884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885</text:p>
          </table:table-cell>
          <table:table-cell table:style-name="ACE-3" office:value-type="float" office:value="81.577500000000001">
            <text:p>81.5775</text:p>
          </table:table-cell>
          <table:table-cell table:style-name="ACE-3" office:value-type="float" office:value="-16.345829999999999">
            <text:p>−16.34583</text:p>
          </table:table-cell>
          <table:table-cell table:style-name="ACE-3" office:value-type="float" office:value="3890">
            <text:p>38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3</text:p>
          </table:table-cell>
          <table:table-cell table:style-name="ACE-3" office:value-type="float" office:value="81.57611">
            <text:p>81.57611</text:p>
          </table:table-cell>
          <table:table-cell table:style-name="ACE-3" office:value-type="float" office:value="-16.202220000000001">
            <text:p>−16.20222</text:p>
          </table:table-cell>
          <table:table-cell table:style-name="ACE-3" office:value-type="float" office:value="4860">
            <text:p>48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4</text:p>
          </table:table-cell>
          <table:table-cell table:style-name="ACE-3" office:value-type="float" office:value="81.558019999999999">
            <text:p>81.55802</text:p>
          </table:table-cell>
          <table:table-cell table:style-name="ACE-3" office:value-type="float" office:value="-16.160250000000001">
            <text:p>−16.16025</text:p>
          </table:table-cell>
          <table:table-cell table:style-name="ACE-3" office:value-type="float" office:value="2770">
            <text:p>277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5</text:p>
          </table:table-cell>
          <table:table-cell table:style-name="ACE-3" office:value-type="float" office:value="81.577500000000001">
            <text:p>81.5775</text:p>
          </table:table-cell>
          <table:table-cell table:style-name="ACE-3" office:value-type="float" office:value="-16.345829999999999">
            <text:p>−16.34583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6</text:p>
          </table:table-cell>
          <table:table-cell table:style-name="ACE-3" office:value-type="float" office:value="81.577500000000001">
            <text:p>81.5775</text:p>
          </table:table-cell>
          <table:table-cell table:style-name="ACE-3" office:value-type="float" office:value="-16.345829999999999">
            <text:p>−16.34583</text:p>
          </table:table-cell>
          <table:table-cell table:style-name="ACE-3" office:value-type="float" office:value="1955">
            <text:p>19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7</text:p>
          </table:table-cell>
          <table:table-cell table:style-name="ACE-3" office:value-type="float" office:value="81.577500000000001">
            <text:p>81.5775</text:p>
          </table:table-cell>
          <table:table-cell table:style-name="ACE-3" office:value-type="float" office:value="-16.345829999999999">
            <text:p>−16.34583</text:p>
          </table:table-cell>
          <table:table-cell table:style-name="ACE-3" office:value-type="float" office:value="1915">
            <text:p>191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8</text:p>
          </table:table-cell>
          <table:table-cell table:style-name="ACE-3" office:value-type="float" office:value="81.577500000000001">
            <text:p>81.5775</text:p>
          </table:table-cell>
          <table:table-cell table:style-name="ACE-3" office:value-type="float" office:value="-16.345829999999999">
            <text:p>−16.34583</text:p>
          </table:table-cell>
          <table:table-cell table:style-name="ACE-3" office:value-type="float" office:value="2690">
            <text:p>26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69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0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2975">
            <text:p>297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1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905">
            <text:p>9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2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3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3990">
            <text:p>39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4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3540">
            <text:p>35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6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720">
            <text:p>7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7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1025">
            <text:p>102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8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1885">
            <text:p>188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79</text:p>
          </table:table-cell>
          <table:table-cell table:style-name="ACE-3" office:value-type="float" office:value="81.499719999999996">
            <text:p>81.49972</text:p>
          </table:table-cell>
          <table:table-cell table:style-name="ACE-3" office:value-type="float" office:value="-16.688610000000001">
            <text:p>−16.68861</text:p>
          </table:table-cell>
          <table:table-cell table:style-name="ACE-3" office:value-type="float" office:value="540">
            <text:p>54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0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4400">
            <text:p>44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1</text:p>
          </table:table-cell>
          <table:table-cell table:style-name="ACE-3" office:value-type="float" office:value="81.581940000000003">
            <text:p>81.58194</text:p>
          </table:table-cell>
          <table:table-cell table:style-name="ACE-3" office:value-type="float" office:value="-16.761939999999999">
            <text:p>−16.76194</text:p>
          </table:table-cell>
          <table:table-cell table:style-name="ACE-3" office:value-type="float" office:value="4495">
            <text:p>449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2</text:p>
          </table:table-cell>
          <table:table-cell table:style-name="ACE-3" office:value-type="float" office:value="81.581940000000003">
            <text:p>81.58194</text:p>
          </table:table-cell>
          <table:table-cell table:style-name="ACE-3" office:value-type="float" office:value="-16.761939999999999">
            <text:p>−16.76194</text:p>
          </table:table-cell>
          <table:table-cell table:style-name="ACE-3" office:value-type="float" office:value="890">
            <text:p>8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3</text:p>
          </table:table-cell>
          <table:table-cell table:style-name="ACE-3" office:value-type="float" office:value="81.581940000000003">
            <text:p>81.58194</text:p>
          </table:table-cell>
          <table:table-cell table:style-name="ACE-3" office:value-type="float" office:value="-16.761939999999999">
            <text:p>−16.76194</text:p>
          </table:table-cell>
          <table:table-cell table:style-name="ACE-3" office:value-type="float" office:value="930">
            <text:p>9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4</text:p>
          </table:table-cell>
          <table:table-cell table:style-name="ACE-3" office:value-type="float" office:value="81.581940000000003">
            <text:p>81.58194</text:p>
          </table:table-cell>
          <table:table-cell table:style-name="ACE-3" office:value-type="float" office:value="-16.761939999999999">
            <text:p>−16.76194</text:p>
          </table:table-cell>
          <table:table-cell table:style-name="ACE-3" office:value-type="float" office:value="845">
            <text:p>84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5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4380">
            <text:p>43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6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95">
            <text:p>9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opul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7</text:p>
          </table:table-cell>
          <table:table-cell table:style-name="ACE-3" office:value-type="float" office:value="83.648330000000001">
            <text:p>83.64833</text:p>
          </table:table-cell>
          <table:table-cell table:style-name="ACE-3" office:value-type="float" office:value="-30.959530000000001">
            <text:p>−30.95953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8</text:p>
          </table:table-cell>
          <table:table-cell table:style-name="ACE-3" office:value-type="float" office:value="83.645229999999998">
            <text:p>83.64523</text:p>
          </table:table-cell>
          <table:table-cell table:style-name="ACE-3" office:value-type="float" office:value="-30.93852">
            <text:p>−30.93852</text:p>
          </table:table-cell>
          <table:table-cell table:style-name="ACE-3" office:value-type="float" office:value="5135">
            <text:p>513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89</text:p>
          </table:table-cell>
          <table:table-cell table:style-name="ACE-3" office:value-type="float" office:value="83.645229999999998">
            <text:p>83.64523</text:p>
          </table:table-cell>
          <table:table-cell table:style-name="ACE-3" office:value-type="float" office:value="-30.93852">
            <text:p>−30.93852</text:p>
          </table:table-cell>
          <table:table-cell table:style-name="ACE-3" office:value-type="float" office:value="1880">
            <text:p>18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0</text:p>
          </table:table-cell>
          <table:table-cell table:style-name="ACE-3" office:value-type="float" office:value="83.64913">
            <text:p>83.64913</text:p>
          </table:table-cell>
          <table:table-cell table:style-name="ACE-3" office:value-type="float" office:value="-31.007819999999999">
            <text:p>−31.00782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opul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1</text:p>
          </table:table-cell>
          <table:table-cell table:style-name="ACE-3" office:value-type="float" office:value="83.6541">
            <text:p>83.6541</text:p>
          </table:table-cell>
          <table:table-cell table:style-name="ACE-3" office:value-type="float" office:value="-31.151">
            <text:p>−31.151</text:p>
          </table:table-cell>
          <table:table-cell table:style-name="ACE-3" office:value-type="float" office:value="215">
            <text:p>21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2</text:p>
          </table:table-cell>
          <table:table-cell table:style-name="ACE-3" office:value-type="float" office:value="83.654679999999999">
            <text:p>83.65468</text:p>
          </table:table-cell>
          <table:table-cell table:style-name="ACE-3" office:value-type="float" office:value="-31.162279999999999">
            <text:p>−31.16228</text:p>
          </table:table-cell>
          <table:table-cell table:style-name="ACE-3" office:value-type="float" office:value="145">
            <text:p>14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3</text:p>
          </table:table-cell>
          <table:table-cell table:style-name="ACE-3" office:value-type="float" office:value="83.654449999999997">
            <text:p>83.65445</text:p>
          </table:table-cell>
          <table:table-cell table:style-name="ACE-3" office:value-type="float" office:value="-31.370100000000001">
            <text:p>−31.3701</text:p>
          </table:table-cell>
          <table:table-cell table:style-name="ACE-3" office:value-type="float" office:value="1320">
            <text:p>13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r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2">
            <text:p>−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4</text:p>
          </table:table-cell>
          <table:table-cell table:style-name="ACE-3" office:value-type="float" office:value="83.656850000000006">
            <text:p>83.65685</text:p>
          </table:table-cell>
          <table:table-cell table:style-name="ACE-3" office:value-type="float" office:value="-31.251280000000001">
            <text:p>−31.25128</text:p>
          </table:table-cell>
          <table:table-cell table:style-name="ACE-3" office:value-type="float" office:value="3105">
            <text:p>31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7995</text:p>
          </table:table-cell>
          <table:table-cell table:style-name="ACE-3" office:value-type="float" office:value="83.6524">
            <text:p>83.6524</text:p>
          </table:table-cell>
          <table:table-cell table:style-name="ACE-3" office:value-type="float" office:value="-31.116499999999998">
            <text:p>−31.1165</text:p>
          </table:table-cell>
          <table:table-cell table:style-name="ACE-3" office:value-type="float" office:value="2465">
            <text:p>24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015</text:p>
          </table:table-cell>
          <table:table-cell table:style-name="ACE-3" office:value-type="float" office:value="81.615279999999998">
            <text:p>81.61528</text:p>
          </table:table-cell>
          <table:table-cell table:style-name="ACE-3" office:value-type="float" office:value="-16.696390000000001">
            <text:p>−16.69639</text:p>
          </table:table-cell>
          <table:table-cell table:style-name="ACE-3" office:value-type="float" office:value="1155">
            <text:p>115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ice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Etal2011</text:p>
          </table:table-cell>
          <table:table-cell table:number-columns-repeated="240" table:style-name="ACE-3"/>
        </table:table-row>
        <table:table-row table:style-name="AROW-0" table:number-rows-repeated="65391">
          <table:table-cell table:number-columns-repeated="256"/>
        </table:table-row>
        <table:table-row table:style-name="AROW-0" table:number-rows-repeated="5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5">
          <gnm:selection gnm:start-col="0" gnm:start-row="55" gnm:end-col="255" gnm:end-row="55"/>
        </gnm:selections>
      </table:table>
      <table:table table:name="table_S1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14"/>
        <table:table-column table:default-cell-style-name="ACE-9" table:style-name="ACOL-4"/>
        <table:table-column table:default-cell-style-name="ACE-9" table:style-name="ACOL-0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0" table:number-columns-repeated="9"/>
        <table:table-column table:default-cell-style-name="ACE-9" table:style-name="ACOL-0" table:number-columns-repeated="228"/>
        <table:table-row table:style-name="AROW-1">
          <table:table-cell table:style-name="ACE-9" office:value-type="string">
            <text:p>area</text:p>
          </table:table-cell>
          <table:table-cell table:style-name="ACE-9" office:value-type="string">
            <text:p>used for RSL curve (A = archaeological)</text:p>
          </table:table-cell>
          <table:table-cell table:style-name="ACE-9" office:value-type="string">
            <text:p>Lab. No.</text:p>
          </table:table-cell>
          <table:table-cell table:style-name="ACE-9" office:value-type="string">
            <text:p>lat.</text:p>
          </table:table-cell>
          <table:table-cell table:style-name="ACE-9" office:value-type="string">
            <text:p>Longt.</text:p>
          </table:table-cell>
          <table:table-cell table:style-name="ACE-9" office:value-type="string">
            <text:p>m. A.s.l.</text:p>
          </table:table-cell>
          <table:table-cell table:style-name="ACE-9" office:value-type="string">
            <text:p>Coventional age, yr BP</text:p>
          </table:table-cell>
          <table:table-cell table:number-columns-repeated="2" table:style-name="ACE-9"/>
          <table:table-cell table:style-name="ACE-9" office:value-type="string">
            <text:p>Correction for later growth, yr</text:p>
          </table:table-cell>
          <table:table-cell table:style-name="ACE-9" office:value-type="string">
            <text:p>Calibrated age, yr BP, mean of 2δrange (S1 ) -later growth</text:p>
          </table:table-cell>
          <table:table-cell table:style-name="ACE-9" office:value-type="string">
            <text:p>+/- 2δ range, <text:s/>yr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reference number</text:p>
          </table:table-cell>
          <table:table-cell table:number-columns-repeated="242" table:style-name="ACE-9"/>
        </table:table-row>
        <table:table-row table:style-name="AROW-1">
          <table:table-cell table:style-name="ACE-9"/>
          <table:table-cell table:style-name="ACE-9" office:value-type="string">
            <text:p>x</text:p>
          </table:table-cell>
          <table:table-cell table:style-name="ACE-9" office:value-type="string">
            <text:p>S2313</text:p>
          </table:table-cell>
          <table:table-cell table:style-name="ACE-9" office:value-type="string">
            <text:p>N81.58333</text:p>
          </table:table-cell>
          <table:table-cell table:style-name="ACE-9" office:value-type="string">
            <text:p>W60.91667</text:p>
          </table:table-cell>
          <table:table-cell table:style-name="ACE-9" office:value-type="float" office:value="56">
            <text:p>56</text:p>
          </table:table-cell>
          <table:table-cell table:style-name="ACE-9" office:value-type="string">
            <text:p>8295±120</text:p>
          </table:table-cell>
          <table:table-cell table:style-name="ACE-9" office:value-type="float" office:value="8295">
            <text:p>8295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9310">
            <text:p>9310</text:p>
          </table:table-cell>
          <table:table-cell table:style-name="ACE-9" office:value-type="float" office:value="1015">
            <text:p>1015</text:p>
          </table:table-cell>
          <table:table-cell table:style-name="ACE-9" office:value-type="string">
            <text:p>wood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already added</text:p>
          </table:table-cell>
          <table:table-cell table:style-name="ACE-9"/>
          <table:table-cell table:style-name="ACE-9" office:value-type="string">
            <text:p>S-2313</text:p>
          </table:table-cell>
          <table:table-cell table:style-name="ACE-9" office:value-type="float" office:value="81.583330000000004">
            <text:p>81.58333</text:p>
          </table:table-cell>
          <table:table-cell table:style-name="ACE-9" office:value-type="float" office:value="-60.916670000000003">
            <text:p>−60.91667</text:p>
          </table:table-cell>
          <table:table-cell table:number-columns-repeated="23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3781</text:p>
          </table:table-cell>
          <table:table-cell table:style-name="ACE-9" office:value-type="string">
            <text:p>N80.89600</text:p>
          </table:table-cell>
          <table:table-cell table:style-name="ACE-9" office:value-type="string">
            <text:p>W14.38700</text:p>
          </table:table-cell>
          <table:table-cell table:style-name="ACE-9"/>
          <table:table-cell table:style-name="ACE-9" office:value-type="string">
            <text:p>3400±70</text:p>
          </table:table-cell>
          <table:table-cell table:style-name="ACE-9" office:value-type="float" office:value="3400">
            <text:p>3400</text:p>
          </table:table-cell>
          <table:table-cell table:style-name="ACE-9" office:value-type="float" office:value="70">
            <text:p>70</text:p>
          </table:table-cell>
          <table:table-cell table:style-name="ACE-9"/>
          <table:table-cell table:style-name="ACE-9" office:value-type="float" office:value="3654">
            <text:p>3654</text:p>
          </table:table-cell>
          <table:table-cell table:style-name="ACE-9" office:value-type="float" office:value="177">
            <text:p>177</text:p>
          </table:table-cell>
          <table:table-cell table:style-name="ACE-9" office:value-type="string">
            <text:p>wood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already added</text:p>
          </table:table-cell>
          <table:table-cell table:style-name="ACE-9"/>
          <table:table-cell table:style-name="ACE-9" office:value-type="string">
            <text:p>Lu-3781</text:p>
          </table:table-cell>
          <table:table-cell table:style-name="ACE-9" office:value-type="float" office:value="80.896000000000001">
            <text:p>80.896</text:p>
          </table:table-cell>
          <table:table-cell table:style-name="ACE-9" office:value-type="float" office:value="-14.387">
            <text:p>−14.387</text:p>
          </table:table-cell>
          <table:table-cell table:number-columns-repeated="23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W1066</text:p>
          </table:table-cell>
          <table:table-cell table:style-name="ACE-9" office:value-type="string">
            <text:p>N81.60000</text:p>
          </table:table-cell>
          <table:table-cell table:style-name="ACE-9" office:value-type="string">
            <text:p>W16.68333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4200±320</text:p>
          </table:table-cell>
          <table:table-cell table:style-name="ACE-9" office:value-type="float" office:value="4200">
            <text:p>4200</text:p>
          </table:table-cell>
          <table:table-cell table:style-name="ACE-9" office:value-type="float" office:value="320">
            <text:p>320</text:p>
          </table:table-cell>
          <table:table-cell table:style-name="ACE-9"/>
          <table:table-cell table:style-name="ACE-9" office:value-type="float" office:value="4740">
            <text:p>4740</text:p>
          </table:table-cell>
          <table:table-cell table:style-name="ACE-9" office:value-type="float" office:value="540">
            <text:p>540</text:p>
          </table:table-cell>
          <table:table-cell table:style-name="ACE-9" office:value-type="string">
            <text:p>wood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already added</text:p>
          </table:table-cell>
          <table:table-cell table:style-name="ACE-9"/>
          <table:table-cell table:style-name="ACE-9" office:value-type="string">
            <text:p>W-1066</text:p>
          </table:table-cell>
          <table:table-cell table:style-name="ACE-9" office:value-type="float" office:value="81.599999999999994">
            <text:p>81.6</text:p>
          </table:table-cell>
          <table:table-cell table:style-name="ACE-9" office:value-type="float" office:value="-16.683330000000002">
            <text:p>−16.68333</text:p>
          </table:table-cell>
          <table:table-cell table:number-columns-repeated="237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753</text:p>
          </table:table-cell>
          <table:table-cell table:style-name="ACE-9" office:value-type="string">
            <text:p>N80.90000</text:p>
          </table:table-cell>
          <table:table-cell table:style-name="ACE-9" office:value-type="string">
            <text:p>W23.75000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3680±120</text:p>
          </table:table-cell>
          <table:table-cell table:style-name="ACE-9" office:value-type="float" office:value="3680">
            <text:p>368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3984">
            <text:p>3984</text:p>
          </table:table-cell>
          <table:table-cell table:style-name="ACE-9" office:value-type="float" office:value="304">
            <text:p>304</text:p>
          </table:table-cell>
          <table:table-cell table:style-name="ACE-9" office:value-type="string">
            <text:p>Larix</text:p>
          </table:table-cell>
          <table:table-cell table:style-name="ACE-9" office:value-type="float" office:value="23">
            <text:p>23</text:p>
          </table:table-cell>
          <table:table-cell table:style-name="ACE-9" office:value-type="string">
            <text:p>Tauber1964</text:p>
          </table:table-cell>
          <table:table-cell table:style-name="ACE-9"/>
          <table:table-cell table:style-name="ACE-9" office:value-type="string">
            <text:p>K-753</text:p>
          </table:table-cell>
          <table:table-cell table:style-name="ACE-9" office:value-type="float" office:value="80.900000000000006">
            <text:p>80.9</text:p>
          </table:table-cell>
          <table:table-cell table:style-name="ACE-9" office:value-type="float" office:value="-23.75">
            <text:p>−23.75</text:p>
          </table:table-cell>
          <table:table-cell table:style-name="ACE-9" office:value-type="float" office:value="3680">
            <text:p>368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]-2" office:value-type="float" office:value="10">
            <text:p>10</text:p>
          </table:table-cell>
          <table:table-cell table:style-name="ACE-10" table:formula="of:=IF(ABS([.F5])&gt;50;10;IF([.F5]&lt;5;1;[.F5]*0.20000000000000001))" office:value-type="float" office:value="2.4000000000000004">
            <text:p>2.4</text:p>
          </table:table-cell>
          <table:table-cell table:style-name="ACE-10" table:formula="of:=IF(ABS([.F5])&gt;50;10;IF([.F5]&lt;5;1;[.F5]*0.20000000000000001))" office:value-type="float" office:value="2.4000000000000004">
            <text:p>2.4</text:p>
          </table:table-cell>
          <table:table-cell table:style-name="ACE-9" office:value-type="string">
            <text:p>FunderEtal2011,Tauber1964</text:p>
          </table:table-cell>
          <table:table-cell table:number-columns-repeated="228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565</text:p>
          </table:table-cell>
          <table:table-cell table:style-name="ACE-9" office:value-type="string">
            <text:p>N80.65000</text:p>
          </table:table-cell>
          <table:table-cell table:style-name="ACE-9" office:value-type="string">
            <text:p>W23.43333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3000±120</text:p>
          </table:table-cell>
          <table:table-cell table:style-name="ACE-9" office:value-type="float" office:value="3000">
            <text:p>300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3187">
            <text:p>3187</text:p>
          </table:table-cell>
          <table:table-cell table:style-name="ACE-9" office:value-type="float" office:value="187">
            <text:p>187</text:p>
          </table:table-cell>
          <table:table-cell table:style-name="ACE-9" office:value-type="string">
            <text:p>wood</text:p>
          </table:table-cell>
          <table:table-cell table:style-name="ACE-9" office:value-type="float" office:value="24">
            <text:p>24</text:p>
          </table:table-cell>
          <table:table-cell table:style-name="ACE-9" office:value-type="string">
            <text:p>Tauber1961</text:p>
          </table:table-cell>
          <table:table-cell table:style-name="ACE-9"/>
          <table:table-cell table:style-name="ACE-9" office:value-type="string">
            <text:p>K-565</text:p>
          </table:table-cell>
          <table:table-cell table:style-name="ACE-9" office:value-type="float" office:value="80.650000000000006">
            <text:p>80.65</text:p>
          </table:table-cell>
          <table:table-cell table:style-name="ACE-9" office:value-type="float" office:value="-23.433330000000002">
            <text:p>−23.43333</text:p>
          </table:table-cell>
          <table:table-cell table:style-name="ACE-9" office:value-type="float" office:value="3000">
            <text:p>300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]-2" office:value-type="float" office:value="4">
            <text:p>4</text:p>
          </table:table-cell>
          <table:table-cell table:style-name="ACE-10" table:formula="of:=IF(ABS([.F6])&gt;50;10;IF([.F6]&lt;5;1;[.F6]*0.20000000000000001))" office:value-type="float" office:value="1.2000000000000002">
            <text:p>1.2</text:p>
          </table:table-cell>
          <table:table-cell table:style-name="ACE-10" table:formula="of:=IF(ABS([.F6])&gt;50;10;IF([.F6]&lt;5;1;[.F6]*0.20000000000000001))" office:value-type="float" office:value="1.2000000000000002">
            <text:p>1.2</text:p>
          </table:table-cell>
          <table:table-cell table:style-name="ACE-9" office:value-type="string">
            <text:p>FunderEtal2011,Tauber1961</text:p>
          </table:table-cell>
          <table:table-cell table:number-columns-repeated="228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563</text:p>
          </table:table-cell>
          <table:table-cell table:style-name="ACE-9" office:value-type="string">
            <text:p>N80.65000</text:p>
          </table:table-cell>
          <table:table-cell table:style-name="ACE-9" office:value-type="string">
            <text:p>W23.43333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3610±120</text:p>
          </table:table-cell>
          <table:table-cell table:style-name="ACE-9" office:value-type="float" office:value="3610">
            <text:p>361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3893">
            <text:p>3893</text:p>
          </table:table-cell>
          <table:table-cell table:style-name="ACE-9" office:value-type="float" office:value="283">
            <text:p>283</text:p>
          </table:table-cell>
          <table:table-cell table:style-name="ACE-9" office:value-type="string">
            <text:p>wood</text:p>
          </table:table-cell>
          <table:table-cell table:style-name="ACE-9" office:value-type="float" office:value="25">
            <text:p>25</text:p>
          </table:table-cell>
          <table:table-cell table:style-name="ACE-9" office:value-type="string">
            <text:p>Tauber1960</text:p>
          </table:table-cell>
          <table:table-cell table:style-name="ACE-9"/>
          <table:table-cell table:style-name="ACE-9" office:value-type="string">
            <text:p>K-563</text:p>
          </table:table-cell>
          <table:table-cell table:style-name="ACE-9" office:value-type="float" office:value="80.650000000000006">
            <text:p>80.65</text:p>
          </table:table-cell>
          <table:table-cell table:style-name="ACE-9" office:value-type="float" office:value="-23.433330000000002">
            <text:p>−23.43333</text:p>
          </table:table-cell>
          <table:table-cell table:style-name="ACE-9" office:value-type="float" office:value="3610">
            <text:p>361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7]-2" office:value-type="float" office:value="10">
            <text:p>10</text:p>
          </table:table-cell>
          <table:table-cell table:style-name="ACE-10" table:formula="of:=IF(ABS([.F7])&gt;50;10;IF([.F7]&lt;5;1;[.F7]*0.20000000000000001))" office:value-type="float" office:value="2.4000000000000004">
            <text:p>2.4</text:p>
          </table:table-cell>
          <table:table-cell table:style-name="ACE-10" table:formula="of:=IF(ABS([.F7])&gt;50;10;IF([.F7]&lt;5;1;[.F7]*0.20000000000000001))" office:value-type="float" office:value="2.4000000000000004">
            <text:p>2.4</text:p>
          </table:table-cell>
          <table:table-cell table:style-name="ACE-9" office:value-type="string">
            <text:p>FunderEtal2011,Tauber1960</text:p>
          </table:table-cell>
          <table:table-cell table:number-columns-repeated="228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564</text:p>
          </table:table-cell>
          <table:table-cell table:style-name="ACE-9" office:value-type="string">
            <text:p>N80.65000</text:p>
          </table:table-cell>
          <table:table-cell table:style-name="ACE-9" office:value-type="string">
            <text:p>W23.93333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3700±120</text:p>
          </table:table-cell>
          <table:table-cell table:style-name="ACE-9" office:value-type="float" office:value="3700">
            <text:p>370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4030">
            <text:p>4030</text:p>
          </table:table-cell>
          <table:table-cell table:style-name="ACE-9" office:value-type="float" office:value="330">
            <text:p>330</text:p>
          </table:table-cell>
          <table:table-cell table:style-name="ACE-9" office:value-type="string">
            <text:p>wood</text:p>
          </table:table-cell>
          <table:table-cell table:style-name="ACE-9" office:value-type="float" office:value="25">
            <text:p>25</text:p>
          </table:table-cell>
          <table:table-cell table:style-name="ACE-9" office:value-type="string">
            <text:p>Tauber1960</text:p>
          </table:table-cell>
          <table:table-cell table:style-name="ACE-9"/>
          <table:table-cell table:style-name="ACE-9" office:value-type="string">
            <text:p>K-564</text:p>
          </table:table-cell>
          <table:table-cell table:style-name="ACE-9" office:value-type="float" office:value="80.650000000000006">
            <text:p>80.65</text:p>
          </table:table-cell>
          <table:table-cell table:style-name="ACE-9" office:value-type="float" office:value="-23.933330000000002">
            <text:p>−23.93333</text:p>
          </table:table-cell>
          <table:table-cell table:style-name="ACE-9" office:value-type="float" office:value="3700">
            <text:p>370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8]-2" office:value-type="float" office:value="10">
            <text:p>10</text:p>
          </table:table-cell>
          <table:table-cell table:style-name="ACE-10" table:formula="of:=IF(ABS([.F8])&gt;50;10;IF([.F8]&lt;5;1;[.F8]*0.20000000000000001))" office:value-type="float" office:value="2.4000000000000004">
            <text:p>2.4</text:p>
          </table:table-cell>
          <table:table-cell table:style-name="ACE-10" table:formula="of:=IF(ABS([.F8])&gt;50;10;IF([.F8]&lt;5;1;[.F8]*0.20000000000000001))" office:value-type="float" office:value="2.4000000000000004">
            <text:p>2.4</text:p>
          </table:table-cell>
          <table:table-cell table:style-name="ACE-9" office:value-type="string">
            <text:p>FunderEtal2011,Tauber1960</text:p>
          </table:table-cell>
          <table:table-cell table:number-columns-repeated="228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933</text:p>
          </table:table-cell>
          <table:table-cell table:style-name="ACE-9" office:value-type="string">
            <text:p>N82.15000</text:p>
          </table:table-cell>
          <table:table-cell table:style-name="ACE-9" office:value-type="string">
            <text:p>W30.21667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3180±110</text:p>
          </table:table-cell>
          <table:table-cell table:style-name="ACE-9" office:value-type="float" office:value="3180">
            <text:p>3180</text:p>
          </table:table-cell>
          <table:table-cell table:style-name="ACE-9" office:value-type="float" office:value="110">
            <text:p>110</text:p>
          </table:table-cell>
          <table:table-cell table:style-name="ACE-9"/>
          <table:table-cell table:style-name="ACE-9" office:value-type="float" office:value="3378">
            <text:p>3378</text:p>
          </table:table-cell>
          <table:table-cell table:style-name="ACE-9" office:value-type="float" office:value="198">
            <text:p>198</text:p>
          </table:table-cell>
          <table:table-cell table:style-name="ACE-9" office:value-type="string">
            <text:p>Larix</text:p>
          </table:table-cell>
          <table:table-cell table:style-name="ACE-9" office:value-type="float" office:value="28">
            <text:p>28</text:p>
          </table:table-cell>
          <table:table-cell table:style-name="ACE-9" office:value-type="string">
            <text:p>Tauber1966</text:p>
          </table:table-cell>
          <table:table-cell table:style-name="ACE-9"/>
          <table:table-cell table:style-name="ACE-9" office:value-type="string">
            <text:p>K-933</text:p>
          </table:table-cell>
          <table:table-cell table:style-name="ACE-9" office:value-type="float" office:value="82.150000000000006">
            <text:p>82.15</text:p>
          </table:table-cell>
          <table:table-cell table:style-name="ACE-9" office:value-type="float" office:value="-30.216670000000001">
            <text:p>−30.21667</text:p>
          </table:table-cell>
          <table:table-cell table:style-name="ACE-9" office:value-type="float" office:value="3180">
            <text:p>3180</text:p>
          </table:table-cell>
          <table:table-cell table:style-name="ACE-9" office:value-type="float" office:value="110">
            <text:p>11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9]-2" office:value-type="float" office:value="4">
            <text:p>4</text:p>
          </table:table-cell>
          <table:table-cell table:style-name="ACE-10" table:formula="of:=IF(ABS([.F9])&gt;50;10;IF([.F9]&lt;5;1;[.F9]*0.20000000000000001))" office:value-type="float" office:value="1.2000000000000002">
            <text:p>1.2</text:p>
          </table:table-cell>
          <table:table-cell table:style-name="ACE-10" table:formula="of:=IF(ABS([.F9])&gt;50;10;IF([.F9]&lt;5;1;[.F9]*0.20000000000000001))" office:value-type="float" office:value="1.2000000000000002">
            <text:p>1.2</text:p>
          </table:table-cell>
          <table:table-cell table:style-name="ACE-9" office:value-type="string">
            <text:p>FunderEtal2011,Tauber1966</text:p>
          </table:table-cell>
          <table:table-cell table:number-columns-repeated="228" table:style-name="ACE-9"/>
        </table:table-row>
        <table:table-row table:style-name="AROW-1">
          <table:table-cell table:style-name="ACE-9"/>
          <table:table-cell table:style-name="ACE-9" office:value-type="string">
            <text:p>A</text:p>
          </table:table-cell>
          <table:table-cell table:style-name="ACE-9" office:value-type="string">
            <text:p>K934</text:p>
          </table:table-cell>
          <table:table-cell table:style-name="ACE-9" office:value-type="string">
            <text:p>N82.15000</text:p>
          </table:table-cell>
          <table:table-cell table:style-name="ACE-9" office:value-type="string">
            <text:p>W3.21667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2740±100</text:p>
          </table:table-cell>
          <table:table-cell table:style-name="ACE-9" office:value-type="float" office:value="2740">
            <text:p>274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2742">
            <text:p>274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Picea</text:p>
          </table:table-cell>
          <table:table-cell table:style-name="ACE-9" office:value-type="float" office:value="28">
            <text:p>28</text:p>
          </table:table-cell>
          <table:table-cell table:style-name="ACE-9" office:value-type="string">
            <text:p>Tauber1966</text:p>
          </table:table-cell>
          <table:table-cell table:style-name="ACE-9"/>
          <table:table-cell table:style-name="ACE-9" office:value-type="string">
            <text:p>K-934</text:p>
          </table:table-cell>
          <table:table-cell table:style-name="ACE-9" office:value-type="float" office:value="82.150000000000006">
            <text:p>82.15</text:p>
          </table:table-cell>
          <table:table-cell table:style-name="ACE-9" office:value-type="float" office:value="-30.216670000000001">
            <text:p>−30.21667</text:p>
          </table:table-cell>
          <table:table-cell table:style-name="ACE-9" office:value-type="float" office:value="2740">
            <text:p>274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0]-2" office:value-type="float" office:value="4">
            <text:p>4</text:p>
          </table:table-cell>
          <table:table-cell table:style-name="ACE-10" table:formula="of:=IF(ABS([.F10])&gt;50;10;IF([.F10]&lt;5;1;[.F10]*0.20000000000000001))" office:value-type="float" office:value="1.2000000000000002">
            <text:p>1.2</text:p>
          </table:table-cell>
          <table:table-cell table:style-name="ACE-10" table:formula="of:=IF(ABS([.F10])&gt;50;10;IF([.F10]&lt;5;1;[.F10]*0.20000000000000001))" office:value-type="float" office:value="1.2000000000000002">
            <text:p>1.2</text:p>
          </table:table-cell>
          <table:table-cell table:style-name="ACE-9" office:value-type="string">
            <text:p>FunderEtal2011,Tauber1966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K756</text:p>
          </table:table-cell>
          <table:table-cell table:style-name="ACE-9" office:value-type="string">
            <text:p>N82.83333</text:p>
          </table:table-cell>
          <table:table-cell table:style-name="ACE-9" office:value-type="string">
            <text:p>W24.00000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3850±120</text:p>
          </table:table-cell>
          <table:table-cell table:style-name="ACE-9" office:value-type="float" office:value="3850">
            <text:p>385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4238">
            <text:p>4238</text:p>
          </table:table-cell>
          <table:table-cell table:style-name="ACE-9" office:value-type="float" office:value="388">
            <text:p>388</text:p>
          </table:table-cell>
          <table:table-cell table:style-name="ACE-9" office:value-type="string">
            <text:p>Larix</text:p>
          </table:table-cell>
          <table:table-cell table:style-name="ACE-9" office:value-type="float" office:value="23">
            <text:p>23</text:p>
          </table:table-cell>
          <table:table-cell table:style-name="ACE-9" office:value-type="string">
            <text:p>Tauber1964</text:p>
          </table:table-cell>
          <table:table-cell table:style-name="ACE-9"/>
          <table:table-cell table:style-name="ACE-9" office:value-type="string">
            <text:p>K-756</text:p>
          </table:table-cell>
          <table:table-cell table:style-name="ACE-9" office:value-type="float" office:value="82.833330000000004">
            <text:p>82.83333</text:p>
          </table:table-cell>
          <table:table-cell table:style-name="ACE-9" office:value-type="float" office:value="-24">
            <text:p>−24</text:p>
          </table:table-cell>
          <table:table-cell table:style-name="ACE-9" office:value-type="float" office:value="3850">
            <text:p>3850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1]-2" office:value-type="float" office:value="13">
            <text:p>13</text:p>
          </table:table-cell>
          <table:table-cell table:style-name="ACE-10" table:formula="of:=IF(ABS([.F11])&gt;50;10;IF([.F11]&lt;5;1;[.F11]*0.20000000000000001))" office:value-type="float" office:value="3">
            <text:p>3.0</text:p>
          </table:table-cell>
          <table:table-cell table:style-name="ACE-10" table:formula="of:=IF(ABS([.F11])&gt;50;10;IF([.F11]&lt;5;1;[.F11]*0.20000000000000001))" office:value-type="float" office:value="3">
            <text:p>3.0</text:p>
          </table:table-cell>
          <table:table-cell table:style-name="ACE-9" office:value-type="string">
            <text:p>FunderEtal2011,Tauber1964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K138</text:p>
          </table:table-cell>
          <table:table-cell table:style-name="ACE-9" office:value-type="string">
            <text:p>N81.60000</text:p>
          </table:table-cell>
          <table:table-cell table:style-name="ACE-9" office:value-type="string">
            <text:p>W16.68333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4040±170</text:p>
          </table:table-cell>
          <table:table-cell table:style-name="ACE-9" office:value-type="float" office:value="4040">
            <text:p>4040</text:p>
          </table:table-cell>
          <table:table-cell table:style-name="ACE-9" office:value-type="float" office:value="170">
            <text:p>170</text:p>
          </table:table-cell>
          <table:table-cell table:style-name="ACE-9"/>
          <table:table-cell table:style-name="ACE-9" office:value-type="float" office:value="4485">
            <text:p>4485</text:p>
          </table:table-cell>
          <table:table-cell table:style-name="ACE-9" office:value-type="float" office:value="445">
            <text:p>445</text:p>
          </table:table-cell>
          <table:table-cell table:style-name="ACE-9" office:value-type="string">
            <text:p>wood</text:p>
          </table:table-cell>
          <table:table-cell table:style-name="ACE-9" office:value-type="float" office:value="24">
            <text:p>24</text:p>
          </table:table-cell>
          <table:table-cell table:style-name="ACE-9" office:value-type="string">
            <text:p>Tauber1961</text:p>
          </table:table-cell>
          <table:table-cell table:style-name="ACE-9"/>
          <table:table-cell table:style-name="ACE-9" office:value-type="string">
            <text:p>K-138</text:p>
          </table:table-cell>
          <table:table-cell table:style-name="ACE-9" office:value-type="float" office:value="81.599999999999994">
            <text:p>81.6</text:p>
          </table:table-cell>
          <table:table-cell table:style-name="ACE-9" office:value-type="float" office:value="-16.683330000000002">
            <text:p>−16.68333</text:p>
          </table:table-cell>
          <table:table-cell table:style-name="ACE-9" office:value-type="float" office:value="4040">
            <text:p>4040</text:p>
          </table:table-cell>
          <table:table-cell table:style-name="ACE-9" office:value-type="float" office:value="170">
            <text:p>17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2]-2" office:value-type="float" office:value="10">
            <text:p>10</text:p>
          </table:table-cell>
          <table:table-cell table:style-name="ACE-10" table:formula="of:=IF(ABS([.F12])&gt;50;10;IF([.F12]&lt;5;1;[.F12]*0.20000000000000001))" office:value-type="float" office:value="2.4000000000000004">
            <text:p>2.4</text:p>
          </table:table-cell>
          <table:table-cell table:style-name="ACE-10" table:formula="of:=IF(ABS([.F12])&gt;50;10;IF([.F12]&lt;5;1;[.F12]*0.20000000000000001))" office:value-type="float" office:value="2.4000000000000004">
            <text:p>2.4</text:p>
          </table:table-cell>
          <table:table-cell table:style-name="ACE-9" office:value-type="string">
            <text:p>FunderEtal2011,Tauber196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5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6005±50</text:p>
          </table:table-cell>
          <table:table-cell table:style-name="ACE-9" office:value-type="float" office:value="6005">
            <text:p>600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6840">
            <text:p>6840</text:p>
          </table:table-cell>
          <table:table-cell table:style-name="ACE-9" office:value-type="float" office:value="142">
            <text:p>142</text:p>
          </table:table-cell>
          <table:table-cell table:style-name="ACE-9" office:value-type="string">
            <text:p>Larix</text:p>
          </table:table-cell>
          <table:table-cell table:style-name="ACE-9" office:value-type="float" office:value="18">
            <text:p>18</text:p>
          </table:table-cell>
          <table:table-cell table:style-name="ACE-9" office:value-type="string">
            <text:p>this is wrong</text:p>
          </table:table-cell>
          <table:table-cell table:style-name="ACE-9"/>
          <table:table-cell table:style-name="ACE-9" office:value-type="string">
            <text:p>LuS-7975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6005">
            <text:p>600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3]-2" office:value-type="float" office:value="0">
            <text:p>0</text:p>
          </table:table-cell>
          <table:table-cell table:style-name="ACE-10" table:formula="of:=IF(ABS([.F13])&gt;50;10;IF([.F13]&lt;5;1;[.F13]*0.20000000000000001))" office:value-type="float" office:value="1">
            <text:p>1.0</text:p>
          </table:table-cell>
          <table:table-cell table:style-name="ACE-10" table:formula="of:=IF(ABS([.F13])&gt;50;10;IF([.F13]&lt;5;1;[.F13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AAR11134</text:p>
          </table:table-cell>
          <table:table-cell table:style-name="ACE-9" office:value-type="string">
            <text:p>N83.63667</text:p>
          </table:table-cell>
          <table:table-cell table:style-name="ACE-9" office:value-type="string">
            <text:p>W31.52122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595±37</text:p>
          </table:table-cell>
          <table:table-cell table:style-name="ACE-9" office:value-type="float" office:value="595">
            <text:p>595</text:p>
          </table:table-cell>
          <table:table-cell table:style-name="ACE-9" office:value-type="float" office:value="37">
            <text:p>37</text:p>
          </table:table-cell>
          <table:table-cell table:style-name="ACE-9"/>
          <table:table-cell table:style-name="ACE-9" office:value-type="float" office:value="596">
            <text:p>596</text:p>
          </table:table-cell>
          <table:table-cell table:style-name="ACE-9" office:value-type="float" office:value="58">
            <text:p>58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AAR-11134</text:p>
          </table:table-cell>
          <table:table-cell table:style-name="ACE-9" office:value-type="float" office:value="83.636669999999995">
            <text:p>83.63667</text:p>
          </table:table-cell>
          <table:table-cell table:style-name="ACE-9" office:value-type="float" office:value="-31.52122">
            <text:p>−31.52122</text:p>
          </table:table-cell>
          <table:table-cell table:style-name="ACE-9" office:value-type="float" office:value="595">
            <text:p>595</text:p>
          </table:table-cell>
          <table:table-cell table:style-name="ACE-9" office:value-type="float" office:value="37">
            <text:p>37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4]-2" office:value-type="float" office:value="-2">
            <text:p>−2</text:p>
          </table:table-cell>
          <table:table-cell table:style-name="ACE-10" table:formula="of:=IF(ABS([.F14])&gt;50;10;IF([.F14]&lt;5;1;[.F14]*0.20000000000000001))" office:value-type="float" office:value="1">
            <text:p>1.0</text:p>
          </table:table-cell>
          <table:table-cell table:style-name="ACE-10" table:formula="of:=IF(ABS([.F14])&gt;50;10;IF([.F14]&lt;5;1;[.F1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AAR11135</text:p>
          </table:table-cell>
          <table:table-cell table:style-name="ACE-9" office:value-type="string">
            <text:p>N83.44288</text:p>
          </table:table-cell>
          <table:table-cell table:style-name="ACE-9" office:value-type="string">
            <text:p>W27.91167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6378±49</text:p>
          </table:table-cell>
          <table:table-cell table:style-name="ACE-9" office:value-type="float" office:value="6378">
            <text:p>6378</text:p>
          </table:table-cell>
          <table:table-cell table:style-name="ACE-9" office:value-type="float" office:value="49">
            <text:p>49</text:p>
          </table:table-cell>
          <table:table-cell table:style-name="ACE-9"/>
          <table:table-cell table:style-name="ACE-9" office:value-type="float" office:value="7301">
            <text:p>7301</text:p>
          </table:table-cell>
          <table:table-cell table:style-name="ACE-9" office:value-type="float" office:value="123">
            <text:p>123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AAR-11135</text:p>
          </table:table-cell>
          <table:table-cell table:style-name="ACE-9" office:value-type="float" office:value="83.442880000000002">
            <text:p>83.44288</text:p>
          </table:table-cell>
          <table:table-cell table:style-name="ACE-9" office:value-type="float" office:value="-27.911670000000001">
            <text:p>−27.91167</text:p>
          </table:table-cell>
          <table:table-cell table:style-name="ACE-9" office:value-type="float" office:value="6378">
            <text:p>6378</text:p>
          </table:table-cell>
          <table:table-cell table:style-name="ACE-9" office:value-type="float" office:value="49">
            <text:p>49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5]-2" office:value-type="float" office:value="14">
            <text:p>14</text:p>
          </table:table-cell>
          <table:table-cell table:style-name="ACE-10" table:formula="of:=IF(ABS([.F15])&gt;50;10;IF([.F15]&lt;5;1;[.F15]*0.20000000000000001))" office:value-type="float" office:value="3.2000000000000002">
            <text:p>3.2</text:p>
          </table:table-cell>
          <table:table-cell table:style-name="ACE-10" table:formula="of:=IF(ABS([.F15])&gt;50;10;IF([.F15]&lt;5;1;[.F15]*0.20000000000000001))" office:value-type="float" office:value="3.2000000000000002">
            <text:p>3.2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AAR11136</text:p>
          </table:table-cell>
          <table:table-cell table:style-name="ACE-9" office:value-type="string">
            <text:p>N83.61005</text:p>
          </table:table-cell>
          <table:table-cell table:style-name="ACE-9" office:value-type="string">
            <text:p>W30.47833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7112±47</text:p>
          </table:table-cell>
          <table:table-cell table:style-name="ACE-9" office:value-type="float" office:value="7112">
            <text:p>7112</text:p>
          </table:table-cell>
          <table:table-cell table:style-name="ACE-9" office:value-type="float" office:value="47">
            <text:p>47</text:p>
          </table:table-cell>
          <table:table-cell table:style-name="ACE-9"/>
          <table:table-cell table:style-name="ACE-9" office:value-type="float" office:value="7930">
            <text:p>7930</text:p>
          </table:table-cell>
          <table:table-cell table:style-name="ACE-9" office:value-type="float" office:value="83">
            <text:p>83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AAR-11136</text:p>
          </table:table-cell>
          <table:table-cell table:style-name="ACE-9" office:value-type="float" office:value="83.610050000000001">
            <text:p>83.61005</text:p>
          </table:table-cell>
          <table:table-cell table:style-name="ACE-9" office:value-type="float" office:value="-30.47833">
            <text:p>−30.47833</text:p>
          </table:table-cell>
          <table:table-cell table:style-name="ACE-9" office:value-type="float" office:value="7112">
            <text:p>7112</text:p>
          </table:table-cell>
          <table:table-cell table:style-name="ACE-9" office:value-type="float" office:value="47">
            <text:p>47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6]-2" office:value-type="float" office:value="13">
            <text:p>13</text:p>
          </table:table-cell>
          <table:table-cell table:style-name="ACE-10" table:formula="of:=IF(ABS([.F16])&gt;50;10;IF([.F16]&lt;5;1;[.F16]*0.20000000000000001))" office:value-type="float" office:value="3">
            <text:p>3.0</text:p>
          </table:table-cell>
          <table:table-cell table:style-name="ACE-10" table:formula="of:=IF(ABS([.F16])&gt;50;10;IF([.F16]&lt;5;1;[.F16]*0.20000000000000001))" office:value-type="float" office:value="3">
            <text:p>3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AAR3452</text:p>
          </table:table-cell>
          <table:table-cell table:style-name="ACE-9" office:value-type="string">
            <text:p>N81.55802</text:p>
          </table:table-cell>
          <table:table-cell table:style-name="ACE-9" office:value-type="string">
            <text:p>W16.16025</text:p>
          </table:table-cell>
          <table:table-cell table:style-name="ACE-9" office:value-type="float" office:value="10">
            <text:p>10</text:p>
          </table:table-cell>
          <table:table-cell table:style-name="ACE-9" office:value-type="string">
            <text:p>3870±90</text:p>
          </table:table-cell>
          <table:table-cell table:style-name="ACE-9" office:value-type="float" office:value="3870">
            <text:p>3870</text:p>
          </table:table-cell>
          <table:table-cell table:style-name="ACE-9" office:value-type="float" office:value="90">
            <text:p>90</text:p>
          </table:table-cell>
          <table:table-cell table:style-name="ACE-9"/>
          <table:table-cell table:style-name="ACE-9" office:value-type="float" office:value="4258">
            <text:p>4258</text:p>
          </table:table-cell>
          <table:table-cell table:style-name="ACE-9" office:value-type="float" office:value="266">
            <text:p>266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AAR-3452</text:p>
          </table:table-cell>
          <table:table-cell table:style-name="ACE-9" office:value-type="float" office:value="81.558019999999999">
            <text:p>81.55802</text:p>
          </table:table-cell>
          <table:table-cell table:style-name="ACE-9" office:value-type="float" office:value="-16.160250000000001">
            <text:p>−16.16025</text:p>
          </table:table-cell>
          <table:table-cell table:style-name="ACE-9" office:value-type="float" office:value="3870">
            <text:p>387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7]-2" office:value-type="float" office:value="8">
            <text:p>8</text:p>
          </table:table-cell>
          <table:table-cell table:style-name="ACE-10" table:formula="of:=IF(ABS([.F17])&gt;50;10;IF([.F17]&lt;5;1;[.F17]*0.20000000000000001))" office:value-type="float" office:value="2">
            <text:p>2.0</text:p>
          </table:table-cell>
          <table:table-cell table:style-name="ACE-10" table:formula="of:=IF(ABS([.F17])&gt;50;10;IF([.F17]&lt;5;1;[.F17]*0.20000000000000001))" office:value-type="float" office:value="2">
            <text:p>2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AAR3453</text:p>
          </table:table-cell>
          <table:table-cell table:style-name="ACE-9" office:value-type="string">
            <text:p>N81.55742</text:p>
          </table:table-cell>
          <table:table-cell table:style-name="ACE-9" office:value-type="string">
            <text:p>W16.21868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2470±75</text:p>
          </table:table-cell>
          <table:table-cell table:style-name="ACE-9" office:value-type="float" office:value="2470">
            <text:p>2470</text:p>
          </table:table-cell>
          <table:table-cell table:style-name="ACE-9" office:value-type="float" office:value="75">
            <text:p>75</text:p>
          </table:table-cell>
          <table:table-cell table:style-name="ACE-9"/>
          <table:table-cell table:style-name="ACE-9" office:value-type="float" office:value="2541">
            <text:p>2541</text:p>
          </table:table-cell>
          <table:table-cell table:style-name="ACE-9" office:value-type="float" office:value="185">
            <text:p>185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AAR-3453</text:p>
          </table:table-cell>
          <table:table-cell table:style-name="ACE-9" office:value-type="float" office:value="81.557419999999993">
            <text:p>81.55742</text:p>
          </table:table-cell>
          <table:table-cell table:style-name="ACE-9" office:value-type="float" office:value="-16.218679999999999">
            <text:p>−16.21868</text:p>
          </table:table-cell>
          <table:table-cell table:style-name="ACE-9" office:value-type="float" office:value="2470">
            <text:p>247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8]-2" office:value-type="float" office:value="13">
            <text:p>13</text:p>
          </table:table-cell>
          <table:table-cell table:style-name="ACE-10" table:formula="of:=IF(ABS([.F18])&gt;50;10;IF([.F18]&lt;5;1;[.F18]*0.20000000000000001))" office:value-type="float" office:value="3">
            <text:p>3.0</text:p>
          </table:table-cell>
          <table:table-cell table:style-name="ACE-10" table:formula="of:=IF(ABS([.F18])&gt;50;10;IF([.F18]&lt;5;1;[.F18]*0.20000000000000001))" office:value-type="float" office:value="3">
            <text:p>3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K7086</text:p>
          </table:table-cell>
          <table:table-cell table:style-name="ACE-9" office:value-type="string">
            <text:p>N82.50000</text:p>
          </table:table-cell>
          <table:table-cell table:style-name="ACE-9" office:value-type="string">
            <text:p>W31.16667</text:p>
          </table:table-cell>
          <table:table-cell table:style-name="ACE-9" office:value-type="float" office:value="20">
            <text:p>20</text:p>
          </table:table-cell>
          <table:table-cell table:style-name="ACE-9" office:value-type="string">
            <text:p>5350±100</text:p>
          </table:table-cell>
          <table:table-cell table:style-name="ACE-9" office:value-type="float" office:value="5350">
            <text:p>535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6112">
            <text:p>6112</text:p>
          </table:table-cell>
          <table:table-cell table:style-name="ACE-9" office:value-type="float" office:value="193">
            <text:p>19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K-7086</text:p>
          </table:table-cell>
          <table:table-cell table:style-name="ACE-9" office:value-type="float" office:value="82.5">
            <text:p>82.5</text:p>
          </table:table-cell>
          <table:table-cell table:style-name="ACE-9" office:value-type="float" office:value="-31.16667">
            <text:p>−31.16667</text:p>
          </table:table-cell>
          <table:table-cell table:style-name="ACE-9" office:value-type="float" office:value="5350">
            <text:p>535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19]-2" office:value-type="float" office:value="18">
            <text:p>18</text:p>
          </table:table-cell>
          <table:table-cell table:style-name="ACE-10" table:formula="of:=IF(ABS([.F19])&gt;50;10;IF([.F19]&lt;5;1;[.F19]*0.20000000000000001))" office:value-type="float" office:value="4">
            <text:p>4.0</text:p>
          </table:table-cell>
          <table:table-cell table:style-name="ACE-10" table:formula="of:=IF(ABS([.F19])&gt;50;10;IF([.F19]&lt;5;1;[.F19]*0.20000000000000001))" office:value-type="float" office:value="4">
            <text:p>4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18</text:p>
          </table:table-cell>
          <table:table-cell table:style-name="ACE-9" office:value-type="string">
            <text:p>N82.59028</text:p>
          </table:table-cell>
          <table:table-cell table:style-name="ACE-9" office:value-type="string">
            <text:p>W19.88389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5080±50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5790">
            <text:p>5790</text:p>
          </table:table-cell>
          <table:table-cell table:style-name="ACE-9" office:value-type="float" office:value="135">
            <text:p>13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18</text:p>
          </table:table-cell>
          <table:table-cell table:style-name="ACE-9" office:value-type="float" office:value="82.590280000000007">
            <text:p>82.59028</text:p>
          </table:table-cell>
          <table:table-cell table:style-name="ACE-9" office:value-type="float" office:value="-19.883890000000001">
            <text:p>−19.88389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0]-2" office:value-type="float" office:value="14">
            <text:p>14</text:p>
          </table:table-cell>
          <table:table-cell table:style-name="ACE-10" table:formula="of:=IF(ABS([.F20])&gt;50;10;IF([.F20]&lt;5;1;[.F20]*0.20000000000000001))" office:value-type="float" office:value="3.2000000000000002">
            <text:p>3.2</text:p>
          </table:table-cell>
          <table:table-cell table:style-name="ACE-10" table:formula="of:=IF(ABS([.F20])&gt;50;10;IF([.F20]&lt;5;1;[.F20]*0.20000000000000001))" office:value-type="float" office:value="3.2000000000000002">
            <text:p>3.2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19</text:p>
          </table:table-cell>
          <table:table-cell table:style-name="ACE-9" office:value-type="string">
            <text:p>N82.59028</text:p>
          </table:table-cell>
          <table:table-cell table:style-name="ACE-9" office:value-type="string">
            <text:p>W19.88389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5110±50</text:p>
          </table:table-cell>
          <table:table-cell table:style-name="ACE-9" office:value-type="float" office:value="5110">
            <text:p>511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5839">
            <text:p>5839</text:p>
          </table:table-cell>
          <table:table-cell table:style-name="ACE-9" office:value-type="float" office:value="145">
            <text:p>1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19</text:p>
          </table:table-cell>
          <table:table-cell table:style-name="ACE-9" office:value-type="float" office:value="82.590280000000007">
            <text:p>82.59028</text:p>
          </table:table-cell>
          <table:table-cell table:style-name="ACE-9" office:value-type="float" office:value="-19.883890000000001">
            <text:p>−19.88389</text:p>
          </table:table-cell>
          <table:table-cell table:style-name="ACE-9" office:value-type="float" office:value="5110">
            <text:p>511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1]-2" office:value-type="float" office:value="14">
            <text:p>14</text:p>
          </table:table-cell>
          <table:table-cell table:style-name="ACE-10" table:formula="of:=IF(ABS([.F21])&gt;50;10;IF([.F21]&lt;5;1;[.F21]*0.20000000000000001))" office:value-type="float" office:value="3.2000000000000002">
            <text:p>3.2</text:p>
          </table:table-cell>
          <table:table-cell table:style-name="ACE-10" table:formula="of:=IF(ABS([.F21])&gt;50;10;IF([.F21]&lt;5;1;[.F21]*0.20000000000000001))" office:value-type="float" office:value="3.2000000000000002">
            <text:p>3.2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0</text:p>
          </table:table-cell>
          <table:table-cell table:style-name="ACE-9" office:value-type="string">
            <text:p>N83.65048</text:p>
          </table:table-cell>
          <table:table-cell table:style-name="ACE-9" office:value-type="string">
            <text:p>W31.11172</text:p>
          </table:table-cell>
          <table:table-cell table:style-name="ACE-9" office:value-type="float" office:value="9">
            <text:p>9</text:p>
          </table:table-cell>
          <table:table-cell table:style-name="ACE-9" office:value-type="string">
            <text:p>6385±50</text:p>
          </table:table-cell>
          <table:table-cell table:style-name="ACE-9" office:value-type="float" office:value="6385">
            <text:p>638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292">
            <text:p>7292</text:p>
          </table:table-cell>
          <table:table-cell table:style-name="ACE-9" office:value-type="float" office:value="133">
            <text:p>13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0</text:p>
          </table:table-cell>
          <table:table-cell table:style-name="ACE-9" office:value-type="float" office:value="83.650480000000002">
            <text:p>83.65048</text:p>
          </table:table-cell>
          <table:table-cell table:style-name="ACE-9" office:value-type="float" office:value="-31.111719999999998">
            <text:p>−31.11172</text:p>
          </table:table-cell>
          <table:table-cell table:style-name="ACE-9" office:value-type="float" office:value="6385">
            <text:p>638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2]-2" office:value-type="float" office:value="7">
            <text:p>7</text:p>
          </table:table-cell>
          <table:table-cell table:style-name="ACE-10" table:formula="of:=IF(ABS([.F22])&gt;50;10;IF([.F22]&lt;5;1;[.F22]*0.20000000000000001))" office:value-type="float" office:value="1.8">
            <text:p>1.8</text:p>
          </table:table-cell>
          <table:table-cell table:style-name="ACE-10" table:formula="of:=IF(ABS([.F22])&gt;50;10;IF([.F22]&lt;5;1;[.F22]*0.20000000000000001))" office:value-type="float" office:value="1.8">
            <text:p>1.8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1</text:p>
          </table:table-cell>
          <table:table-cell table:style-name="ACE-9" office:value-type="string">
            <text:p>N83.64385</text:p>
          </table:table-cell>
          <table:table-cell table:style-name="ACE-9" office:value-type="string">
            <text:p>W30.97550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6205±50</text:p>
          </table:table-cell>
          <table:table-cell table:style-name="ACE-9" office:value-type="float" office:value="6205">
            <text:p>620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106">
            <text:p>7106</text:p>
          </table:table-cell>
          <table:table-cell table:style-name="ACE-9" office:value-type="float" office:value="145">
            <text:p>1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1</text:p>
          </table:table-cell>
          <table:table-cell table:style-name="ACE-9" office:value-type="float" office:value="83.64385">
            <text:p>83.64385</text:p>
          </table:table-cell>
          <table:table-cell table:style-name="ACE-9" office:value-type="float" office:value="-30.9755">
            <text:p>−30.9755</text:p>
          </table:table-cell>
          <table:table-cell table:style-name="ACE-9" office:value-type="float" office:value="6205">
            <text:p>620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3]-2" office:value-type="float" office:value="10">
            <text:p>10</text:p>
          </table:table-cell>
          <table:table-cell table:style-name="ACE-10" table:formula="of:=IF(ABS([.F23])&gt;50;10;IF([.F23]&lt;5;1;[.F23]*0.20000000000000001))" office:value-type="float" office:value="2.4000000000000004">
            <text:p>2.4</text:p>
          </table:table-cell>
          <table:table-cell table:style-name="ACE-10" table:formula="of:=IF(ABS([.F23])&gt;50;10;IF([.F23]&lt;5;1;[.F23]*0.20000000000000001))" office:value-type="float" office:value="2.4000000000000004">
            <text:p>2.4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2</text:p>
          </table:table-cell>
          <table:table-cell table:style-name="ACE-9" office:value-type="string">
            <text:p>N83.65077</text:p>
          </table:table-cell>
          <table:table-cell table:style-name="ACE-9" office:value-type="string">
            <text:p>W31.4354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140±45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205">
            <text:p>20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2</text:p>
          </table:table-cell>
          <table:table-cell table:style-name="ACE-9" office:value-type="float" office:value="83.650769999999994">
            <text:p>83.65077</text:p>
          </table:table-cell>
          <table:table-cell table:style-name="ACE-9" office:value-type="float" office:value="-31.43543">
            <text:p>−31.43543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4]-2" office:value-type="float" office:value="0">
            <text:p>0</text:p>
          </table:table-cell>
          <table:table-cell table:style-name="ACE-10" table:formula="of:=IF(ABS([.F24])&gt;50;10;IF([.F24]&lt;5;1;[.F24]*0.20000000000000001))" office:value-type="float" office:value="1">
            <text:p>1.0</text:p>
          </table:table-cell>
          <table:table-cell table:style-name="ACE-10" table:formula="of:=IF(ABS([.F24])&gt;50;10;IF([.F24]&lt;5;1;[.F2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3</text:p>
          </table:table-cell>
          <table:table-cell table:style-name="ACE-9" office:value-type="string">
            <text:p>N83.64610</text:p>
          </table:table-cell>
          <table:table-cell table:style-name="ACE-9" office:value-type="string">
            <text:p>W30.9246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3775±50</text:p>
          </table:table-cell>
          <table:table-cell table:style-name="ACE-9" office:value-type="float" office:value="3775">
            <text:p>377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4105">
            <text:p>4105</text:p>
          </table:table-cell>
          <table:table-cell table:style-name="ACE-9" office:value-type="float" office:value="274">
            <text:p>274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3</text:p>
          </table:table-cell>
          <table:table-cell table:style-name="ACE-9" office:value-type="float" office:value="83.646100000000004">
            <text:p>83.6461</text:p>
          </table:table-cell>
          <table:table-cell table:style-name="ACE-9" office:value-type="float" office:value="-30.92465">
            <text:p>−30.92465</text:p>
          </table:table-cell>
          <table:table-cell table:style-name="ACE-9" office:value-type="float" office:value="3775">
            <text:p>377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5]-2" office:value-type="float" office:value="0">
            <text:p>0</text:p>
          </table:table-cell>
          <table:table-cell table:style-name="ACE-10" table:formula="of:=IF(ABS([.F25])&gt;50;10;IF([.F25]&lt;5;1;[.F25]*0.20000000000000001))" office:value-type="float" office:value="1">
            <text:p>1.0</text:p>
          </table:table-cell>
          <table:table-cell table:style-name="ACE-10" table:formula="of:=IF(ABS([.F25])&gt;50;10;IF([.F25]&lt;5;1;[.F25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4</text:p>
          </table:table-cell>
          <table:table-cell table:style-name="ACE-9" office:value-type="string">
            <text:p>N83.64540</text:p>
          </table:table-cell>
          <table:table-cell table:style-name="ACE-9" office:value-type="string">
            <text:p>W30.97107</text:p>
          </table:table-cell>
          <table:table-cell table:style-name="ACE-9" office:value-type="float" office:value="5">
            <text:p>5</text:p>
          </table:table-cell>
          <table:table-cell table:style-name="ACE-9" office:value-type="string">
            <text:p>5080±50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50">
            <text:p>50</text:p>
          </table:table-cell>
          <table:table-cell table:style-name="ACE-9"/>
          <table:table-cell table:style-name="ACE-9" office:value-type="float" office:value="5795">
            <text:p>5795</text:p>
          </table:table-cell>
          <table:table-cell table:style-name="ACE-9" office:value-type="float" office:value="130">
            <text:p>13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4</text:p>
          </table:table-cell>
          <table:table-cell table:style-name="ACE-9" office:value-type="float" office:value="83.645399999999995">
            <text:p>83.6454</text:p>
          </table:table-cell>
          <table:table-cell table:style-name="ACE-9" office:value-type="float" office:value="-30.971070000000001">
            <text:p>−30.97107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6]-2" office:value-type="float" office:value="3">
            <text:p>3</text:p>
          </table:table-cell>
          <table:table-cell table:style-name="ACE-10" table:formula="of:=IF(ABS([.F26])&gt;50;10;IF([.F26]&lt;5;1;[.F26]*0.20000000000000001))" office:value-type="float" office:value="1">
            <text:p>1.0</text:p>
          </table:table-cell>
          <table:table-cell table:style-name="ACE-10" table:formula="of:=IF(ABS([.F26])&gt;50;10;IF([.F26]&lt;5;1;[.F26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5</text:p>
          </table:table-cell>
          <table:table-cell table:style-name="ACE-9" office:value-type="string">
            <text:p>N83.64935</text:p>
          </table:table-cell>
          <table:table-cell table:style-name="ACE-9" office:value-type="string">
            <text:p>W31.01460</text:p>
          </table:table-cell>
          <table:table-cell table:style-name="ACE-9" office:value-type="float" office:value="5">
            <text:p>5</text:p>
          </table:table-cell>
          <table:table-cell table:style-name="ACE-9" office:value-type="string">
            <text:p>7065±50</text:p>
          </table:table-cell>
          <table:table-cell table:style-name="ACE-9" office:value-type="float" office:value="7065">
            <text:p>706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7847">
            <text:p>7847</text:p>
          </table:table-cell>
          <table:table-cell table:style-name="ACE-9" office:value-type="float" office:value="148">
            <text:p>148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5</text:p>
          </table:table-cell>
          <table:table-cell table:style-name="ACE-9" office:value-type="float" office:value="83.649349999999998">
            <text:p>83.64935</text:p>
          </table:table-cell>
          <table:table-cell table:style-name="ACE-9" office:value-type="float" office:value="-31.014600000000002">
            <text:p>−31.0146</text:p>
          </table:table-cell>
          <table:table-cell table:style-name="ACE-9" office:value-type="float" office:value="7065">
            <text:p>706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7]-2" office:value-type="float" office:value="3">
            <text:p>3</text:p>
          </table:table-cell>
          <table:table-cell table:style-name="ACE-10" table:formula="of:=IF(ABS([.F27])&gt;50;10;IF([.F27]&lt;5;1;[.F27]*0.20000000000000001))" office:value-type="float" office:value="1">
            <text:p>1.0</text:p>
          </table:table-cell>
          <table:table-cell table:style-name="ACE-10" table:formula="of:=IF(ABS([.F27])&gt;50;10;IF([.F27]&lt;5;1;[.F27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6</text:p>
          </table:table-cell>
          <table:table-cell table:style-name="ACE-9" office:value-type="string">
            <text:p>N83.65023</text:p>
          </table:table-cell>
          <table:table-cell table:style-name="ACE-9" office:value-type="string">
            <text:p>W31.06473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85±45</text:p>
          </table:table-cell>
          <table:table-cell table:style-name="ACE-9" office:value-type="float" office:value="185">
            <text:p>18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81">
            <text:p>81</text:p>
          </table:table-cell>
          <table:table-cell table:style-name="ACE-9" office:value-type="float" office:value="224">
            <text:p>224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6</text:p>
          </table:table-cell>
          <table:table-cell table:style-name="ACE-9" office:value-type="float" office:value="83.650229999999993">
            <text:p>83.65023</text:p>
          </table:table-cell>
          <table:table-cell table:style-name="ACE-9" office:value-type="float" office:value="-31.064730000000001">
            <text:p>−31.06473</text:p>
          </table:table-cell>
          <table:table-cell table:style-name="ACE-9" office:value-type="float" office:value="185">
            <text:p>18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8]-2" office:value-type="float" office:value="-2">
            <text:p>−2</text:p>
          </table:table-cell>
          <table:table-cell table:style-name="ACE-10" table:formula="of:=IF(ABS([.F28])&gt;50;10;IF([.F28]&lt;5;1;[.F28]*0.20000000000000001))" office:value-type="float" office:value="1">
            <text:p>1.0</text:p>
          </table:table-cell>
          <table:table-cell table:style-name="ACE-10" table:formula="of:=IF(ABS([.F28])&gt;50;10;IF([.F28]&lt;5;1;[.F28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7</text:p>
          </table:table-cell>
          <table:table-cell table:style-name="ACE-9" office:value-type="string">
            <text:p>N83.65587</text:p>
          </table:table-cell>
          <table:table-cell table:style-name="ACE-9" office:value-type="string">
            <text:p>W31.21442</text:p>
          </table:table-cell>
          <table:table-cell table:style-name="ACE-9" office:value-type="float" office:value="7">
            <text:p>7</text:p>
          </table:table-cell>
          <table:table-cell table:style-name="ACE-9" office:value-type="string">
            <text:p>3485±50</text:p>
          </table:table-cell>
          <table:table-cell table:style-name="ACE-9" office:value-type="float" office:value="3485">
            <text:p>348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3720">
            <text:p>3720</text:p>
          </table:table-cell>
          <table:table-cell table:style-name="ACE-9" office:value-type="float" office:value="163">
            <text:p>16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7</text:p>
          </table:table-cell>
          <table:table-cell table:style-name="ACE-9" office:value-type="float" office:value="83.655869999999993">
            <text:p>83.65587</text:p>
          </table:table-cell>
          <table:table-cell table:style-name="ACE-9" office:value-type="float" office:value="-31.21442">
            <text:p>−31.21442</text:p>
          </table:table-cell>
          <table:table-cell table:style-name="ACE-9" office:value-type="float" office:value="3485">
            <text:p>348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29]-2" office:value-type="float" office:value="5">
            <text:p>5</text:p>
          </table:table-cell>
          <table:table-cell table:style-name="ACE-10" table:formula="of:=IF(ABS([.F29])&gt;50;10;IF([.F29]&lt;5;1;[.F29]*0.20000000000000001))" office:value-type="float" office:value="1.4000000000000001">
            <text:p>1.4</text:p>
          </table:table-cell>
          <table:table-cell table:style-name="ACE-10" table:formula="of:=IF(ABS([.F29])&gt;50;10;IF([.F29]&lt;5;1;[.F29]*0.20000000000000001))" office:value-type="float" office:value="1.4000000000000001">
            <text:p>1.4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8</text:p>
          </table:table-cell>
          <table:table-cell table:style-name="ACE-9" office:value-type="string">
            <text:p>N83.65375</text:p>
          </table:table-cell>
          <table:table-cell table:style-name="ACE-9" office:value-type="string">
            <text:p>W31.34205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3060±50</text:p>
          </table:table-cell>
          <table:table-cell table:style-name="ACE-9" office:value-type="float" office:value="3060">
            <text:p>306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3223">
            <text:p>3223</text:p>
          </table:table-cell>
          <table:table-cell table:style-name="ACE-9" office:value-type="float" office:value="161">
            <text:p>161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8</text:p>
          </table:table-cell>
          <table:table-cell table:style-name="ACE-9" office:value-type="float" office:value="83.653750000000002">
            <text:p>83.65375</text:p>
          </table:table-cell>
          <table:table-cell table:style-name="ACE-9" office:value-type="float" office:value="-31.34205">
            <text:p>−31.34205</text:p>
          </table:table-cell>
          <table:table-cell table:style-name="ACE-9" office:value-type="float" office:value="3060">
            <text:p>306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0]-2" office:value-type="float" office:value="-1">
            <text:p>−1</text:p>
          </table:table-cell>
          <table:table-cell table:style-name="ACE-10" table:formula="of:=IF(ABS([.F30])&gt;50;10;IF([.F30]&lt;5;1;[.F30]*0.20000000000000001))" office:value-type="float" office:value="1">
            <text:p>1.0</text:p>
          </table:table-cell>
          <table:table-cell table:style-name="ACE-10" table:formula="of:=IF(ABS([.F30])&gt;50;10;IF([.F30]&lt;5;1;[.F30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29</text:p>
          </table:table-cell>
          <table:table-cell table:style-name="ACE-9" office:value-type="string">
            <text:p>N81.55802</text:p>
          </table:table-cell>
          <table:table-cell table:style-name="ACE-9" office:value-type="string">
            <text:p>W16.16025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25±45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124">
            <text:p>124</text:p>
          </table:table-cell>
          <table:table-cell table:style-name="ACE-9" office:value-type="float" office:value="157">
            <text:p>157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29</text:p>
          </table:table-cell>
          <table:table-cell table:style-name="ACE-9" office:value-type="float" office:value="81.558019999999999">
            <text:p>81.55802</text:p>
          </table:table-cell>
          <table:table-cell table:style-name="ACE-9" office:value-type="float" office:value="-16.160250000000001">
            <text:p>−16.16025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1]-2" office:value-type="float" office:value="-2">
            <text:p>−2</text:p>
          </table:table-cell>
          <table:table-cell table:style-name="ACE-10" table:formula="of:=IF(ABS([.F31])&gt;50;10;IF([.F31]&lt;5;1;[.F31]*0.20000000000000001))" office:value-type="float" office:value="1">
            <text:p>1.0</text:p>
          </table:table-cell>
          <table:table-cell table:style-name="ACE-10" table:formula="of:=IF(ABS([.F31])&gt;50;10;IF([.F31]&lt;5;1;[.F31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30</text:p>
          </table:table-cell>
          <table:table-cell table:style-name="ACE-9" office:value-type="string">
            <text:p>N81.57278</text:p>
          </table:table-cell>
          <table:table-cell table:style-name="ACE-9" office:value-type="string">
            <text:p>W16.86778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865±45</text:p>
          </table:table-cell>
          <table:table-cell table:style-name="ACE-9" office:value-type="float" office:value="865">
            <text:p>86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765">
            <text:p>765</text:p>
          </table:table-cell>
          <table:table-cell table:style-name="ACE-9" office:value-type="float" office:value="144">
            <text:p>144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30</text:p>
          </table:table-cell>
          <table:table-cell table:style-name="ACE-9" office:value-type="float" office:value="81.572779999999995">
            <text:p>81.57278</text:p>
          </table:table-cell>
          <table:table-cell table:style-name="ACE-9" office:value-type="float" office:value="-16.86778">
            <text:p>−16.86778</text:p>
          </table:table-cell>
          <table:table-cell table:style-name="ACE-9" office:value-type="float" office:value="865">
            <text:p>86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2]-2" office:value-type="float" office:value="-2">
            <text:p>−2</text:p>
          </table:table-cell>
          <table:table-cell table:style-name="ACE-10" table:formula="of:=IF(ABS([.F32])&gt;50;10;IF([.F32]&lt;5;1;[.F32]*0.20000000000000001))" office:value-type="float" office:value="1">
            <text:p>1.0</text:p>
          </table:table-cell>
          <table:table-cell table:style-name="ACE-10" table:formula="of:=IF(ABS([.F32])&gt;50;10;IF([.F32]&lt;5;1;[.F32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731</text:p>
          </table:table-cell>
          <table:table-cell table:style-name="ACE-9" office:value-type="string">
            <text:p>N81.57278</text:p>
          </table:table-cell>
          <table:table-cell table:style-name="ACE-9" office:value-type="string">
            <text:p>W16.86778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25±45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3">
            <text:p>13</text:p>
          </table:table-cell>
          <table:table-cell table:style-name="ACE-9" office:value-type="float" office:value="126">
            <text:p>126</text:p>
          </table:table-cell>
          <table:table-cell table:style-name="ACE-9" office:value-type="float" office:value="155">
            <text:p>15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31</text:p>
          </table:table-cell>
          <table:table-cell table:style-name="ACE-9" office:value-type="float" office:value="81.572779999999995">
            <text:p>81.57278</text:p>
          </table:table-cell>
          <table:table-cell table:style-name="ACE-9" office:value-type="float" office:value="-16.86778">
            <text:p>−16.86778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3]-2" office:value-type="float" office:value="-2">
            <text:p>−2</text:p>
          </table:table-cell>
          <table:table-cell table:style-name="ACE-10" table:formula="of:=IF(ABS([.F33])&gt;50;10;IF([.F33]&lt;5;1;[.F33]*0.20000000000000001))" office:value-type="float" office:value="1">
            <text:p>1.0</text:p>
          </table:table-cell>
          <table:table-cell table:style-name="ACE-10" table:formula="of:=IF(ABS([.F33])&gt;50;10;IF([.F33]&lt;5;1;[.F33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883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855±45</text:p>
          </table:table-cell>
          <table:table-cell table:style-name="ACE-9" office:value-type="float" office:value="855">
            <text:p>85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50">
            <text:p>150</text:p>
          </table:table-cell>
          <table:table-cell table:style-name="ACE-9" office:value-type="float" office:value="646">
            <text:p>646</text:p>
          </table:table-cell>
          <table:table-cell table:style-name="ACE-9" office:value-type="float" office:value="261">
            <text:p>261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883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855">
            <text:p>85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4]-2" office:value-type="float" office:value="-2">
            <text:p>−2</text:p>
          </table:table-cell>
          <table:table-cell table:style-name="ACE-10" table:formula="of:=IF(ABS([.F34])&gt;50;10;IF([.F34]&lt;5;1;[.F34]*0.20000000000000001))" office:value-type="float" office:value="1">
            <text:p>1.0</text:p>
          </table:table-cell>
          <table:table-cell table:style-name="ACE-10" table:formula="of:=IF(ABS([.F34])&gt;50;10;IF([.F34]&lt;5;1;[.F3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884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40±45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183">
            <text:p>18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884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5]-2" office:value-type="float" office:value="-2">
            <text:p>−2</text:p>
          </table:table-cell>
          <table:table-cell table:style-name="ACE-10" table:formula="of:=IF(ABS([.F35])&gt;50;10;IF([.F35]&lt;5;1;[.F35]*0.20000000000000001))" office:value-type="float" office:value="1">
            <text:p>1.0</text:p>
          </table:table-cell>
          <table:table-cell table:style-name="ACE-10" table:formula="of:=IF(ABS([.F35])&gt;50;10;IF([.F35]&lt;5;1;[.F35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885</text:p>
          </table:table-cell>
          <table:table-cell table:style-name="ACE-9" office:value-type="string">
            <text:p>N81.57750</text:p>
          </table:table-cell>
          <table:table-cell table:style-name="ACE-9" office:value-type="string">
            <text:p>W16.3458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3890±50</text:p>
          </table:table-cell>
          <table:table-cell table:style-name="ACE-9" office:value-type="float" office:value="3890">
            <text:p>38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4192">
            <text:p>4192</text:p>
          </table:table-cell>
          <table:table-cell table:style-name="ACE-9" office:value-type="float" office:value="238">
            <text:p>238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885</text:p>
          </table:table-cell>
          <table:table-cell table:style-name="ACE-9" office:value-type="float" office:value="81.577500000000001">
            <text:p>81.5775</text:p>
          </table:table-cell>
          <table:table-cell table:style-name="ACE-9" office:value-type="float" office:value="-16.345829999999999">
            <text:p>−16.34583</text:p>
          </table:table-cell>
          <table:table-cell table:style-name="ACE-9" office:value-type="float" office:value="3890">
            <text:p>389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6]-2" office:value-type="float" office:value="0">
            <text:p>0</text:p>
          </table:table-cell>
          <table:table-cell table:style-name="ACE-10" table:formula="of:=IF(ABS([.F36])&gt;50;10;IF([.F36]&lt;5;1;[.F36]*0.20000000000000001))" office:value-type="float" office:value="1">
            <text:p>1.0</text:p>
          </table:table-cell>
          <table:table-cell table:style-name="ACE-10" table:formula="of:=IF(ABS([.F36])&gt;50;10;IF([.F36]&lt;5;1;[.F36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3</text:p>
          </table:table-cell>
          <table:table-cell table:style-name="ACE-9" office:value-type="string">
            <text:p>N81.57611</text:p>
          </table:table-cell>
          <table:table-cell table:style-name="ACE-9" office:value-type="string">
            <text:p>W16.20222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4860±60</text:p>
          </table:table-cell>
          <table:table-cell table:style-name="ACE-9" office:value-type="float" office:value="4860">
            <text:p>486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5509">
            <text:p>5509</text:p>
          </table:table-cell>
          <table:table-cell table:style-name="ACE-9" office:value-type="float" office:value="220">
            <text:p>22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3</text:p>
          </table:table-cell>
          <table:table-cell table:style-name="ACE-9" office:value-type="float" office:value="81.57611">
            <text:p>81.57611</text:p>
          </table:table-cell>
          <table:table-cell table:style-name="ACE-9" office:value-type="float" office:value="-16.202220000000001">
            <text:p>−16.20222</text:p>
          </table:table-cell>
          <table:table-cell table:style-name="ACE-9" office:value-type="float" office:value="4860">
            <text:p>486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7]-2" office:value-type="float" office:value="0">
            <text:p>0</text:p>
          </table:table-cell>
          <table:table-cell table:style-name="ACE-10" table:formula="of:=IF(ABS([.F37])&gt;50;10;IF([.F37]&lt;5;1;[.F37]*0.20000000000000001))" office:value-type="float" office:value="1">
            <text:p>1.0</text:p>
          </table:table-cell>
          <table:table-cell table:style-name="ACE-10" table:formula="of:=IF(ABS([.F37])&gt;50;10;IF([.F37]&lt;5;1;[.F37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4</text:p>
          </table:table-cell>
          <table:table-cell table:style-name="ACE-9" office:value-type="string">
            <text:p>N81.55802</text:p>
          </table:table-cell>
          <table:table-cell table:style-name="ACE-9" office:value-type="string">
            <text:p>W16.16025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2770±50</text:p>
          </table:table-cell>
          <table:table-cell table:style-name="ACE-9" office:value-type="float" office:value="2770">
            <text:p>277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2805">
            <text:p>2805</text:p>
          </table:table-cell>
          <table:table-cell table:style-name="ACE-9" office:value-type="float" office:value="183">
            <text:p>18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4</text:p>
          </table:table-cell>
          <table:table-cell table:style-name="ACE-9" office:value-type="float" office:value="81.558019999999999">
            <text:p>81.55802</text:p>
          </table:table-cell>
          <table:table-cell table:style-name="ACE-9" office:value-type="float" office:value="-16.160250000000001">
            <text:p>−16.16025</text:p>
          </table:table-cell>
          <table:table-cell table:style-name="ACE-9" office:value-type="float" office:value="2770">
            <text:p>277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8]-2" office:value-type="float" office:value="-1">
            <text:p>−1</text:p>
          </table:table-cell>
          <table:table-cell table:style-name="ACE-10" table:formula="of:=IF(ABS([.F38])&gt;50;10;IF([.F38]&lt;5;1;[.F38]*0.20000000000000001))" office:value-type="float" office:value="1">
            <text:p>1.0</text:p>
          </table:table-cell>
          <table:table-cell table:style-name="ACE-10" table:formula="of:=IF(ABS([.F38])&gt;50;10;IF([.F38]&lt;5;1;[.F38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5</text:p>
          </table:table-cell>
          <table:table-cell table:style-name="ACE-9" office:value-type="string">
            <text:p>N81.57750</text:p>
          </table:table-cell>
          <table:table-cell table:style-name="ACE-9" office:value-type="string">
            <text:p>W16.3458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115±50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67">
            <text:p>67</text:p>
          </table:table-cell>
          <table:table-cell table:style-name="ACE-9" office:value-type="float" office:value="211">
            <text:p>211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5</text:p>
          </table:table-cell>
          <table:table-cell table:style-name="ACE-9" office:value-type="float" office:value="81.577500000000001">
            <text:p>81.5775</text:p>
          </table:table-cell>
          <table:table-cell table:style-name="ACE-9" office:value-type="float" office:value="-16.345829999999999">
            <text:p>−16.34583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39]-2" office:value-type="float" office:value="0">
            <text:p>0</text:p>
          </table:table-cell>
          <table:table-cell table:style-name="ACE-10" table:formula="of:=IF(ABS([.F39])&gt;50;10;IF([.F39]&lt;5;1;[.F39]*0.20000000000000001))" office:value-type="float" office:value="1">
            <text:p>1.0</text:p>
          </table:table-cell>
          <table:table-cell table:style-name="ACE-10" table:formula="of:=IF(ABS([.F39])&gt;50;10;IF([.F39]&lt;5;1;[.F39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6</text:p>
          </table:table-cell>
          <table:table-cell table:style-name="ACE-9" office:value-type="string">
            <text:p>N81.57750</text:p>
          </table:table-cell>
          <table:table-cell table:style-name="ACE-9" office:value-type="string">
            <text:p>W16.3458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1955±50</text:p>
          </table:table-cell>
          <table:table-cell table:style-name="ACE-9" office:value-type="float" office:value="1955">
            <text:p>195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1819">
            <text:p>1819</text:p>
          </table:table-cell>
          <table:table-cell table:style-name="ACE-9" office:value-type="float" office:value="219">
            <text:p>219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6</text:p>
          </table:table-cell>
          <table:table-cell table:style-name="ACE-9" office:value-type="float" office:value="81.577500000000001">
            <text:p>81.5775</text:p>
          </table:table-cell>
          <table:table-cell table:style-name="ACE-9" office:value-type="float" office:value="-16.345829999999999">
            <text:p>−16.34583</text:p>
          </table:table-cell>
          <table:table-cell table:style-name="ACE-9" office:value-type="float" office:value="1955">
            <text:p>195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0]-2" office:value-type="float" office:value="0">
            <text:p>0</text:p>
          </table:table-cell>
          <table:table-cell table:style-name="ACE-10" table:formula="of:=IF(ABS([.F40])&gt;50;10;IF([.F40]&lt;5;1;[.F40]*0.20000000000000001))" office:value-type="float" office:value="1">
            <text:p>1.0</text:p>
          </table:table-cell>
          <table:table-cell table:style-name="ACE-10" table:formula="of:=IF(ABS([.F40])&gt;50;10;IF([.F40]&lt;5;1;[.F40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7</text:p>
          </table:table-cell>
          <table:table-cell table:style-name="ACE-9" office:value-type="string">
            <text:p>N81.57750</text:p>
          </table:table-cell>
          <table:table-cell table:style-name="ACE-9" office:value-type="string">
            <text:p>W16.3458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1915±50</text:p>
          </table:table-cell>
          <table:table-cell table:style-name="ACE-9" office:value-type="float" office:value="1915">
            <text:p>191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1781">
            <text:p>1781</text:p>
          </table:table-cell>
          <table:table-cell table:style-name="ACE-9" office:value-type="float" office:value="206">
            <text:p>206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7</text:p>
          </table:table-cell>
          <table:table-cell table:style-name="ACE-9" office:value-type="float" office:value="81.577500000000001">
            <text:p>81.5775</text:p>
          </table:table-cell>
          <table:table-cell table:style-name="ACE-9" office:value-type="float" office:value="-16.345829999999999">
            <text:p>−16.34583</text:p>
          </table:table-cell>
          <table:table-cell table:style-name="ACE-9" office:value-type="float" office:value="1915">
            <text:p>191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1]-2" office:value-type="float" office:value="0">
            <text:p>0</text:p>
          </table:table-cell>
          <table:table-cell table:style-name="ACE-10" table:formula="of:=IF(ABS([.F41])&gt;50;10;IF([.F41]&lt;5;1;[.F41]*0.20000000000000001))" office:value-type="float" office:value="1">
            <text:p>1.0</text:p>
          </table:table-cell>
          <table:table-cell table:style-name="ACE-10" table:formula="of:=IF(ABS([.F41])&gt;50;10;IF([.F41]&lt;5;1;[.F41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8</text:p>
          </table:table-cell>
          <table:table-cell table:style-name="ACE-9" office:value-type="string">
            <text:p>N81.57750</text:p>
          </table:table-cell>
          <table:table-cell table:style-name="ACE-9" office:value-type="string">
            <text:p>W16.34583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2690±50</text:p>
          </table:table-cell>
          <table:table-cell table:style-name="ACE-9" office:value-type="float" office:value="2690">
            <text:p>26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2760">
            <text:p>2760</text:p>
          </table:table-cell>
          <table:table-cell table:style-name="ACE-9" office:value-type="float" office:value="160">
            <text:p>16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8</text:p>
          </table:table-cell>
          <table:table-cell table:style-name="ACE-9" office:value-type="float" office:value="81.577500000000001">
            <text:p>81.5775</text:p>
          </table:table-cell>
          <table:table-cell table:style-name="ACE-9" office:value-type="float" office:value="-16.345829999999999">
            <text:p>−16.34583</text:p>
          </table:table-cell>
          <table:table-cell table:style-name="ACE-9" office:value-type="float" office:value="2690">
            <text:p>269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2]-2" office:value-type="float" office:value="0">
            <text:p>0</text:p>
          </table:table-cell>
          <table:table-cell table:style-name="ACE-10" table:formula="of:=IF(ABS([.F42])&gt;50;10;IF([.F42]&lt;5;1;[.F42]*0.20000000000000001))" office:value-type="float" office:value="1">
            <text:p>1.0</text:p>
          </table:table-cell>
          <table:table-cell table:style-name="ACE-10" table:formula="of:=IF(ABS([.F42])&gt;50;10;IF([.F42]&lt;5;1;[.F42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69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60±45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52">
            <text:p>52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189">
            <text:p>189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69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3]-2" office:value-type="float" office:value="-1">
            <text:p>−1</text:p>
          </table:table-cell>
          <table:table-cell table:style-name="ACE-10" table:formula="of:=IF(ABS([.F43])&gt;50;10;IF([.F43]&lt;5;1;[.F43]*0.20000000000000001))" office:value-type="float" office:value="1">
            <text:p>1.0</text:p>
          </table:table-cell>
          <table:table-cell table:style-name="ACE-10" table:formula="of:=IF(ABS([.F43])&gt;50;10;IF([.F43]&lt;5;1;[.F43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0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2975±50</text:p>
          </table:table-cell>
          <table:table-cell table:style-name="ACE-9" office:value-type="float" office:value="2975">
            <text:p>297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3123">
            <text:p>3123</text:p>
          </table:table-cell>
          <table:table-cell table:style-name="ACE-9" office:value-type="float" office:value="207">
            <text:p>207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0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2975">
            <text:p>297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4]-2" office:value-type="float" office:value="0">
            <text:p>0</text:p>
          </table:table-cell>
          <table:table-cell table:style-name="ACE-10" table:formula="of:=IF(ABS([.F44])&gt;50;10;IF([.F44]&lt;5;1;[.F44]*0.20000000000000001))" office:value-type="float" office:value="1">
            <text:p>1.0</text:p>
          </table:table-cell>
          <table:table-cell table:style-name="ACE-10" table:formula="of:=IF(ABS([.F44])&gt;50;10;IF([.F44]&lt;5;1;[.F4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1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905±50</text:p>
          </table:table-cell>
          <table:table-cell table:style-name="ACE-9" office:value-type="float" office:value="905">
            <text:p>90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68">
            <text:p>168</text:p>
          </table:table-cell>
          <table:table-cell table:style-name="ACE-9" office:value-type="float" office:value="661">
            <text:p>661</text:p>
          </table:table-cell>
          <table:table-cell table:style-name="ACE-9" office:value-type="float" office:value="266">
            <text:p>266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1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905">
            <text:p>90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5]-2" office:value-type="float" office:value="0">
            <text:p>0</text:p>
          </table:table-cell>
          <table:table-cell table:style-name="ACE-10" table:formula="of:=IF(ABS([.F45])&gt;50;10;IF([.F45]&lt;5;1;[.F45]*0.20000000000000001))" office:value-type="float" office:value="1">
            <text:p>1.0</text:p>
          </table:table-cell>
          <table:table-cell table:style-name="ACE-10" table:formula="of:=IF(ABS([.F45])&gt;50;10;IF([.F45]&lt;5;1;[.F45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2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240±50</text:p>
          </table:table-cell>
          <table:table-cell table:style-name="ACE-9" office:value-type="float" office:value="240">
            <text:p>24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68">
            <text:p>168</text:p>
          </table:table-cell>
          <table:table-cell table:style-name="ACE-9" office:value-type="float" office:value="62">
            <text:p>62</text:p>
          </table:table-cell>
          <table:table-cell table:style-name="ACE-9" office:value-type="float" office:value="400">
            <text:p>40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2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240">
            <text:p>24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6]-2" office:value-type="float" office:value="0">
            <text:p>0</text:p>
          </table:table-cell>
          <table:table-cell table:style-name="ACE-10" table:formula="of:=IF(ABS([.F46])&gt;50;10;IF([.F46]&lt;5;1;[.F46]*0.20000000000000001))" office:value-type="float" office:value="1">
            <text:p>1.0</text:p>
          </table:table-cell>
          <table:table-cell table:style-name="ACE-10" table:formula="of:=IF(ABS([.F46])&gt;50;10;IF([.F46]&lt;5;1;[.F46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3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3990±50</text:p>
          </table:table-cell>
          <table:table-cell table:style-name="ACE-9" office:value-type="float" office:value="3990">
            <text:p>39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4476">
            <text:p>4476</text:p>
          </table:table-cell>
          <table:table-cell table:style-name="ACE-9" office:value-type="float" office:value="305">
            <text:p>30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3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3990">
            <text:p>399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7]-2" office:value-type="float" office:value="0">
            <text:p>0</text:p>
          </table:table-cell>
          <table:table-cell table:style-name="ACE-10" table:formula="of:=IF(ABS([.F47])&gt;50;10;IF([.F47]&lt;5;1;[.F47]*0.20000000000000001))" office:value-type="float" office:value="1">
            <text:p>1.0</text:p>
          </table:table-cell>
          <table:table-cell table:style-name="ACE-10" table:formula="of:=IF(ABS([.F47])&gt;50;10;IF([.F47]&lt;5;1;[.F47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4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3540±50</text:p>
          </table:table-cell>
          <table:table-cell table:style-name="ACE-9" office:value-type="float" office:value="3540">
            <text:p>354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3772">
            <text:p>3772</text:p>
          </table:table-cell>
          <table:table-cell table:style-name="ACE-9" office:value-type="float" office:value="199">
            <text:p>199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4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3540">
            <text:p>354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8]-2" office:value-type="float" office:value="0">
            <text:p>0</text:p>
          </table:table-cell>
          <table:table-cell table:style-name="ACE-10" table:formula="of:=IF(ABS([.F48])&gt;50;10;IF([.F48]&lt;5;1;[.F48]*0.20000000000000001))" office:value-type="float" office:value="1">
            <text:p>1.0</text:p>
          </table:table-cell>
          <table:table-cell table:style-name="ACE-10" table:formula="of:=IF(ABS([.F48])&gt;50;10;IF([.F48]&lt;5;1;[.F48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6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720±50</text:p>
          </table:table-cell>
          <table:table-cell table:style-name="ACE-9" office:value-type="float" office:value="720">
            <text:p>7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607">
            <text:p>607</text:p>
          </table:table-cell>
          <table:table-cell table:style-name="ACE-9" office:value-type="float" office:value="128">
            <text:p>128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6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720">
            <text:p>72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49]-2" office:value-type="float" office:value="0">
            <text:p>0</text:p>
          </table:table-cell>
          <table:table-cell table:style-name="ACE-10" table:formula="of:=IF(ABS([.F49])&gt;50;10;IF([.F49]&lt;5;1;[.F49]*0.20000000000000001))" office:value-type="float" office:value="1">
            <text:p>1.0</text:p>
          </table:table-cell>
          <table:table-cell table:style-name="ACE-10" table:formula="of:=IF(ABS([.F49])&gt;50;10;IF([.F49]&lt;5;1;[.F49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7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025±45</text:p>
          </table:table-cell>
          <table:table-cell table:style-name="ACE-9" office:value-type="float" office:value="1025">
            <text:p>102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70">
            <text:p>170</text:p>
          </table:table-cell>
          <table:table-cell table:style-name="ACE-9" office:value-type="float" office:value="756">
            <text:p>756</text:p>
          </table:table-cell>
          <table:table-cell table:style-name="ACE-9" office:value-type="float" office:value="299">
            <text:p>299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7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1025">
            <text:p>102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0]-2" office:value-type="float" office:value="-1">
            <text:p>−1</text:p>
          </table:table-cell>
          <table:table-cell table:style-name="ACE-10" table:formula="of:=IF(ABS([.F50])&gt;50;10;IF([.F50]&lt;5;1;[.F50]*0.20000000000000001))" office:value-type="float" office:value="1">
            <text:p>1.0</text:p>
          </table:table-cell>
          <table:table-cell table:style-name="ACE-10" table:formula="of:=IF(ABS([.F50])&gt;50;10;IF([.F50]&lt;5;1;[.F50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8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1885±50</text:p>
          </table:table-cell>
          <table:table-cell table:style-name="ACE-9" office:value-type="float" office:value="1885">
            <text:p>188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1810">
            <text:p>1810</text:p>
          </table:table-cell>
          <table:table-cell table:style-name="ACE-9" office:value-type="float" office:value="123">
            <text:p>12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8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1885">
            <text:p>188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1]-2" office:value-type="float" office:value="0">
            <text:p>0</text:p>
          </table:table-cell>
          <table:table-cell table:style-name="ACE-10" table:formula="of:=IF(ABS([.F51])&gt;50;10;IF([.F51]&lt;5;1;[.F51]*0.20000000000000001))" office:value-type="float" office:value="1">
            <text:p>1.0</text:p>
          </table:table-cell>
          <table:table-cell table:style-name="ACE-10" table:formula="of:=IF(ABS([.F51])&gt;50;10;IF([.F51]&lt;5;1;[.F51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79</text:p>
          </table:table-cell>
          <table:table-cell table:style-name="ACE-9" office:value-type="string">
            <text:p>N81.49972</text:p>
          </table:table-cell>
          <table:table-cell table:style-name="ACE-9" office:value-type="string">
            <text:p>W16.68861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540±45</text:p>
          </table:table-cell>
          <table:table-cell table:style-name="ACE-9" office:value-type="float" office:value="540">
            <text:p>54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67">
            <text:p>567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79</text:p>
          </table:table-cell>
          <table:table-cell table:style-name="ACE-9" office:value-type="float" office:value="81.499719999999996">
            <text:p>81.49972</text:p>
          </table:table-cell>
          <table:table-cell table:style-name="ACE-9" office:value-type="float" office:value="-16.688610000000001">
            <text:p>−16.68861</text:p>
          </table:table-cell>
          <table:table-cell table:style-name="ACE-9" office:value-type="float" office:value="540">
            <text:p>54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2]-2" office:value-type="float" office:value="0">
            <text:p>0</text:p>
          </table:table-cell>
          <table:table-cell table:style-name="ACE-10" table:formula="of:=IF(ABS([.F52])&gt;50;10;IF([.F52]&lt;5;1;[.F52]*0.20000000000000001))" office:value-type="float" office:value="1">
            <text:p>1.0</text:p>
          </table:table-cell>
          <table:table-cell table:style-name="ACE-10" table:formula="of:=IF(ABS([.F52])&gt;50;10;IF([.F52]&lt;5;1;[.F52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0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4400±50</text:p>
          </table:table-cell>
          <table:table-cell table:style-name="ACE-9" office:value-type="float" office:value="4400">
            <text:p>44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5039">
            <text:p>5039</text:p>
          </table:table-cell>
          <table:table-cell table:style-name="ACE-9" office:value-type="float" office:value="237">
            <text:p>237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0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4400">
            <text:p>440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3]-2" office:value-type="float" office:value="-1">
            <text:p>−1</text:p>
          </table:table-cell>
          <table:table-cell table:style-name="ACE-10" table:formula="of:=IF(ABS([.F53])&gt;50;10;IF([.F53]&lt;5;1;[.F53]*0.20000000000000001))" office:value-type="float" office:value="1">
            <text:p>1.0</text:p>
          </table:table-cell>
          <table:table-cell table:style-name="ACE-10" table:formula="of:=IF(ABS([.F53])&gt;50;10;IF([.F53]&lt;5;1;[.F53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1</text:p>
          </table:table-cell>
          <table:table-cell table:style-name="ACE-9" office:value-type="string">
            <text:p>N81.58194</text:p>
          </table:table-cell>
          <table:table-cell table:style-name="ACE-9" office:value-type="string">
            <text:p>W16.7619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4495±50</text:p>
          </table:table-cell>
          <table:table-cell table:style-name="ACE-9" office:value-type="float" office:value="4495">
            <text:p>449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5022">
            <text:p>5022</text:p>
          </table:table-cell>
          <table:table-cell table:style-name="ACE-9" office:value-type="float" office:value="288">
            <text:p>288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1</text:p>
          </table:table-cell>
          <table:table-cell table:style-name="ACE-9" office:value-type="float" office:value="81.581940000000003">
            <text:p>81.58194</text:p>
          </table:table-cell>
          <table:table-cell table:style-name="ACE-9" office:value-type="float" office:value="-16.761939999999999">
            <text:p>−16.76194</text:p>
          </table:table-cell>
          <table:table-cell table:style-name="ACE-9" office:value-type="float" office:value="4495">
            <text:p>449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4]-2" office:value-type="float" office:value="-1">
            <text:p>−1</text:p>
          </table:table-cell>
          <table:table-cell table:style-name="ACE-10" table:formula="of:=IF(ABS([.F54])&gt;50;10;IF([.F54]&lt;5;1;[.F54]*0.20000000000000001))" office:value-type="float" office:value="1">
            <text:p>1.0</text:p>
          </table:table-cell>
          <table:table-cell table:style-name="ACE-10" table:formula="of:=IF(ABS([.F54])&gt;50;10;IF([.F54]&lt;5;1;[.F5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2</text:p>
          </table:table-cell>
          <table:table-cell table:style-name="ACE-9" office:value-type="string">
            <text:p>N81.58194</text:p>
          </table:table-cell>
          <table:table-cell table:style-name="ACE-9" office:value-type="string">
            <text:p>W16.7619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890±50</text:p>
          </table:table-cell>
          <table:table-cell table:style-name="ACE-9" office:value-type="float" office:value="890">
            <text:p>8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734">
            <text:p>734</text:p>
          </table:table-cell>
          <table:table-cell table:style-name="ACE-9" office:value-type="float" office:value="188">
            <text:p>188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2</text:p>
          </table:table-cell>
          <table:table-cell table:style-name="ACE-9" office:value-type="float" office:value="81.581940000000003">
            <text:p>81.58194</text:p>
          </table:table-cell>
          <table:table-cell table:style-name="ACE-9" office:value-type="float" office:value="-16.761939999999999">
            <text:p>−16.76194</text:p>
          </table:table-cell>
          <table:table-cell table:style-name="ACE-9" office:value-type="float" office:value="890">
            <text:p>89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5]-2" office:value-type="float" office:value="-1">
            <text:p>−1</text:p>
          </table:table-cell>
          <table:table-cell table:style-name="ACE-10" table:formula="of:=IF(ABS([.F55])&gt;50;10;IF([.F55]&lt;5;1;[.F55]*0.20000000000000001))" office:value-type="float" office:value="1">
            <text:p>1.0</text:p>
          </table:table-cell>
          <table:table-cell table:style-name="ACE-10" table:formula="of:=IF(ABS([.F55])&gt;50;10;IF([.F55]&lt;5;1;[.F55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3</text:p>
          </table:table-cell>
          <table:table-cell table:style-name="ACE-9" office:value-type="string">
            <text:p>N81.58194</text:p>
          </table:table-cell>
          <table:table-cell table:style-name="ACE-9" office:value-type="string">
            <text:p>W16.7619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930±50</text:p>
          </table:table-cell>
          <table:table-cell table:style-name="ACE-9" office:value-type="float" office:value="930">
            <text:p>93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815">
            <text:p>815</text:p>
          </table:table-cell>
          <table:table-cell table:style-name="ACE-9" office:value-type="float" office:value="115">
            <text:p>11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3</text:p>
          </table:table-cell>
          <table:table-cell table:style-name="ACE-9" office:value-type="float" office:value="81.581940000000003">
            <text:p>81.58194</text:p>
          </table:table-cell>
          <table:table-cell table:style-name="ACE-9" office:value-type="float" office:value="-16.761939999999999">
            <text:p>−16.76194</text:p>
          </table:table-cell>
          <table:table-cell table:style-name="ACE-9" office:value-type="float" office:value="930">
            <text:p>93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6]-2" office:value-type="float" office:value="-1">
            <text:p>−1</text:p>
          </table:table-cell>
          <table:table-cell table:style-name="ACE-10" table:formula="of:=IF(ABS([.F56])&gt;50;10;IF([.F56]&lt;5;1;[.F56]*0.20000000000000001))" office:value-type="float" office:value="1">
            <text:p>1.0</text:p>
          </table:table-cell>
          <table:table-cell table:style-name="ACE-10" table:formula="of:=IF(ABS([.F56])&gt;50;10;IF([.F56]&lt;5;1;[.F56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4</text:p>
          </table:table-cell>
          <table:table-cell table:style-name="ACE-9" office:value-type="string">
            <text:p>N81.58194</text:p>
          </table:table-cell>
          <table:table-cell table:style-name="ACE-9" office:value-type="string">
            <text:p>W16.7619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845±45</text:p>
          </table:table-cell>
          <table:table-cell table:style-name="ACE-9" office:value-type="float" office:value="845">
            <text:p>84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754">
            <text:p>754</text:p>
          </table:table-cell>
          <table:table-cell table:style-name="ACE-9" office:value-type="float" office:value="151">
            <text:p>151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4</text:p>
          </table:table-cell>
          <table:table-cell table:style-name="ACE-9" office:value-type="float" office:value="81.581940000000003">
            <text:p>81.58194</text:p>
          </table:table-cell>
          <table:table-cell table:style-name="ACE-9" office:value-type="float" office:value="-16.761939999999999">
            <text:p>−16.76194</text:p>
          </table:table-cell>
          <table:table-cell table:style-name="ACE-9" office:value-type="float" office:value="845">
            <text:p>84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7]-2" office:value-type="float" office:value="-1">
            <text:p>−1</text:p>
          </table:table-cell>
          <table:table-cell table:style-name="ACE-10" table:formula="of:=IF(ABS([.F57])&gt;50;10;IF([.F57]&lt;5;1;[.F57]*0.20000000000000001))" office:value-type="float" office:value="1">
            <text:p>1.0</text:p>
          </table:table-cell>
          <table:table-cell table:style-name="ACE-10" table:formula="of:=IF(ABS([.F57])&gt;50;10;IF([.F57]&lt;5;1;[.F57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5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4380±50</text:p>
          </table:table-cell>
          <table:table-cell table:style-name="ACE-9" office:value-type="float" office:value="4380">
            <text:p>43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5006">
            <text:p>5006</text:p>
          </table:table-cell>
          <table:table-cell table:style-name="ACE-9" office:value-type="float" office:value="262">
            <text:p>262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5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4380">
            <text:p>438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8]-2" office:value-type="float" office:value="-1">
            <text:p>−1</text:p>
          </table:table-cell>
          <table:table-cell table:style-name="ACE-10" table:formula="of:=IF(ABS([.F58])&gt;50;10;IF([.F58]&lt;5;1;[.F58]*0.20000000000000001))" office:value-type="float" office:value="1">
            <text:p>1.0</text:p>
          </table:table-cell>
          <table:table-cell table:style-name="ACE-10" table:formula="of:=IF(ABS([.F58])&gt;50;10;IF([.F58]&lt;5;1;[.F58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6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95±4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129">
            <text:p>129</text:p>
          </table:table-cell>
          <table:table-cell table:style-name="ACE-9" office:value-type="float" office:value="142">
            <text:p>142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6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59]-2" office:value-type="float" office:value="-1">
            <text:p>−1</text:p>
          </table:table-cell>
          <table:table-cell table:style-name="ACE-10" table:formula="of:=IF(ABS([.F59])&gt;50;10;IF([.F59]&lt;5;1;[.F59]*0.20000000000000001))" office:value-type="float" office:value="1">
            <text:p>1.0</text:p>
          </table:table-cell>
          <table:table-cell table:style-name="ACE-10" table:formula="of:=IF(ABS([.F59])&gt;50;10;IF([.F59]&lt;5;1;[.F59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7</text:p>
          </table:table-cell>
          <table:table-cell table:style-name="ACE-9" office:value-type="string">
            <text:p>N83.64833</text:p>
          </table:table-cell>
          <table:table-cell table:style-name="ACE-9" office:value-type="string">
            <text:p>W30.95953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80±45</text:p>
          </table:table-cell>
          <table:table-cell table:style-name="ACE-9" office:value-type="float" office:value="180">
            <text:p>18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253">
            <text:p>253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7</text:p>
          </table:table-cell>
          <table:table-cell table:style-name="ACE-9" office:value-type="float" office:value="83.648330000000001">
            <text:p>83.64833</text:p>
          </table:table-cell>
          <table:table-cell table:style-name="ACE-9" office:value-type="float" office:value="-30.959530000000001">
            <text:p>−30.95953</text:p>
          </table:table-cell>
          <table:table-cell table:style-name="ACE-9" office:value-type="float" office:value="180">
            <text:p>18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0]-2" office:value-type="float" office:value="-2">
            <text:p>−2</text:p>
          </table:table-cell>
          <table:table-cell table:style-name="ACE-10" table:formula="of:=IF(ABS([.F60])&gt;50;10;IF([.F60]&lt;5;1;[.F60]*0.20000000000000001))" office:value-type="float" office:value="1">
            <text:p>1.0</text:p>
          </table:table-cell>
          <table:table-cell table:style-name="ACE-10" table:formula="of:=IF(ABS([.F60])&gt;50;10;IF([.F60]&lt;5;1;[.F60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8</text:p>
          </table:table-cell>
          <table:table-cell table:style-name="ACE-9" office:value-type="string">
            <text:p>N83.64523</text:p>
          </table:table-cell>
          <table:table-cell table:style-name="ACE-9" office:value-type="string">
            <text:p>W30.93852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5135±50</text:p>
          </table:table-cell>
          <table:table-cell table:style-name="ACE-9" office:value-type="float" office:value="5135">
            <text:p>513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5813">
            <text:p>5813</text:p>
          </table:table-cell>
          <table:table-cell table:style-name="ACE-9" office:value-type="float" office:value="177">
            <text:p>177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8</text:p>
          </table:table-cell>
          <table:table-cell table:style-name="ACE-9" office:value-type="float" office:value="83.645229999999998">
            <text:p>83.64523</text:p>
          </table:table-cell>
          <table:table-cell table:style-name="ACE-9" office:value-type="float" office:value="-30.93852">
            <text:p>−30.93852</text:p>
          </table:table-cell>
          <table:table-cell table:style-name="ACE-9" office:value-type="float" office:value="5135">
            <text:p>513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1]-2" office:value-type="float" office:value="4">
            <text:p>4</text:p>
          </table:table-cell>
          <table:table-cell table:style-name="ACE-10" table:formula="of:=IF(ABS([.F61])&gt;50;10;IF([.F61]&lt;5;1;[.F61]*0.20000000000000001))" office:value-type="float" office:value="1.2000000000000002">
            <text:p>1.2</text:p>
          </table:table-cell>
          <table:table-cell table:style-name="ACE-10" table:formula="of:=IF(ABS([.F61])&gt;50;10;IF([.F61]&lt;5;1;[.F61]*0.20000000000000001))" office:value-type="float" office:value="1.2000000000000002">
            <text:p>1.2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89</text:p>
          </table:table-cell>
          <table:table-cell table:style-name="ACE-9" office:value-type="string">
            <text:p>N83.64523</text:p>
          </table:table-cell>
          <table:table-cell table:style-name="ACE-9" office:value-type="string">
            <text:p>W30.9385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880±50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1808">
            <text:p>1808</text:p>
          </table:table-cell>
          <table:table-cell table:style-name="ACE-9" office:value-type="float" office:value="123">
            <text:p>123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89</text:p>
          </table:table-cell>
          <table:table-cell table:style-name="ACE-9" office:value-type="float" office:value="83.645229999999998">
            <text:p>83.64523</text:p>
          </table:table-cell>
          <table:table-cell table:style-name="ACE-9" office:value-type="float" office:value="-30.93852">
            <text:p>−30.93852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2]-2" office:value-type="float" office:value="-1">
            <text:p>−1</text:p>
          </table:table-cell>
          <table:table-cell table:style-name="ACE-10" table:formula="of:=IF(ABS([.F62])&gt;50;10;IF([.F62]&lt;5;1;[.F62]*0.20000000000000001))" office:value-type="float" office:value="1">
            <text:p>1.0</text:p>
          </table:table-cell>
          <table:table-cell table:style-name="ACE-10" table:formula="of:=IF(ABS([.F62])&gt;50;10;IF([.F62]&lt;5;1;[.F62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0</text:p>
          </table:table-cell>
          <table:table-cell table:style-name="ACE-9" office:value-type="string">
            <text:p>N83.64913</text:p>
          </table:table-cell>
          <table:table-cell table:style-name="ACE-9" office:value-type="string">
            <text:p>W31.00782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145±50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50">
            <text:p>50</text:p>
          </table:table-cell>
          <table:table-cell table:style-name="ACE-9"/>
          <table:table-cell table:style-name="ACE-9" office:value-type="float" office:value="141">
            <text:p>141</text:p>
          </table:table-cell>
          <table:table-cell table:style-name="ACE-9" office:value-type="float" office:value="144">
            <text:p>144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0</text:p>
          </table:table-cell>
          <table:table-cell table:style-name="ACE-9" office:value-type="float" office:value="83.64913">
            <text:p>83.64913</text:p>
          </table:table-cell>
          <table:table-cell table:style-name="ACE-9" office:value-type="float" office:value="-31.007819999999999">
            <text:p>−31.00782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opulus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3]-2" office:value-type="float" office:value="2">
            <text:p>2</text:p>
          </table:table-cell>
          <table:table-cell table:style-name="ACE-10" table:formula="of:=IF(ABS([.F63])&gt;50;10;IF([.F63]&lt;5;1;[.F63]*0.20000000000000001))" office:value-type="float" office:value="1">
            <text:p>1.0</text:p>
          </table:table-cell>
          <table:table-cell table:style-name="ACE-10" table:formula="of:=IF(ABS([.F63])&gt;50;10;IF([.F63]&lt;5;1;[.F63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1</text:p>
          </table:table-cell>
          <table:table-cell table:style-name="ACE-9" office:value-type="string">
            <text:p>N83.65410</text:p>
          </table:table-cell>
          <table:table-cell table:style-name="ACE-9" office:value-type="string">
            <text:p>W31.15100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215±45</text:p>
          </table:table-cell>
          <table:table-cell table:style-name="ACE-9" office:value-type="float" office:value="215">
            <text:p>21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133">
            <text:p>133</text:p>
          </table:table-cell>
          <table:table-cell table:style-name="ACE-9" office:value-type="float" office:value="294">
            <text:p>294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1</text:p>
          </table:table-cell>
          <table:table-cell table:style-name="ACE-9" office:value-type="float" office:value="83.6541">
            <text:p>83.6541</text:p>
          </table:table-cell>
          <table:table-cell table:style-name="ACE-9" office:value-type="float" office:value="-31.151">
            <text:p>−31.151</text:p>
          </table:table-cell>
          <table:table-cell table:style-name="ACE-9" office:value-type="float" office:value="215">
            <text:p>21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4]-2" office:value-type="float" office:value="-2">
            <text:p>−2</text:p>
          </table:table-cell>
          <table:table-cell table:style-name="ACE-10" table:formula="of:=IF(ABS([.F64])&gt;50;10;IF([.F64]&lt;5;1;[.F64]*0.20000000000000001))" office:value-type="float" office:value="1">
            <text:p>1.0</text:p>
          </table:table-cell>
          <table:table-cell table:style-name="ACE-10" table:formula="of:=IF(ABS([.F64])&gt;50;10;IF([.F64]&lt;5;1;[.F64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2</text:p>
          </table:table-cell>
          <table:table-cell table:style-name="ACE-9" office:value-type="string">
            <text:p>N83.65468</text:p>
          </table:table-cell>
          <table:table-cell table:style-name="ACE-9" office:value-type="string">
            <text:p>W31.16228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45±50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122">
            <text:p>122</text:p>
          </table:table-cell>
          <table:table-cell table:style-name="ACE-9" office:value-type="float" office:value="163">
            <text:p>163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2</text:p>
          </table:table-cell>
          <table:table-cell table:style-name="ACE-9" office:value-type="float" office:value="83.654679999999999">
            <text:p>83.65468</text:p>
          </table:table-cell>
          <table:table-cell table:style-name="ACE-9" office:value-type="float" office:value="-31.162279999999999">
            <text:p>−31.16228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5]-2" office:value-type="float" office:value="-2">
            <text:p>−2</text:p>
          </table:table-cell>
          <table:table-cell table:style-name="ACE-10" table:formula="of:=IF(ABS([.F65])&gt;50;10;IF([.F65]&lt;5;1;[.F65]*0.20000000000000001))" office:value-type="float" office:value="1">
            <text:p>1.0</text:p>
          </table:table-cell>
          <table:table-cell table:style-name="ACE-10" table:formula="of:=IF(ABS([.F65])&gt;50;10;IF([.F65]&lt;5;1;[.F65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3</text:p>
          </table:table-cell>
          <table:table-cell table:style-name="ACE-9" office:value-type="string">
            <text:p>N83.65445</text:p>
          </table:table-cell>
          <table:table-cell table:style-name="ACE-9" office:value-type="string">
            <text:p>W31.37010</text:p>
          </table:table-cell>
          <table:table-cell table:style-name="ACE-9" office:value-type="float" office:value="0">
            <text:p>0</text:p>
          </table:table-cell>
          <table:table-cell table:style-name="ACE-9" office:value-type="string">
            <text:p>1320±50</text:p>
          </table:table-cell>
          <table:table-cell table:style-name="ACE-9" office:value-type="float" office:value="1320">
            <text:p>13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173">
            <text:p>1173</text:p>
          </table:table-cell>
          <table:table-cell table:style-name="ACE-9" office:value-type="float" office:value="159">
            <text:p>159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3</text:p>
          </table:table-cell>
          <table:table-cell table:style-name="ACE-9" office:value-type="float" office:value="83.654449999999997">
            <text:p>83.65445</text:p>
          </table:table-cell>
          <table:table-cell table:style-name="ACE-9" office:value-type="float" office:value="-31.370100000000001">
            <text:p>−31.3701</text:p>
          </table:table-cell>
          <table:table-cell table:style-name="ACE-9" office:value-type="float" office:value="1320">
            <text:p>132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Larix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6]-2" office:value-type="float" office:value="-2">
            <text:p>−2</text:p>
          </table:table-cell>
          <table:table-cell table:style-name="ACE-10" table:formula="of:=IF(ABS([.F66])&gt;50;10;IF([.F66]&lt;5;1;[.F66]*0.20000000000000001))" office:value-type="float" office:value="1">
            <text:p>1.0</text:p>
          </table:table-cell>
          <table:table-cell table:style-name="ACE-10" table:formula="of:=IF(ABS([.F66])&gt;50;10;IF([.F66]&lt;5;1;[.F66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4</text:p>
          </table:table-cell>
          <table:table-cell table:style-name="ACE-9" office:value-type="string">
            <text:p>N83.65685</text:p>
          </table:table-cell>
          <table:table-cell table:style-name="ACE-9" office:value-type="string">
            <text:p>W31.25128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3105±50</text:p>
          </table:table-cell>
          <table:table-cell table:style-name="ACE-9" office:value-type="float" office:value="3105">
            <text:p>310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297">
            <text:p>3297</text:p>
          </table:table-cell>
          <table:table-cell table:style-name="ACE-9" office:value-type="float" office:value="147">
            <text:p>147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4</text:p>
          </table:table-cell>
          <table:table-cell table:style-name="ACE-9" office:value-type="float" office:value="83.656850000000006">
            <text:p>83.65685</text:p>
          </table:table-cell>
          <table:table-cell table:style-name="ACE-9" office:value-type="float" office:value="-31.251280000000001">
            <text:p>−31.25128</text:p>
          </table:table-cell>
          <table:table-cell table:style-name="ACE-9" office:value-type="float" office:value="3105">
            <text:p>310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wood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7]-2" office:value-type="float" office:value="2">
            <text:p>2</text:p>
          </table:table-cell>
          <table:table-cell table:style-name="ACE-10" table:formula="of:=IF(ABS([.F67])&gt;50;10;IF([.F67]&lt;5;1;[.F67]*0.20000000000000001))" office:value-type="float" office:value="1">
            <text:p>1.0</text:p>
          </table:table-cell>
          <table:table-cell table:style-name="ACE-10" table:formula="of:=IF(ABS([.F67])&gt;50;10;IF([.F67]&lt;5;1;[.F67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7995</text:p>
          </table:table-cell>
          <table:table-cell table:style-name="ACE-9" office:value-type="string">
            <text:p>N83.65240</text:p>
          </table:table-cell>
          <table:table-cell table:style-name="ACE-9" office:value-type="string">
            <text:p>W31.11650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2465±50</text:p>
          </table:table-cell>
          <table:table-cell table:style-name="ACE-9" office:value-type="float" office:value="2465">
            <text:p>246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2497">
            <text:p>2497</text:p>
          </table:table-cell>
          <table:table-cell table:style-name="ACE-9" office:value-type="float" office:value="216">
            <text:p>216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995</text:p>
          </table:table-cell>
          <table:table-cell table:style-name="ACE-9" office:value-type="float" office:value="83.6524">
            <text:p>83.6524</text:p>
          </table:table-cell>
          <table:table-cell table:style-name="ACE-9" office:value-type="float" office:value="-31.116499999999998">
            <text:p>−31.1165</text:p>
          </table:table-cell>
          <table:table-cell table:style-name="ACE-9" office:value-type="float" office:value="2465">
            <text:p>246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8]-2" office:value-type="float" office:value="-1">
            <text:p>−1</text:p>
          </table:table-cell>
          <table:table-cell table:style-name="ACE-10" table:formula="of:=IF(ABS([.F68])&gt;50;10;IF([.F68]&lt;5;1;[.F68]*0.20000000000000001))" office:value-type="float" office:value="1">
            <text:p>1.0</text:p>
          </table:table-cell>
          <table:table-cell table:style-name="ACE-10" table:formula="of:=IF(ABS([.F68])&gt;50;10;IF([.F68]&lt;5;1;[.F68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string">
            <text:p>x</text:p>
          </table:table-cell>
          <table:table-cell table:style-name="ACE-9" office:value-type="string">
            <text:p>LuS8015</text:p>
          </table:table-cell>
          <table:table-cell table:style-name="ACE-9" office:value-type="string">
            <text:p>N81.61528</text:p>
          </table:table-cell>
          <table:table-cell table:style-name="ACE-9" office:value-type="string">
            <text:p>W16.69639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155±45</text:p>
          </table:table-cell>
          <table:table-cell table:style-name="ACE-9" office:value-type="float" office:value="1155">
            <text:p>115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65">
            <text:p>165</text:p>
          </table:table-cell>
          <table:table-cell table:style-name="ACE-9" office:value-type="float" office:value="905">
            <text:p>905</text:p>
          </table:table-cell>
          <table:table-cell table:style-name="ACE-9" office:value-type="float" office:value="274">
            <text:p>274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8015</text:p>
          </table:table-cell>
          <table:table-cell table:style-name="ACE-9" office:value-type="float" office:value="81.615279999999998">
            <text:p>81.61528</text:p>
          </table:table-cell>
          <table:table-cell table:style-name="ACE-9" office:value-type="float" office:value="-16.696390000000001">
            <text:p>−16.69639</text:p>
          </table:table-cell>
          <table:table-cell table:style-name="ACE-9" office:value-type="float" office:value="1155">
            <text:p>115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-1">
            <text:p>−1</text:p>
          </table:table-cell>
          <table:table-cell table:style-name="ACE-9" table:formula="of:=[.F69]-2" office:value-type="float" office:value="-1">
            <text:p>−1</text:p>
          </table:table-cell>
          <table:table-cell table:style-name="ACE-10" table:formula="of:=IF(ABS([.F69])&gt;50;10;IF([.F69]&lt;5;1;[.F69]*0.20000000000000001))" office:value-type="float" office:value="1">
            <text:p>1.0</text:p>
          </table:table-cell>
          <table:table-cell table:style-name="ACE-10" table:formula="of:=IF(ABS([.F69])&gt;50;10;IF([.F69]&lt;5;1;[.F69]*0.20000000000000001))" office:value-type="float" office:value="1">
            <text:p>1.0</text:p>
          </table:table-cell>
          <table:table-cell table:style-name="ACE-9" office:value-type="string">
            <text:p>FunderEtal2011</text:p>
          </table:table-cell>
          <table:table-cell table:number-columns-repeated="228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3</text:p>
          </table:table-cell>
          <table:table-cell table:style-name="ACE-9" office:value-type="string">
            <text:p>N82.15000</text:p>
          </table:table-cell>
          <table:table-cell table:style-name="ACE-9" office:value-type="string">
            <text:p>W29.76667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4810±95</text:p>
          </table:table-cell>
          <table:table-cell table:style-name="ACE-9" office:value-type="float" office:value="4810">
            <text:p>4810</text:p>
          </table:table-cell>
          <table:table-cell table:style-name="ACE-9" office:value-type="float" office:value="95">
            <text:p>95</text:p>
          </table:table-cell>
          <table:table-cell table:style-name="ACE-9"/>
          <table:table-cell table:style-name="ACE-9" office:value-type="float" office:value="5522">
            <text:p>5522</text:p>
          </table:table-cell>
          <table:table-cell table:style-name="ACE-9" office:value-type="float" office:value="203">
            <text:p>203</text:p>
          </table:table-cell>
          <table:table-cell table:style-name="ACE-9" office:value-type="string">
            <text:p>Populus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83</text:p>
          </table:table-cell>
          <table:table-cell table:style-name="ACE-9" office:value-type="float" office:value="82.150000000000006">
            <text:p>82.15</text:p>
          </table:table-cell>
          <table:table-cell table:style-name="ACE-9" office:value-type="float" office:value="-29.766670000000001">
            <text:p>−29.76667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4</text:p>
          </table:table-cell>
          <table:table-cell table:style-name="ACE-9" office:value-type="string">
            <text:p>N82.16000</text:p>
          </table:table-cell>
          <table:table-cell table:style-name="ACE-9" office:value-type="string">
            <text:p>W29.75000</text:p>
          </table:table-cell>
          <table:table-cell table:style-name="ACE-9" office:value-type="float" office:value="38">
            <text:p>38</text:p>
          </table:table-cell>
          <table:table-cell table:style-name="ACE-9" office:value-type="string">
            <text:p>6500±105</text:p>
          </table:table-cell>
          <table:table-cell table:style-name="ACE-9" office:value-type="float" office:value="6500">
            <text:p>6500</text:p>
          </table:table-cell>
          <table:table-cell table:style-name="ACE-9" office:value-type="float" office:value="105">
            <text:p>105</text:p>
          </table:table-cell>
          <table:table-cell table:style-name="ACE-9"/>
          <table:table-cell table:style-name="ACE-9" office:value-type="float" office:value="7380">
            <text:p>7380</text:p>
          </table:table-cell>
          <table:table-cell table:style-name="ACE-9" office:value-type="float" office:value="202">
            <text:p>202</text:p>
          </table:table-cell>
          <table:table-cell table:style-name="ACE-9" office:value-type="string">
            <text:p>Larix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84</text:p>
          </table:table-cell>
          <table:table-cell table:style-name="ACE-9" office:value-type="float" office:value="82.159999999999997">
            <text:p>82.16</text:p>
          </table:table-cell>
          <table:table-cell table:style-name="ACE-9" office:value-type="float" office:value="-29.75">
            <text:p>−29.7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5</text:p>
          </table:table-cell>
          <table:table-cell table:style-name="ACE-9" office:value-type="string">
            <text:p>N82.13333</text:p>
          </table:table-cell>
          <table:table-cell table:style-name="ACE-9" office:value-type="string">
            <text:p>W31.35000</text:p>
          </table:table-cell>
          <table:table-cell table:style-name="ACE-9" office:value-type="float" office:value="22">
            <text:p>22</text:p>
          </table:table-cell>
          <table:table-cell table:style-name="ACE-9" office:value-type="string">
            <text:p>4790±75</text:p>
          </table:table-cell>
          <table:table-cell table:style-name="ACE-9" office:value-type="float" office:value="4790">
            <text:p>4790</text:p>
          </table:table-cell>
          <table:table-cell table:style-name="ACE-9" office:value-type="float" office:value="75">
            <text:p>75</text:p>
          </table:table-cell>
          <table:table-cell table:style-name="ACE-9"/>
          <table:table-cell table:style-name="ACE-9" office:value-type="float" office:value="5488">
            <text:p>5488</text:p>
          </table:table-cell>
          <table:table-cell table:style-name="ACE-9" office:value-type="float" office:value="166">
            <text:p>166</text:p>
          </table:table-cell>
          <table:table-cell table:style-name="ACE-9" office:value-type="string">
            <text:p>Picea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85</text:p>
          </table:table-cell>
          <table:table-cell table:style-name="ACE-9" office:value-type="float" office:value="82.133330000000001">
            <text:p>82.13333</text:p>
          </table:table-cell>
          <table:table-cell table:style-name="ACE-9" office:value-type="float" office:value="-31.350000000000001">
            <text:p>−31.3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7</text:p>
          </table:table-cell>
          <table:table-cell table:style-name="ACE-9" office:value-type="string">
            <text:p>N81.34167</text:p>
          </table:table-cell>
          <table:table-cell table:style-name="ACE-9" office:value-type="string">
            <text:p>W17.5000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6880±110</text:p>
          </table:table-cell>
          <table:table-cell table:style-name="ACE-9" office:value-type="float" office:value="6880">
            <text:p>6880</text:p>
          </table:table-cell>
          <table:table-cell table:style-name="ACE-9" office:value-type="float" office:value="110">
            <text:p>110</text:p>
          </table:table-cell>
          <table:table-cell table:style-name="ACE-9"/>
          <table:table-cell table:style-name="ACE-9" office:value-type="float" office:value="7732">
            <text:p>7732</text:p>
          </table:table-cell>
          <table:table-cell table:style-name="ACE-9" office:value-type="float" office:value="208">
            <text:p>208</text:p>
          </table:table-cell>
          <table:table-cell table:style-name="ACE-9" office:value-type="string">
            <text:p>Larix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87</text:p>
          </table:table-cell>
          <table:table-cell table:style-name="ACE-9" office:value-type="float" office:value="81.341669999999993">
            <text:p>81.34167</text:p>
          </table:table-cell>
          <table:table-cell table:style-name="ACE-9" office:value-type="float" office:value="-17.5">
            <text:p>−17.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9</text:p>
          </table:table-cell>
          <table:table-cell table:style-name="ACE-9" office:value-type="string">
            <text:p>N82.07000</text:p>
          </table:table-cell>
          <table:table-cell table:style-name="ACE-9" office:value-type="string">
            <text:p>W47.56667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4470±90</text:p>
          </table:table-cell>
          <table:table-cell table:style-name="ACE-9" office:value-type="float" office:value="4470">
            <text:p>4470</text:p>
          </table:table-cell>
          <table:table-cell table:style-name="ACE-9" office:value-type="float" office:value="90">
            <text:p>90</text:p>
          </table:table-cell>
          <table:table-cell table:style-name="ACE-9"/>
          <table:table-cell table:style-name="ACE-9" office:value-type="float" office:value="5089">
            <text:p>5089</text:p>
          </table:table-cell>
          <table:table-cell table:style-name="ACE-9" office:value-type="float" office:value="230">
            <text:p>230</text:p>
          </table:table-cell>
          <table:table-cell table:style-name="ACE-9" office:value-type="string">
            <text:p>Larix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89</text:p>
          </table:table-cell>
          <table:table-cell table:style-name="ACE-9" office:value-type="float" office:value="82.069999999999993">
            <text:p>82.07</text:p>
          </table:table-cell>
          <table:table-cell table:style-name="ACE-9" office:value-type="float" office:value="-47.566670000000002">
            <text:p>−47.56667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90</text:p>
          </table:table-cell>
          <table:table-cell table:style-name="ACE-9" office:value-type="string">
            <text:p>N82.07000</text:p>
          </table:table-cell>
          <table:table-cell table:style-name="ACE-9" office:value-type="string">
            <text:p>W47.56667</text:p>
          </table:table-cell>
          <table:table-cell table:style-name="ACE-9" office:value-type="float" office:value="44">
            <text:p>44</text:p>
          </table:table-cell>
          <table:table-cell table:style-name="ACE-9" office:value-type="string">
            <text:p>7400±100</text:p>
          </table:table-cell>
          <table:table-cell table:style-name="ACE-9" office:value-type="float" office:value="7400">
            <text:p>740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8202">
            <text:p>8202</text:p>
          </table:table-cell>
          <table:table-cell table:style-name="ACE-9" office:value-type="float" office:value="184">
            <text:p>184</text:p>
          </table:table-cell>
          <table:table-cell table:style-name="ACE-9" office:value-type="string">
            <text:p>Picea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K-7090</text:p>
          </table:table-cell>
          <table:table-cell table:style-name="ACE-9" office:value-type="float" office:value="82.069999999999993">
            <text:p>82.07</text:p>
          </table:table-cell>
          <table:table-cell table:style-name="ACE-9" office:value-type="float" office:value="-47.566670000000002">
            <text:p>−47.56667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T11770</text:p>
          </table:table-cell>
          <table:table-cell table:style-name="ACE-9" office:value-type="string">
            <text:p>N82.88333</text:p>
          </table:table-cell>
          <table:table-cell table:style-name="ACE-9" office:value-type="string">
            <text:p>W36.15000</text:p>
          </table:table-cell>
          <table:table-cell table:style-name="ACE-9" office:value-type="float" office:value="24">
            <text:p>24</text:p>
          </table:table-cell>
          <table:table-cell table:style-name="ACE-9" office:value-type="string">
            <text:p>5885±50</text:p>
          </table:table-cell>
          <table:table-cell table:style-name="ACE-9" office:value-type="float" office:value="5885">
            <text:p>5885</text:p>
          </table:table-cell>
          <table:table-cell table:style-name="ACE-9" office:value-type="float" office:value="50">
            <text:p>50</text:p>
          </table:table-cell>
          <table:table-cell table:style-name="ACE-9"/>
          <table:table-cell table:style-name="ACE-9" office:value-type="float" office:value="6691">
            <text:p>6691</text:p>
          </table:table-cell>
          <table:table-cell table:style-name="ACE-9" office:value-type="float" office:value="806">
            <text:p>806</text:p>
          </table:table-cell>
          <table:table-cell table:style-name="ACE-9" office:value-type="string">
            <text:p>wood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T-11770</text:p>
          </table:table-cell>
          <table:table-cell table:style-name="ACE-9" office:value-type="float" office:value="82.883330000000001">
            <text:p>82.88333</text:p>
          </table:table-cell>
          <table:table-cell table:style-name="ACE-9" office:value-type="float" office:value="-36.149999999999999">
            <text:p>−36.1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T11775</text:p>
          </table:table-cell>
          <table:table-cell table:style-name="ACE-9" office:value-type="string">
            <text:p>N82.98333</text:p>
          </table:table-cell>
          <table:table-cell table:style-name="ACE-9" office:value-type="string">
            <text:p>W36.68333</text:p>
          </table:table-cell>
          <table:table-cell table:style-name="ACE-9" office:value-type="float" office:value="13">
            <text:p>13</text:p>
          </table:table-cell>
          <table:table-cell table:style-name="ACE-9" office:value-type="string">
            <text:p>5470±100</text:p>
          </table:table-cell>
          <table:table-cell table:style-name="ACE-9" office:value-type="float" office:value="5470">
            <text:p>547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6284">
            <text:p>6284</text:p>
          </table:table-cell>
          <table:table-cell table:style-name="ACE-9" office:value-type="float" office:value="814">
            <text:p>814</text:p>
          </table:table-cell>
          <table:table-cell table:style-name="ACE-9" office:value-type="string">
            <text:p>wood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string">
            <text:p>T-11775</text:p>
          </table:table-cell>
          <table:table-cell table:style-name="ACE-9" office:value-type="float" office:value="82.983329999999995">
            <text:p>82.98333</text:p>
          </table:table-cell>
          <table:table-cell table:style-name="ACE-9" office:value-type="float" office:value="-36.683329999999998">
            <text:p>−36.68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088</text:p>
          </table:table-cell>
          <table:table-cell table:style-name="ACE-9" office:value-type="string">
            <text:p>N81.34167</text:p>
          </table:table-cell>
          <table:table-cell table:style-name="ACE-9" office:value-type="string">
            <text:p>W17.5000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5510±75</text:p>
          </table:table-cell>
          <table:table-cell table:style-name="ACE-9" office:value-type="float" office:value="5510">
            <text:p>5510</text:p>
          </table:table-cell>
          <table:table-cell table:style-name="ACE-9" office:value-type="float" office:value="75">
            <text:p>75</text:p>
          </table:table-cell>
          <table:table-cell table:style-name="ACE-9"/>
          <table:table-cell table:style-name="ACE-9" office:value-type="float" office:value="6298">
            <text:p>6298</text:p>
          </table:table-cell>
          <table:table-cell table:style-name="ACE-9" office:value-type="float" office:value="175">
            <text:p>175</text:p>
          </table:table-cell>
          <table:table-cell table:style-name="ACE-9" office:value-type="string">
            <text:p>Larix</text:p>
          </table:table-cell>
          <table:table-cell table:style-name="ACE-9" office:value-type="float" office:value="19">
            <text:p>19</text:p>
          </table:table-cell>
          <table:table-cell table:number-columns-repeated="2" table:style-name="ACE-9"/>
          <table:table-cell table:style-name="ACE-9" office:value-type="string">
            <text:p>K-7088</text:p>
          </table:table-cell>
          <table:table-cell table:style-name="ACE-9" office:value-type="float" office:value="81.341669999999993">
            <text:p>81.34167</text:p>
          </table:table-cell>
          <table:table-cell table:style-name="ACE-9" office:value-type="float" office:value="-17.5">
            <text:p>−17.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Y19</text:p>
          </table:table-cell>
          <table:table-cell table:style-name="ACE-9" office:value-type="string">
            <text:p>N82.13333</text:p>
          </table:table-cell>
          <table:table-cell table:style-name="ACE-9" office:value-type="string">
            <text:p>W31.3500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5870±100</text:p>
          </table:table-cell>
          <table:table-cell table:style-name="ACE-9" office:value-type="float" office:value="5870">
            <text:p>587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6719">
            <text:p>6719</text:p>
          </table:table-cell>
          <table:table-cell table:style-name="ACE-9" office:value-type="float" office:value="849">
            <text:p>849</text:p>
          </table:table-cell>
          <table:table-cell table:style-name="ACE-9" office:value-type="string">
            <text:p>wood</text:p>
          </table:table-cell>
          <table:table-cell table:style-name="ACE-9" office:value-type="float" office:value="19">
            <text:p>19</text:p>
          </table:table-cell>
          <table:table-cell table:style-name="ACE-9" office:value-type="string">
            <text:p>PrestonEtal1955</text:p>
          </table:table-cell>
          <table:table-cell table:style-name="ACE-9"/>
          <table:table-cell table:style-name="ACE-9" office:value-type="string">
            <text:p>Y-19</text:p>
          </table:table-cell>
          <table:table-cell table:style-name="ACE-9" office:value-type="float" office:value="82.133330000000001">
            <text:p>82.13333</text:p>
          </table:table-cell>
          <table:table-cell table:style-name="ACE-9" office:value-type="float" office:value="-31.350000000000001">
            <text:p>−31.3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306</text:p>
          </table:table-cell>
          <table:table-cell table:style-name="ACE-9" office:value-type="string">
            <text:p>N80.75000</text:p>
          </table:table-cell>
          <table:table-cell table:style-name="ACE-9" office:value-type="string">
            <text:p>W23.7500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4860±150</text:p>
          </table:table-cell>
          <table:table-cell table:style-name="ACE-9" office:value-type="float" office:value="4860">
            <text:p>4860</text:p>
          </table:table-cell>
          <table:table-cell table:style-name="ACE-9" office:value-type="float" office:value="150">
            <text:p>150</text:p>
          </table:table-cell>
          <table:table-cell table:style-name="ACE-9"/>
          <table:table-cell table:style-name="ACE-9" office:value-type="float" office:value="5596">
            <text:p>5596</text:p>
          </table:table-cell>
          <table:table-cell table:style-name="ACE-9" office:value-type="float" office:value="736">
            <text:p>736</text:p>
          </table:table-cell>
          <table:table-cell table:style-name="ACE-9" office:value-type="string">
            <text:p>wood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office:value-type="string">
            <text:p>I-306</text:p>
          </table:table-cell>
          <table:table-cell table:style-name="ACE-9" office:value-type="float" office:value="80.75">
            <text:p>80.75</text:p>
          </table:table-cell>
          <table:table-cell table:style-name="ACE-9" office:value-type="float" office:value="-23.75">
            <text:p>−23.7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307</text:p>
          </table:table-cell>
          <table:table-cell table:style-name="ACE-9" office:value-type="string">
            <text:p>N82.88333</text:p>
          </table:table-cell>
          <table:table-cell table:style-name="ACE-9" office:value-type="string">
            <text:p>W24.08333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2580±150</text:p>
          </table:table-cell>
          <table:table-cell table:style-name="ACE-9" office:value-type="float" office:value="2580">
            <text:p>2580</text:p>
          </table:table-cell>
          <table:table-cell table:style-name="ACE-9" office:value-type="float" office:value="150">
            <text:p>150</text:p>
          </table:table-cell>
          <table:table-cell table:style-name="ACE-9"/>
          <table:table-cell table:style-name="ACE-9" office:value-type="float" office:value="2742">
            <text:p>2742</text:p>
          </table:table-cell>
          <table:table-cell table:style-name="ACE-9" office:value-type="float" office:value="162">
            <text:p>162</text:p>
          </table:table-cell>
          <table:table-cell table:style-name="ACE-9" office:value-type="string">
            <text:p>wood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office:value-type="string">
            <text:p>I-307</text:p>
          </table:table-cell>
          <table:table-cell table:style-name="ACE-9" office:value-type="float" office:value="82.883330000000001">
            <text:p>82.88333</text:p>
          </table:table-cell>
          <table:table-cell table:style-name="ACE-9" office:value-type="float" office:value="-24.08333">
            <text:p>−24.08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312</text:p>
          </table:table-cell>
          <table:table-cell table:style-name="ACE-9" office:value-type="string">
            <text:p>N80.91667</text:p>
          </table:table-cell>
          <table:table-cell table:style-name="ACE-9" office:value-type="string">
            <text:p>W23.50000</text:p>
          </table:table-cell>
          <table:table-cell table:style-name="ACE-9" office:value-type="float" office:value="38">
            <text:p>38</text:p>
          </table:table-cell>
          <table:table-cell table:style-name="ACE-9" office:value-type="string">
            <text:p>4975±150</text:p>
          </table:table-cell>
          <table:table-cell table:style-name="ACE-9" office:value-type="float" office:value="4975">
            <text:p>4975</text:p>
          </table:table-cell>
          <table:table-cell table:style-name="ACE-9" office:value-type="float" office:value="150">
            <text:p>150</text:p>
          </table:table-cell>
          <table:table-cell table:style-name="ACE-9"/>
          <table:table-cell table:style-name="ACE-9" office:value-type="float" office:value="5719">
            <text:p>5719</text:p>
          </table:table-cell>
          <table:table-cell table:style-name="ACE-9" office:value-type="float" office:value="744">
            <text:p>744</text:p>
          </table:table-cell>
          <table:table-cell table:style-name="ACE-9" office:value-type="string">
            <text:p>wood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office:value-type="string">
            <text:p>I-312</text:p>
          </table:table-cell>
          <table:table-cell table:style-name="ACE-9" office:value-type="float" office:value="80.916669999999996">
            <text:p>80.91667</text:p>
          </table:table-cell>
          <table:table-cell table:style-name="ACE-9" office:value-type="float" office:value="-23.5">
            <text:p>−23.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313</text:p>
          </table:table-cell>
          <table:table-cell table:style-name="ACE-9" office:value-type="string">
            <text:p>N80.51667</text:p>
          </table:table-cell>
          <table:table-cell table:style-name="ACE-9" office:value-type="string">
            <text:p>W23.50000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3375±150</text:p>
          </table:table-cell>
          <table:table-cell table:style-name="ACE-9" office:value-type="float" office:value="3375">
            <text:p>3375</text:p>
          </table:table-cell>
          <table:table-cell table:style-name="ACE-9" office:value-type="float" office:value="150">
            <text:p>150</text:p>
          </table:table-cell>
          <table:table-cell table:style-name="ACE-9"/>
          <table:table-cell table:style-name="ACE-9" office:value-type="float" office:value="3624">
            <text:p>3624</text:p>
          </table:table-cell>
          <table:table-cell table:style-name="ACE-9" office:value-type="float" office:value="249">
            <text:p>249</text:p>
          </table:table-cell>
          <table:table-cell table:style-name="ACE-9" office:value-type="string">
            <text:p>wood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office:value-type="string">
            <text:p>I-313</text:p>
          </table:table-cell>
          <table:table-cell table:style-name="ACE-9" office:value-type="float" office:value="80.516670000000005">
            <text:p>80.51667</text:p>
          </table:table-cell>
          <table:table-cell table:style-name="ACE-9" office:value-type="float" office:value="-23.5">
            <text:p>−23.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W1073</text:p>
          </table:table-cell>
          <table:table-cell table:style-name="ACE-9" office:value-type="string">
            <text:p>N82.16667</text:p>
          </table:table-cell>
          <table:table-cell table:style-name="ACE-9" office:value-type="string">
            <text:p>W29.83333</text:p>
          </table:table-cell>
          <table:table-cell table:style-name="ACE-9" office:value-type="float" office:value="11">
            <text:p>11</text:p>
          </table:table-cell>
          <table:table-cell table:style-name="ACE-9" office:value-type="string">
            <text:p>4970±260</text:p>
          </table:table-cell>
          <table:table-cell table:style-name="ACE-9" office:value-type="float" office:value="4970">
            <text:p>4970</text:p>
          </table:table-cell>
          <table:table-cell table:style-name="ACE-9" office:value-type="float" office:value="260">
            <text:p>260</text:p>
          </table:table-cell>
          <table:table-cell table:style-name="ACE-9"/>
          <table:table-cell table:style-name="ACE-9" office:value-type="float" office:value="5714">
            <text:p>5714</text:p>
          </table:table-cell>
          <table:table-cell table:style-name="ACE-9" office:value-type="float" office:value="744">
            <text:p>744</text:p>
          </table:table-cell>
          <table:table-cell table:style-name="ACE-9" office:value-type="string">
            <text:p>wood</text:p>
          </table:table-cell>
          <table:table-cell table:style-name="ACE-9" office:value-type="float" office:value="21">
            <text:p>21</text:p>
          </table:table-cell>
          <table:table-cell table:number-columns-repeated="2" table:style-name="ACE-9"/>
          <table:table-cell table:style-name="ACE-9" office:value-type="string">
            <text:p>W-1073</text:p>
          </table:table-cell>
          <table:table-cell table:style-name="ACE-9" office:value-type="float" office:value="82.166669999999996">
            <text:p>82.16667</text:p>
          </table:table-cell>
          <table:table-cell table:style-name="ACE-9" office:value-type="float" office:value="-29.83333">
            <text:p>−29.83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5591</text:p>
          </table:table-cell>
          <table:table-cell table:style-name="ACE-9" office:value-type="string">
            <text:p>N83.08333</text:p>
          </table:table-cell>
          <table:table-cell table:style-name="ACE-9" office:value-type="string">
            <text:p>W32.25000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1935±90</text:p>
          </table:table-cell>
          <table:table-cell table:style-name="ACE-9" office:value-type="float" office:value="1935">
            <text:p>1935</text:p>
          </table:table-cell>
          <table:table-cell table:style-name="ACE-9" office:value-type="float" office:value="90">
            <text:p>90</text:p>
          </table:table-cell>
          <table:table-cell table:style-name="ACE-9"/>
          <table:table-cell table:style-name="ACE-9" office:value-type="float" office:value="1872">
            <text:p>1872</text:p>
          </table:table-cell>
          <table:table-cell table:style-name="ACE-9" office:value-type="float" office:value="63">
            <text:p>63</text:p>
          </table:table-cell>
          <table:table-cell table:style-name="ACE-9" office:value-type="string">
            <text:p>Picea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string">
            <text:p>I-5591</text:p>
          </table:table-cell>
          <table:table-cell table:style-name="ACE-9" office:value-type="float" office:value="83.083330000000004">
            <text:p>83.08333</text:p>
          </table:table-cell>
          <table:table-cell table:style-name="ACE-9" office:value-type="float" office:value="-32.25">
            <text:p>−32.2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5592</text:p>
          </table:table-cell>
          <table:table-cell table:style-name="ACE-9" office:value-type="string">
            <text:p>N83.08333</text:p>
          </table:table-cell>
          <table:table-cell table:style-name="ACE-9" office:value-type="string">
            <text:p>W32.25000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4645±115</text:p>
          </table:table-cell>
          <table:table-cell table:style-name="ACE-9" office:value-type="float" office:value="4645">
            <text:p>4645</text:p>
          </table:table-cell>
          <table:table-cell table:style-name="ACE-9" office:value-type="float" office:value="115">
            <text:p>115</text:p>
          </table:table-cell>
          <table:table-cell table:style-name="ACE-9"/>
          <table:table-cell table:style-name="ACE-9" office:value-type="float" office:value="5320">
            <text:p>5320</text:p>
          </table:table-cell>
          <table:table-cell table:style-name="ACE-9" office:value-type="float" office:value="675">
            <text:p>675</text:p>
          </table:table-cell>
          <table:table-cell table:style-name="ACE-9" office:value-type="string">
            <text:p>Picea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string">
            <text:p>I-5592</text:p>
          </table:table-cell>
          <table:table-cell table:style-name="ACE-9" office:value-type="float" office:value="83.083330000000004">
            <text:p>83.08333</text:p>
          </table:table-cell>
          <table:table-cell table:style-name="ACE-9" office:value-type="float" office:value="-32.25">
            <text:p>−32.2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5593</text:p>
          </table:table-cell>
          <table:table-cell table:style-name="ACE-9" office:value-type="string">
            <text:p>N83.08333</text:p>
          </table:table-cell>
          <table:table-cell table:style-name="ACE-9" office:value-type="string">
            <text:p>W32.25000</text:p>
          </table:table-cell>
          <table:table-cell table:style-name="ACE-9" office:value-type="float" office:value="19">
            <text:p>19</text:p>
          </table:table-cell>
          <table:table-cell table:style-name="ACE-9" office:value-type="string">
            <text:p>4815±115</text:p>
          </table:table-cell>
          <table:table-cell table:style-name="ACE-9" office:value-type="float" office:value="4815">
            <text:p>4815</text:p>
          </table:table-cell>
          <table:table-cell table:style-name="ACE-9" office:value-type="float" office:value="115">
            <text:p>115</text:p>
          </table:table-cell>
          <table:table-cell table:style-name="ACE-9"/>
          <table:table-cell table:style-name="ACE-9" office:value-type="float" office:value="5584">
            <text:p>5584</text:p>
          </table:table-cell>
          <table:table-cell table:style-name="ACE-9" office:value-type="float" office:value="769">
            <text:p>769</text:p>
          </table:table-cell>
          <table:table-cell table:style-name="ACE-9" office:value-type="string">
            <text:p>Larix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string">
            <text:p>I-5593</text:p>
          </table:table-cell>
          <table:table-cell table:style-name="ACE-9" office:value-type="float" office:value="83.083330000000004">
            <text:p>83.08333</text:p>
          </table:table-cell>
          <table:table-cell table:style-name="ACE-9" office:value-type="float" office:value="-32.25">
            <text:p>−32.2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54</text:p>
          </table:table-cell>
          <table:table-cell table:style-name="ACE-9" office:value-type="string">
            <text:p>N82.16667</text:p>
          </table:table-cell>
          <table:table-cell table:style-name="ACE-9" office:value-type="string">
            <text:p>W31.23333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4540±120</text:p>
          </table:table-cell>
          <table:table-cell table:style-name="ACE-9" office:value-type="float" office:value="4540">
            <text:p>454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5285">
            <text:p>5285</text:p>
          </table:table-cell>
          <table:table-cell table:style-name="ACE-9" office:value-type="float" office:value="745">
            <text:p>745</text:p>
          </table:table-cell>
          <table:table-cell table:style-name="ACE-9" office:value-type="string">
            <text:p>Picea</text:p>
          </table:table-cell>
          <table:table-cell table:style-name="ACE-9" office:value-type="float" office:value="23">
            <text:p>23</text:p>
          </table:table-cell>
          <table:table-cell table:number-columns-repeated="2" table:style-name="ACE-9"/>
          <table:table-cell table:style-name="ACE-9" office:value-type="string">
            <text:p>K-754</text:p>
          </table:table-cell>
          <table:table-cell table:style-name="ACE-9" office:value-type="float" office:value="82.166669999999996">
            <text:p>82.16667</text:p>
          </table:table-cell>
          <table:table-cell table:style-name="ACE-9" office:value-type="float" office:value="-31.233329999999999">
            <text:p>−31.23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755</text:p>
          </table:table-cell>
          <table:table-cell table:style-name="ACE-9" office:value-type="string">
            <text:p>N82.16667</text:p>
          </table:table-cell>
          <table:table-cell table:style-name="ACE-9" office:value-type="string">
            <text:p>W31.23333</text:p>
          </table:table-cell>
          <table:table-cell table:style-name="ACE-9" office:value-type="float" office:value="14">
            <text:p>14</text:p>
          </table:table-cell>
          <table:table-cell table:style-name="ACE-9" office:value-type="string">
            <text:p>4140±120</text:p>
          </table:table-cell>
          <table:table-cell table:style-name="ACE-9" office:value-type="float" office:value="4140">
            <text:p>4140</text:p>
          </table:table-cell>
          <table:table-cell table:style-name="ACE-9" office:value-type="float" office:value="120">
            <text:p>120</text:p>
          </table:table-cell>
          <table:table-cell table:style-name="ACE-9"/>
          <table:table-cell table:style-name="ACE-9" office:value-type="float" office:value="4692">
            <text:p>4692</text:p>
          </table:table-cell>
          <table:table-cell table:style-name="ACE-9" office:value-type="float" office:value="552">
            <text:p>552</text:p>
          </table:table-cell>
          <table:table-cell table:style-name="ACE-9" office:value-type="string">
            <text:p>Picea</text:p>
          </table:table-cell>
          <table:table-cell table:style-name="ACE-9" office:value-type="float" office:value="23">
            <text:p>23</text:p>
          </table:table-cell>
          <table:table-cell table:number-columns-repeated="2" table:style-name="ACE-9"/>
          <table:table-cell table:style-name="ACE-9" office:value-type="string">
            <text:p>K-755</text:p>
          </table:table-cell>
          <table:table-cell table:style-name="ACE-9" office:value-type="float" office:value="82.166669999999996">
            <text:p>82.16667</text:p>
          </table:table-cell>
          <table:table-cell table:style-name="ACE-9" office:value-type="float" office:value="-31.233329999999999">
            <text:p>−31.23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142</text:p>
          </table:table-cell>
          <table:table-cell table:style-name="ACE-9" office:value-type="string">
            <text:p>N80.63333</text:p>
          </table:table-cell>
          <table:table-cell table:style-name="ACE-9" office:value-type="string">
            <text:p>W23.33333</text:p>
          </table:table-cell>
          <table:table-cell table:style-name="ACE-9" office:value-type="float" office:value="6">
            <text:p>6</text:p>
          </table:table-cell>
          <table:table-cell table:style-name="ACE-9" office:value-type="string">
            <text:p>1080±130</text:p>
          </table:table-cell>
          <table:table-cell table:style-name="ACE-9" office:value-type="float" office:value="1080">
            <text:p>1080</text:p>
          </table:table-cell>
          <table:table-cell table:style-name="ACE-9" office:value-type="float" office:value="130">
            <text:p>130</text:p>
          </table:table-cell>
          <table:table-cell table:style-name="ACE-9"/>
          <table:table-cell table:style-name="ACE-9" office:value-type="float" office:value="966">
            <text:p>966</text:p>
          </table:table-cell>
          <table:table-cell table:style-name="ACE-9" office:value-type="float" office:value="114">
            <text:p>114</text:p>
          </table:table-cell>
          <table:table-cell table:style-name="ACE-9" office:value-type="string">
            <text:p>wood</text:p>
          </table:table-cell>
          <table:table-cell table:style-name="ACE-9" office:value-type="float" office:value="24">
            <text:p>24</text:p>
          </table:table-cell>
          <table:table-cell table:number-columns-repeated="2" table:style-name="ACE-9"/>
          <table:table-cell table:style-name="ACE-9" office:value-type="string">
            <text:p>K-142</text:p>
          </table:table-cell>
          <table:table-cell table:style-name="ACE-9" office:value-type="float" office:value="80.633330000000001">
            <text:p>80.63333</text:p>
          </table:table-cell>
          <table:table-cell table:style-name="ACE-9" office:value-type="float" office:value="-23.33333">
            <text:p>−23.33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K150</text:p>
          </table:table-cell>
          <table:table-cell table:style-name="ACE-9" office:value-type="string">
            <text:p>N82.16667</text:p>
          </table:table-cell>
          <table:table-cell table:style-name="ACE-9" office:value-type="string">
            <text:p>W31.23333</text:p>
          </table:table-cell>
          <table:table-cell table:style-name="ACE-9" office:value-type="float" office:value="13">
            <text:p>13</text:p>
          </table:table-cell>
          <table:table-cell table:style-name="ACE-9" office:value-type="string">
            <text:p>3290±130</text:p>
          </table:table-cell>
          <table:table-cell table:style-name="ACE-9" office:value-type="float" office:value="3290">
            <text:p>3290</text:p>
          </table:table-cell>
          <table:table-cell table:style-name="ACE-9" office:value-type="float" office:value="130">
            <text:p>130</text:p>
          </table:table-cell>
          <table:table-cell table:style-name="ACE-9"/>
          <table:table-cell table:style-name="ACE-9" office:value-type="float" office:value="3474">
            <text:p>3474</text:p>
          </table:table-cell>
          <table:table-cell table:style-name="ACE-9" office:value-type="float" office:value="184">
            <text:p>184</text:p>
          </table:table-cell>
          <table:table-cell table:style-name="ACE-9" office:value-type="string">
            <text:p>wood</text:p>
          </table:table-cell>
          <table:table-cell table:style-name="ACE-9" office:value-type="float" office:value="24">
            <text:p>24</text:p>
          </table:table-cell>
          <table:table-cell table:number-columns-repeated="2" table:style-name="ACE-9"/>
          <table:table-cell table:style-name="ACE-9" office:value-type="string">
            <text:p>K-150</text:p>
          </table:table-cell>
          <table:table-cell table:style-name="ACE-9" office:value-type="float" office:value="82.166669999999996">
            <text:p>82.16667</text:p>
          </table:table-cell>
          <table:table-cell table:style-name="ACE-9" office:value-type="float" office:value="-31.233329999999999">
            <text:p>−31.23333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9119</text:p>
          </table:table-cell>
          <table:table-cell table:style-name="ACE-9" office:value-type="string">
            <text:p>N82.07000</text:p>
          </table:table-cell>
          <table:table-cell table:style-name="ACE-9" office:value-type="string">
            <text:p>W47.56667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3450±90</text:p>
          </table:table-cell>
          <table:table-cell table:style-name="ACE-9" office:value-type="float" office:value="3450">
            <text:p>3450</text:p>
          </table:table-cell>
          <table:table-cell table:style-name="ACE-9" office:value-type="float" office:value="90">
            <text:p>90</text:p>
          </table:table-cell>
          <table:table-cell table:style-name="ACE-9"/>
          <table:table-cell table:style-name="ACE-9" office:value-type="float" office:value="3718">
            <text:p>3718</text:p>
          </table:table-cell>
          <table:table-cell table:style-name="ACE-9" office:value-type="float" office:value="241">
            <text:p>241</text:p>
          </table:table-cell>
          <table:table-cell table:style-name="ACE-9" office:value-type="string">
            <text:p>wood</text:p>
          </table:table-cell>
          <table:table-cell table:style-name="ACE-9" office:value-type="float" office:value="26">
            <text:p>26</text:p>
          </table:table-cell>
          <table:table-cell table:number-columns-repeated="2" table:style-name="ACE-9"/>
          <table:table-cell table:style-name="ACE-9" office:value-type="string">
            <text:p>I-9119</text:p>
          </table:table-cell>
          <table:table-cell table:style-name="ACE-9" office:value-type="float" office:value="82.069999999999993">
            <text:p>82.07</text:p>
          </table:table-cell>
          <table:table-cell table:style-name="ACE-9" office:value-type="float" office:value="-47.566670000000002">
            <text:p>−47.56667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I9129</text:p>
          </table:table-cell>
          <table:table-cell table:style-name="ACE-9" office:value-type="string">
            <text:p>N82.13333</text:p>
          </table:table-cell>
          <table:table-cell table:style-name="ACE-9" office:value-type="string">
            <text:p>W31.35000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3585±100</text:p>
          </table:table-cell>
          <table:table-cell table:style-name="ACE-9" office:value-type="float" office:value="3585">
            <text:p>3585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9" office:value-type="float" office:value="3868">
            <text:p>3868</text:p>
          </table:table-cell>
          <table:table-cell table:style-name="ACE-9" office:value-type="float" office:value="283">
            <text:p>283</text:p>
          </table:table-cell>
          <table:table-cell table:style-name="ACE-9" office:value-type="string">
            <text:p>wood</text:p>
          </table:table-cell>
          <table:table-cell table:style-name="ACE-9" office:value-type="float" office:value="26">
            <text:p>26</text:p>
          </table:table-cell>
          <table:table-cell table:number-columns-repeated="2" table:style-name="ACE-9"/>
          <table:table-cell table:style-name="ACE-9" office:value-type="string">
            <text:p>I-9129</text:p>
          </table:table-cell>
          <table:table-cell table:style-name="ACE-9" office:value-type="float" office:value="82.133330000000001">
            <text:p>82.13333</text:p>
          </table:table-cell>
          <table:table-cell table:style-name="ACE-9" office:value-type="float" office:value="-31.350000000000001">
            <text:p>−31.35</text:p>
          </table:table-cell>
          <table:table-cell table:number-columns-repeated="237" table:style-name="ACE-9"/>
        </table:table-row>
        <table:table-row table:style-name="AROW-1">
          <table:table-cell table:number-columns-repeated="2" table:style-name="ACE-9"/>
          <table:table-cell table:style-name="ACE-9" office:value-type="string">
            <text:p>LuS7717</text:p>
          </table:table-cell>
          <table:table-cell table:style-name="ACE-9" office:value-type="string">
            <text:p>N82.18000</text:p>
          </table:table-cell>
          <table:table-cell table:style-name="ACE-9" office:value-type="string">
            <text:p>W31.32778</text:p>
          </table:table-cell>
          <table:table-cell table:style-name="ACE-9" office:value-type="float" office:value="18">
            <text:p>18</text:p>
          </table:table-cell>
          <table:table-cell table:style-name="ACE-9" office:value-type="string">
            <text:p>5265±50</text:p>
          </table:table-cell>
          <table:table-cell table:style-name="ACE-9" office:value-type="float" office:value="5265">
            <text:p>526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6049">
            <text:p>6049</text:p>
          </table:table-cell>
          <table:table-cell table:style-name="ACE-9" office:value-type="float" office:value="127">
            <text:p>127</text:p>
          </table:table-cell>
          <table:table-cell table:style-name="ACE-9" office:value-type="string">
            <text:p>Picea</text:p>
          </table:table-cell>
          <table:table-cell table:style-name="ACE-9" office:value-type="string">
            <text:p>this work</text:p>
          </table:table-cell>
          <table:table-cell table:number-columns-repeated="2" table:style-name="ACE-9"/>
          <table:table-cell table:style-name="ACE-9" office:value-type="string">
            <text:p>LuS-7717</text:p>
          </table:table-cell>
          <table:table-cell table:style-name="ACE-9" office:value-type="float" office:value="82.180000000000007">
            <text:p>82.18</text:p>
          </table:table-cell>
          <table:table-cell table:style-name="ACE-9" office:value-type="float" office:value="-31.327780000000001">
            <text:p>−31.32778</text:p>
          </table:table-cell>
          <table:table-cell table:number-columns-repeated="237" table:style-name="ACE-9"/>
        </table:table-row>
        <table:table-row table:style-name="AROW-0" table:number-rows-repeated="65442">
          <table:table-cell table:number-columns-repeated="256"/>
        </table:table-row>
        <table:named-expressions>
          <table:named-expression table:name="Sheet_Title" table:expression="of:=&quot;table_S1&quot;" table:base-cell-address="$'table_S1'.$A$1"/>
          <table:named-expression table:name="Print_Area" table:expression="of:=#REF!" table:base-cell-address="$'table_S1'.$A$1"/>
        </table:named-expressions>
        <gnm:selections gnm:cursor-col="27" gnm:cursor-row="4">
          <gnm:selection gnm:start-col="27" gnm:start-row="4" gnm:end-col="27" gnm:end-row="68"/>
        </gnm:selections>
      </table:table>
      <table:table table:name="table_s2" table:style-name="ta-3" table:print="true">
        <office:forms form:automatic-focus="false" form:apply-design-mode="false">
          <form:form/>
        </office:forms>
        <table:table-column table:default-cell-style-name="ACE-11" table:style-name="ACOL-0" table:number-columns-repeated="17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0" table:number-columns-repeated="6"/>
        <table:table-column table:default-cell-style-name="ACE-11" table:style-name="ACOL-0" table:number-columns-repeated="231"/>
        <table:table-row table:style-name="AROW-1">
          <table:table-cell table:style-name="ACE-11" office:value-type="string">
            <text:p>Lab. No.</text:p>
          </table:table-cell>
          <table:table-cell table:style-name="ACE-11" office:value-type="string">
            <text:p>lat.</text:p>
          </table:table-cell>
          <table:table-cell table:style-name="ACE-11" office:value-type="string">
            <text:p>Longt.</text:p>
          </table:table-cell>
          <table:table-cell table:style-name="ACE-11" office:value-type="string">
            <text:p>m a.s.l.</text:p>
          </table:table-cell>
          <table:table-cell table:style-name="ACE-11" office:value-type="string">
            <text:p>Coventional age, yr BP</text:p>
          </table:table-cell>
          <table:table-cell table:number-columns-repeated="2" table:style-name="ACE-11"/>
          <table:table-cell table:style-name="ACE-11" office:value-type="string">
            <text:p>Reservoir corrected (see text)</text:p>
          </table:table-cell>
          <table:table-cell table:style-name="ACE-11" office:value-type="string">
            <text:p>correction_applied</text:p>
          </table:table-cell>
          <table:table-cell table:style-name="ACE-11" office:value-type="string">
            <text:p>Calibrated age, yr BP, mean of 2δ range (S1)</text:p>
          </table:table-cell>
          <table:table-cell table:style-name="ACE-11" office:value-type="string">
            <text:p>+/- 2δ range, yr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reference number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W-1076</text:p>
          </table:table-cell>
          <table:table-cell table:style-name="ACE-11" office:value-type="string">
            <text:p>N82.83333</text:p>
          </table:table-cell>
          <table:table-cell table:style-name="ACE-11" office:value-type="string">
            <text:p>W23.00000</text:p>
          </table:table-cell>
          <table:table-cell table:style-name="ACE-11" office:value-type="float" office:value="9">
            <text:p>9</text:p>
          </table:table-cell>
          <table:table-cell table:style-name="ACE-11" office:value-type="string">
            <text:p>7280±300</text:p>
          </table:table-cell>
          <table:table-cell table:style-name="ACE-11" office:value-type="float" office:value="7280">
            <text:p>7280</text:p>
          </table:table-cell>
          <table:table-cell table:style-name="ACE-11" office:value-type="float" office:value="300">
            <text:p>300</text:p>
          </table:table-cell>
          <table:table-cell table:style-name="ACE-11" office:value-type="float" office:value="6730">
            <text:p>6730</text:p>
          </table:table-cell>
          <table:table-cell table:style-name="ACE-11" table:formula="of:=[.F2]-[.H2]" office:value-type="float" office:value="550">
            <text:p>550</text:p>
          </table:table-cell>
          <table:table-cell table:style-name="ACE-11" office:value-type="float" office:value="6971">
            <text:p>6971</text:p>
          </table:table-cell>
          <table:table-cell table:style-name="ACE-11" office:value-type="float" office:value="384">
            <text:p>384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W-1076</text:p>
          </table:table-cell>
          <table:table-cell table:style-name="ACE-11" office:value-type="float" office:value="82.833330000000004">
            <text:p>82.83333</text:p>
          </table:table-cell>
          <table:table-cell table:style-name="ACE-11" office:value-type="float" office:value="-23">
            <text:p>−2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W-1083</text:p>
          </table:table-cell>
          <table:table-cell table:style-name="ACE-11" office:value-type="string">
            <text:p>N82.83333</text:p>
          </table:table-cell>
          <table:table-cell table:style-name="ACE-11" office:value-type="string">
            <text:p>W23.00000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7460±300</text:p>
          </table:table-cell>
          <table:table-cell table:style-name="ACE-11" office:value-type="float" office:value="7460">
            <text:p>7460</text:p>
          </table:table-cell>
          <table:table-cell table:style-name="ACE-11" office:value-type="float" office:value="300">
            <text:p>300</text:p>
          </table:table-cell>
          <table:table-cell table:style-name="ACE-11" office:value-type="float" office:value="6910">
            <text:p>6910</text:p>
          </table:table-cell>
          <table:table-cell table:style-name="ACE-11" table:formula="of:=[.F3]-[.H3]" office:value-type="float" office:value="550">
            <text:p>550</text:p>
          </table:table-cell>
          <table:table-cell table:style-name="ACE-11" office:value-type="float" office:value="7810">
            <text:p>7810</text:p>
          </table:table-cell>
          <table:table-cell table:style-name="ACE-11" office:value-type="float" office:value="560">
            <text:p>560</text:p>
          </table:table-cell>
          <table:table-cell table:style-name="ACE-11" office:value-type="string">
            <text:p>Hiatella, Mya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W-1083</text:p>
          </table:table-cell>
          <table:table-cell table:style-name="ACE-11" office:value-type="float" office:value="82.833330000000004">
            <text:p>82.83333</text:p>
          </table:table-cell>
          <table:table-cell table:style-name="ACE-11" office:value-type="float" office:value="-23">
            <text:p>−2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W-1088</text:p>
          </table:table-cell>
          <table:table-cell table:style-name="ACE-11" office:value-type="string">
            <text:p>N83.60000</text:p>
          </table:table-cell>
          <table:table-cell table:style-name="ACE-11" office:value-type="string">
            <text:p>W30.50000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1600±300</text:p>
          </table:table-cell>
          <table:table-cell table:style-name="ACE-11" office:value-type="float" office:value="1600">
            <text:p>1600</text:p>
          </table:table-cell>
          <table:table-cell table:style-name="ACE-11" office:value-type="float" office:value="300">
            <text:p>300</text:p>
          </table:table-cell>
          <table:table-cell table:style-name="ACE-11" office:value-type="float" office:value="1050">
            <text:p>1050</text:p>
          </table:table-cell>
          <table:table-cell table:style-name="ACE-11" table:formula="of:=[.F4]-[.H4]" office:value-type="float" office:value="550">
            <text:p>550</text:p>
          </table:table-cell>
          <table:table-cell table:style-name="ACE-11" office:value-type="float" office:value="1046">
            <text:p>1046</text:p>
          </table:table-cell>
          <table:table-cell table:style-name="ACE-11" office:value-type="float" office:value="548">
            <text:p>548</text:p>
          </table:table-cell>
          <table:table-cell table:style-name="ACE-11" office:value-type="string">
            <text:p>Mya/Astarte elliptica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W-1088</text:p>
          </table:table-cell>
          <table:table-cell table:style-name="ACE-11" office:value-type="float" office:value="83.599999999999994">
            <text:p>83.6</text:p>
          </table:table-cell>
          <table:table-cell table:style-name="ACE-11" office:value-type="float" office:value="-30.5">
            <text:p>−30.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W-1090</text:p>
          </table:table-cell>
          <table:table-cell table:style-name="ACE-11" office:value-type="string">
            <text:p>N83.60000</text:p>
          </table:table-cell>
          <table:table-cell table:style-name="ACE-11" office:value-type="string">
            <text:p>W30.50000</text:p>
          </table:table-cell>
          <table:table-cell table:style-name="ACE-11" office:value-type="float" office:value="11">
            <text:p>11</text:p>
          </table:table-cell>
          <table:table-cell table:style-name="ACE-11" office:value-type="string">
            <text:p>8130±400</text:p>
          </table:table-cell>
          <table:table-cell table:style-name="ACE-11" office:value-type="float" office:value="8130">
            <text:p>8130</text:p>
          </table:table-cell>
          <table:table-cell table:style-name="ACE-11" office:value-type="float" office:value="400">
            <text:p>400</text:p>
          </table:table-cell>
          <table:table-cell table:style-name="ACE-11" office:value-type="float" office:value="7580">
            <text:p>7580</text:p>
          </table:table-cell>
          <table:table-cell table:style-name="ACE-11" table:formula="of:=[.F5]-[.H5]" office:value-type="float" office:value="550">
            <text:p>550</text:p>
          </table:table-cell>
          <table:table-cell table:style-name="ACE-11" office:value-type="float" office:value="8324">
            <text:p>8324</text:p>
          </table:table-cell>
          <table:table-cell table:style-name="ACE-11" office:value-type="float" office:value="654">
            <text:p>654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W-1090</text:p>
          </table:table-cell>
          <table:table-cell table:style-name="ACE-11" office:value-type="float" office:value="83.599999999999994">
            <text:p>83.6</text:p>
          </table:table-cell>
          <table:table-cell table:style-name="ACE-11" office:value-type="float" office:value="-30.5">
            <text:p>−30.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2569</text:p>
          </table:table-cell>
          <table:table-cell table:style-name="ACE-11" office:value-type="string">
            <text:p>N81.19400</text:p>
          </table:table-cell>
          <table:table-cell table:style-name="ACE-11" office:value-type="string">
            <text:p>W15.85400</text:p>
          </table:table-cell>
          <table:table-cell table:style-name="ACE-11" office:value-type="float" office:value="22">
            <text:p>22</text:p>
          </table:table-cell>
          <table:table-cell table:style-name="ACE-11" office:value-type="string">
            <text:p>11350±110</text:p>
          </table:table-cell>
          <table:table-cell table:style-name="ACE-11" office:value-type="float" office:value="11350">
            <text:p>1135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10800">
            <text:p>10800</text:p>
          </table:table-cell>
          <table:table-cell table:style-name="ACE-11" table:formula="of:=[.F6]-[.H6]" office:value-type="float" office:value="550">
            <text:p>550</text:p>
          </table:table-cell>
          <table:table-cell table:style-name="ACE-11" office:value-type="float" office:value="12687">
            <text:p>12687</text:p>
          </table:table-cell>
          <table:table-cell table:style-name="ACE-11" office:value-type="float" office:value="265">
            <text:p>265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2569</text:p>
          </table:table-cell>
          <table:table-cell table:style-name="ACE-11" office:value-type="float" office:value="81.194000000000003">
            <text:p>81.194</text:p>
          </table:table-cell>
          <table:table-cell table:style-name="ACE-11" office:value-type="float" office:value="-15.853999999999999">
            <text:p>−15.854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2570</text:p>
          </table:table-cell>
          <table:table-cell table:style-name="ACE-11" office:value-type="string">
            <text:p>N81.19400</text:p>
          </table:table-cell>
          <table:table-cell table:style-name="ACE-11" office:value-type="string">
            <text:p>W12.85800</text:p>
          </table:table-cell>
          <table:table-cell table:style-name="ACE-11" office:value-type="float" office:value="22">
            <text:p>22</text:p>
          </table:table-cell>
          <table:table-cell table:style-name="ACE-11" office:value-type="string">
            <text:p>8870±80</text:p>
          </table:table-cell>
          <table:table-cell table:style-name="ACE-11" office:value-type="float" office:value="8870">
            <text:p>887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8320">
            <text:p>8320</text:p>
          </table:table-cell>
          <table:table-cell table:style-name="ACE-11" table:formula="of:=[.F7]-[.H7]" office:value-type="float" office:value="550">
            <text:p>550</text:p>
          </table:table-cell>
          <table:table-cell table:style-name="ACE-11" office:value-type="float" office:value="9264">
            <text:p>9264</text:p>
          </table:table-cell>
          <table:table-cell table:style-name="ACE-11" office:value-type="float" office:value="225">
            <text:p>225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2570</text:p>
          </table:table-cell>
          <table:table-cell table:style-name="ACE-11" office:value-type="float" office:value="81.194000000000003">
            <text:p>81.194</text:p>
          </table:table-cell>
          <table:table-cell table:style-name="ACE-11" office:value-type="float" office:value="-12.858000000000001">
            <text:p>−12.85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2572</text:p>
          </table:table-cell>
          <table:table-cell table:style-name="ACE-11" office:value-type="string">
            <text:p>N81.19400</text:p>
          </table:table-cell>
          <table:table-cell table:style-name="ACE-11" office:value-type="string">
            <text:p>W12.85800</text:p>
          </table:table-cell>
          <table:table-cell table:style-name="ACE-11" office:value-type="float" office:value="15">
            <text:p>15</text:p>
          </table:table-cell>
          <table:table-cell table:style-name="ACE-11" office:value-type="string">
            <text:p>8890±80</text:p>
          </table:table-cell>
          <table:table-cell table:style-name="ACE-11" office:value-type="float" office:value="8890">
            <text:p>889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8340">
            <text:p>8340</text:p>
          </table:table-cell>
          <table:table-cell table:style-name="ACE-11" table:formula="of:=[.F8]-[.H8]" office:value-type="float" office:value="550">
            <text:p>550</text:p>
          </table:table-cell>
          <table:table-cell table:style-name="ACE-11" office:value-type="float" office:value="9322">
            <text:p>9322</text:p>
          </table:table-cell>
          <table:table-cell table:style-name="ACE-11" office:value-type="float" office:value="196">
            <text:p>196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2572</text:p>
          </table:table-cell>
          <table:table-cell table:style-name="ACE-11" office:value-type="float" office:value="81.194000000000003">
            <text:p>81.194</text:p>
          </table:table-cell>
          <table:table-cell table:style-name="ACE-11" office:value-type="float" office:value="-12.858000000000001">
            <text:p>−12.85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2574</text:p>
          </table:table-cell>
          <table:table-cell table:style-name="ACE-11" office:value-type="string">
            <text:p>N81.19400</text:p>
          </table:table-cell>
          <table:table-cell table:style-name="ACE-11" office:value-type="string">
            <text:p>W12.85800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10100±90</text:p>
          </table:table-cell>
          <table:table-cell table:style-name="ACE-11" office:value-type="float" office:value="10100">
            <text:p>1010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9550">
            <text:p>9550</text:p>
          </table:table-cell>
          <table:table-cell table:style-name="ACE-11" table:formula="of:=[.F9]-[.H9]" office:value-type="float" office:value="550">
            <text:p>550</text:p>
          </table:table-cell>
          <table:table-cell table:style-name="ACE-11" office:value-type="float" office:value="10887">
            <text:p>10887</text:p>
          </table:table-cell>
          <table:table-cell table:style-name="ACE-11" office:value-type="float" office:value="288">
            <text:p>288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2574</text:p>
          </table:table-cell>
          <table:table-cell table:style-name="ACE-11" office:value-type="float" office:value="81.194000000000003">
            <text:p>81.194</text:p>
          </table:table-cell>
          <table:table-cell table:style-name="ACE-11" office:value-type="float" office:value="-12.858000000000001">
            <text:p>−12.85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2605</text:p>
          </table:table-cell>
          <table:table-cell table:style-name="ACE-11" office:value-type="string">
            <text:p>N81.19400</text:p>
          </table:table-cell>
          <table:table-cell table:style-name="ACE-11" office:value-type="string">
            <text:p>W15.85400</text:p>
          </table:table-cell>
          <table:table-cell table:style-name="ACE-11" office:value-type="string">
            <text:p>(in till)</text:p>
          </table:table-cell>
          <table:table-cell table:style-name="ACE-11" office:value-type="string">
            <text:p>8380±80</text:p>
          </table:table-cell>
          <table:table-cell table:style-name="ACE-11" office:value-type="float" office:value="8380">
            <text:p>838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7830">
            <text:p>7830</text:p>
          </table:table-cell>
          <table:table-cell table:style-name="ACE-11" table:formula="of:=[.F10]-[.H10]" office:value-type="float" office:value="550">
            <text:p>550</text:p>
          </table:table-cell>
          <table:table-cell table:style-name="ACE-11" office:value-type="float" office:value="8703">
            <text:p>8703</text:p>
          </table:table-cell>
          <table:table-cell table:style-name="ACE-11" office:value-type="float" office:value="274">
            <text:p>274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2605</text:p>
          </table:table-cell>
          <table:table-cell table:style-name="ACE-11" office:value-type="float" office:value="81.194000000000003">
            <text:p>81.194</text:p>
          </table:table-cell>
          <table:table-cell table:style-name="ACE-11" office:value-type="float" office:value="-15.853999999999999">
            <text:p>−15.854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3702</text:p>
          </table:table-cell>
          <table:table-cell table:style-name="ACE-11" office:value-type="string">
            <text:p>N80.43700</text:p>
          </table:table-cell>
          <table:table-cell table:style-name="ACE-11" office:value-type="string">
            <text:p>W15.85400</text:p>
          </table:table-cell>
          <table:table-cell table:style-name="ACE-11" office:value-type="float" office:value="46">
            <text:p>46</text:p>
          </table:table-cell>
          <table:table-cell table:style-name="ACE-11" office:value-type="string">
            <text:p>8840±80</text:p>
          </table:table-cell>
          <table:table-cell table:style-name="ACE-11" office:value-type="float" office:value="8840">
            <text:p>884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8290">
            <text:p>8290</text:p>
          </table:table-cell>
          <table:table-cell table:style-name="ACE-11" table:formula="of:=[.F11]-[.H11]" office:value-type="float" office:value="550">
            <text:p>550</text:p>
          </table:table-cell>
          <table:table-cell table:style-name="ACE-11" office:value-type="float" office:value="9251">
            <text:p>9251</text:p>
          </table:table-cell>
          <table:table-cell table:style-name="ACE-11" office:value-type="float" office:value="219">
            <text:p>219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3702</text:p>
          </table:table-cell>
          <table:table-cell table:style-name="ACE-11" office:value-type="float" office:value="80.436999999999998">
            <text:p>80.437</text:p>
          </table:table-cell>
          <table:table-cell table:style-name="ACE-11" office:value-type="float" office:value="-15.853999999999999">
            <text:p>−15.854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3782</text:p>
          </table:table-cell>
          <table:table-cell table:style-name="ACE-11" office:value-type="string">
            <text:p>N80.89600</text:p>
          </table:table-cell>
          <table:table-cell table:style-name="ACE-11" office:value-type="string">
            <text:p>W14.38700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9630±110</text:p>
          </table:table-cell>
          <table:table-cell table:style-name="ACE-11" office:value-type="float" office:value="9630">
            <text:p>963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9080">
            <text:p>9080</text:p>
          </table:table-cell>
          <table:table-cell table:style-name="ACE-11" table:formula="of:=[.F12]-[.H12]" office:value-type="float" office:value="550">
            <text:p>550</text:p>
          </table:table-cell>
          <table:table-cell table:style-name="ACE-11" office:value-type="float" office:value="10231">
            <text:p>10231</text:p>
          </table:table-cell>
          <table:table-cell table:style-name="ACE-11" office:value-type="float" office:value="325">
            <text:p>325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3782</text:p>
          </table:table-cell>
          <table:table-cell table:style-name="ACE-11" office:value-type="float" office:value="80.896000000000001">
            <text:p>80.896</text:p>
          </table:table-cell>
          <table:table-cell table:style-name="ACE-11" office:value-type="float" office:value="-14.387">
            <text:p>−14.38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3783</text:p>
          </table:table-cell>
          <table:table-cell table:style-name="ACE-11" office:value-type="string">
            <text:p>N80.89600</text:p>
          </table:table-cell>
          <table:table-cell table:style-name="ACE-11" office:value-type="string">
            <text:p>W14.38700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8530±100</text:p>
          </table:table-cell>
          <table:table-cell table:style-name="ACE-11" office:value-type="float" office:value="8530">
            <text:p>853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7980">
            <text:p>7980</text:p>
          </table:table-cell>
          <table:table-cell table:style-name="ACE-11" table:formula="of:=[.F13]-[.H13]" office:value-type="float" office:value="550">
            <text:p>550</text:p>
          </table:table-cell>
          <table:table-cell table:style-name="ACE-11" office:value-type="float" office:value="9525">
            <text:p>9525</text:p>
          </table:table-cell>
          <table:table-cell table:style-name="ACE-11" office:value-type="float" office:value="240">
            <text:p>240</text:p>
          </table:table-cell>
          <table:table-cell table:style-name="ACE-11" office:value-type="string">
            <text:p>Hiatella/Mya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3783</text:p>
          </table:table-cell>
          <table:table-cell table:style-name="ACE-11" office:value-type="float" office:value="80.896000000000001">
            <text:p>80.896</text:p>
          </table:table-cell>
          <table:table-cell table:style-name="ACE-11" office:value-type="float" office:value="-14.387">
            <text:p>−14.38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HAR3538</text:p>
          </table:table-cell>
          <table:table-cell table:style-name="ACE-11" office:value-type="string">
            <text:p>N82.59091</text:p>
          </table:table-cell>
          <table:table-cell table:style-name="ACE-11" office:value-type="string">
            <text:p>W20.22077</text:p>
          </table:table-cell>
          <table:table-cell table:style-name="ACE-11" office:value-type="float" office:value="46">
            <text:p>46</text:p>
          </table:table-cell>
          <table:table-cell table:style-name="ACE-11" office:value-type="string">
            <text:p>26360±830</text:p>
          </table:table-cell>
          <table:table-cell table:style-name="ACE-11" office:value-type="float" office:value="26360">
            <text:p>26360</text:p>
          </table:table-cell>
          <table:table-cell table:style-name="ACE-11" office:value-type="float" office:value="830">
            <text:p>830</text:p>
          </table:table-cell>
          <table:table-cell table:style-name="ACE-11" office:value-type="string">
            <text:p>n/a</text:p>
          </table:table-cell>
          <table:table-cell table:style-name="ACE-11" table:formula="of:=[.F14]-[.H14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HAR-3538</text:p>
          </table:table-cell>
          <table:table-cell table:style-name="ACE-11" office:value-type="float" office:value="82.590909999999994">
            <text:p>82.59091</text:p>
          </table:table-cell>
          <table:table-cell table:style-name="ACE-11" office:value-type="float" office:value="-20.220770000000002">
            <text:p>−20.2207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HAR3559</text:p>
          </table:table-cell>
          <table:table-cell table:style-name="ACE-11" office:value-type="string">
            <text:p>N82.62402</text:p>
          </table:table-cell>
          <table:table-cell table:style-name="ACE-11" office:value-type="string">
            <text:p>W20.44818</text:p>
          </table:table-cell>
          <table:table-cell table:style-name="ACE-11" office:value-type="float" office:value="45">
            <text:p>45</text:p>
          </table:table-cell>
          <table:table-cell table:style-name="ACE-11" office:value-type="string">
            <text:p>12050±150</text:p>
          </table:table-cell>
          <table:table-cell table:style-name="ACE-11" office:value-type="float" office:value="12050">
            <text:p>12050</text:p>
          </table:table-cell>
          <table:table-cell table:style-name="ACE-11" office:value-type="float" office:value="150">
            <text:p>150</text:p>
          </table:table-cell>
          <table:table-cell table:style-name="ACE-11" office:value-type="float" office:value="11500">
            <text:p>11500</text:p>
          </table:table-cell>
          <table:table-cell table:style-name="ACE-11" table:formula="of:=[.F15]-[.H15]" office:value-type="float" office:value="550">
            <text:p>550</text:p>
          </table:table-cell>
          <table:table-cell table:style-name="ACE-11" office:value-type="float" office:value="13397">
            <text:p>13397</text:p>
          </table:table-cell>
          <table:table-cell table:style-name="ACE-11" office:value-type="float" office:value="293">
            <text:p>293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HAR-3559</text:p>
          </table:table-cell>
          <table:table-cell table:style-name="ACE-11" office:value-type="float" office:value="82.624020000000002">
            <text:p>82.62402</text:p>
          </table:table-cell>
          <table:table-cell table:style-name="ACE-11" office:value-type="float" office:value="-20.448180000000001">
            <text:p>−20.4481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HAR3560</text:p>
          </table:table-cell>
          <table:table-cell table:style-name="ACE-11" office:value-type="string">
            <text:p>N82.51667</text:p>
          </table:table-cell>
          <table:table-cell table:style-name="ACE-11" office:value-type="string">
            <text:p>W20.03333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8980±110</text:p>
          </table:table-cell>
          <table:table-cell table:style-name="ACE-11" office:value-type="float" office:value="8980">
            <text:p>898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8430">
            <text:p>8430</text:p>
          </table:table-cell>
          <table:table-cell table:style-name="ACE-11" table:formula="of:=[.F16]-[.H16]" office:value-type="float" office:value="550">
            <text:p>550</text:p>
          </table:table-cell>
          <table:table-cell table:style-name="ACE-11" office:value-type="float" office:value="9347">
            <text:p>9347</text:p>
          </table:table-cell>
          <table:table-cell table:style-name="ACE-11" office:value-type="float" office:value="254">
            <text:p>254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HAR-3560</text:p>
          </table:table-cell>
          <table:table-cell table:style-name="ACE-11" office:value-type="float" office:value="82.516670000000005">
            <text:p>82.51667</text:p>
          </table:table-cell>
          <table:table-cell table:style-name="ACE-11" office:value-type="float" office:value="-20.033329999999999">
            <text:p>−20.0333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HAR3561</text:p>
          </table:table-cell>
          <table:table-cell table:style-name="ACE-11" office:value-type="string">
            <text:p>N81.58333</text:p>
          </table:table-cell>
          <table:table-cell table:style-name="ACE-11" office:value-type="string">
            <text:p>W16.53333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8290±90</text:p>
          </table:table-cell>
          <table:table-cell table:style-name="ACE-11" office:value-type="float" office:value="8290">
            <text:p>829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7740">
            <text:p>7740</text:p>
          </table:table-cell>
          <table:table-cell table:style-name="ACE-11" table:formula="of:=[.F17]-[.H17]" office:value-type="float" office:value="550">
            <text:p>550</text:p>
          </table:table-cell>
          <table:table-cell table:style-name="ACE-11" office:value-type="float" office:value="8608">
            <text:p>8608</text:p>
          </table:table-cell>
          <table:table-cell table:style-name="ACE-11" office:value-type="float" office:value="238">
            <text:p>238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HAR-3561</text:p>
          </table:table-cell>
          <table:table-cell table:style-name="ACE-11" office:value-type="float" office:value="81.583330000000004">
            <text:p>81.58333</text:p>
          </table:table-cell>
          <table:table-cell table:style-name="ACE-11" office:value-type="float" office:value="-16.533329999999999">
            <text:p>−16.5333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287</text:p>
          </table:table-cell>
          <table:table-cell table:style-name="ACE-11" office:value-type="string">
            <text:p>N83.65217</text:p>
          </table:table-cell>
          <table:table-cell table:style-name="ACE-11" office:value-type="string">
            <text:p>W33.41880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8450±120</text:p>
          </table:table-cell>
          <table:table-cell table:style-name="ACE-11" office:value-type="float" office:value="8450">
            <text:p>845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8300">
            <text:p>8300</text:p>
          </table:table-cell>
          <table:table-cell table:style-name="ACE-11" table:formula="of:=[.F18]-[.H18]" office:value-type="float" office:value="150">
            <text:p>150</text:p>
          </table:table-cell>
          <table:table-cell table:style-name="ACE-11" office:value-type="float" office:value="9267">
            <text:p>9267</text:p>
          </table:table-cell>
          <table:table-cell table:style-name="ACE-11" office:value-type="float" office:value="250">
            <text:p>250</text:p>
          </table:table-cell>
          <table:table-cell table:style-name="ACE-11" office:value-type="string">
            <text:p>Mya truncat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287</text:p>
          </table:table-cell>
          <table:table-cell table:style-name="ACE-11" office:value-type="float" office:value="83.652169999999998">
            <text:p>83.65217</text:p>
          </table:table-cell>
          <table:table-cell table:style-name="ACE-11" office:value-type="float" office:value="-33.418799999999997">
            <text:p>−33.418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288</text:p>
          </table:table-cell>
          <table:table-cell table:style-name="ACE-11" office:value-type="string">
            <text:p>N83.60000</text:p>
          </table:table-cell>
          <table:table-cell table:style-name="ACE-11" office:value-type="string">
            <text:p>W31.96667</text:p>
          </table:table-cell>
          <table:table-cell table:style-name="ACE-11" office:value-type="float" office:value="35">
            <text:p>35</text:p>
          </table:table-cell>
          <table:table-cell table:style-name="ACE-11" office:value-type="string">
            <text:p>8790±120</text:p>
          </table:table-cell>
          <table:table-cell table:style-name="ACE-11" office:value-type="float" office:value="8790">
            <text:p>879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8240">
            <text:p>8240</text:p>
          </table:table-cell>
          <table:table-cell table:style-name="ACE-11" table:formula="of:=[.F19]-[.H19]" office:value-type="float" office:value="550">
            <text:p>550</text:p>
          </table:table-cell>
          <table:table-cell table:style-name="ACE-11" office:value-type="float" office:value="9158">
            <text:p>9158</text:p>
          </table:table-cell>
          <table:table-cell table:style-name="ACE-11" office:value-type="float" office:value="362">
            <text:p>362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288</text:p>
          </table:table-cell>
          <table:table-cell table:style-name="ACE-11" office:value-type="float" office:value="83.599999999999994">
            <text:p>83.6</text:p>
          </table:table-cell>
          <table:table-cell table:style-name="ACE-11" office:value-type="float" office:value="-31.966670000000001">
            <text:p>−31.9666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289</text:p>
          </table:table-cell>
          <table:table-cell table:style-name="ACE-11" office:value-type="string">
            <text:p>N83.65000</text:p>
          </table:table-cell>
          <table:table-cell table:style-name="ACE-11" office:value-type="string">
            <text:p>W31.05000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20450±420</text:p>
          </table:table-cell>
          <table:table-cell table:style-name="ACE-11" office:value-type="float" office:value="20450">
            <text:p>20450</text:p>
          </table:table-cell>
          <table:table-cell table:style-name="ACE-11" office:value-type="float" office:value="420">
            <text:p>420</text:p>
          </table:table-cell>
          <table:table-cell table:style-name="ACE-11" office:value-type="string">
            <text:p>n/a</text:p>
          </table:table-cell>
          <table:table-cell table:style-name="ACE-11" table:formula="of:=[.F20]-[.H20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/Astarte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289</text:p>
          </table:table-cell>
          <table:table-cell table:style-name="ACE-11" office:value-type="float" office:value="83.650000000000006">
            <text:p>83.65</text:p>
          </table:table-cell>
          <table:table-cell table:style-name="ACE-11" office:value-type="float" office:value="-31.050000000000001">
            <text:p>−31.0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290</text:p>
          </table:table-cell>
          <table:table-cell table:style-name="ACE-11" office:value-type="string">
            <text:p>N82.53333</text:p>
          </table:table-cell>
          <table:table-cell table:style-name="ACE-11" office:value-type="string">
            <text:p>W20.33333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&gt;33000</text:p>
          </table:table-cell>
          <table:table-cell table:style-name="ACE-11" office:value-type="string">
            <text:p>&gt;33000</text:p>
          </table:table-cell>
          <table:table-cell table:style-name="ACE-11"/>
          <table:table-cell table:style-name="ACE-11" office:value-type="string">
            <text:p>n/a</text:p>
          </table:table-cell>
          <table:table-cell table:style-name="ACE-11" table:formula="of:=[.F21]-[.H21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290</text:p>
          </table:table-cell>
          <table:table-cell table:style-name="ACE-11" office:value-type="float" office:value="82.533330000000007">
            <text:p>82.53333</text:p>
          </table:table-cell>
          <table:table-cell table:style-name="ACE-11" office:value-type="float" office:value="-20.33333">
            <text:p>−20.3333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405</text:p>
          </table:table-cell>
          <table:table-cell table:style-name="ACE-11" office:value-type="string">
            <text:p>N83.64952</text:p>
          </table:table-cell>
          <table:table-cell table:style-name="ACE-11" office:value-type="string">
            <text:p>W33.35670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7900±115</text:p>
          </table:table-cell>
          <table:table-cell table:style-name="ACE-11" office:value-type="float" office:value="7900">
            <text:p>7900</text:p>
          </table:table-cell>
          <table:table-cell table:style-name="ACE-11" office:value-type="float" office:value="115">
            <text:p>115</text:p>
          </table:table-cell>
          <table:table-cell table:style-name="ACE-11" office:value-type="float" office:value="7750">
            <text:p>7750</text:p>
          </table:table-cell>
          <table:table-cell table:style-name="ACE-11" table:formula="of:=[.F22]-[.H22]" office:value-type="float" office:value="150">
            <text:p>150</text:p>
          </table:table-cell>
          <table:table-cell table:style-name="ACE-11" office:value-type="float" office:value="8362">
            <text:p>8362</text:p>
          </table:table-cell>
          <table:table-cell table:style-name="ACE-11" office:value-type="float" office:value="142">
            <text:p>142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405</text:p>
          </table:table-cell>
          <table:table-cell table:style-name="ACE-11" office:value-type="float" office:value="83.649519999999995">
            <text:p>83.64952</text:p>
          </table:table-cell>
          <table:table-cell table:style-name="ACE-11" office:value-type="float" office:value="-33.356699999999996">
            <text:p>−33.356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406.</text:p>
          </table:table-cell>
          <table:table-cell table:style-name="ACE-11" office:value-type="string">
            <text:p>N83.65459</text:p>
          </table:table-cell>
          <table:table-cell table:style-name="ACE-11" office:value-type="string">
            <text:p>W33.41405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8060±120</text:p>
          </table:table-cell>
          <table:table-cell table:style-name="ACE-11" office:value-type="float" office:value="8060">
            <text:p>806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7910">
            <text:p>7910</text:p>
          </table:table-cell>
          <table:table-cell table:style-name="ACE-11" table:formula="of:=[.F23]-[.H23]" office:value-type="float" office:value="150">
            <text:p>150</text:p>
          </table:table-cell>
          <table:table-cell table:style-name="ACE-11" office:value-type="float" office:value="8433">
            <text:p>8433</text:p>
          </table:table-cell>
          <table:table-cell table:style-name="ACE-11" office:value-type="float" office:value="272">
            <text:p>272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406</text:p>
          </table:table-cell>
          <table:table-cell table:style-name="ACE-11" office:value-type="float" office:value="83.654589999999999">
            <text:p>83.65459</text:p>
          </table:table-cell>
          <table:table-cell table:style-name="ACE-11" office:value-type="float" office:value="-33.414050000000003">
            <text:p>−33.4140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407</text:p>
          </table:table-cell>
          <table:table-cell table:style-name="ACE-11" office:value-type="string">
            <text:p>N83.66667</text:p>
          </table:table-cell>
          <table:table-cell table:style-name="ACE-11" office:value-type="string">
            <text:p>W33.63333</text:p>
          </table:table-cell>
          <table:table-cell table:style-name="ACE-11" office:value-type="float" office:value="-14">
            <text:p>−14</text:p>
          </table:table-cell>
          <table:table-cell table:style-name="ACE-11" office:value-type="string">
            <text:p>7900±90</text:p>
          </table:table-cell>
          <table:table-cell table:style-name="ACE-11" office:value-type="float" office:value="7900">
            <text:p>790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7750">
            <text:p>7750</text:p>
          </table:table-cell>
          <table:table-cell table:style-name="ACE-11" table:formula="of:=[.F24]-[.H24]" office:value-type="float" office:value="150">
            <text:p>150</text:p>
          </table:table-cell>
          <table:table-cell table:style-name="ACE-11" office:value-type="float" office:value="8653">
            <text:p>8653</text:p>
          </table:table-cell>
          <table:table-cell table:style-name="ACE-11" office:value-type="float" office:value="277">
            <text:p>277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407</text:p>
          </table:table-cell>
          <table:table-cell table:style-name="ACE-11" office:value-type="float" office:value="83.666669999999996">
            <text:p>83.66667</text:p>
          </table:table-cell>
          <table:table-cell table:style-name="ACE-11" office:value-type="float" office:value="-33.633330000000001">
            <text:p>−33.6333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408</text:p>
          </table:table-cell>
          <table:table-cell table:style-name="ACE-11" office:value-type="string">
            <text:p>N82.60533</text:p>
          </table:table-cell>
          <table:table-cell table:style-name="ACE-11" office:value-type="string">
            <text:p>W20.04170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6520±95</text:p>
          </table:table-cell>
          <table:table-cell table:style-name="ACE-11" office:value-type="float" office:value="6520">
            <text:p>6520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5970">
            <text:p>5970</text:p>
          </table:table-cell>
          <table:table-cell table:style-name="ACE-11" table:formula="of:=[.F25]-[.H25]" office:value-type="float" office:value="550">
            <text:p>550</text:p>
          </table:table-cell>
          <table:table-cell table:style-name="ACE-11" office:value-type="float" office:value="6557">
            <text:p>6557</text:p>
          </table:table-cell>
          <table:table-cell table:style-name="ACE-11" office:value-type="float" office:value="9249">
            <text:p>9249</text:p>
          </table:table-cell>
          <table:table-cell table:style-name="ACE-11" office:value-type="string">
            <text:p>Astarte borealis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408</text:p>
          </table:table-cell>
          <table:table-cell table:style-name="ACE-11" office:value-type="float" office:value="82.605329999999995">
            <text:p>82.60533</text:p>
          </table:table-cell>
          <table:table-cell table:style-name="ACE-11" office:value-type="float" office:value="-20.041699999999999">
            <text:p>−20.041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409</text:p>
          </table:table-cell>
          <table:table-cell table:style-name="ACE-11" office:value-type="string">
            <text:p>N82.61469</text:p>
          </table:table-cell>
          <table:table-cell table:style-name="ACE-11" office:value-type="string">
            <text:p>W19.87846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3570±80</text:p>
          </table:table-cell>
          <table:table-cell table:style-name="ACE-11" office:value-type="float" office:value="3570">
            <text:p>357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3020">
            <text:p>3020</text:p>
          </table:table-cell>
          <table:table-cell table:style-name="ACE-11" table:formula="of:=[.F26]-[.H26]" office:value-type="float" office:value="550">
            <text:p>550</text:p>
          </table:table-cell>
          <table:table-cell table:style-name="ACE-11" office:value-type="float" office:value="3178">
            <text:p>3178</text:p>
          </table:table-cell>
          <table:table-cell table:style-name="ACE-11" office:value-type="float" office:value="205">
            <text:p>205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409</text:p>
          </table:table-cell>
          <table:table-cell table:style-name="ACE-11" office:value-type="float" office:value="82.614689999999996">
            <text:p>82.61469</text:p>
          </table:table-cell>
          <table:table-cell table:style-name="ACE-11" office:value-type="float" office:value="-19.87846">
            <text:p>−19.87846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1785</text:p>
          </table:table-cell>
          <table:table-cell table:style-name="ACE-11" office:value-type="string">
            <text:p>N83.60000</text:p>
          </table:table-cell>
          <table:table-cell table:style-name="ACE-11" office:value-type="string">
            <text:p>W32.00000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39300 +2600/-2000</text:p>
          </table:table-cell>
          <table:table-cell table:style-name="ACE-11" office:value-type="string">
            <text:p>39300 +2600/-2000</text:p>
          </table:table-cell>
          <table:table-cell table:style-name="ACE-11"/>
          <table:table-cell table:style-name="ACE-11" office:value-type="string">
            <text:p>n/a</text:p>
          </table:table-cell>
          <table:table-cell table:style-name="ACE-11" table:formula="of:=[.F27]-[.H27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1785</text:p>
          </table:table-cell>
          <table:table-cell table:style-name="ACE-11" office:value-type="float" office:value="83.599999999999994">
            <text:p>83.6</text:p>
          </table:table-cell>
          <table:table-cell table:style-name="ACE-11" office:value-type="float" office:value="-32">
            <text:p>−32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1786</text:p>
          </table:table-cell>
          <table:table-cell table:style-name="ACE-11" office:value-type="string">
            <text:p>N82.65630</text:p>
          </table:table-cell>
          <table:table-cell table:style-name="ACE-11" office:value-type="string">
            <text:p>W20.74156</text:p>
          </table:table-cell>
          <table:table-cell table:style-name="ACE-11" office:value-type="float" office:value="72">
            <text:p>72</text:p>
          </table:table-cell>
          <table:table-cell table:style-name="ACE-11" office:value-type="string">
            <text:p>35400 +1350/1650</text:p>
          </table:table-cell>
          <table:table-cell table:style-name="ACE-11" office:value-type="string">
            <text:p>35400 +1350/1650</text:p>
          </table:table-cell>
          <table:table-cell table:style-name="ACE-11"/>
          <table:table-cell table:style-name="ACE-11" office:value-type="string">
            <text:p>n/a</text:p>
          </table:table-cell>
          <table:table-cell table:style-name="ACE-11" table:formula="of:=[.F28]-[.H28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1786</text:p>
          </table:table-cell>
          <table:table-cell table:style-name="ACE-11" office:value-type="float" office:value="82.656300000000002">
            <text:p>82.6563</text:p>
          </table:table-cell>
          <table:table-cell table:style-name="ACE-11" office:value-type="float" office:value="-20.74156">
            <text:p>−20.74156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1787</text:p>
          </table:table-cell>
          <table:table-cell table:style-name="ACE-11" office:value-type="string">
            <text:p>N82.55562</text:p>
          </table:table-cell>
          <table:table-cell table:style-name="ACE-11" office:value-type="string">
            <text:p>W20.61375</text:p>
          </table:table-cell>
          <table:table-cell table:style-name="ACE-11" office:value-type="float" office:value="84">
            <text:p>84</text:p>
          </table:table-cell>
          <table:table-cell table:style-name="ACE-11" office:value-type="string">
            <text:p>38400 +2250/-1750</text:p>
          </table:table-cell>
          <table:table-cell table:style-name="ACE-11" office:value-type="string">
            <text:p>38400 +2250/-1750</text:p>
          </table:table-cell>
          <table:table-cell table:style-name="ACE-11"/>
          <table:table-cell table:style-name="ACE-11" office:value-type="string">
            <text:p>n/a</text:p>
          </table:table-cell>
          <table:table-cell table:style-name="ACE-11" table:formula="of:=[.F29]-[.H29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Mya/Astarte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1787</text:p>
          </table:table-cell>
          <table:table-cell table:style-name="ACE-11" office:value-type="float" office:value="82.555620000000005">
            <text:p>82.55562</text:p>
          </table:table-cell>
          <table:table-cell table:style-name="ACE-11" office:value-type="float" office:value="-20.61375">
            <text:p>−20.6137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3699</text:p>
          </table:table-cell>
          <table:table-cell table:style-name="ACE-11" office:value-type="string">
            <text:p>N80.458</text:p>
          </table:table-cell>
          <table:table-cell table:style-name="ACE-11" office:value-type="string">
            <text:p>W16.128</text:p>
          </table:table-cell>
          <table:table-cell table:style-name="ACE-11" office:value-type="float" office:value="26">
            <text:p>26</text:p>
          </table:table-cell>
          <table:table-cell table:style-name="ACE-11" office:value-type="string">
            <text:p>6500±90</text:p>
          </table:table-cell>
          <table:table-cell table:style-name="ACE-11" office:value-type="float" office:value="6500">
            <text:p>6500</text:p>
          </table:table-cell>
          <table:table-cell table:style-name="ACE-11" office:value-type="float" office:value="90">
            <text:p>90</text:p>
          </table:table-cell>
          <table:table-cell table:style-name="ACE-11"/>
          <table:table-cell table:style-name="ACE-11" table:formula="of:=[.F30]-[.H30]" office:value-type="float" office:value="6500">
            <text:p>6500</text:p>
          </table:table-cell>
          <table:table-cell table:style-name="ACE-11" office:value-type="float" office:value="7416">
            <text:p>7416</text:p>
          </table:table-cell>
          <table:table-cell table:style-name="ACE-11" office:value-type="float" office:value="152">
            <text:p>152</text:p>
          </table:table-cell>
          <table:table-cell table:style-name="ACE-11" office:value-type="string">
            <text:p>Terrestrial plant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3699</text:p>
          </table:table-cell>
          <table:table-cell table:style-name="ACE-11" office:value-type="float" office:value="80.457999999999998">
            <text:p>80.458</text:p>
          </table:table-cell>
          <table:table-cell table:style-name="ACE-11" office:value-type="float" office:value="-16.128">
            <text:p>−16.12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3700</text:p>
          </table:table-cell>
          <table:table-cell table:style-name="ACE-11" office:value-type="string">
            <text:p>N80.458</text:p>
          </table:table-cell>
          <table:table-cell table:style-name="ACE-11" office:value-type="string">
            <text:p>W16.128</text:p>
          </table:table-cell>
          <table:table-cell table:style-name="ACE-11" office:value-type="float" office:value="39">
            <text:p>39</text:p>
          </table:table-cell>
          <table:table-cell table:style-name="ACE-11" office:value-type="string">
            <text:p>7300±90</text:p>
          </table:table-cell>
          <table:table-cell table:style-name="ACE-11" office:value-type="float" office:value="7300">
            <text:p>7300</text:p>
          </table:table-cell>
          <table:table-cell table:style-name="ACE-11" office:value-type="float" office:value="90">
            <text:p>90</text:p>
          </table:table-cell>
          <table:table-cell table:style-name="ACE-11"/>
          <table:table-cell table:style-name="ACE-11" table:formula="of:=[.F31]-[.H31]" office:value-type="float" office:value="7300">
            <text:p>7300</text:p>
          </table:table-cell>
          <table:table-cell table:style-name="ACE-11" office:value-type="float" office:value="8142">
            <text:p>8142</text:p>
          </table:table-cell>
          <table:table-cell table:style-name="ACE-11" office:value-type="float" office:value="180">
            <text:p>180</text:p>
          </table:table-cell>
          <table:table-cell table:style-name="ACE-11" office:value-type="string">
            <text:p>Terrestrial plant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-3700</text:p>
          </table:table-cell>
          <table:table-cell table:style-name="ACE-11" office:value-type="float" office:value="80.457999999999998">
            <text:p>80.458</text:p>
          </table:table-cell>
          <table:table-cell table:style-name="ACE-11" office:value-type="float" office:value="-16.128">
            <text:p>−16.12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AAR10561</text:p>
          </table:table-cell>
          <table:table-cell table:style-name="ACE-11" office:value-type="string">
            <text:p>N83.53727</text:p>
          </table:table-cell>
          <table:table-cell table:style-name="ACE-11" office:value-type="string">
            <text:p>W32.02030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5168±41</text:p>
          </table:table-cell>
          <table:table-cell table:style-name="ACE-11" office:value-type="float" office:value="5168">
            <text:p>5168</text:p>
          </table:table-cell>
          <table:table-cell table:style-name="ACE-11" office:value-type="float" office:value="41">
            <text:p>41</text:p>
          </table:table-cell>
          <table:table-cell table:style-name="ACE-11"/>
          <table:table-cell table:style-name="ACE-11" table:formula="of:=[.F32]-[.H32]" office:value-type="float" office:value="5168">
            <text:p>5168</text:p>
          </table:table-cell>
          <table:table-cell table:style-name="ACE-11" office:value-type="float" office:value="5945">
            <text:p>5945</text:p>
          </table:table-cell>
          <table:table-cell table:style-name="ACE-11" office:value-type="float" office:value="53">
            <text:p>53</text:p>
          </table:table-cell>
          <table:table-cell table:style-name="ACE-11" office:value-type="string">
            <text:p>Cassiope tetragona (plant)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AAR-10561</text:p>
          </table:table-cell>
          <table:table-cell table:style-name="ACE-11" office:value-type="float" office:value="83.537270000000007">
            <text:p>83.53727</text:p>
          </table:table-cell>
          <table:table-cell table:style-name="ACE-11" office:value-type="float" office:value="-32.020299999999999">
            <text:p>−32.020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051</text:p>
          </table:table-cell>
          <table:table-cell table:style-name="ACE-11" office:value-type="string">
            <text:p>N83.60190</text:p>
          </table:table-cell>
          <table:table-cell table:style-name="ACE-11" office:value-type="string">
            <text:p>W32.00162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8345±50</text:p>
          </table:table-cell>
          <table:table-cell table:style-name="ACE-11" office:value-type="float" office:value="8345">
            <text:p>834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7795">
            <text:p>7795</text:p>
          </table:table-cell>
          <table:table-cell table:style-name="ACE-11" table:formula="of:=[.F33]-[.H33]" office:value-type="float" office:value="550">
            <text:p>550</text:p>
          </table:table-cell>
          <table:table-cell table:style-name="ACE-11" office:value-type="float" office:value="8564">
            <text:p>8564</text:p>
          </table:table-cell>
          <table:table-cell table:style-name="ACE-11" office:value-type="float" office:value="135">
            <text:p>135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051</text:p>
          </table:table-cell>
          <table:table-cell table:style-name="ACE-11" office:value-type="float" office:value="83.601900000000001">
            <text:p>83.6019</text:p>
          </table:table-cell>
          <table:table-cell table:style-name="ACE-11" office:value-type="float" office:value="-32.001620000000003">
            <text:p>−32.00162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059</text:p>
          </table:table-cell>
          <table:table-cell table:style-name="ACE-11" office:value-type="string">
            <text:p>N83.60190</text:p>
          </table:table-cell>
          <table:table-cell table:style-name="ACE-11" office:value-type="string">
            <text:p>W32.00162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9085±55</text:p>
          </table:table-cell>
          <table:table-cell table:style-name="ACE-11" office:value-type="float" office:value="9085">
            <text:p>908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8535">
            <text:p>8535</text:p>
          </table:table-cell>
          <table:table-cell table:style-name="ACE-11" table:formula="of:=[.F34]-[.H34]" office:value-type="float" office:value="550">
            <text:p>550</text:p>
          </table:table-cell>
          <table:table-cell table:style-name="ACE-11" office:value-type="float" office:value="9518">
            <text:p>9518</text:p>
          </table:table-cell>
          <table:table-cell table:style-name="ACE-11" office:value-type="float" office:value="79">
            <text:p>79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059</text:p>
          </table:table-cell>
          <table:table-cell table:style-name="ACE-11" office:value-type="float" office:value="83.601900000000001">
            <text:p>83.6019</text:p>
          </table:table-cell>
          <table:table-cell table:style-name="ACE-11" office:value-type="float" office:value="-32.001620000000003">
            <text:p>−32.00162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061</text:p>
          </table:table-cell>
          <table:table-cell table:style-name="ACE-11" office:value-type="string">
            <text:p>N83.57318</text:p>
          </table:table-cell>
          <table:table-cell table:style-name="ACE-11" office:value-type="string">
            <text:p>W31.93130</text:p>
          </table:table-cell>
          <table:table-cell table:style-name="ACE-11" office:value-type="float" office:value="26">
            <text:p>26</text:p>
          </table:table-cell>
          <table:table-cell table:style-name="ACE-11" office:value-type="string">
            <text:p>4455±45</text:p>
          </table:table-cell>
          <table:table-cell table:style-name="ACE-11" office:value-type="float" office:value="4455">
            <text:p>4455</text:p>
          </table:table-cell>
          <table:table-cell table:style-name="ACE-11" office:value-type="float" office:value="45">
            <text:p>45</text:p>
          </table:table-cell>
          <table:table-cell table:style-name="ACE-11"/>
          <table:table-cell table:style-name="ACE-11" table:formula="of:=[.F35]-[.H35]" office:value-type="float" office:value="4455">
            <text:p>4455</text:p>
          </table:table-cell>
          <table:table-cell table:style-name="ACE-11" office:value-type="float" office:value="5111">
            <text:p>5111</text:p>
          </table:table-cell>
          <table:table-cell table:style-name="ACE-11" office:value-type="float" office:value="180">
            <text:p>180</text:p>
          </table:table-cell>
          <table:table-cell table:style-name="ACE-11" office:value-type="string">
            <text:p>Cassiope tetragona (plant)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061</text:p>
          </table:table-cell>
          <table:table-cell table:style-name="ACE-11" office:value-type="float" office:value="83.573179999999994">
            <text:p>83.57318</text:p>
          </table:table-cell>
          <table:table-cell table:style-name="ACE-11" office:value-type="float" office:value="-31.9313">
            <text:p>−31.931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69</text:p>
          </table:table-cell>
          <table:table-cell table:style-name="ACE-11" office:value-type="string">
            <text:p>N83.58128</text:p>
          </table:table-cell>
          <table:table-cell table:style-name="ACE-11" office:value-type="string">
            <text:p>W32.21093</text:p>
          </table:table-cell>
          <table:table-cell table:style-name="ACE-11" office:value-type="float" office:value="107">
            <text:p>107</text:p>
          </table:table-cell>
          <table:table-cell table:style-name="ACE-11" office:value-type="string">
            <text:p>9135±120</text:p>
          </table:table-cell>
          <table:table-cell table:style-name="ACE-11" office:value-type="float" office:value="9135">
            <text:p>9135</text:p>
          </table:table-cell>
          <table:table-cell table:style-name="ACE-11" office:value-type="float" office:value="120">
            <text:p>120</text:p>
          </table:table-cell>
          <table:table-cell table:style-name="ACE-11"/>
          <table:table-cell table:style-name="ACE-11" table:formula="of:=[.F36]-[.H36]" office:value-type="float" office:value="9135">
            <text:p>9135</text:p>
          </table:table-cell>
          <table:table-cell table:style-name="ACE-11" office:value-type="float" office:value="10285">
            <text:p>10285</text:p>
          </table:table-cell>
          <table:table-cell table:style-name="ACE-11" office:value-type="float" office:value="365">
            <text:p>365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69</text:p>
          </table:table-cell>
          <table:table-cell table:style-name="ACE-11" office:value-type="float" office:value="83.581280000000007">
            <text:p>83.58128</text:p>
          </table:table-cell>
          <table:table-cell table:style-name="ACE-11" office:value-type="float" office:value="-32.210929999999998">
            <text:p>−32.21093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0</text:p>
          </table:table-cell>
          <table:table-cell table:style-name="ACE-11" office:value-type="string">
            <text:p>N83.54660</text:p>
          </table:table-cell>
          <table:table-cell table:style-name="ACE-11" office:value-type="string">
            <text:p>W32.02098</text:p>
          </table:table-cell>
          <table:table-cell table:style-name="ACE-11" office:value-type="float" office:value="21">
            <text:p>21</text:p>
          </table:table-cell>
          <table:table-cell table:style-name="ACE-11" office:value-type="string">
            <text:p>5525±60</text:p>
          </table:table-cell>
          <table:table-cell table:style-name="ACE-11" office:value-type="float" office:value="5525">
            <text:p>5525</text:p>
          </table:table-cell>
          <table:table-cell table:style-name="ACE-11" office:value-type="float" office:value="60">
            <text:p>60</text:p>
          </table:table-cell>
          <table:table-cell table:style-name="ACE-11"/>
          <table:table-cell table:style-name="ACE-11" table:formula="of:=[.F37]-[.H37]" office:value-type="float" office:value="5525">
            <text:p>5525</text:p>
          </table:table-cell>
          <table:table-cell table:style-name="ACE-11" office:value-type="float" office:value="6324">
            <text:p>6324</text:p>
          </table:table-cell>
          <table:table-cell table:style-name="ACE-11" office:value-type="float" office:value="115">
            <text:p>115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0</text:p>
          </table:table-cell>
          <table:table-cell table:style-name="ACE-11" office:value-type="float" office:value="83.546599999999998">
            <text:p>83.5466</text:p>
          </table:table-cell>
          <table:table-cell table:style-name="ACE-11" office:value-type="float" office:value="-32.020980000000002">
            <text:p>−32.02098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1</text:p>
          </table:table-cell>
          <table:table-cell table:style-name="ACE-11" office:value-type="string">
            <text:p>N83.53597</text:p>
          </table:table-cell>
          <table:table-cell table:style-name="ACE-11" office:value-type="string">
            <text:p>W32.17235</text:p>
          </table:table-cell>
          <table:table-cell table:style-name="ACE-11" office:value-type="float" office:value="19">
            <text:p>19</text:p>
          </table:table-cell>
          <table:table-cell table:style-name="ACE-11" office:value-type="string">
            <text:p>4495±50</text:p>
          </table:table-cell>
          <table:table-cell table:style-name="ACE-11" office:value-type="float" office:value="4495">
            <text:p>4495</text:p>
          </table:table-cell>
          <table:table-cell table:style-name="ACE-11" office:value-type="float" office:value="50">
            <text:p>50</text:p>
          </table:table-cell>
          <table:table-cell table:style-name="ACE-11"/>
          <table:table-cell table:style-name="ACE-11" table:formula="of:=[.F38]-[.H38]" office:value-type="float" office:value="4495">
            <text:p>4495</text:p>
          </table:table-cell>
          <table:table-cell table:style-name="ACE-11" office:value-type="float" office:value="5142">
            <text:p>5142</text:p>
          </table:table-cell>
          <table:table-cell table:style-name="ACE-11" office:value-type="float" office:value="168">
            <text:p>168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1</text:p>
          </table:table-cell>
          <table:table-cell table:style-name="ACE-11" office:value-type="float" office:value="83.535970000000006">
            <text:p>83.53597</text:p>
          </table:table-cell>
          <table:table-cell table:style-name="ACE-11" office:value-type="float" office:value="-32.172350000000002">
            <text:p>−32.17235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4</text:p>
          </table:table-cell>
          <table:table-cell table:style-name="ACE-11" office:value-type="string">
            <text:p>N83.59540</text:p>
          </table:table-cell>
          <table:table-cell table:style-name="ACE-11" office:value-type="string">
            <text:p>W32.02757</text:p>
          </table:table-cell>
          <table:table-cell table:style-name="ACE-11" office:value-type="float" office:value="36">
            <text:p>36</text:p>
          </table:table-cell>
          <table:table-cell table:style-name="ACE-11" office:value-type="string">
            <text:p>9470±60</text:p>
          </table:table-cell>
          <table:table-cell table:style-name="ACE-11" office:value-type="float" office:value="9470">
            <text:p>947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920">
            <text:p>8920</text:p>
          </table:table-cell>
          <table:table-cell table:style-name="ACE-11" table:formula="of:=[.F39]-[.H39]" office:value-type="float" office:value="550">
            <text:p>550</text:p>
          </table:table-cell>
          <table:table-cell table:style-name="ACE-11" office:value-type="float" office:value="10007">
            <text:p>10007</text:p>
          </table:table-cell>
          <table:table-cell table:style-name="ACE-11" office:value-type="float" office:value="217">
            <text:p>217</text:p>
          </table:table-cell>
          <table:table-cell table:style-name="ACE-11" office:value-type="string">
            <text:p>shell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4</text:p>
          </table:table-cell>
          <table:table-cell table:style-name="ACE-11" office:value-type="float" office:value="83.595399999999998">
            <text:p>83.5954</text:p>
          </table:table-cell>
          <table:table-cell table:style-name="ACE-11" office:value-type="float" office:value="-32.027569999999997">
            <text:p>−32.0275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6</text:p>
          </table:table-cell>
          <table:table-cell table:style-name="ACE-11" office:value-type="string">
            <text:p>N83.59975</text:p>
          </table:table-cell>
          <table:table-cell table:style-name="ACE-11" office:value-type="string">
            <text:p>W32.11957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8805±20</text:p>
          </table:table-cell>
          <table:table-cell table:style-name="ACE-11" office:value-type="float" office:value="8805">
            <text:p>8805</text:p>
          </table:table-cell>
          <table:table-cell table:style-name="ACE-11" office:value-type="float" office:value="20">
            <text:p>20</text:p>
          </table:table-cell>
          <table:table-cell table:style-name="ACE-11" office:value-type="float" office:value="8255">
            <text:p>8255</text:p>
          </table:table-cell>
          <table:table-cell table:style-name="ACE-11" table:formula="of:=[.F40]-[.H40]" office:value-type="float" office:value="550">
            <text:p>550</text:p>
          </table:table-cell>
          <table:table-cell table:style-name="ACE-11" office:value-type="float" office:value="9263">
            <text:p>9263</text:p>
          </table:table-cell>
          <table:table-cell table:style-name="ACE-11" office:value-type="float" office:value="133">
            <text:p>133</text:p>
          </table:table-cell>
          <table:table-cell table:style-name="ACE-11" office:value-type="string">
            <text:p>Mya truncat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6</text:p>
          </table:table-cell>
          <table:table-cell table:style-name="ACE-11" office:value-type="float" office:value="83.59975">
            <text:p>83.59975</text:p>
          </table:table-cell>
          <table:table-cell table:style-name="ACE-11" office:value-type="float" office:value="-32.119570000000003">
            <text:p>−32.1195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7</text:p>
          </table:table-cell>
          <table:table-cell table:style-name="ACE-11" office:value-type="string">
            <text:p>N83.59975</text:p>
          </table:table-cell>
          <table:table-cell table:style-name="ACE-11" office:value-type="string">
            <text:p>W32.11957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380±60</text:p>
          </table:table-cell>
          <table:table-cell table:style-name="ACE-11" office:value-type="float" office:value="9380">
            <text:p>938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830">
            <text:p>8830</text:p>
          </table:table-cell>
          <table:table-cell table:style-name="ACE-11" table:formula="of:=[.F41]-[.H41]" office:value-type="float" office:value="550">
            <text:p>550</text:p>
          </table:table-cell>
          <table:table-cell table:style-name="ACE-11" office:value-type="float" office:value="9927">
            <text:p>9927</text:p>
          </table:table-cell>
          <table:table-cell table:style-name="ACE-11" office:value-type="float" office:value="241">
            <text:p>241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7</text:p>
          </table:table-cell>
          <table:table-cell table:style-name="ACE-11" office:value-type="float" office:value="83.59975">
            <text:p>83.59975</text:p>
          </table:table-cell>
          <table:table-cell table:style-name="ACE-11" office:value-type="float" office:value="-32.119570000000003">
            <text:p>−32.1195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8</text:p>
          </table:table-cell>
          <table:table-cell table:style-name="ACE-11" office:value-type="string">
            <text:p>N83.59265</text:p>
          </table:table-cell>
          <table:table-cell table:style-name="ACE-11" office:value-type="string">
            <text:p>W32.02757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9485±65</text:p>
          </table:table-cell>
          <table:table-cell table:style-name="ACE-11" office:value-type="float" office:value="9485">
            <text:p>9485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8935">
            <text:p>8935</text:p>
          </table:table-cell>
          <table:table-cell table:style-name="ACE-11" table:formula="of:=[.F42]-[.H42]" office:value-type="float" office:value="550">
            <text:p>550</text:p>
          </table:table-cell>
          <table:table-cell table:style-name="ACE-11" office:value-type="float" office:value="10012">
            <text:p>10012</text:p>
          </table:table-cell>
          <table:table-cell table:style-name="ACE-11" office:value-type="float" office:value="220">
            <text:p>220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8</text:p>
          </table:table-cell>
          <table:table-cell table:style-name="ACE-11" office:value-type="float" office:value="83.592650000000006">
            <text:p>83.59265</text:p>
          </table:table-cell>
          <table:table-cell table:style-name="ACE-11" office:value-type="float" office:value="-32.027569999999997">
            <text:p>−32.0275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7479</text:p>
          </table:table-cell>
          <table:table-cell table:style-name="ACE-11" office:value-type="string">
            <text:p>N83.59265</text:p>
          </table:table-cell>
          <table:table-cell table:style-name="ACE-11" office:value-type="string">
            <text:p>W32.02757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9100±75</text:p>
          </table:table-cell>
          <table:table-cell table:style-name="ACE-11" office:value-type="float" office:value="9100">
            <text:p>9100</text:p>
          </table:table-cell>
          <table:table-cell table:style-name="ACE-11" office:value-type="float" office:value="75">
            <text:p>75</text:p>
          </table:table-cell>
          <table:table-cell table:style-name="ACE-11" office:value-type="float" office:value="8550">
            <text:p>8550</text:p>
          </table:table-cell>
          <table:table-cell table:style-name="ACE-11" table:formula="of:=[.F43]-[.H43]" office:value-type="float" office:value="550">
            <text:p>550</text:p>
          </table:table-cell>
          <table:table-cell table:style-name="ACE-11" office:value-type="float" office:value="9562">
            <text:p>9562</text:p>
          </table:table-cell>
          <table:table-cell table:style-name="ACE-11" office:value-type="float" office:value="135">
            <text:p>135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7479</text:p>
          </table:table-cell>
          <table:table-cell table:style-name="ACE-11" office:value-type="float" office:value="83.592650000000006">
            <text:p>83.59265</text:p>
          </table:table-cell>
          <table:table-cell table:style-name="ACE-11" office:value-type="float" office:value="-32.027569999999997">
            <text:p>−32.0275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LuS9067</text:p>
          </table:table-cell>
          <table:table-cell table:style-name="ACE-11" office:value-type="string">
            <text:p>N83.59540</text:p>
          </table:table-cell>
          <table:table-cell table:style-name="ACE-11" office:value-type="string">
            <text:p>W31.11440</text:p>
          </table:table-cell>
          <table:table-cell table:style-name="ACE-11" office:value-type="float" office:value="39">
            <text:p>39</text:p>
          </table:table-cell>
          <table:table-cell table:style-name="ACE-11" office:value-type="string">
            <text:p>8870±70</text:p>
          </table:table-cell>
          <table:table-cell table:style-name="ACE-11" office:value-type="float" office:value="8870">
            <text:p>887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8920">
            <text:p>8920</text:p>
          </table:table-cell>
          <table:table-cell table:style-name="ACE-11" table:formula="of:=[.F44]-[.H44]" office:value-type="float" office:value="-50">
            <text:p>−50</text:p>
          </table:table-cell>
          <table:table-cell table:style-name="ACE-11" office:value-type="float" office:value="9305">
            <text:p>9305</text:p>
          </table:table-cell>
          <table:table-cell table:style-name="ACE-11" office:value-type="float" office:value="185">
            <text:p>185</text:p>
          </table:table-cell>
          <table:table-cell table:style-name="ACE-11" office:value-type="string">
            <text:p>Hiatella arctica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LuS-9067</text:p>
          </table:table-cell>
          <table:table-cell table:style-name="ACE-11" office:value-type="float" office:value="83.595399999999998">
            <text:p>83.5954</text:p>
          </table:table-cell>
          <table:table-cell table:style-name="ACE-11" office:value-type="float" office:value="-31.1144">
            <text:p>−31.1144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3610</text:p>
          </table:table-cell>
          <table:table-cell table:style-name="ACE-11" office:value-type="string">
            <text:p>N81.60000</text:p>
          </table:table-cell>
          <table:table-cell table:style-name="ACE-11" office:value-type="string">
            <text:p>W16.06667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6740±75</text:p>
          </table:table-cell>
          <table:table-cell table:style-name="ACE-11" office:value-type="float" office:value="6740">
            <text:p>6740</text:p>
          </table:table-cell>
          <table:table-cell table:style-name="ACE-11" office:value-type="float" office:value="75">
            <text:p>75</text:p>
          </table:table-cell>
          <table:table-cell table:style-name="ACE-11"/>
          <table:table-cell table:style-name="ACE-11" table:formula="of:=[.F45]-[.H45]" office:value-type="float" office:value="6740">
            <text:p>6740</text:p>
          </table:table-cell>
          <table:table-cell table:style-name="ACE-11" office:value-type="float" office:value="7327">
            <text:p>7327</text:p>
          </table:table-cell>
          <table:table-cell table:style-name="ACE-11" office:value-type="float" office:value="151">
            <text:p>151</text:p>
          </table:table-cell>
          <table:table-cell table:style-name="ACE-11" office:value-type="string">
            <text:p>Gyttja</text:p>
          </table:table-cell>
          <table:table-cell table:style-name="ACE-11" office:value-type="float" office:value="31">
            <text:p>31</text:p>
          </table:table-cell>
          <table:table-cell table:style-name="ACE-11" office:value-type="string">
            <text:p>already added</text:p>
          </table:table-cell>
          <table:table-cell table:number-columns-repeated="2" table:style-name="ACE-11"/>
          <table:table-cell table:style-name="ACE-11" office:value-type="string">
            <text:p>K-3610</text:p>
          </table:table-cell>
          <table:table-cell table:style-name="ACE-11" office:value-type="float" office:value="81.599999999999994">
            <text:p>81.6</text:p>
          </table:table-cell>
          <table:table-cell table:style-name="ACE-11" office:value-type="float" office:value="-16.066669999999998">
            <text:p>−16.06667</text:p>
          </table:table-cell>
          <table:table-cell table:number-columns-repeated="237" table:style-name="ACE-11"/>
        </table:table-row>
        <table:table-row table:style-name="AROW-1">
          <table:table-cell table:style-name="ACE-11" office:value-type="string">
            <text:p>K5977</text:p>
          </table:table-cell>
          <table:table-cell table:style-name="ACE-11" office:value-type="string">
            <text:p>N81.56961</text:p>
          </table:table-cell>
          <table:table-cell table:style-name="ACE-11" office:value-type="string">
            <text:p>W16.50156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6450±105</text:p>
          </table:table-cell>
          <table:table-cell table:style-name="ACE-11" office:value-type="float" office:value="6450">
            <text:p>6450</text:p>
          </table:table-cell>
          <table:table-cell table:style-name="ACE-11" office:value-type="float" office:value="105">
            <text:p>105</text:p>
          </table:table-cell>
          <table:table-cell table:style-name="ACE-11" office:value-type="float" office:value="5900">
            <text:p>5900</text:p>
          </table:table-cell>
          <table:table-cell table:style-name="ACE-11" table:formula="of:=[.F46]-[.H46]" office:value-type="float" office:value="550">
            <text:p>550</text:p>
          </table:table-cell>
          <table:table-cell table:style-name="ACE-11" office:value-type="float" office:value="6719">
            <text:p>6719</text:p>
          </table:table-cell>
          <table:table-cell table:style-name="ACE-11" office:value-type="float" office:value="265">
            <text:p>265</text:p>
          </table:table-cell>
          <table:table-cell table:style-name="ACE-11" office:value-type="string">
            <text:p>?Balaena mysticetus (whale)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Bennike1997</text:p>
          </table:table-cell>
          <table:table-cell table:number-columns-repeated="2" table:style-name="ACE-11"/>
          <table:table-cell table:style-name="ACE-11" office:value-type="string">
            <text:p>K-5977</text:p>
          </table:table-cell>
          <table:table-cell table:style-name="ACE-11" office:value-type="float" office:value="81.569609999999997">
            <text:p>81.56961</text:p>
          </table:table-cell>
          <table:table-cell table:style-name="ACE-11" office:value-type="float" office:value="-16.501560000000001">
            <text:p>−16.50156</text:p>
          </table:table-cell>
          <table:table-cell table:style-name="ACE-11" office:value-type="float" office:value="6450">
            <text:p>6450</text:p>
          </table:table-cell>
          <table:table-cell table:style-name="ACE-11" office:value-type="float" office:value="105">
            <text:p>105</text:p>
          </table:table-cell>
          <table:table-cell table:style-name="ACE-11" office:value-type="string">
            <text:p>?Balaena mysticetus (whale)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46]" office:value-type="float" office:value="20">
            <text:p>2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2</text:p>
          </table:table-cell>
          <table:table-cell table:style-name="ACE-11" office:value-type="string">
            <text:p>N83.65108</text:p>
          </table:table-cell>
          <table:table-cell table:style-name="ACE-11" office:value-type="string">
            <text:p>W31.4273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5845±60</text:p>
          </table:table-cell>
          <table:table-cell table:style-name="ACE-11" office:value-type="float" office:value="5845">
            <text:p>584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5295">
            <text:p>5295</text:p>
          </table:table-cell>
          <table:table-cell table:style-name="ACE-11" table:formula="of:=[.F47]-[.H47]" office:value-type="float" office:value="550">
            <text:p>550</text:p>
          </table:table-cell>
          <table:table-cell table:style-name="ACE-11" office:value-type="float" office:value="6097">
            <text:p>6097</text:p>
          </table:table-cell>
          <table:table-cell table:style-name="ACE-11" office:value-type="float" office:value="167">
            <text:p>167</text:p>
          </table:table-cell>
          <table:table-cell table:style-name="ACE-11" office:value-type="string">
            <text:p>Monodon monoceros (Narwhale)</text:p>
          </table:table-cell>
          <table:table-cell table:style-name="ACE-11" office:value-type="float" office:value="30">
            <text:p>30</text:p>
          </table:table-cell>
          <table:table-cell table:style-name="ACE-11"/>
          <table:table-cell table:style-name="ACE-11" office:value-type="string">
            <text:p>this is not in 30</text:p>
          </table:table-cell>
          <table:table-cell table:style-name="ACE-11"/>
          <table:table-cell table:style-name="ACE-11" office:value-type="string">
            <text:p>AAR-11912</text:p>
          </table:table-cell>
          <table:table-cell table:style-name="ACE-11" office:value-type="float" office:value="83.651079999999993">
            <text:p>83.65108</text:p>
          </table:table-cell>
          <table:table-cell table:style-name="ACE-11" office:value-type="float" office:value="-31.427299999999999">
            <text:p>−31.4273</text:p>
          </table:table-cell>
          <table:table-cell table:style-name="ACE-11" office:value-type="float" office:value="5845">
            <text:p>584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Monodon monoceros (Narwhale)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47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242</text:p>
          </table:table-cell>
          <table:table-cell table:style-name="ACE-11" office:value-type="string">
            <text:p>N83.65000</text:p>
          </table:table-cell>
          <table:table-cell table:style-name="ACE-11" office:value-type="string">
            <text:p>W31.05000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33900±600</text:p>
          </table:table-cell>
          <table:table-cell table:style-name="ACE-11" office:value-type="float" office:value="33900">
            <text:p>33900</text:p>
          </table:table-cell>
          <table:table-cell table:style-name="ACE-11" office:value-type="float" office:value="600">
            <text:p>600</text:p>
          </table:table-cell>
          <table:table-cell table:style-name="ACE-11" office:value-type="string">
            <text:p>n/a</text:p>
          </table:table-cell>
          <table:table-cell table:style-name="ACE-11" table:formula="of:=[.F48]-[.H48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Macoma calcare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242</text:p>
          </table:table-cell>
          <table:table-cell table:style-name="ACE-11" office:value-type="float" office:value="83.650000000000006">
            <text:p>83.65</text:p>
          </table:table-cell>
          <table:table-cell table:style-name="ACE-11" office:value-type="float" office:value="-31.050000000000001">
            <text:p>−31.05</text:p>
          </table:table-cell>
          <table:table-cell table:style-name="ACE-11" office:value-type="float" office:value="33900">
            <text:p>33900</text:p>
          </table:table-cell>
          <table:table-cell table:style-name="ACE-11" office:value-type="float" office:value="600">
            <text:p>600</text:p>
          </table:table-cell>
          <table:table-cell table:style-name="ACE-11" office:value-type="string">
            <text:p>Macoma calcare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48]" office:value-type="float" office:value="32">
            <text:p>3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243</text:p>
          </table:table-cell>
          <table:table-cell table:style-name="ACE-11" office:value-type="string">
            <text:p>N82.41667</text:p>
          </table:table-cell>
          <table:table-cell table:style-name="ACE-11" office:value-type="string">
            <text:p>W20.13333</text:p>
          </table:table-cell>
          <table:table-cell table:style-name="ACE-11" office:value-type="float" office:value="51">
            <text:p>51</text:p>
          </table:table-cell>
          <table:table-cell table:style-name="ACE-11" office:value-type="string">
            <text:p>38900±1000</text:p>
          </table:table-cell>
          <table:table-cell table:style-name="ACE-11" office:value-type="float" office:value="38900">
            <text:p>38900</text:p>
          </table:table-cell>
          <table:table-cell table:style-name="ACE-11" office:value-type="float" office:value="1000">
            <text:p>1000</text:p>
          </table:table-cell>
          <table:table-cell table:style-name="ACE-11" office:value-type="string">
            <text:p>n/a</text:p>
          </table:table-cell>
          <table:table-cell table:style-name="ACE-11" table:formula="of:=[.F49]-[.H49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243</text:p>
          </table:table-cell>
          <table:table-cell table:style-name="ACE-11" office:value-type="float" office:value="82.416669999999996">
            <text:p>82.41667</text:p>
          </table:table-cell>
          <table:table-cell table:style-name="ACE-11" office:value-type="float" office:value="-20.133330000000001">
            <text:p>−20.13333</text:p>
          </table:table-cell>
          <table:table-cell table:style-name="ACE-11" office:value-type="float" office:value="38900">
            <text:p>38900</text:p>
          </table:table-cell>
          <table:table-cell table:style-name="ACE-11" office:value-type="float" office:value="1000">
            <text:p>100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49]" office:value-type="float" office:value="51">
            <text:p>51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244</text:p>
          </table:table-cell>
          <table:table-cell table:style-name="ACE-11" office:value-type="string">
            <text:p>N82.62402</text:p>
          </table:table-cell>
          <table:table-cell table:style-name="ACE-11" office:value-type="string">
            <text:p>W20.44818</text:p>
          </table:table-cell>
          <table:table-cell table:style-name="ACE-11" office:value-type="float" office:value="45">
            <text:p>45</text:p>
          </table:table-cell>
          <table:table-cell table:style-name="ACE-11" office:value-type="string">
            <text:p>8595±55</text:p>
          </table:table-cell>
          <table:table-cell table:style-name="ACE-11" office:value-type="float" office:value="8595">
            <text:p>859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8045">
            <text:p>8045</text:p>
          </table:table-cell>
          <table:table-cell table:style-name="ACE-11" table:formula="of:=[.F50]-[.H50]" office:value-type="float" office:value="550">
            <text:p>550</text:p>
          </table:table-cell>
          <table:table-cell table:style-name="ACE-11" office:value-type="float" office:value="8902">
            <text:p>8902</text:p>
          </table:table-cell>
          <table:table-cell table:style-name="ACE-11" office:value-type="float" office:value="214">
            <text:p>214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244</text:p>
          </table:table-cell>
          <table:table-cell table:style-name="ACE-11" office:value-type="float" office:value="82.624020000000002">
            <text:p>82.62402</text:p>
          </table:table-cell>
          <table:table-cell table:style-name="ACE-11" office:value-type="float" office:value="-20.448180000000001">
            <text:p>−20.44818</text:p>
          </table:table-cell>
          <table:table-cell table:style-name="ACE-11" office:value-type="float" office:value="8595">
            <text:p>8595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0]" office:value-type="float" office:value="45">
            <text:p>45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245</text:p>
          </table:table-cell>
          <table:table-cell table:style-name="ACE-11" office:value-type="string">
            <text:p>N82.62402</text:p>
          </table:table-cell>
          <table:table-cell table:style-name="ACE-11" office:value-type="string">
            <text:p>W20.44818</text:p>
          </table:table-cell>
          <table:table-cell table:style-name="ACE-11" office:value-type="float" office:value="45">
            <text:p>45</text:p>
          </table:table-cell>
          <table:table-cell table:style-name="ACE-11" office:value-type="string">
            <text:p>28950±300</text:p>
          </table:table-cell>
          <table:table-cell table:style-name="ACE-11" office:value-type="float" office:value="28950">
            <text:p>28950</text:p>
          </table:table-cell>
          <table:table-cell table:style-name="ACE-11" office:value-type="float" office:value="300">
            <text:p>300</text:p>
          </table:table-cell>
          <table:table-cell table:style-name="ACE-11" office:value-type="string">
            <text:p>n/a</text:p>
          </table:table-cell>
          <table:table-cell table:style-name="ACE-11" table:formula="of:=[.F51]-[.H51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245</text:p>
          </table:table-cell>
          <table:table-cell table:style-name="ACE-11" office:value-type="float" office:value="82.624020000000002">
            <text:p>82.62402</text:p>
          </table:table-cell>
          <table:table-cell table:style-name="ACE-11" office:value-type="float" office:value="-20.448180000000001">
            <text:p>−20.44818</text:p>
          </table:table-cell>
          <table:table-cell table:style-name="ACE-11" office:value-type="float" office:value="28950">
            <text:p>28950</text:p>
          </table:table-cell>
          <table:table-cell table:style-name="ACE-11" office:value-type="float" office:value="300">
            <text:p>30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1]" office:value-type="float" office:value="45">
            <text:p>45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374</text:p>
          </table:table-cell>
          <table:table-cell table:style-name="ACE-11" office:value-type="string">
            <text:p>N81.59833</text:p>
          </table:table-cell>
          <table:table-cell table:style-name="ACE-11" office:value-type="string">
            <text:p>W16.48100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3671±48</text:p>
          </table:table-cell>
          <table:table-cell table:style-name="ACE-11" office:value-type="float" office:value="3671">
            <text:p>3671</text:p>
          </table:table-cell>
          <table:table-cell table:style-name="ACE-11" office:value-type="float" office:value="48">
            <text:p>48</text:p>
          </table:table-cell>
          <table:table-cell table:style-name="ACE-11" office:value-type="float" office:value="3121">
            <text:p>3121</text:p>
          </table:table-cell>
          <table:table-cell table:style-name="ACE-11" table:formula="of:=[.F52]-[.H52]" office:value-type="float" office:value="550">
            <text:p>550</text:p>
          </table:table-cell>
          <table:table-cell table:style-name="ACE-11" office:value-type="float" office:value="3332">
            <text:p>3332</text:p>
          </table:table-cell>
          <table:table-cell table:style-name="ACE-11" office:value-type="float" office:value="113">
            <text:p>113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374</text:p>
          </table:table-cell>
          <table:table-cell table:style-name="ACE-11" office:value-type="float" office:value="81.598330000000004">
            <text:p>81.59833</text:p>
          </table:table-cell>
          <table:table-cell table:style-name="ACE-11" office:value-type="float" office:value="-16.481000000000002">
            <text:p>−16.481</text:p>
          </table:table-cell>
          <table:table-cell table:style-name="ACE-11" office:value-type="float" office:value="3671">
            <text:p>3671</text:p>
          </table:table-cell>
          <table:table-cell table:style-name="ACE-11" office:value-type="float" office:value="48">
            <text:p>48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2]" office:value-type="float" office:value="1">
            <text:p>1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375</text:p>
          </table:table-cell>
          <table:table-cell table:style-name="ACE-11" office:value-type="string">
            <text:p>N81.58667</text:p>
          </table:table-cell>
          <table:table-cell table:style-name="ACE-11" office:value-type="string">
            <text:p>W16.26389</text:p>
          </table:table-cell>
          <table:table-cell table:style-name="ACE-11" office:value-type="float" office:value="42">
            <text:p>42</text:p>
          </table:table-cell>
          <table:table-cell table:style-name="ACE-11" office:value-type="string">
            <text:p>8865±60</text:p>
          </table:table-cell>
          <table:table-cell table:style-name="ACE-11" office:value-type="float" office:value="8865">
            <text:p>886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315">
            <text:p>8315</text:p>
          </table:table-cell>
          <table:table-cell table:style-name="ACE-11" table:formula="of:=[.F53]-[.H53]" office:value-type="float" office:value="550">
            <text:p>550</text:p>
          </table:table-cell>
          <table:table-cell table:style-name="ACE-11" office:value-type="float" office:value="9300">
            <text:p>9300</text:p>
          </table:table-cell>
          <table:table-cell table:style-name="ACE-11" office:value-type="float" office:value="166">
            <text:p>166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375</text:p>
          </table:table-cell>
          <table:table-cell table:style-name="ACE-11" office:value-type="float" office:value="81.586669999999998">
            <text:p>81.58667</text:p>
          </table:table-cell>
          <table:table-cell table:style-name="ACE-11" office:value-type="float" office:value="-16.26389">
            <text:p>−16.26389</text:p>
          </table:table-cell>
          <table:table-cell table:style-name="ACE-11" office:value-type="float" office:value="8865">
            <text:p>886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3]" office:value-type="float" office:value="42">
            <text:p>4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376</text:p>
          </table:table-cell>
          <table:table-cell table:style-name="ACE-11" office:value-type="string">
            <text:p>N81.52167</text:p>
          </table:table-cell>
          <table:table-cell table:style-name="ACE-11" office:value-type="string">
            <text:p>W16.75383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7100±55</text:p>
          </table:table-cell>
          <table:table-cell table:style-name="ACE-11" office:value-type="float" office:value="7100">
            <text:p>710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6550">
            <text:p>6550</text:p>
          </table:table-cell>
          <table:table-cell table:style-name="ACE-11" table:formula="of:=[.F54]-[.H54]" office:value-type="float" office:value="550">
            <text:p>550</text:p>
          </table:table-cell>
          <table:table-cell table:style-name="ACE-11" office:value-type="float" office:value="7908">
            <text:p>7908</text:p>
          </table:table-cell>
          <table:table-cell table:style-name="ACE-11" office:value-type="float" office:value="110">
            <text:p>110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376</text:p>
          </table:table-cell>
          <table:table-cell table:style-name="ACE-11" office:value-type="float" office:value="81.52167">
            <text:p>81.52167</text:p>
          </table:table-cell>
          <table:table-cell table:style-name="ACE-11" office:value-type="float" office:value="-16.753830000000001">
            <text:p>−16.75383</text:p>
          </table:table-cell>
          <table:table-cell table:style-name="ACE-11" office:value-type="float" office:value="7100">
            <text:p>7100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4]" office:value-type="float" office:value="20">
            <text:p>2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0377</text:p>
          </table:table-cell>
          <table:table-cell table:style-name="ACE-11" office:value-type="string">
            <text:p>N81.57361</text:p>
          </table:table-cell>
          <table:table-cell table:style-name="ACE-11" office:value-type="string">
            <text:p>W16.78917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7585±55</text:p>
          </table:table-cell>
          <table:table-cell table:style-name="ACE-11" office:value-type="float" office:value="7585">
            <text:p>758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7035">
            <text:p>7035</text:p>
          </table:table-cell>
          <table:table-cell table:style-name="ACE-11" table:formula="of:=[.F55]-[.H55]" office:value-type="float" office:value="550">
            <text:p>550</text:p>
          </table:table-cell>
          <table:table-cell table:style-name="ACE-11" office:value-type="float" office:value="7851">
            <text:p>7851</text:p>
          </table:table-cell>
          <table:table-cell table:style-name="ACE-11" office:value-type="float" office:value="114">
            <text:p>114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0377</text:p>
          </table:table-cell>
          <table:table-cell table:style-name="ACE-11" office:value-type="float" office:value="81.573610000000002">
            <text:p>81.57361</text:p>
          </table:table-cell>
          <table:table-cell table:style-name="ACE-11" office:value-type="float" office:value="-16.789169999999999">
            <text:p>−16.78917</text:p>
          </table:table-cell>
          <table:table-cell table:style-name="ACE-11" office:value-type="float" office:value="7585">
            <text:p>7585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5]" office:value-type="float" office:value="25">
            <text:p>25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138</text:p>
          </table:table-cell>
          <table:table-cell table:style-name="ACE-11" office:value-type="string">
            <text:p>N80.44070</text:p>
          </table:table-cell>
          <table:table-cell table:style-name="ACE-11" office:value-type="string">
            <text:p>W15.90400</text:p>
          </table:table-cell>
          <table:table-cell table:style-name="ACE-11" office:value-type="float" office:value="13">
            <text:p>13</text:p>
          </table:table-cell>
          <table:table-cell table:style-name="ACE-11" office:value-type="string">
            <text:p>6925±43</text:p>
          </table:table-cell>
          <table:table-cell table:style-name="ACE-11" office:value-type="float" office:value="6925">
            <text:p>6925</text:p>
          </table:table-cell>
          <table:table-cell table:style-name="ACE-11" office:value-type="float" office:value="43">
            <text:p>43</text:p>
          </table:table-cell>
          <table:table-cell table:style-name="ACE-11" office:value-type="float" office:value="6375">
            <text:p>6375</text:p>
          </table:table-cell>
          <table:table-cell table:style-name="ACE-11" table:formula="of:=[.F56]-[.H56]" office:value-type="float" office:value="550">
            <text:p>550</text:p>
          </table:table-cell>
          <table:table-cell table:style-name="ACE-11" office:value-type="float" office:value="7301">
            <text:p>7301</text:p>
          </table:table-cell>
          <table:table-cell table:style-name="ACE-11" office:value-type="float" office:value="121">
            <text:p>121</text:p>
          </table:table-cell>
          <table:table-cell table:style-name="ACE-11" office:value-type="string">
            <text:p>Hiatella, My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138</text:p>
          </table:table-cell>
          <table:table-cell table:style-name="ACE-11" office:value-type="float" office:value="80.440700000000007">
            <text:p>80.4407</text:p>
          </table:table-cell>
          <table:table-cell table:style-name="ACE-11" office:value-type="float" office:value="-15.904">
            <text:p>−15.904</text:p>
          </table:table-cell>
          <table:table-cell table:style-name="ACE-11" office:value-type="float" office:value="6925">
            <text:p>6925</text:p>
          </table:table-cell>
          <table:table-cell table:style-name="ACE-11" office:value-type="float" office:value="43">
            <text:p>43</text:p>
          </table:table-cell>
          <table:table-cell table:style-name="ACE-11" office:value-type="string">
            <text:p>Hiatella, My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6]" office:value-type="float" office:value="13">
            <text:p>1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139</text:p>
          </table:table-cell>
          <table:table-cell table:style-name="ACE-11" office:value-type="string">
            <text:p>N80.41892</text:p>
          </table:table-cell>
          <table:table-cell table:style-name="ACE-11" office:value-type="string">
            <text:p>W16.01340</text:p>
          </table:table-cell>
          <table:table-cell table:style-name="ACE-11" office:value-type="float" office:value="54">
            <text:p>54</text:p>
          </table:table-cell>
          <table:table-cell table:style-name="ACE-11" office:value-type="string">
            <text:p>8965±50</text:p>
          </table:table-cell>
          <table:table-cell table:style-name="ACE-11" office:value-type="float" office:value="8965">
            <text:p>896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8415">
            <text:p>8415</text:p>
          </table:table-cell>
          <table:table-cell table:style-name="ACE-11" table:formula="of:=[.F57]-[.H57]" office:value-type="float" office:value="550">
            <text:p>550</text:p>
          </table:table-cell>
          <table:table-cell table:style-name="ACE-11" office:value-type="float" office:value="10074">
            <text:p>10074</text:p>
          </table:table-cell>
          <table:table-cell table:style-name="ACE-11" office:value-type="float" office:value="158">
            <text:p>158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139</text:p>
          </table:table-cell>
          <table:table-cell table:style-name="ACE-11" office:value-type="float" office:value="80.41892">
            <text:p>80.41892</text:p>
          </table:table-cell>
          <table:table-cell table:style-name="ACE-11" office:value-type="float" office:value="-16.013400000000001">
            <text:p>−16.0134</text:p>
          </table:table-cell>
          <table:table-cell table:style-name="ACE-11" office:value-type="float" office:value="8965">
            <text:p>896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7]" office:value-type="float" office:value="54">
            <text:p>5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05</text:p>
          </table:table-cell>
          <table:table-cell table:style-name="ACE-11" office:value-type="string">
            <text:p>N83.41203</text:p>
          </table:table-cell>
          <table:table-cell table:style-name="ACE-11" office:value-type="string">
            <text:p>W25.63628</text:p>
          </table:table-cell>
          <table:table-cell table:style-name="ACE-11" office:value-type="float" office:value="26">
            <text:p>26</text:p>
          </table:table-cell>
          <table:table-cell table:style-name="ACE-11" office:value-type="string">
            <text:p>9255±50</text:p>
          </table:table-cell>
          <table:table-cell table:style-name="ACE-11" office:value-type="float" office:value="9255">
            <text:p>925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8705">
            <text:p>8705</text:p>
          </table:table-cell>
          <table:table-cell table:style-name="ACE-11" table:formula="of:=[.F58]-[.H58]" office:value-type="float" office:value="550">
            <text:p>550</text:p>
          </table:table-cell>
          <table:table-cell table:style-name="ACE-11" office:value-type="float" office:value="9716">
            <text:p>9716</text:p>
          </table:table-cell>
          <table:table-cell table:style-name="ACE-11" office:value-type="float" office:value="171">
            <text:p>171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05</text:p>
          </table:table-cell>
          <table:table-cell table:style-name="ACE-11" office:value-type="float" office:value="83.412030000000001">
            <text:p>83.41203</text:p>
          </table:table-cell>
          <table:table-cell table:style-name="ACE-11" office:value-type="float" office:value="-25.636279999999999">
            <text:p>−25.63628</text:p>
          </table:table-cell>
          <table:table-cell table:style-name="ACE-11" office:value-type="float" office:value="9255">
            <text:p>925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8]" office:value-type="float" office:value="26">
            <text:p>2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06</text:p>
          </table:table-cell>
          <table:table-cell table:style-name="ACE-11" office:value-type="string">
            <text:p>N83.42318</text:p>
          </table:table-cell>
          <table:table-cell table:style-name="ACE-11" office:value-type="string">
            <text:p>W25.82528</text:p>
          </table:table-cell>
          <table:table-cell table:style-name="ACE-11" office:value-type="float" office:value="25">
            <text:p>25</text:p>
          </table:table-cell>
          <table:table-cell table:style-name="ACE-11" office:value-type="string">
            <text:p>8806±48</text:p>
          </table:table-cell>
          <table:table-cell table:style-name="ACE-11" office:value-type="float" office:value="8806">
            <text:p>8806</text:p>
          </table:table-cell>
          <table:table-cell table:style-name="ACE-11" office:value-type="float" office:value="48">
            <text:p>48</text:p>
          </table:table-cell>
          <table:table-cell table:style-name="ACE-11" office:value-type="float" office:value="8256">
            <text:p>8256</text:p>
          </table:table-cell>
          <table:table-cell table:style-name="ACE-11" table:formula="of:=[.F59]-[.H59]" office:value-type="float" office:value="550">
            <text:p>550</text:p>
          </table:table-cell>
          <table:table-cell table:style-name="ACE-11" office:value-type="float" office:value="9225">
            <text:p>9225</text:p>
          </table:table-cell>
          <table:table-cell table:style-name="ACE-11" office:value-type="float" office:value="190">
            <text:p>19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06</text:p>
          </table:table-cell>
          <table:table-cell table:style-name="ACE-11" office:value-type="float" office:value="83.423180000000002">
            <text:p>83.42318</text:p>
          </table:table-cell>
          <table:table-cell table:style-name="ACE-11" office:value-type="float" office:value="-25.825279999999999">
            <text:p>−25.82528</text:p>
          </table:table-cell>
          <table:table-cell table:style-name="ACE-11" office:value-type="float" office:value="8806">
            <text:p>8806</text:p>
          </table:table-cell>
          <table:table-cell table:style-name="ACE-11" office:value-type="float" office:value="48">
            <text:p>48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59]" office:value-type="float" office:value="25">
            <text:p>25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07</text:p>
          </table:table-cell>
          <table:table-cell table:style-name="ACE-11" office:value-type="string">
            <text:p>N83.44030</text:p>
          </table:table-cell>
          <table:table-cell table:style-name="ACE-11" office:value-type="string">
            <text:p>W25.84162</text:p>
          </table:table-cell>
          <table:table-cell table:style-name="ACE-11" office:value-type="float" office:value="13">
            <text:p>13</text:p>
          </table:table-cell>
          <table:table-cell table:style-name="ACE-11" office:value-type="string">
            <text:p>9268±49</text:p>
          </table:table-cell>
          <table:table-cell table:style-name="ACE-11" office:value-type="float" office:value="9268">
            <text:p>9268</text:p>
          </table:table-cell>
          <table:table-cell table:style-name="ACE-11" office:value-type="float" office:value="49">
            <text:p>49</text:p>
          </table:table-cell>
          <table:table-cell table:style-name="ACE-11" office:value-type="float" office:value="8718">
            <text:p>8718</text:p>
          </table:table-cell>
          <table:table-cell table:style-name="ACE-11" table:formula="of:=[.F60]-[.H60]" office:value-type="float" office:value="550">
            <text:p>550</text:p>
          </table:table-cell>
          <table:table-cell table:style-name="ACE-11" office:value-type="float" office:value="9718">
            <text:p>9718</text:p>
          </table:table-cell>
          <table:table-cell table:style-name="ACE-11" office:value-type="float" office:value="169">
            <text:p>169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07</text:p>
          </table:table-cell>
          <table:table-cell table:style-name="ACE-11" office:value-type="float" office:value="83.440299999999993">
            <text:p>83.4403</text:p>
          </table:table-cell>
          <table:table-cell table:style-name="ACE-11" office:value-type="float" office:value="-25.841619999999999">
            <text:p>−25.84162</text:p>
          </table:table-cell>
          <table:table-cell table:style-name="ACE-11" office:value-type="float" office:value="9268">
            <text:p>9268</text:p>
          </table:table-cell>
          <table:table-cell table:style-name="ACE-11" office:value-type="float" office:value="49">
            <text:p>49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0]" office:value-type="float" office:value="13">
            <text:p>1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08</text:p>
          </table:table-cell>
          <table:table-cell table:style-name="ACE-11" office:value-type="string">
            <text:p>N83.43093</text:p>
          </table:table-cell>
          <table:table-cell table:style-name="ACE-11" office:value-type="string">
            <text:p>W25.97575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9593±48</text:p>
          </table:table-cell>
          <table:table-cell table:style-name="ACE-11" office:value-type="float" office:value="9593">
            <text:p>9593</text:p>
          </table:table-cell>
          <table:table-cell table:style-name="ACE-11" office:value-type="float" office:value="48">
            <text:p>48</text:p>
          </table:table-cell>
          <table:table-cell table:style-name="ACE-11" office:value-type="float" office:value="9043">
            <text:p>9043</text:p>
          </table:table-cell>
          <table:table-cell table:style-name="ACE-11" table:formula="of:=[.F61]-[.H61]" office:value-type="float" office:value="550">
            <text:p>550</text:p>
          </table:table-cell>
          <table:table-cell table:style-name="ACE-11" office:value-type="float" office:value="10124">
            <text:p>10124</text:p>
          </table:table-cell>
          <table:table-cell table:style-name="ACE-11" office:value-type="float" office:value="162">
            <text:p>162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08</text:p>
          </table:table-cell>
          <table:table-cell table:style-name="ACE-11" office:value-type="float" office:value="83.430930000000004">
            <text:p>83.43093</text:p>
          </table:table-cell>
          <table:table-cell table:style-name="ACE-11" office:value-type="float" office:value="-25.975750000000001">
            <text:p>−25.97575</text:p>
          </table:table-cell>
          <table:table-cell table:style-name="ACE-11" office:value-type="float" office:value="9593">
            <text:p>9593</text:p>
          </table:table-cell>
          <table:table-cell table:style-name="ACE-11" office:value-type="float" office:value="48">
            <text:p>48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1]" office:value-type="float" office:value="12">
            <text:p>1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09</text:p>
          </table:table-cell>
          <table:table-cell table:style-name="ACE-11" office:value-type="string">
            <text:p>N83.42230</text:p>
          </table:table-cell>
          <table:table-cell table:style-name="ACE-11" office:value-type="string">
            <text:p>W25.90527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9190±55</text:p>
          </table:table-cell>
          <table:table-cell table:style-name="ACE-11" office:value-type="float" office:value="9190">
            <text:p>919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8640">
            <text:p>8640</text:p>
          </table:table-cell>
          <table:table-cell table:style-name="ACE-11" table:formula="of:=[.F62]-[.H62]" office:value-type="float" office:value="550">
            <text:p>550</text:p>
          </table:table-cell>
          <table:table-cell table:style-name="ACE-11" office:value-type="float" office:value="9633">
            <text:p>9633</text:p>
          </table:table-cell>
          <table:table-cell table:style-name="ACE-11" office:value-type="float" office:value="111">
            <text:p>111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09</text:p>
          </table:table-cell>
          <table:table-cell table:style-name="ACE-11" office:value-type="float" office:value="83.422300000000007">
            <text:p>83.4223</text:p>
          </table:table-cell>
          <table:table-cell table:style-name="ACE-11" office:value-type="float" office:value="-25.905270000000002">
            <text:p>−25.90527</text:p>
          </table:table-cell>
          <table:table-cell table:style-name="ACE-11" office:value-type="float" office:value="9190">
            <text:p>9190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2]" office:value-type="float" office:value="27">
            <text:p>27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0</text:p>
          </table:table-cell>
          <table:table-cell table:style-name="ACE-11" office:value-type="string">
            <text:p>N83.41677</text:p>
          </table:table-cell>
          <table:table-cell table:style-name="ACE-11" office:value-type="string">
            <text:p>W25.69437</text:p>
          </table:table-cell>
          <table:table-cell table:style-name="ACE-11" office:value-type="float" office:value="24">
            <text:p>24</text:p>
          </table:table-cell>
          <table:table-cell table:style-name="ACE-11" office:value-type="string">
            <text:p>9398±50</text:p>
          </table:table-cell>
          <table:table-cell table:style-name="ACE-11" office:value-type="float" office:value="9398">
            <text:p>9398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8848">
            <text:p>8848</text:p>
          </table:table-cell>
          <table:table-cell table:style-name="ACE-11" table:formula="of:=[.F63]-[.H63]" office:value-type="float" office:value="550">
            <text:p>550</text:p>
          </table:table-cell>
          <table:table-cell table:style-name="ACE-11" office:value-type="float" office:value="9938">
            <text:p>9938</text:p>
          </table:table-cell>
          <table:table-cell table:style-name="ACE-11" office:value-type="float" office:value="229">
            <text:p>229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0</text:p>
          </table:table-cell>
          <table:table-cell table:style-name="ACE-11" office:value-type="float" office:value="83.41677">
            <text:p>83.41677</text:p>
          </table:table-cell>
          <table:table-cell table:style-name="ACE-11" office:value-type="float" office:value="-25.694369999999999">
            <text:p>−25.69437</text:p>
          </table:table-cell>
          <table:table-cell table:style-name="ACE-11" office:value-type="float" office:value="9398">
            <text:p>9398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3]" office:value-type="float" office:value="24">
            <text:p>2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1</text:p>
          </table:table-cell>
          <table:table-cell table:style-name="ACE-11" office:value-type="string">
            <text:p>N83.65090</text:p>
          </table:table-cell>
          <table:table-cell table:style-name="ACE-11" office:value-type="string">
            <text:p>W31.16435</text:p>
          </table:table-cell>
          <table:table-cell table:style-name="ACE-11" office:value-type="float" office:value="18">
            <text:p>18</text:p>
          </table:table-cell>
          <table:table-cell table:style-name="ACE-11" office:value-type="string">
            <text:p>8315±60</text:p>
          </table:table-cell>
          <table:table-cell table:style-name="ACE-11" office:value-type="float" office:value="8315">
            <text:p>831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765">
            <text:p>7765</text:p>
          </table:table-cell>
          <table:table-cell table:style-name="ACE-11" table:formula="of:=[.F64]-[.H64]" office:value-type="float" office:value="550">
            <text:p>550</text:p>
          </table:table-cell>
          <table:table-cell table:style-name="ACE-11" office:value-type="float" office:value="8547">
            <text:p>8547</text:p>
          </table:table-cell>
          <table:table-cell table:style-name="ACE-11" office:value-type="float" office:value="136">
            <text:p>136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1</text:p>
          </table:table-cell>
          <table:table-cell table:style-name="ACE-11" office:value-type="float" office:value="83.650899999999993">
            <text:p>83.6509</text:p>
          </table:table-cell>
          <table:table-cell table:style-name="ACE-11" office:value-type="float" office:value="-31.164349999999999">
            <text:p>−31.16435</text:p>
          </table:table-cell>
          <table:table-cell table:style-name="ACE-11" office:value-type="float" office:value="8315">
            <text:p>831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4]" office:value-type="float" office:value="18">
            <text:p>1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3</text:p>
          </table:table-cell>
          <table:table-cell table:style-name="ACE-11" office:value-type="string">
            <text:p>N83.64755</text:p>
          </table:table-cell>
          <table:table-cell table:style-name="ACE-11" office:value-type="string">
            <text:p>W31.48855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9170±70</text:p>
          </table:table-cell>
          <table:table-cell table:style-name="ACE-11" office:value-type="float" office:value="9170">
            <text:p>917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8620">
            <text:p>8620</text:p>
          </table:table-cell>
          <table:table-cell table:style-name="ACE-11" table:formula="of:=[.F65]-[.H65]" office:value-type="float" office:value="550">
            <text:p>550</text:p>
          </table:table-cell>
          <table:table-cell table:style-name="ACE-11" office:value-type="float" office:value="9680">
            <text:p>9680</text:p>
          </table:table-cell>
          <table:table-cell table:style-name="ACE-11" office:value-type="float" office:value="203">
            <text:p>203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3</text:p>
          </table:table-cell>
          <table:table-cell table:style-name="ACE-11" office:value-type="float" office:value="83.647549999999995">
            <text:p>83.64755</text:p>
          </table:table-cell>
          <table:table-cell table:style-name="ACE-11" office:value-type="float" office:value="-31.48855">
            <text:p>−31.48855</text:p>
          </table:table-cell>
          <table:table-cell table:style-name="ACE-11" office:value-type="float" office:value="9170">
            <text:p>9170</text:p>
          </table:table-cell>
          <table:table-cell table:style-name="ACE-11" office:value-type="float" office:value="70">
            <text:p>7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5]" office:value-type="float" office:value="1">
            <text:p>1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4</text:p>
          </table:table-cell>
          <table:table-cell table:style-name="ACE-11" office:value-type="string">
            <text:p>N83.64298</text:p>
          </table:table-cell>
          <table:table-cell table:style-name="ACE-11" office:value-type="string">
            <text:p>W31.48180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109±50</text:p>
          </table:table-cell>
          <table:table-cell table:style-name="ACE-11" office:value-type="float" office:value="9109">
            <text:p>9109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8559">
            <text:p>8559</text:p>
          </table:table-cell>
          <table:table-cell table:style-name="ACE-11" table:formula="of:=[.F66]-[.H66]" office:value-type="float" office:value="550">
            <text:p>550</text:p>
          </table:table-cell>
          <table:table-cell table:style-name="ACE-11" office:value-type="float" office:value="9547">
            <text:p>9547</text:p>
          </table:table-cell>
          <table:table-cell table:style-name="ACE-11" office:value-type="float" office:value="78">
            <text:p>78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4</text:p>
          </table:table-cell>
          <table:table-cell table:style-name="ACE-11" office:value-type="float" office:value="83.642979999999994">
            <text:p>83.64298</text:p>
          </table:table-cell>
          <table:table-cell table:style-name="ACE-11" office:value-type="float" office:value="-31.4818">
            <text:p>−31.4818</text:p>
          </table:table-cell>
          <table:table-cell table:style-name="ACE-11" office:value-type="float" office:value="9109">
            <text:p>9109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6]" office:value-type="float" office:value="23">
            <text:p>2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5</text:p>
          </table:table-cell>
          <table:table-cell table:style-name="ACE-11" office:value-type="string">
            <text:p>N83.64350</text:p>
          </table:table-cell>
          <table:table-cell table:style-name="ACE-11" office:value-type="string">
            <text:p>W31.39783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41250±800</text:p>
          </table:table-cell>
          <table:table-cell table:style-name="ACE-11" office:value-type="float" office:value="41250">
            <text:p>41250</text:p>
          </table:table-cell>
          <table:table-cell table:style-name="ACE-11" office:value-type="float" office:value="800">
            <text:p>800</text:p>
          </table:table-cell>
          <table:table-cell table:style-name="ACE-11" office:value-type="string">
            <text:p>n/a</text:p>
          </table:table-cell>
          <table:table-cell table:style-name="ACE-11" table:formula="of:=[.F67]-[.H67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Astarte boreali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5</text:p>
          </table:table-cell>
          <table:table-cell table:style-name="ACE-11" office:value-type="float" office:value="83.643500000000003">
            <text:p>83.6435</text:p>
          </table:table-cell>
          <table:table-cell table:style-name="ACE-11" office:value-type="float" office:value="-31.397829999999999">
            <text:p>−31.39783</text:p>
          </table:table-cell>
          <table:table-cell table:style-name="ACE-11" office:value-type="float" office:value="41250">
            <text:p>41250</text:p>
          </table:table-cell>
          <table:table-cell table:style-name="ACE-11" office:value-type="float" office:value="800">
            <text:p>800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7]" office:value-type="float" office:value="23">
            <text:p>2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6</text:p>
          </table:table-cell>
          <table:table-cell table:style-name="ACE-11" office:value-type="string">
            <text:p>N83.64385</text:p>
          </table:table-cell>
          <table:table-cell table:style-name="ACE-11" office:value-type="string">
            <text:p>W30.97550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7887±41</text:p>
          </table:table-cell>
          <table:table-cell table:style-name="ACE-11" office:value-type="float" office:value="7887">
            <text:p>7887</text:p>
          </table:table-cell>
          <table:table-cell table:style-name="ACE-11" office:value-type="float" office:value="41">
            <text:p>41</text:p>
          </table:table-cell>
          <table:table-cell table:style-name="ACE-11" office:value-type="float" office:value="7337">
            <text:p>7337</text:p>
          </table:table-cell>
          <table:table-cell table:style-name="ACE-11" table:formula="of:=[.F68]-[.H68]" office:value-type="float" office:value="550">
            <text:p>550</text:p>
          </table:table-cell>
          <table:table-cell table:style-name="ACE-11" office:value-type="float" office:value="8159">
            <text:p>8159</text:p>
          </table:table-cell>
          <table:table-cell table:style-name="ACE-11" office:value-type="float" office:value="138">
            <text:p>138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6</text:p>
          </table:table-cell>
          <table:table-cell table:style-name="ACE-11" office:value-type="float" office:value="83.64385">
            <text:p>83.64385</text:p>
          </table:table-cell>
          <table:table-cell table:style-name="ACE-11" office:value-type="float" office:value="-30.9755">
            <text:p>−30.9755</text:p>
          </table:table-cell>
          <table:table-cell table:style-name="ACE-11" office:value-type="float" office:value="7887">
            <text:p>7887</text:p>
          </table:table-cell>
          <table:table-cell table:style-name="ACE-11" office:value-type="float" office:value="41">
            <text:p>41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8]" office:value-type="float" office:value="12">
            <text:p>1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7</text:p>
          </table:table-cell>
          <table:table-cell table:style-name="ACE-11" office:value-type="string">
            <text:p>N83.64448</text:p>
          </table:table-cell>
          <table:table-cell table:style-name="ACE-11" office:value-type="string">
            <text:p>W30.94842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8377±40</text:p>
          </table:table-cell>
          <table:table-cell table:style-name="ACE-11" office:value-type="float" office:value="8377">
            <text:p>8377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7827">
            <text:p>7827</text:p>
          </table:table-cell>
          <table:table-cell table:style-name="ACE-11" table:formula="of:=[.F69]-[.H69]" office:value-type="float" office:value="550">
            <text:p>550</text:p>
          </table:table-cell>
          <table:table-cell table:style-name="ACE-11" office:value-type="float" office:value="8618">
            <text:p>8618</text:p>
          </table:table-cell>
          <table:table-cell table:style-name="ACE-11" office:value-type="float" office:value="136">
            <text:p>136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7</text:p>
          </table:table-cell>
          <table:table-cell table:style-name="ACE-11" office:value-type="float" office:value="83.644480000000001">
            <text:p>83.64448</text:p>
          </table:table-cell>
          <table:table-cell table:style-name="ACE-11" office:value-type="float" office:value="-30.948419999999999">
            <text:p>−30.94842</text:p>
          </table:table-cell>
          <table:table-cell table:style-name="ACE-11" office:value-type="float" office:value="8377">
            <text:p>8377</text:p>
          </table:table-cell>
          <table:table-cell table:style-name="ACE-11" office:value-type="float" office:value="40">
            <text:p>4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69]" office:value-type="float" office:value="8">
            <text:p>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8</text:p>
          </table:table-cell>
          <table:table-cell table:style-name="ACE-11" office:value-type="string">
            <text:p>N83.64720</text:p>
          </table:table-cell>
          <table:table-cell table:style-name="ACE-11" office:value-type="string">
            <text:p>W30.94070</text:p>
          </table:table-cell>
          <table:table-cell table:style-name="ACE-11" office:value-type="float" office:value="0">
            <text:p>0</text:p>
          </table:table-cell>
          <table:table-cell table:style-name="ACE-11" office:value-type="string">
            <text:p>4657±36</text:p>
          </table:table-cell>
          <table:table-cell table:style-name="ACE-11" office:value-type="float" office:value="4657">
            <text:p>4657</text:p>
          </table:table-cell>
          <table:table-cell table:style-name="ACE-11" office:value-type="float" office:value="36">
            <text:p>36</text:p>
          </table:table-cell>
          <table:table-cell table:style-name="ACE-11" office:value-type="float" office:value="4107">
            <text:p>4107</text:p>
          </table:table-cell>
          <table:table-cell table:style-name="ACE-11" table:formula="of:=[.F70]-[.H70]" office:value-type="float" office:value="550">
            <text:p>550</text:p>
          </table:table-cell>
          <table:table-cell table:style-name="ACE-11" office:value-type="float" office:value="4635">
            <text:p>4635</text:p>
          </table:table-cell>
          <table:table-cell table:style-name="ACE-11" office:value-type="float" office:value="183">
            <text:p>183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8</text:p>
          </table:table-cell>
          <table:table-cell table:style-name="ACE-11" office:value-type="float" office:value="83.647199999999998">
            <text:p>83.6472</text:p>
          </table:table-cell>
          <table:table-cell table:style-name="ACE-11" office:value-type="float" office:value="-30.9407">
            <text:p>−30.9407</text:p>
          </table:table-cell>
          <table:table-cell table:style-name="ACE-11" office:value-type="float" office:value="4657">
            <text:p>4657</text:p>
          </table:table-cell>
          <table:table-cell table:style-name="ACE-11" office:value-type="float" office:value="36">
            <text:p>36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0]" office:value-type="float" office:value="0">
            <text:p>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19</text:p>
          </table:table-cell>
          <table:table-cell table:style-name="ACE-11" office:value-type="string">
            <text:p>N83.64603</text:p>
          </table:table-cell>
          <table:table-cell table:style-name="ACE-11" office:value-type="string">
            <text:p>W31.00147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560±55</text:p>
          </table:table-cell>
          <table:table-cell table:style-name="ACE-11" office:value-type="float" office:value="9560">
            <text:p>956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9010">
            <text:p>9010</text:p>
          </table:table-cell>
          <table:table-cell table:style-name="ACE-11" table:formula="of:=[.F71]-[.H71]" office:value-type="float" office:value="550">
            <text:p>550</text:p>
          </table:table-cell>
          <table:table-cell table:style-name="ACE-11" office:value-type="float" office:value="10087">
            <text:p>10087</text:p>
          </table:table-cell>
          <table:table-cell table:style-name="ACE-11" office:value-type="float" office:value="164">
            <text:p>164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19</text:p>
          </table:table-cell>
          <table:table-cell table:style-name="ACE-11" office:value-type="float" office:value="83.646029999999996">
            <text:p>83.64603</text:p>
          </table:table-cell>
          <table:table-cell table:style-name="ACE-11" office:value-type="float" office:value="-31.001470000000001">
            <text:p>−31.00147</text:p>
          </table:table-cell>
          <table:table-cell table:style-name="ACE-11" office:value-type="float" office:value="9560">
            <text:p>9560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1]" office:value-type="float" office:value="23">
            <text:p>2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20</text:p>
          </table:table-cell>
          <table:table-cell table:style-name="ACE-11" office:value-type="string">
            <text:p>N83.63662</text:p>
          </table:table-cell>
          <table:table-cell table:style-name="ACE-11" office:value-type="string">
            <text:p>W30.92632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9235±55</text:p>
          </table:table-cell>
          <table:table-cell table:style-name="ACE-11" office:value-type="float" office:value="9235">
            <text:p>923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8685">
            <text:p>8685</text:p>
          </table:table-cell>
          <table:table-cell table:style-name="ACE-11" table:formula="of:=[.F72]-[.H72]" office:value-type="float" office:value="550">
            <text:p>550</text:p>
          </table:table-cell>
          <table:table-cell table:style-name="ACE-11" office:value-type="float" office:value="9712">
            <text:p>9712</text:p>
          </table:table-cell>
          <table:table-cell table:style-name="ACE-11" office:value-type="float" office:value="175">
            <text:p>17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20</text:p>
          </table:table-cell>
          <table:table-cell table:style-name="ACE-11" office:value-type="float" office:value="83.636619999999994">
            <text:p>83.63662</text:p>
          </table:table-cell>
          <table:table-cell table:style-name="ACE-11" office:value-type="float" office:value="-30.92632">
            <text:p>−30.92632</text:p>
          </table:table-cell>
          <table:table-cell table:style-name="ACE-11" office:value-type="float" office:value="9235">
            <text:p>9235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2]" office:value-type="float" office:value="32">
            <text:p>3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21</text:p>
          </table:table-cell>
          <table:table-cell table:style-name="ACE-11" office:value-type="string">
            <text:p>N83.64250</text:p>
          </table:table-cell>
          <table:table-cell table:style-name="ACE-11" office:value-type="string">
            <text:p>W31.06055</text:p>
          </table:table-cell>
          <table:table-cell table:style-name="ACE-11" office:value-type="float" office:value="24">
            <text:p>24</text:p>
          </table:table-cell>
          <table:table-cell table:style-name="ACE-11" office:value-type="string">
            <text:p>35800±500</text:p>
          </table:table-cell>
          <table:table-cell table:style-name="ACE-11" office:value-type="float" office:value="35800">
            <text:p>35800</text:p>
          </table:table-cell>
          <table:table-cell table:style-name="ACE-11" office:value-type="float" office:value="500">
            <text:p>500</text:p>
          </table:table-cell>
          <table:table-cell table:style-name="ACE-11" office:value-type="string">
            <text:p>n/a</text:p>
          </table:table-cell>
          <table:table-cell table:style-name="ACE-11" table:formula="of:=[.F73]-[.H73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21</text:p>
          </table:table-cell>
          <table:table-cell table:style-name="ACE-11" office:value-type="float" office:value="83.642499999999998">
            <text:p>83.6425</text:p>
          </table:table-cell>
          <table:table-cell table:style-name="ACE-11" office:value-type="float" office:value="-31.060549999999999">
            <text:p>−31.06055</text:p>
          </table:table-cell>
          <table:table-cell table:style-name="ACE-11" office:value-type="float" office:value="35800">
            <text:p>35800</text:p>
          </table:table-cell>
          <table:table-cell table:style-name="ACE-11" office:value-type="float" office:value="500">
            <text:p>50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3]" office:value-type="float" office:value="24">
            <text:p>2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22</text:p>
          </table:table-cell>
          <table:table-cell table:style-name="ACE-11" office:value-type="string">
            <text:p>N83.62803</text:p>
          </table:table-cell>
          <table:table-cell table:style-name="ACE-11" office:value-type="string">
            <text:p>W30.68772</text:p>
          </table:table-cell>
          <table:table-cell table:style-name="ACE-11" office:value-type="float" office:value="11">
            <text:p>11</text:p>
          </table:table-cell>
          <table:table-cell table:style-name="ACE-11" office:value-type="string">
            <text:p>8648±46</text:p>
          </table:table-cell>
          <table:table-cell table:style-name="ACE-11" office:value-type="float" office:value="8648">
            <text:p>8648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8098">
            <text:p>8098</text:p>
          </table:table-cell>
          <table:table-cell table:style-name="ACE-11" table:formula="of:=[.F74]-[.H74]" office:value-type="float" office:value="550">
            <text:p>550</text:p>
          </table:table-cell>
          <table:table-cell table:style-name="ACE-11" office:value-type="float" office:value="9016">
            <text:p>9016</text:p>
          </table:table-cell>
          <table:table-cell table:style-name="ACE-11" office:value-type="float" office:value="232">
            <text:p>232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22</text:p>
          </table:table-cell>
          <table:table-cell table:style-name="ACE-11" office:value-type="float" office:value="83.628029999999995">
            <text:p>83.62803</text:p>
          </table:table-cell>
          <table:table-cell table:style-name="ACE-11" office:value-type="float" office:value="-30.687719999999999">
            <text:p>−30.68772</text:p>
          </table:table-cell>
          <table:table-cell table:style-name="ACE-11" office:value-type="float" office:value="8648">
            <text:p>8648</text:p>
          </table:table-cell>
          <table:table-cell table:style-name="ACE-11" office:value-type="float" office:value="46">
            <text:p>46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4]" office:value-type="float" office:value="11">
            <text:p>11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1923</text:p>
          </table:table-cell>
          <table:table-cell table:style-name="ACE-11" office:value-type="string">
            <text:p>N83.54008</text:p>
          </table:table-cell>
          <table:table-cell table:style-name="ACE-11" office:value-type="string">
            <text:p>W29.64741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4398±40</text:p>
          </table:table-cell>
          <table:table-cell table:style-name="ACE-11" office:value-type="float" office:value="4398">
            <text:p>4398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3848">
            <text:p>3848</text:p>
          </table:table-cell>
          <table:table-cell table:style-name="ACE-11" table:formula="of:=[.F75]-[.H75]" office:value-type="float" office:value="550">
            <text:p>550</text:p>
          </table:table-cell>
          <table:table-cell table:style-name="ACE-11" office:value-type="float" office:value="4281">
            <text:p>4281</text:p>
          </table:table-cell>
          <table:table-cell table:style-name="ACE-11" office:value-type="float" office:value="129">
            <text:p>129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1923</text:p>
          </table:table-cell>
          <table:table-cell table:style-name="ACE-11" office:value-type="float" office:value="83.540080000000003">
            <text:p>83.54008</text:p>
          </table:table-cell>
          <table:table-cell table:style-name="ACE-11" office:value-type="float" office:value="-29.647410000000001">
            <text:p>−29.64741</text:p>
          </table:table-cell>
          <table:table-cell table:style-name="ACE-11" office:value-type="float" office:value="4398">
            <text:p>4398</text:p>
          </table:table-cell>
          <table:table-cell table:style-name="ACE-11" office:value-type="float" office:value="40">
            <text:p>4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5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2111</text:p>
          </table:table-cell>
          <table:table-cell table:style-name="ACE-11" office:value-type="string">
            <text:p>N83.52147</text:p>
          </table:table-cell>
          <table:table-cell table:style-name="ACE-11" office:value-type="string">
            <text:p>W28.35303</text:p>
          </table:table-cell>
          <table:table-cell table:style-name="ACE-11" office:value-type="float" office:value="13">
            <text:p>13</text:p>
          </table:table-cell>
          <table:table-cell table:style-name="ACE-11" office:value-type="string">
            <text:p>7238±48</text:p>
          </table:table-cell>
          <table:table-cell table:style-name="ACE-11" office:value-type="float" office:value="7238">
            <text:p>7238</text:p>
          </table:table-cell>
          <table:table-cell table:style-name="ACE-11" office:value-type="float" office:value="48">
            <text:p>48</text:p>
          </table:table-cell>
          <table:table-cell table:style-name="ACE-11"/>
          <table:table-cell table:style-name="ACE-11" table:formula="of:=[.F76]-[.H76]" office:value-type="float" office:value="7238">
            <text:p>7238</text:p>
          </table:table-cell>
          <table:table-cell table:style-name="ACE-11" office:value-type="float" office:value="8068">
            <text:p>8068</text:p>
          </table:table-cell>
          <table:table-cell table:style-name="ACE-11" office:value-type="float" office:value="98">
            <text:p>98</text:p>
          </table:table-cell>
          <table:table-cell table:style-name="ACE-11" office:value-type="string">
            <text:p>Marine algae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2111</text:p>
          </table:table-cell>
          <table:table-cell table:style-name="ACE-11" office:value-type="float" office:value="83.521469999999994">
            <text:p>83.52147</text:p>
          </table:table-cell>
          <table:table-cell table:style-name="ACE-11" office:value-type="float" office:value="-28.35303">
            <text:p>−28.35303</text:p>
          </table:table-cell>
          <table:table-cell table:style-name="ACE-11" office:value-type="float" office:value="7238">
            <text:p>7238</text:p>
          </table:table-cell>
          <table:table-cell table:style-name="ACE-11" office:value-type="float" office:value="48">
            <text:p>48</text:p>
          </table:table-cell>
          <table:table-cell table:style-name="ACE-11" office:value-type="string">
            <text:p>Marine algae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6]" office:value-type="float" office:value="13">
            <text:p>1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AAR12125</text:p>
          </table:table-cell>
          <table:table-cell table:style-name="ACE-11" office:value-type="string">
            <text:p>N83.64298</text:p>
          </table:table-cell>
          <table:table-cell table:style-name="ACE-11" office:value-type="string">
            <text:p>W31.48180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555±50</text:p>
          </table:table-cell>
          <table:table-cell table:style-name="ACE-11" office:value-type="float" office:value="9555">
            <text:p>955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9005">
            <text:p>9005</text:p>
          </table:table-cell>
          <table:table-cell table:style-name="ACE-11" table:formula="of:=[.F77]-[.H77]" office:value-type="float" office:value="550">
            <text:p>550</text:p>
          </table:table-cell>
          <table:table-cell table:style-name="ACE-11" office:value-type="float" office:value="10087">
            <text:p>10087</text:p>
          </table:table-cell>
          <table:table-cell table:style-name="ACE-11" office:value-type="float" office:value="160">
            <text:p>160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AAR-12125</text:p>
          </table:table-cell>
          <table:table-cell table:style-name="ACE-11" office:value-type="float" office:value="83.642979999999994">
            <text:p>83.64298</text:p>
          </table:table-cell>
          <table:table-cell table:style-name="ACE-11" office:value-type="float" office:value="-31.4818">
            <text:p>−31.4818</text:p>
          </table:table-cell>
          <table:table-cell table:style-name="ACE-11" office:value-type="float" office:value="9555">
            <text:p>955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7]" office:value-type="float" office:value="23">
            <text:p>2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K5345</text:p>
          </table:table-cell>
          <table:table-cell table:style-name="ACE-11" office:value-type="string">
            <text:p>N81.56667</text:p>
          </table:table-cell>
          <table:table-cell table:style-name="ACE-11" office:value-type="string">
            <text:p>W16.25000</text:p>
          </table:table-cell>
          <table:table-cell table:style-name="ACE-11" office:value-type="float" office:value="58">
            <text:p>58</text:p>
          </table:table-cell>
          <table:table-cell table:style-name="ACE-11" office:value-type="string">
            <text:p>9080±125</text:p>
          </table:table-cell>
          <table:table-cell table:style-name="ACE-11" office:value-type="float" office:value="9080">
            <text:p>9080</text:p>
          </table:table-cell>
          <table:table-cell table:style-name="ACE-11" office:value-type="float" office:value="125">
            <text:p>125</text:p>
          </table:table-cell>
          <table:table-cell table:style-name="ACE-11" office:value-type="float" office:value="8530">
            <text:p>8530</text:p>
          </table:table-cell>
          <table:table-cell table:style-name="ACE-11" table:formula="of:=[.F78]-[.H78]" office:value-type="float" office:value="550">
            <text:p>550</text:p>
          </table:table-cell>
          <table:table-cell table:style-name="ACE-11" office:value-type="float" office:value="9524">
            <text:p>9524</text:p>
          </table:table-cell>
          <table:table-cell table:style-name="ACE-11" office:value-type="float" office:value="381">
            <text:p>381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K-5345</text:p>
          </table:table-cell>
          <table:table-cell table:style-name="ACE-11" office:value-type="float" office:value="81.566670000000002">
            <text:p>81.56667</text:p>
          </table:table-cell>
          <table:table-cell table:style-name="ACE-11" office:value-type="float" office:value="-16.25">
            <text:p>−16.25</text:p>
          </table:table-cell>
          <table:table-cell table:style-name="ACE-11" office:value-type="float" office:value="9080">
            <text:p>9080</text:p>
          </table:table-cell>
          <table:table-cell table:style-name="ACE-11" office:value-type="float" office:value="125">
            <text:p>12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8]" office:value-type="float" office:value="58">
            <text:p>5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K5346</text:p>
          </table:table-cell>
          <table:table-cell table:style-name="ACE-11" office:value-type="string">
            <text:p>N81.55000</text:p>
          </table:table-cell>
          <table:table-cell table:style-name="ACE-11" office:value-type="string">
            <text:p>W16.28333</text:p>
          </table:table-cell>
          <table:table-cell table:style-name="ACE-11" office:value-type="float" office:value="49">
            <text:p>49</text:p>
          </table:table-cell>
          <table:table-cell table:style-name="ACE-11" office:value-type="string">
            <text:p>9320±125</text:p>
          </table:table-cell>
          <table:table-cell table:style-name="ACE-11" office:value-type="float" office:value="9320">
            <text:p>9320</text:p>
          </table:table-cell>
          <table:table-cell table:style-name="ACE-11" office:value-type="float" office:value="125">
            <text:p>125</text:p>
          </table:table-cell>
          <table:table-cell table:style-name="ACE-11" office:value-type="float" office:value="8770">
            <text:p>8770</text:p>
          </table:table-cell>
          <table:table-cell table:style-name="ACE-11" table:formula="of:=[.F79]-[.H79]" office:value-type="float" office:value="550">
            <text:p>550</text:p>
          </table:table-cell>
          <table:table-cell table:style-name="ACE-11" office:value-type="float" office:value="9856">
            <text:p>9856</text:p>
          </table:table-cell>
          <table:table-cell table:style-name="ACE-11" office:value-type="float" office:value="311">
            <text:p>311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K-5346</text:p>
          </table:table-cell>
          <table:table-cell table:style-name="ACE-11" office:value-type="float" office:value="81.549999999999997">
            <text:p>81.55</text:p>
          </table:table-cell>
          <table:table-cell table:style-name="ACE-11" office:value-type="float" office:value="-16.283329999999999">
            <text:p>−16.28333</text:p>
          </table:table-cell>
          <table:table-cell table:style-name="ACE-11" office:value-type="float" office:value="9320">
            <text:p>9320</text:p>
          </table:table-cell>
          <table:table-cell table:style-name="ACE-11" office:value-type="float" office:value="125">
            <text:p>125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79]" office:value-type="float" office:value="49">
            <text:p>49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K5347</text:p>
          </table:table-cell>
          <table:table-cell table:style-name="ACE-11" office:value-type="string">
            <text:p>N81.51667</text:p>
          </table:table-cell>
          <table:table-cell table:style-name="ACE-11" office:value-type="string">
            <text:p>W16.88333</text:p>
          </table:table-cell>
          <table:table-cell table:style-name="ACE-11" office:value-type="float" office:value="39">
            <text:p>39</text:p>
          </table:table-cell>
          <table:table-cell table:style-name="ACE-11" office:value-type="string">
            <text:p>8430±115</text:p>
          </table:table-cell>
          <table:table-cell table:style-name="ACE-11" office:value-type="float" office:value="8430">
            <text:p>8430</text:p>
          </table:table-cell>
          <table:table-cell table:style-name="ACE-11" office:value-type="float" office:value="115">
            <text:p>115</text:p>
          </table:table-cell>
          <table:table-cell table:style-name="ACE-11" office:value-type="float" office:value="7880">
            <text:p>7880</text:p>
          </table:table-cell>
          <table:table-cell table:style-name="ACE-11" table:formula="of:=[.F80]-[.H80]" office:value-type="float" office:value="550">
            <text:p>550</text:p>
          </table:table-cell>
          <table:table-cell table:style-name="ACE-11" office:value-type="float" office:value="8728">
            <text:p>8728</text:p>
          </table:table-cell>
          <table:table-cell table:style-name="ACE-11" office:value-type="float" office:value="279">
            <text:p>279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K-5347</text:p>
          </table:table-cell>
          <table:table-cell table:style-name="ACE-11" office:value-type="float" office:value="81.516670000000005">
            <text:p>81.51667</text:p>
          </table:table-cell>
          <table:table-cell table:style-name="ACE-11" office:value-type="float" office:value="-16.883330000000001">
            <text:p>−16.88333</text:p>
          </table:table-cell>
          <table:table-cell table:style-name="ACE-11" office:value-type="float" office:value="8430">
            <text:p>8430</text:p>
          </table:table-cell>
          <table:table-cell table:style-name="ACE-11" office:value-type="float" office:value="115">
            <text:p>115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0]" office:value-type="float" office:value="39">
            <text:p>39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K5348</text:p>
          </table:table-cell>
          <table:table-cell table:style-name="ACE-11" office:value-type="string">
            <text:p>N81.51667</text:p>
          </table:table-cell>
          <table:table-cell table:style-name="ACE-11" office:value-type="string">
            <text:p>W16.78333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5850±95</text:p>
          </table:table-cell>
          <table:table-cell table:style-name="ACE-11" office:value-type="float" office:value="5850">
            <text:p>5850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5300">
            <text:p>5300</text:p>
          </table:table-cell>
          <table:table-cell table:style-name="ACE-11" table:formula="of:=[.F81]-[.H81]" office:value-type="float" office:value="550">
            <text:p>550</text:p>
          </table:table-cell>
          <table:table-cell table:style-name="ACE-11" office:value-type="float" office:value="6097">
            <text:p>6097</text:p>
          </table:table-cell>
          <table:table-cell table:style-name="ACE-11" office:value-type="float" office:value="188">
            <text:p>188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K-5348</text:p>
          </table:table-cell>
          <table:table-cell table:style-name="ACE-11" office:value-type="float" office:value="81.516670000000005">
            <text:p>81.51667</text:p>
          </table:table-cell>
          <table:table-cell table:style-name="ACE-11" office:value-type="float" office:value="-16.783329999999999">
            <text:p>−16.78333</text:p>
          </table:table-cell>
          <table:table-cell table:style-name="ACE-11" office:value-type="float" office:value="5850">
            <text:p>5850</text:p>
          </table:table-cell>
          <table:table-cell table:style-name="ACE-11" office:value-type="float" office:value="95">
            <text:p>95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1]" office:value-type="float" office:value="3">
            <text:p>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052</text:p>
          </table:table-cell>
          <table:table-cell table:style-name="ACE-11" office:value-type="string">
            <text:p>N83.61667</text:p>
          </table:table-cell>
          <table:table-cell table:style-name="ACE-11" office:value-type="string">
            <text:p>W30.51728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7055±50</text:p>
          </table:table-cell>
          <table:table-cell table:style-name="ACE-11" office:value-type="float" office:value="7055">
            <text:p>705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6505">
            <text:p>6505</text:p>
          </table:table-cell>
          <table:table-cell table:style-name="ACE-11" table:formula="of:=[.F82]-[.H82]" office:value-type="float" office:value="550">
            <text:p>550</text:p>
          </table:table-cell>
          <table:table-cell table:style-name="ACE-11" office:value-type="float" office:value="7433">
            <text:p>7433</text:p>
          </table:table-cell>
          <table:table-cell table:style-name="ACE-11" office:value-type="float" office:value="120">
            <text:p>12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052</text:p>
          </table:table-cell>
          <table:table-cell table:style-name="ACE-11" office:value-type="float" office:value="83.616669999999999">
            <text:p>83.61667</text:p>
          </table:table-cell>
          <table:table-cell table:style-name="ACE-11" office:value-type="float" office:value="-30.51728">
            <text:p>−30.51728</text:p>
          </table:table-cell>
          <table:table-cell table:style-name="ACE-11" office:value-type="float" office:value="7055">
            <text:p>705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2]" office:value-type="float" office:value="8">
            <text:p>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053</text:p>
          </table:table-cell>
          <table:table-cell table:style-name="ACE-11" office:value-type="string">
            <text:p>N83.62248</text:p>
          </table:table-cell>
          <table:table-cell table:style-name="ACE-11" office:value-type="string">
            <text:p>W30.55827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9125±50</text:p>
          </table:table-cell>
          <table:table-cell table:style-name="ACE-11" office:value-type="float" office:value="9125">
            <text:p>912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8575">
            <text:p>8575</text:p>
          </table:table-cell>
          <table:table-cell table:style-name="ACE-11" table:formula="of:=[.F83]-[.H83]" office:value-type="float" office:value="550">
            <text:p>550</text:p>
          </table:table-cell>
          <table:table-cell table:style-name="ACE-11" office:value-type="float" office:value="9570">
            <text:p>9570</text:p>
          </table:table-cell>
          <table:table-cell table:style-name="ACE-11" office:value-type="float" office:value="92">
            <text:p>92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053</text:p>
          </table:table-cell>
          <table:table-cell table:style-name="ACE-11" office:value-type="float" office:value="83.622479999999996">
            <text:p>83.62248</text:p>
          </table:table-cell>
          <table:table-cell table:style-name="ACE-11" office:value-type="float" office:value="-30.55827">
            <text:p>−30.55827</text:p>
          </table:table-cell>
          <table:table-cell table:style-name="ACE-11" office:value-type="float" office:value="9125">
            <text:p>912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3]" office:value-type="float" office:value="12">
            <text:p>1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054</text:p>
          </table:table-cell>
          <table:table-cell table:style-name="ACE-11" office:value-type="string">
            <text:p>N83.62197</text:p>
          </table:table-cell>
          <table:table-cell table:style-name="ACE-11" office:value-type="string">
            <text:p>W30.51458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6795±50</text:p>
          </table:table-cell>
          <table:table-cell table:style-name="ACE-11" office:value-type="float" office:value="6795">
            <text:p>679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6245">
            <text:p>6245</text:p>
          </table:table-cell>
          <table:table-cell table:style-name="ACE-11" table:formula="of:=[.F84]-[.H84]" office:value-type="float" office:value="550">
            <text:p>550</text:p>
          </table:table-cell>
          <table:table-cell table:style-name="ACE-11" office:value-type="float" office:value="7137">
            <text:p>7137</text:p>
          </table:table-cell>
          <table:table-cell table:style-name="ACE-11" office:value-type="float" office:value="131">
            <text:p>131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054</text:p>
          </table:table-cell>
          <table:table-cell table:style-name="ACE-11" office:value-type="float" office:value="83.621970000000005">
            <text:p>83.62197</text:p>
          </table:table-cell>
          <table:table-cell table:style-name="ACE-11" office:value-type="float" office:value="-30.514579999999999">
            <text:p>−30.51458</text:p>
          </table:table-cell>
          <table:table-cell table:style-name="ACE-11" office:value-type="float" office:value="6795">
            <text:p>679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4]" office:value-type="float" office:value="6">
            <text:p>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060</text:p>
          </table:table-cell>
          <table:table-cell table:style-name="ACE-11" office:value-type="string">
            <text:p>N83.62205</text:p>
          </table:table-cell>
          <table:table-cell table:style-name="ACE-11" office:value-type="string">
            <text:p>W30.51335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6495±50</text:p>
          </table:table-cell>
          <table:table-cell table:style-name="ACE-11" office:value-type="float" office:value="6495">
            <text:p>6495</text:p>
          </table:table-cell>
          <table:table-cell table:style-name="ACE-11" office:value-type="float" office:value="50">
            <text:p>50</text:p>
          </table:table-cell>
          <table:table-cell table:style-name="ACE-11"/>
          <table:table-cell table:style-name="ACE-11" table:formula="of:=[.F85]-[.H85]" office:value-type="float" office:value="6495">
            <text:p>6495</text:p>
          </table:table-cell>
          <table:table-cell table:style-name="ACE-11" office:value-type="float" office:value="7399">
            <text:p>7399</text:p>
          </table:table-cell>
          <table:table-cell table:style-name="ACE-11" office:value-type="float" office:value="106">
            <text:p>106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060</text:p>
          </table:table-cell>
          <table:table-cell table:style-name="ACE-11" office:value-type="float" office:value="83.622050000000002">
            <text:p>83.62205</text:p>
          </table:table-cell>
          <table:table-cell table:style-name="ACE-11" office:value-type="float" office:value="-30.513349999999999">
            <text:p>−30.51335</text:p>
          </table:table-cell>
          <table:table-cell table:style-name="ACE-11" office:value-type="float" office:value="6495">
            <text:p>649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string">
            <text:p>terrestrial</text:p>
          </table:table-cell>
          <table:table-cell table:style-name="ACE-11" office:value-type="float" office:value="1">
            <text:p>1</text:p>
          </table:table-cell>
          <table:table-cell table:style-name="ACE-11" table:formula="of:=[.D85]" office:value-type="float" office:value="8">
            <text:p>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0</text:p>
          </table:table-cell>
          <table:table-cell table:style-name="ACE-11" office:value-type="string">
            <text:p>N83.39893</text:p>
          </table:table-cell>
          <table:table-cell table:style-name="ACE-11" office:value-type="string">
            <text:p>W25.52210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8130±60</text:p>
          </table:table-cell>
          <table:table-cell table:style-name="ACE-11" office:value-type="float" office:value="8130">
            <text:p>813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580">
            <text:p>7580</text:p>
          </table:table-cell>
          <table:table-cell table:style-name="ACE-11" table:formula="of:=[.F86]-[.H86]" office:value-type="float" office:value="550">
            <text:p>550</text:p>
          </table:table-cell>
          <table:table-cell table:style-name="ACE-11" office:value-type="float" office:value="8375">
            <text:p>8375</text:p>
          </table:table-cell>
          <table:table-cell table:style-name="ACE-11" office:value-type="float" office:value="163">
            <text:p>163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0</text:p>
          </table:table-cell>
          <table:table-cell table:style-name="ACE-11" office:value-type="float" office:value="83.398929999999993">
            <text:p>83.39893</text:p>
          </table:table-cell>
          <table:table-cell table:style-name="ACE-11" office:value-type="float" office:value="-25.522099999999998">
            <text:p>−25.5221</text:p>
          </table:table-cell>
          <table:table-cell table:style-name="ACE-11" office:value-type="float" office:value="8130">
            <text:p>813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6]" office:value-type="float" office:value="10">
            <text:p>1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2</text:p>
          </table:table-cell>
          <table:table-cell table:style-name="ACE-11" office:value-type="string">
            <text:p>N83.41248</text:p>
          </table:table-cell>
          <table:table-cell table:style-name="ACE-11" office:value-type="string">
            <text:p>W25.58845</text:p>
          </table:table-cell>
          <table:table-cell table:style-name="ACE-11" office:value-type="float" office:value="17">
            <text:p>17</text:p>
          </table:table-cell>
          <table:table-cell table:style-name="ACE-11" office:value-type="string">
            <text:p>38880±1800</text:p>
          </table:table-cell>
          <table:table-cell table:style-name="ACE-11" office:value-type="float" office:value="38880">
            <text:p>38880</text:p>
          </table:table-cell>
          <table:table-cell table:style-name="ACE-11" office:value-type="float" office:value="1800">
            <text:p>1800</text:p>
          </table:table-cell>
          <table:table-cell table:style-name="ACE-11" office:value-type="string">
            <text:p>n/a</text:p>
          </table:table-cell>
          <table:table-cell table:style-name="ACE-11" table:formula="of:=[.F87]-[.H87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2</text:p>
          </table:table-cell>
          <table:table-cell table:style-name="ACE-11" office:value-type="float" office:value="83.412480000000002">
            <text:p>83.41248</text:p>
          </table:table-cell>
          <table:table-cell table:style-name="ACE-11" office:value-type="float" office:value="-25.588450000000002">
            <text:p>−25.58845</text:p>
          </table:table-cell>
          <table:table-cell table:style-name="ACE-11" office:value-type="float" office:value="38880">
            <text:p>38880</text:p>
          </table:table-cell>
          <table:table-cell table:style-name="ACE-11" office:value-type="float" office:value="1800">
            <text:p>180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7]" office:value-type="float" office:value="17">
            <text:p>17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3</text:p>
          </table:table-cell>
          <table:table-cell table:style-name="ACE-11" office:value-type="string">
            <text:p>N83.40837</text:p>
          </table:table-cell>
          <table:table-cell table:style-name="ACE-11" office:value-type="string">
            <text:p>W25.68902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9365±65</text:p>
          </table:table-cell>
          <table:table-cell table:style-name="ACE-11" office:value-type="float" office:value="9365">
            <text:p>9365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8815">
            <text:p>8815</text:p>
          </table:table-cell>
          <table:table-cell table:style-name="ACE-11" table:formula="of:=[.F88]-[.H88]" office:value-type="float" office:value="550">
            <text:p>550</text:p>
          </table:table-cell>
          <table:table-cell table:style-name="ACE-11" office:value-type="float" office:value="9898">
            <text:p>9898</text:p>
          </table:table-cell>
          <table:table-cell table:style-name="ACE-11" office:value-type="float" office:value="267">
            <text:p>267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3</text:p>
          </table:table-cell>
          <table:table-cell table:style-name="ACE-11" office:value-type="float" office:value="83.408370000000005">
            <text:p>83.40837</text:p>
          </table:table-cell>
          <table:table-cell table:style-name="ACE-11" office:value-type="float" office:value="-25.689019999999999">
            <text:p>−25.68902</text:p>
          </table:table-cell>
          <table:table-cell table:style-name="ACE-11" office:value-type="float" office:value="9365">
            <text:p>9365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8]" office:value-type="float" office:value="30">
            <text:p>3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4</text:p>
          </table:table-cell>
          <table:table-cell table:style-name="ACE-11" office:value-type="string">
            <text:p>N80.46280</text:p>
          </table:table-cell>
          <table:table-cell table:style-name="ACE-11" office:value-type="string">
            <text:p>W16.06815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4925±50</text:p>
          </table:table-cell>
          <table:table-cell table:style-name="ACE-11" office:value-type="float" office:value="4925">
            <text:p>492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375">
            <text:p>4375</text:p>
          </table:table-cell>
          <table:table-cell table:style-name="ACE-11" table:formula="of:=[.F89]-[.H89]" office:value-type="float" office:value="550">
            <text:p>550</text:p>
          </table:table-cell>
          <table:table-cell table:style-name="ACE-11" office:value-type="float" office:value="5053">
            <text:p>5053</text:p>
          </table:table-cell>
          <table:table-cell table:style-name="ACE-11" office:value-type="float" office:value="212">
            <text:p>212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4</text:p>
          </table:table-cell>
          <table:table-cell table:style-name="ACE-11" office:value-type="float" office:value="80.462800000000001">
            <text:p>80.4628</text:p>
          </table:table-cell>
          <table:table-cell table:style-name="ACE-11" office:value-type="float" office:value="-16.068149999999999">
            <text:p>−16.06815</text:p>
          </table:table-cell>
          <table:table-cell table:style-name="ACE-11" office:value-type="float" office:value="4925">
            <text:p>492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89]" office:value-type="float" office:value="4">
            <text:p>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5</text:p>
          </table:table-cell>
          <table:table-cell table:style-name="ACE-11" office:value-type="string">
            <text:p>N80.45309</text:p>
          </table:table-cell>
          <table:table-cell table:style-name="ACE-11" office:value-type="string">
            <text:p>W16.11071</text:p>
          </table:table-cell>
          <table:table-cell table:style-name="ACE-11" office:value-type="float" office:value="62">
            <text:p>62</text:p>
          </table:table-cell>
          <table:table-cell table:style-name="ACE-11" office:value-type="string">
            <text:p>9695±70</text:p>
          </table:table-cell>
          <table:table-cell table:style-name="ACE-11" office:value-type="float" office:value="9695">
            <text:p>9695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9145">
            <text:p>9145</text:p>
          </table:table-cell>
          <table:table-cell table:style-name="ACE-11" table:formula="of:=[.F90]-[.H90]" office:value-type="float" office:value="550">
            <text:p>550</text:p>
          </table:table-cell>
          <table:table-cell table:style-name="ACE-11" office:value-type="float" office:value="10349">
            <text:p>10349</text:p>
          </table:table-cell>
          <table:table-cell table:style-name="ACE-11" office:value-type="float" office:value="148">
            <text:p>148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5</text:p>
          </table:table-cell>
          <table:table-cell table:style-name="ACE-11" office:value-type="float" office:value="80.453090000000003">
            <text:p>80.45309</text:p>
          </table:table-cell>
          <table:table-cell table:style-name="ACE-11" office:value-type="float" office:value="-16.110710000000001">
            <text:p>−16.11071</text:p>
          </table:table-cell>
          <table:table-cell table:style-name="ACE-11" office:value-type="float" office:value="9695">
            <text:p>9695</text:p>
          </table:table-cell>
          <table:table-cell table:style-name="ACE-11" office:value-type="float" office:value="70">
            <text:p>7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0]" office:value-type="float" office:value="62">
            <text:p>6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6</text:p>
          </table:table-cell>
          <table:table-cell table:style-name="ACE-11" office:value-type="string">
            <text:p>N80.45868</text:p>
          </table:table-cell>
          <table:table-cell table:style-name="ACE-11" office:value-type="string">
            <text:p>W16.12817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7660±60</text:p>
          </table:table-cell>
          <table:table-cell table:style-name="ACE-11" office:value-type="float" office:value="7660">
            <text:p>766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110">
            <text:p>7110</text:p>
          </table:table-cell>
          <table:table-cell table:style-name="ACE-11" table:formula="of:=[.F91]-[.H91]" office:value-type="float" office:value="550">
            <text:p>550</text:p>
          </table:table-cell>
          <table:table-cell table:style-name="ACE-11" office:value-type="float" office:value="7911">
            <text:p>7911</text:p>
          </table:table-cell>
          <table:table-cell table:style-name="ACE-11" office:value-type="float" office:value="117">
            <text:p>117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6</text:p>
          </table:table-cell>
          <table:table-cell table:style-name="ACE-11" office:value-type="float" office:value="80.458680000000001">
            <text:p>80.45868</text:p>
          </table:table-cell>
          <table:table-cell table:style-name="ACE-11" office:value-type="float" office:value="-16.128170000000001">
            <text:p>−16.12817</text:p>
          </table:table-cell>
          <table:table-cell table:style-name="ACE-11" office:value-type="float" office:value="7660">
            <text:p>766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1]" office:value-type="float" office:value="6">
            <text:p>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7</text:p>
          </table:table-cell>
          <table:table-cell table:style-name="ACE-11" office:value-type="string">
            <text:p>N80.45655</text:p>
          </table:table-cell>
          <table:table-cell table:style-name="ACE-11" office:value-type="string">
            <text:p>W16.12161</text:p>
          </table:table-cell>
          <table:table-cell table:style-name="ACE-11" office:value-type="float" office:value="18">
            <text:p>18</text:p>
          </table:table-cell>
          <table:table-cell table:style-name="ACE-11" office:value-type="string">
            <text:p>8325±65</text:p>
          </table:table-cell>
          <table:table-cell table:style-name="ACE-11" office:value-type="float" office:value="8325">
            <text:p>8325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7775">
            <text:p>7775</text:p>
          </table:table-cell>
          <table:table-cell table:style-name="ACE-11" table:formula="of:=[.F92]-[.H92]" office:value-type="float" office:value="550">
            <text:p>550</text:p>
          </table:table-cell>
          <table:table-cell table:style-name="ACE-11" office:value-type="float" office:value="8565">
            <text:p>8565</text:p>
          </table:table-cell>
          <table:table-cell table:style-name="ACE-11" office:value-type="float" office:value="152">
            <text:p>152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7</text:p>
          </table:table-cell>
          <table:table-cell table:style-name="ACE-11" office:value-type="float" office:value="80.456549999999993">
            <text:p>80.45655</text:p>
          </table:table-cell>
          <table:table-cell table:style-name="ACE-11" office:value-type="float" office:value="-16.12161">
            <text:p>−16.12161</text:p>
          </table:table-cell>
          <table:table-cell table:style-name="ACE-11" office:value-type="float" office:value="8325">
            <text:p>8325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2]" office:value-type="float" office:value="18">
            <text:p>1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8</text:p>
          </table:table-cell>
          <table:table-cell table:style-name="ACE-11" office:value-type="string">
            <text:p>N80.43552</text:p>
          </table:table-cell>
          <table:table-cell table:style-name="ACE-11" office:value-type="string">
            <text:p>W15.94032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9600±80</text:p>
          </table:table-cell>
          <table:table-cell table:style-name="ACE-11" office:value-type="float" office:value="9600">
            <text:p>960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9050">
            <text:p>9050</text:p>
          </table:table-cell>
          <table:table-cell table:style-name="ACE-11" table:formula="of:=[.F93]-[.H93]" office:value-type="float" office:value="550">
            <text:p>550</text:p>
          </table:table-cell>
          <table:table-cell table:style-name="ACE-11" office:value-type="float" office:value="10195">
            <text:p>10195</text:p>
          </table:table-cell>
          <table:table-cell table:style-name="ACE-11" office:value-type="float" office:value="280">
            <text:p>28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8</text:p>
          </table:table-cell>
          <table:table-cell table:style-name="ACE-11" office:value-type="float" office:value="80.435519999999997">
            <text:p>80.43552</text:p>
          </table:table-cell>
          <table:table-cell table:style-name="ACE-11" office:value-type="float" office:value="-15.94032">
            <text:p>−15.94032</text:p>
          </table:table-cell>
          <table:table-cell table:style-name="ACE-11" office:value-type="float" office:value="9600">
            <text:p>9600</text:p>
          </table:table-cell>
          <table:table-cell table:style-name="ACE-11" office:value-type="float" office:value="80">
            <text:p>8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3]" office:value-type="float" office:value="30">
            <text:p>3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79</text:p>
          </table:table-cell>
          <table:table-cell table:style-name="ACE-11" office:value-type="string">
            <text:p>N83.57213</text:p>
          </table:table-cell>
          <table:table-cell table:style-name="ACE-11" office:value-type="string">
            <text:p>W32.02860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6880±50</text:p>
          </table:table-cell>
          <table:table-cell table:style-name="ACE-11" office:value-type="float" office:value="6880">
            <text:p>688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6330">
            <text:p>6330</text:p>
          </table:table-cell>
          <table:table-cell table:style-name="ACE-11" table:formula="of:=[.F94]-[.H94]" office:value-type="float" office:value="550">
            <text:p>550</text:p>
          </table:table-cell>
          <table:table-cell table:style-name="ACE-11" office:value-type="float" office:value="7290">
            <text:p>7290</text:p>
          </table:table-cell>
          <table:table-cell table:style-name="ACE-11" office:value-type="float" office:value="126">
            <text:p>126</text:p>
          </table:table-cell>
          <table:table-cell table:style-name="ACE-11" office:value-type="string">
            <text:p>Cassiope tetragona (plant)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79</text:p>
          </table:table-cell>
          <table:table-cell table:style-name="ACE-11" office:value-type="float" office:value="83.572130000000001">
            <text:p>83.57213</text:p>
          </table:table-cell>
          <table:table-cell table:style-name="ACE-11" office:value-type="float" office:value="-32.028599999999997">
            <text:p>−32.0286</text:p>
          </table:table-cell>
          <table:table-cell table:style-name="ACE-11" office:value-type="float" office:value="6880">
            <text:p>6880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Cassiope tetragona (plant)</text:p>
          </table:table-cell>
          <table:table-cell table:style-name="ACE-11" office:value-type="string">
            <text:p>terrestrial</text:p>
          </table:table-cell>
          <table:table-cell table:style-name="ACE-11" office:value-type="float" office:value="1">
            <text:p>1</text:p>
          </table:table-cell>
          <table:table-cell table:style-name="ACE-11" table:formula="of:=[.D94]" office:value-type="float" office:value="4">
            <text:p>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80</text:p>
          </table:table-cell>
          <table:table-cell table:style-name="ACE-11" office:value-type="string">
            <text:p>N83.57213</text:p>
          </table:table-cell>
          <table:table-cell table:style-name="ACE-11" office:value-type="string">
            <text:p>W32.02860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8430±60</text:p>
          </table:table-cell>
          <table:table-cell table:style-name="ACE-11" office:value-type="float" office:value="8430">
            <text:p>843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880">
            <text:p>7880</text:p>
          </table:table-cell>
          <table:table-cell table:style-name="ACE-11" table:formula="of:=[.F95]-[.H95]" office:value-type="float" office:value="550">
            <text:p>550</text:p>
          </table:table-cell>
          <table:table-cell table:style-name="ACE-11" office:value-type="float" office:value="8765">
            <text:p>8765</text:p>
          </table:table-cell>
          <table:table-cell table:style-name="ACE-11" office:value-type="float" office:value="213">
            <text:p>213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80</text:p>
          </table:table-cell>
          <table:table-cell table:style-name="ACE-11" office:value-type="float" office:value="83.572130000000001">
            <text:p>83.57213</text:p>
          </table:table-cell>
          <table:table-cell table:style-name="ACE-11" office:value-type="float" office:value="-32.028599999999997">
            <text:p>−32.0286</text:p>
          </table:table-cell>
          <table:table-cell table:style-name="ACE-11" office:value-type="float" office:value="8430">
            <text:p>843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5]" office:value-type="float" office:value="1">
            <text:p>1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81</text:p>
          </table:table-cell>
          <table:table-cell table:style-name="ACE-11" office:value-type="string">
            <text:p>N83.53443</text:p>
          </table:table-cell>
          <table:table-cell table:style-name="ACE-11" office:value-type="string">
            <text:p>W28.74228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8090±55</text:p>
          </table:table-cell>
          <table:table-cell table:style-name="ACE-11" office:value-type="float" office:value="8090">
            <text:p>809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7540">
            <text:p>7540</text:p>
          </table:table-cell>
          <table:table-cell table:style-name="ACE-11" table:formula="of:=[.F96]-[.H96]" office:value-type="float" office:value="550">
            <text:p>550</text:p>
          </table:table-cell>
          <table:table-cell table:style-name="ACE-11" office:value-type="float" office:value="8313">
            <text:p>8313</text:p>
          </table:table-cell>
          <table:table-cell table:style-name="ACE-11" office:value-type="float" office:value="112">
            <text:p>112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81</text:p>
          </table:table-cell>
          <table:table-cell table:style-name="ACE-11" office:value-type="float" office:value="83.53443">
            <text:p>83.53443</text:p>
          </table:table-cell>
          <table:table-cell table:style-name="ACE-11" office:value-type="float" office:value="-28.742280000000001">
            <text:p>−28.74228</text:p>
          </table:table-cell>
          <table:table-cell table:style-name="ACE-11" office:value-type="float" office:value="8090">
            <text:p>8090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6]" office:value-type="float" office:value="4">
            <text:p>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82</text:p>
          </table:table-cell>
          <table:table-cell table:style-name="ACE-11" office:value-type="string">
            <text:p>N83.54960</text:p>
          </table:table-cell>
          <table:table-cell table:style-name="ACE-11" office:value-type="string">
            <text:p>W29.10330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8450±50</text:p>
          </table:table-cell>
          <table:table-cell table:style-name="ACE-11" office:value-type="float" office:value="8450">
            <text:p>845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7900">
            <text:p>7900</text:p>
          </table:table-cell>
          <table:table-cell table:style-name="ACE-11" table:formula="of:=[.F97]-[.H97]" office:value-type="float" office:value="550">
            <text:p>550</text:p>
          </table:table-cell>
          <table:table-cell table:style-name="ACE-11" office:value-type="float" office:value="8786">
            <text:p>8786</text:p>
          </table:table-cell>
          <table:table-cell table:style-name="ACE-11" office:value-type="float" office:value="195">
            <text:p>19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82</text:p>
          </table:table-cell>
          <table:table-cell table:style-name="ACE-11" office:value-type="float" office:value="83.549599999999998">
            <text:p>83.5496</text:p>
          </table:table-cell>
          <table:table-cell table:style-name="ACE-11" office:value-type="float" office:value="-29.103300000000001">
            <text:p>−29.1033</text:p>
          </table:table-cell>
          <table:table-cell table:style-name="ACE-11" office:value-type="float" office:value="8450">
            <text:p>8450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7]" office:value-type="float" office:value="8">
            <text:p>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83</text:p>
          </table:table-cell>
          <table:table-cell table:style-name="ACE-11" office:value-type="string">
            <text:p>N83.55695</text:p>
          </table:table-cell>
          <table:table-cell table:style-name="ACE-11" office:value-type="string">
            <text:p>W29.25638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6175±50</text:p>
          </table:table-cell>
          <table:table-cell table:style-name="ACE-11" office:value-type="float" office:value="6175">
            <text:p>617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5625">
            <text:p>5625</text:p>
          </table:table-cell>
          <table:table-cell table:style-name="ACE-11" table:formula="of:=[.F98]-[.H98]" office:value-type="float" office:value="550">
            <text:p>550</text:p>
          </table:table-cell>
          <table:table-cell table:style-name="ACE-11" office:value-type="float" office:value="6399">
            <text:p>6399</text:p>
          </table:table-cell>
          <table:table-cell table:style-name="ACE-11" office:value-type="float" office:value="97">
            <text:p>97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83</text:p>
          </table:table-cell>
          <table:table-cell table:style-name="ACE-11" office:value-type="float" office:value="83.556950000000001">
            <text:p>83.55695</text:p>
          </table:table-cell>
          <table:table-cell table:style-name="ACE-11" office:value-type="float" office:value="-29.25638">
            <text:p>−29.25638</text:p>
          </table:table-cell>
          <table:table-cell table:style-name="ACE-11" office:value-type="float" office:value="6175">
            <text:p>617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8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284</text:p>
          </table:table-cell>
          <table:table-cell table:style-name="ACE-11" office:value-type="string">
            <text:p>N83.56493</text:p>
          </table:table-cell>
          <table:table-cell table:style-name="ACE-11" office:value-type="string">
            <text:p>W29.44367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6505±50</text:p>
          </table:table-cell>
          <table:table-cell table:style-name="ACE-11" office:value-type="float" office:value="6505">
            <text:p>650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5955">
            <text:p>5955</text:p>
          </table:table-cell>
          <table:table-cell table:style-name="ACE-11" table:formula="of:=[.F99]-[.H99]" office:value-type="float" office:value="550">
            <text:p>550</text:p>
          </table:table-cell>
          <table:table-cell table:style-name="ACE-11" office:value-type="float" office:value="6804">
            <text:p>6804</text:p>
          </table:table-cell>
          <table:table-cell table:style-name="ACE-11" office:value-type="float" office:value="104">
            <text:p>104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284</text:p>
          </table:table-cell>
          <table:table-cell table:style-name="ACE-11" office:value-type="float" office:value="83.564930000000004">
            <text:p>83.56493</text:p>
          </table:table-cell>
          <table:table-cell table:style-name="ACE-11" office:value-type="float" office:value="-29.443670000000001">
            <text:p>−29.44367</text:p>
          </table:table-cell>
          <table:table-cell table:style-name="ACE-11" office:value-type="float" office:value="6505">
            <text:p>650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99]" office:value-type="float" office:value="4">
            <text:p>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472</text:p>
          </table:table-cell>
          <table:table-cell table:style-name="ACE-11" office:value-type="string">
            <text:p>N83.64537</text:p>
          </table:table-cell>
          <table:table-cell table:style-name="ACE-11" office:value-type="string">
            <text:p>W33.38433</text:p>
          </table:table-cell>
          <table:table-cell table:style-name="ACE-11" office:value-type="float" office:value="22">
            <text:p>22</text:p>
          </table:table-cell>
          <table:table-cell table:style-name="ACE-11" office:value-type="string">
            <text:p>8705±60</text:p>
          </table:table-cell>
          <table:table-cell table:style-name="ACE-11" office:value-type="float" office:value="8705">
            <text:p>8705</text:p>
          </table:table-cell>
          <table:table-cell table:style-name="ACE-11" office:value-type="float" office:value="60">
            <text:p>60</text:p>
          </table:table-cell>
          <table:table-cell table:style-name="ACE-11"/>
          <table:table-cell table:style-name="ACE-11" table:formula="of:=[.F100]-[.H100]" office:value-type="float" office:value="8705">
            <text:p>8705</text:p>
          </table:table-cell>
          <table:table-cell table:style-name="ACE-11" office:value-type="float" office:value="9716">
            <text:p>9716</text:p>
          </table:table-cell>
          <table:table-cell table:style-name="ACE-11" office:value-type="float" office:value="172">
            <text:p>172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472</text:p>
          </table:table-cell>
          <table:table-cell table:style-name="ACE-11" office:value-type="float" office:value="83.64537">
            <text:p>83.64537</text:p>
          </table:table-cell>
          <table:table-cell table:style-name="ACE-11" office:value-type="float" office:value="-33.384329999999999">
            <text:p>−33.38433</text:p>
          </table:table-cell>
          <table:table-cell table:style-name="ACE-11" office:value-type="float" office:value="8705">
            <text:p>870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Terrestrial plant detritus</text:p>
          </table:table-cell>
          <table:table-cell table:style-name="ACE-11" office:value-type="string">
            <text:p>terrestrial</text:p>
          </table:table-cell>
          <table:table-cell table:style-name="ACE-11" office:value-type="float" office:value="1">
            <text:p>1</text:p>
          </table:table-cell>
          <table:table-cell table:style-name="ACE-11" table:formula="of:=[.D100]" office:value-type="float" office:value="22">
            <text:p>2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473</text:p>
          </table:table-cell>
          <table:table-cell table:style-name="ACE-11" office:value-type="string">
            <text:p>N83.59540</text:p>
          </table:table-cell>
          <table:table-cell table:style-name="ACE-11" office:value-type="string">
            <text:p>W31.11440</text:p>
          </table:table-cell>
          <table:table-cell table:style-name="ACE-11" office:value-type="float" office:value="39">
            <text:p>39</text:p>
          </table:table-cell>
          <table:table-cell table:style-name="ACE-11" office:value-type="string">
            <text:p>10025±60</text:p>
          </table:table-cell>
          <table:table-cell table:style-name="ACE-11" office:value-type="float" office:value="10025">
            <text:p>1002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9475">
            <text:p>9475</text:p>
          </table:table-cell>
          <table:table-cell table:style-name="ACE-11" table:formula="of:=[.F101]-[.H101]" office:value-type="float" office:value="550">
            <text:p>550</text:p>
          </table:table-cell>
          <table:table-cell table:style-name="ACE-11" office:value-type="float" office:value="10824">
            <text:p>10824</text:p>
          </table:table-cell>
          <table:table-cell table:style-name="ACE-11" office:value-type="float" office:value="256">
            <text:p>256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473</text:p>
          </table:table-cell>
          <table:table-cell table:style-name="ACE-11" office:value-type="float" office:value="83.595399999999998">
            <text:p>83.5954</text:p>
          </table:table-cell>
          <table:table-cell table:style-name="ACE-11" office:value-type="float" office:value="-31.1144">
            <text:p>−31.1144</text:p>
          </table:table-cell>
          <table:table-cell table:style-name="ACE-11" office:value-type="float" office:value="10025">
            <text:p>1002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1]" office:value-type="float" office:value="39">
            <text:p>39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475</text:p>
          </table:table-cell>
          <table:table-cell table:style-name="ACE-11" office:value-type="string">
            <text:p>N83.63597</text:p>
          </table:table-cell>
          <table:table-cell table:style-name="ACE-11" office:value-type="string">
            <text:p>W32.87472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7920±60</text:p>
          </table:table-cell>
          <table:table-cell table:style-name="ACE-11" office:value-type="float" office:value="7920">
            <text:p>792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370">
            <text:p>7370</text:p>
          </table:table-cell>
          <table:table-cell table:style-name="ACE-11" table:formula="of:=[.F102]-[.H102]" office:value-type="float" office:value="550">
            <text:p>550</text:p>
          </table:table-cell>
          <table:table-cell table:style-name="ACE-11" office:value-type="float" office:value="8182">
            <text:p>8182</text:p>
          </table:table-cell>
          <table:table-cell table:style-name="ACE-11" office:value-type="float" office:value="149">
            <text:p>149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475</text:p>
          </table:table-cell>
          <table:table-cell table:style-name="ACE-11" office:value-type="float" office:value="83.63597">
            <text:p>83.63597</text:p>
          </table:table-cell>
          <table:table-cell table:style-name="ACE-11" office:value-type="float" office:value="-32.874720000000003">
            <text:p>−32.87472</text:p>
          </table:table-cell>
          <table:table-cell table:style-name="ACE-11" office:value-type="float" office:value="7920">
            <text:p>792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2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480</text:p>
          </table:table-cell>
          <table:table-cell table:style-name="ACE-11" office:value-type="string">
            <text:p>N83.64903</text:p>
          </table:table-cell>
          <table:table-cell table:style-name="ACE-11" office:value-type="string">
            <text:p>W33.27585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6905±60</text:p>
          </table:table-cell>
          <table:table-cell table:style-name="ACE-11" office:value-type="float" office:value="6905">
            <text:p>690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6355">
            <text:p>6355</text:p>
          </table:table-cell>
          <table:table-cell table:style-name="ACE-11" table:formula="of:=[.F103]-[.H103]" office:value-type="float" office:value="550">
            <text:p>550</text:p>
          </table:table-cell>
          <table:table-cell table:style-name="ACE-11" office:value-type="float" office:value="7295">
            <text:p>7295</text:p>
          </table:table-cell>
          <table:table-cell table:style-name="ACE-11" office:value-type="float" office:value="123">
            <text:p>123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480</text:p>
          </table:table-cell>
          <table:table-cell table:style-name="ACE-11" office:value-type="float" office:value="83.649029999999996">
            <text:p>83.64903</text:p>
          </table:table-cell>
          <table:table-cell table:style-name="ACE-11" office:value-type="float" office:value="-33.275849999999998">
            <text:p>−33.27585</text:p>
          </table:table-cell>
          <table:table-cell table:style-name="ACE-11" office:value-type="float" office:value="6905">
            <text:p>690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Astarte borealis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3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481</text:p>
          </table:table-cell>
          <table:table-cell table:style-name="ACE-11" office:value-type="string">
            <text:p>N83.64903</text:p>
          </table:table-cell>
          <table:table-cell table:style-name="ACE-11" office:value-type="string">
            <text:p>W33.27585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6740±60</text:p>
          </table:table-cell>
          <table:table-cell table:style-name="ACE-11" office:value-type="float" office:value="6740">
            <text:p>674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6190">
            <text:p>6190</text:p>
          </table:table-cell>
          <table:table-cell table:style-name="ACE-11" table:formula="of:=[.F104]-[.H104]" office:value-type="float" office:value="550">
            <text:p>550</text:p>
          </table:table-cell>
          <table:table-cell table:style-name="ACE-11" office:value-type="float" office:value="7099">
            <text:p>7099</text:p>
          </table:table-cell>
          <table:table-cell table:style-name="ACE-11" office:value-type="float" office:value="152">
            <text:p>152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481</text:p>
          </table:table-cell>
          <table:table-cell table:style-name="ACE-11" office:value-type="float" office:value="83.649029999999996">
            <text:p>83.64903</text:p>
          </table:table-cell>
          <table:table-cell table:style-name="ACE-11" office:value-type="float" office:value="-33.275849999999998">
            <text:p>−33.27585</text:p>
          </table:table-cell>
          <table:table-cell table:style-name="ACE-11" office:value-type="float" office:value="6740">
            <text:p>674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4]" office:value-type="float" office:value="2">
            <text:p>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57</text:p>
          </table:table-cell>
          <table:table-cell table:style-name="ACE-11" office:value-type="string">
            <text:p>N82.58111</text:p>
          </table:table-cell>
          <table:table-cell table:style-name="ACE-11" office:value-type="string">
            <text:p>W20.00750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6720±50</text:p>
          </table:table-cell>
          <table:table-cell table:style-name="ACE-11" office:value-type="float" office:value="6720">
            <text:p>672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6170">
            <text:p>6170</text:p>
          </table:table-cell>
          <table:table-cell table:style-name="ACE-11" table:formula="of:=[.F105]-[.H105]" office:value-type="float" office:value="550">
            <text:p>550</text:p>
          </table:table-cell>
          <table:table-cell table:style-name="ACE-11" office:value-type="float" office:value="7091">
            <text:p>7091</text:p>
          </table:table-cell>
          <table:table-cell table:style-name="ACE-11" office:value-type="float" office:value="150">
            <text:p>1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57</text:p>
          </table:table-cell>
          <table:table-cell table:style-name="ACE-11" office:value-type="float" office:value="82.581109999999995">
            <text:p>82.58111</text:p>
          </table:table-cell>
          <table:table-cell table:style-name="ACE-11" office:value-type="float" office:value="-20.0075">
            <text:p>−20.0075</text:p>
          </table:table-cell>
          <table:table-cell table:style-name="ACE-11" office:value-type="float" office:value="6720">
            <text:p>6720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5]" office:value-type="float" office:value="32">
            <text:p>3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58</text:p>
          </table:table-cell>
          <table:table-cell table:style-name="ACE-11" office:value-type="string">
            <text:p>N82.58250</text:p>
          </table:table-cell>
          <table:table-cell table:style-name="ACE-11" office:value-type="string">
            <text:p>W20.03000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8465±60</text:p>
          </table:table-cell>
          <table:table-cell table:style-name="ACE-11" office:value-type="float" office:value="8465">
            <text:p>846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915">
            <text:p>7915</text:p>
          </table:table-cell>
          <table:table-cell table:style-name="ACE-11" table:formula="of:=[.F106]-[.H106]" office:value-type="float" office:value="550">
            <text:p>550</text:p>
          </table:table-cell>
          <table:table-cell table:style-name="ACE-11" office:value-type="float" office:value="8790">
            <text:p>8790</text:p>
          </table:table-cell>
          <table:table-cell table:style-name="ACE-11" office:value-type="float" office:value="31">
            <text:p>31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58</text:p>
          </table:table-cell>
          <table:table-cell table:style-name="ACE-11" office:value-type="float" office:value="82.582499999999996">
            <text:p>82.5825</text:p>
          </table:table-cell>
          <table:table-cell table:style-name="ACE-11" office:value-type="float" office:value="-20.030000000000001">
            <text:p>−20.03</text:p>
          </table:table-cell>
          <table:table-cell table:style-name="ACE-11" office:value-type="float" office:value="8465">
            <text:p>846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6]" office:value-type="float" office:value="34">
            <text:p>3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59</text:p>
          </table:table-cell>
          <table:table-cell table:style-name="ACE-11" office:value-type="string">
            <text:p>N82.59028</text:p>
          </table:table-cell>
          <table:table-cell table:style-name="ACE-11" office:value-type="string">
            <text:p>W19.88389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5535±55</text:p>
          </table:table-cell>
          <table:table-cell table:style-name="ACE-11" office:value-type="float" office:value="5535">
            <text:p>553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4985">
            <text:p>4985</text:p>
          </table:table-cell>
          <table:table-cell table:style-name="ACE-11" table:formula="of:=[.F107]-[.H107]" office:value-type="float" office:value="550">
            <text:p>550</text:p>
          </table:table-cell>
          <table:table-cell table:style-name="ACE-11" office:value-type="float" office:value="5748">
            <text:p>5748</text:p>
          </table:table-cell>
          <table:table-cell table:style-name="ACE-11" office:value-type="float" office:value="144">
            <text:p>144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59</text:p>
          </table:table-cell>
          <table:table-cell table:style-name="ACE-11" office:value-type="float" office:value="82.590280000000007">
            <text:p>82.59028</text:p>
          </table:table-cell>
          <table:table-cell table:style-name="ACE-11" office:value-type="float" office:value="-19.883890000000001">
            <text:p>−19.88389</text:p>
          </table:table-cell>
          <table:table-cell table:style-name="ACE-11" office:value-type="float" office:value="5535">
            <text:p>5535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7]" office:value-type="float" office:value="16">
            <text:p>1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0</text:p>
          </table:table-cell>
          <table:table-cell table:style-name="ACE-11" office:value-type="string">
            <text:p>N82.59167</text:p>
          </table:table-cell>
          <table:table-cell table:style-name="ACE-11" office:value-type="string">
            <text:p>W19.88972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5625±50</text:p>
          </table:table-cell>
          <table:table-cell table:style-name="ACE-11" office:value-type="float" office:value="5625">
            <text:p>562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5075">
            <text:p>5075</text:p>
          </table:table-cell>
          <table:table-cell table:style-name="ACE-11" table:formula="of:=[.F108]-[.H108]" office:value-type="float" office:value="550">
            <text:p>550</text:p>
          </table:table-cell>
          <table:table-cell table:style-name="ACE-11" office:value-type="float" office:value="5794">
            <text:p>5794</text:p>
          </table:table-cell>
          <table:table-cell table:style-name="ACE-11" office:value-type="float" office:value="128">
            <text:p>128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0</text:p>
          </table:table-cell>
          <table:table-cell table:style-name="ACE-11" office:value-type="float" office:value="82.591669999999993">
            <text:p>82.59167</text:p>
          </table:table-cell>
          <table:table-cell table:style-name="ACE-11" office:value-type="float" office:value="-19.889720000000001">
            <text:p>−19.88972</text:p>
          </table:table-cell>
          <table:table-cell table:style-name="ACE-11" office:value-type="float" office:value="5625">
            <text:p>5625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8]" office:value-type="float" office:value="16">
            <text:p>1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1</text:p>
          </table:table-cell>
          <table:table-cell table:style-name="ACE-11" office:value-type="string">
            <text:p>N82.59056</text:p>
          </table:table-cell>
          <table:table-cell table:style-name="ACE-11" office:value-type="string">
            <text:p>W19.92167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7005±55</text:p>
          </table:table-cell>
          <table:table-cell table:style-name="ACE-11" office:value-type="float" office:value="7005">
            <text:p>7005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6455">
            <text:p>6455</text:p>
          </table:table-cell>
          <table:table-cell table:style-name="ACE-11" table:formula="of:=[.F109]-[.H109]" office:value-type="float" office:value="550">
            <text:p>550</text:p>
          </table:table-cell>
          <table:table-cell table:style-name="ACE-11" office:value-type="float" office:value="7364">
            <text:p>7364</text:p>
          </table:table-cell>
          <table:table-cell table:style-name="ACE-11" office:value-type="float" office:value="95">
            <text:p>9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1</text:p>
          </table:table-cell>
          <table:table-cell table:style-name="ACE-11" office:value-type="float" office:value="82.590559999999996">
            <text:p>82.59056</text:p>
          </table:table-cell>
          <table:table-cell table:style-name="ACE-11" office:value-type="float" office:value="-19.921669999999999">
            <text:p>−19.92167</text:p>
          </table:table-cell>
          <table:table-cell table:style-name="ACE-11" office:value-type="float" office:value="7005">
            <text:p>7005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09]" office:value-type="float" office:value="16">
            <text:p>16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2</text:p>
          </table:table-cell>
          <table:table-cell table:style-name="ACE-11" office:value-type="string">
            <text:p>N82.58028</text:p>
          </table:table-cell>
          <table:table-cell table:style-name="ACE-11" office:value-type="string">
            <text:p>W20.00194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8030±55</text:p>
          </table:table-cell>
          <table:table-cell table:style-name="ACE-11" office:value-type="float" office:value="8030">
            <text:p>803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7480">
            <text:p>7480</text:p>
          </table:table-cell>
          <table:table-cell table:style-name="ACE-11" table:formula="of:=[.F110]-[.H110]" office:value-type="float" office:value="550">
            <text:p>550</text:p>
          </table:table-cell>
          <table:table-cell table:style-name="ACE-11" office:value-type="float" office:value="8287">
            <text:p>8287</text:p>
          </table:table-cell>
          <table:table-cell table:style-name="ACE-11" office:value-type="float" office:value="98">
            <text:p>98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2</text:p>
          </table:table-cell>
          <table:table-cell table:style-name="ACE-11" office:value-type="float" office:value="82.580280000000002">
            <text:p>82.58028</text:p>
          </table:table-cell>
          <table:table-cell table:style-name="ACE-11" office:value-type="float" office:value="-20.001940000000001">
            <text:p>−20.00194</text:p>
          </table:table-cell>
          <table:table-cell table:style-name="ACE-11" office:value-type="float" office:value="8030">
            <text:p>8030</text:p>
          </table:table-cell>
          <table:table-cell table:style-name="ACE-11" office:value-type="float" office:value="55">
            <text:p>55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0]" office:value-type="float" office:value="32">
            <text:p>3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3</text:p>
          </table:table-cell>
          <table:table-cell table:style-name="ACE-11" office:value-type="string">
            <text:p>N82.58250</text:p>
          </table:table-cell>
          <table:table-cell table:style-name="ACE-11" office:value-type="string">
            <text:p>W20.03000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8560±60</text:p>
          </table:table-cell>
          <table:table-cell table:style-name="ACE-11" office:value-type="float" office:value="8560">
            <text:p>856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010">
            <text:p>8010</text:p>
          </table:table-cell>
          <table:table-cell table:style-name="ACE-11" table:formula="of:=[.F111]-[.H111]" office:value-type="float" office:value="550">
            <text:p>550</text:p>
          </table:table-cell>
          <table:table-cell table:style-name="ACE-11" office:value-type="float" office:value="8835">
            <text:p>8835</text:p>
          </table:table-cell>
          <table:table-cell table:style-name="ACE-11" office:value-type="float" office:value="186">
            <text:p>186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3</text:p>
          </table:table-cell>
          <table:table-cell table:style-name="ACE-11" office:value-type="float" office:value="82.582499999999996">
            <text:p>82.5825</text:p>
          </table:table-cell>
          <table:table-cell table:style-name="ACE-11" office:value-type="float" office:value="-20.030000000000001">
            <text:p>−20.03</text:p>
          </table:table-cell>
          <table:table-cell table:style-name="ACE-11" office:value-type="float" office:value="8560">
            <text:p>856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1]" office:value-type="float" office:value="34">
            <text:p>3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4</text:p>
          </table:table-cell>
          <table:table-cell table:style-name="ACE-11" office:value-type="string">
            <text:p>N82.58833</text:p>
          </table:table-cell>
          <table:table-cell table:style-name="ACE-11" office:value-type="string">
            <text:p>W20.05278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8560±60</text:p>
          </table:table-cell>
          <table:table-cell table:style-name="ACE-11" office:value-type="float" office:value="8560">
            <text:p>856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010">
            <text:p>8010</text:p>
          </table:table-cell>
          <table:table-cell table:style-name="ACE-11" table:formula="of:=[.F112]-[.H112]" office:value-type="float" office:value="550">
            <text:p>550</text:p>
          </table:table-cell>
          <table:table-cell table:style-name="ACE-11" office:value-type="float" office:value="8835">
            <text:p>8835</text:p>
          </table:table-cell>
          <table:table-cell table:style-name="ACE-11" office:value-type="float" office:value="187">
            <text:p>187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4</text:p>
          </table:table-cell>
          <table:table-cell table:style-name="ACE-11" office:value-type="float" office:value="82.588329999999999">
            <text:p>82.58833</text:p>
          </table:table-cell>
          <table:table-cell table:style-name="ACE-11" office:value-type="float" office:value="-20.052779999999998">
            <text:p>−20.05278</text:p>
          </table:table-cell>
          <table:table-cell table:style-name="ACE-11" office:value-type="float" office:value="8560">
            <text:p>856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2]" office:value-type="float" office:value="34">
            <text:p>3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5</text:p>
          </table:table-cell>
          <table:table-cell table:style-name="ACE-11" office:value-type="string">
            <text:p>N82.58028</text:p>
          </table:table-cell>
          <table:table-cell table:style-name="ACE-11" office:value-type="string">
            <text:p>W20.01194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8855±60</text:p>
          </table:table-cell>
          <table:table-cell table:style-name="ACE-11" office:value-type="float" office:value="8855">
            <text:p>8855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305">
            <text:p>8305</text:p>
          </table:table-cell>
          <table:table-cell table:style-name="ACE-11" table:formula="of:=[.F113]-[.H113]" office:value-type="float" office:value="550">
            <text:p>550</text:p>
          </table:table-cell>
          <table:table-cell table:style-name="ACE-11" office:value-type="float" office:value="9297">
            <text:p>9297</text:p>
          </table:table-cell>
          <table:table-cell table:style-name="ACE-11" office:value-type="float" office:value="168">
            <text:p>168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5</text:p>
          </table:table-cell>
          <table:table-cell table:style-name="ACE-11" office:value-type="float" office:value="82.580280000000002">
            <text:p>82.58028</text:p>
          </table:table-cell>
          <table:table-cell table:style-name="ACE-11" office:value-type="float" office:value="-20.011939999999999">
            <text:p>−20.01194</text:p>
          </table:table-cell>
          <table:table-cell table:style-name="ACE-11" office:value-type="float" office:value="8855">
            <text:p>8855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Mya truncat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3]" office:value-type="float" office:value="32">
            <text:p>3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6</text:p>
          </table:table-cell>
          <table:table-cell table:style-name="ACE-11" office:value-type="string">
            <text:p>N82.59306</text:p>
          </table:table-cell>
          <table:table-cell table:style-name="ACE-11" office:value-type="string">
            <text:p>W19.80056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3740±60</text:p>
          </table:table-cell>
          <table:table-cell table:style-name="ACE-11" office:value-type="float" office:value="3740">
            <text:p>374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3190">
            <text:p>3190</text:p>
          </table:table-cell>
          <table:table-cell table:style-name="ACE-11" table:formula="of:=[.F114]-[.H114]" office:value-type="float" office:value="550">
            <text:p>550</text:p>
          </table:table-cell>
          <table:table-cell table:style-name="ACE-11" office:value-type="float" office:value="3416">
            <text:p>3416</text:p>
          </table:table-cell>
          <table:table-cell table:style-name="ACE-11" office:value-type="float" office:value="141">
            <text:p>141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6</text:p>
          </table:table-cell>
          <table:table-cell table:style-name="ACE-11" office:value-type="float" office:value="82.593059999999994">
            <text:p>82.59306</text:p>
          </table:table-cell>
          <table:table-cell table:style-name="ACE-11" office:value-type="float" office:value="-19.800560000000001">
            <text:p>−19.80056</text:p>
          </table:table-cell>
          <table:table-cell table:style-name="ACE-11" office:value-type="float" office:value="3740">
            <text:p>374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4]" office:value-type="float" office:value="4">
            <text:p>4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7</text:p>
          </table:table-cell>
          <table:table-cell table:style-name="ACE-11" office:value-type="string">
            <text:p>N82.59417</text:p>
          </table:table-cell>
          <table:table-cell table:style-name="ACE-11" office:value-type="string">
            <text:p>W19.79500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3430±50</text:p>
          </table:table-cell>
          <table:table-cell table:style-name="ACE-11" office:value-type="float" office:value="3430">
            <text:p>343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2880">
            <text:p>2880</text:p>
          </table:table-cell>
          <table:table-cell table:style-name="ACE-11" table:formula="of:=[.F115]-[.H115]" office:value-type="float" office:value="550">
            <text:p>550</text:p>
          </table:table-cell>
          <table:table-cell table:style-name="ACE-11" office:value-type="float" office:value="3036">
            <text:p>3036</text:p>
          </table:table-cell>
          <table:table-cell table:style-name="ACE-11" office:value-type="float" office:value="166">
            <text:p>166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7</text:p>
          </table:table-cell>
          <table:table-cell table:style-name="ACE-11" office:value-type="float" office:value="82.594170000000005">
            <text:p>82.59417</text:p>
          </table:table-cell>
          <table:table-cell table:style-name="ACE-11" office:value-type="float" office:value="-19.795000000000002">
            <text:p>−19.795</text:p>
          </table:table-cell>
          <table:table-cell table:style-name="ACE-11" office:value-type="float" office:value="3430">
            <text:p>3430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5]" office:value-type="float" office:value="3">
            <text:p>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8</text:p>
          </table:table-cell>
          <table:table-cell table:style-name="ACE-11" office:value-type="string">
            <text:p>N82.57056</text:p>
          </table:table-cell>
          <table:table-cell table:style-name="ACE-11" office:value-type="string">
            <text:p>W20.12194</text:p>
          </table:table-cell>
          <table:table-cell table:style-name="ACE-11" office:value-type="float" office:value="43">
            <text:p>43</text:p>
          </table:table-cell>
          <table:table-cell table:style-name="ACE-11" office:value-type="string">
            <text:p>9120±60</text:p>
          </table:table-cell>
          <table:table-cell table:style-name="ACE-11" office:value-type="float" office:value="9120">
            <text:p>912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570">
            <text:p>8570</text:p>
          </table:table-cell>
          <table:table-cell table:style-name="ACE-11" table:formula="of:=[.F116]-[.H116]" office:value-type="float" office:value="550">
            <text:p>550</text:p>
          </table:table-cell>
          <table:table-cell table:style-name="ACE-11" office:value-type="float" office:value="9574">
            <text:p>9574</text:p>
          </table:table-cell>
          <table:table-cell table:style-name="ACE-11" office:value-type="float" office:value="103">
            <text:p>103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8</text:p>
          </table:table-cell>
          <table:table-cell table:style-name="ACE-11" office:value-type="float" office:value="82.57056">
            <text:p>82.57056</text:p>
          </table:table-cell>
          <table:table-cell table:style-name="ACE-11" office:value-type="float" office:value="-20.121939999999999">
            <text:p>−20.12194</text:p>
          </table:table-cell>
          <table:table-cell table:style-name="ACE-11" office:value-type="float" office:value="9120">
            <text:p>912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shell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6]" office:value-type="float" office:value="43">
            <text:p>4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69</text:p>
          </table:table-cell>
          <table:table-cell table:style-name="ACE-11" office:value-type="string">
            <text:p>N82.57083</text:p>
          </table:table-cell>
          <table:table-cell table:style-name="ACE-11" office:value-type="string">
            <text:p>W20.13528</text:p>
          </table:table-cell>
          <table:table-cell table:style-name="ACE-11" office:value-type="float" office:value="48">
            <text:p>48</text:p>
          </table:table-cell>
          <table:table-cell table:style-name="ACE-11" office:value-type="string">
            <text:p>8860±70</text:p>
          </table:table-cell>
          <table:table-cell table:style-name="ACE-11" office:value-type="float" office:value="8860">
            <text:p>886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8310">
            <text:p>8310</text:p>
          </table:table-cell>
          <table:table-cell table:style-name="ACE-11" table:formula="of:=[.F117]-[.H117]" office:value-type="float" office:value="550">
            <text:p>550</text:p>
          </table:table-cell>
          <table:table-cell table:style-name="ACE-11" office:value-type="float" office:value="9286">
            <text:p>9286</text:p>
          </table:table-cell>
          <table:table-cell table:style-name="ACE-11" office:value-type="float" office:value="193">
            <text:p>193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69</text:p>
          </table:table-cell>
          <table:table-cell table:style-name="ACE-11" office:value-type="float" office:value="82.570830000000001">
            <text:p>82.57083</text:p>
          </table:table-cell>
          <table:table-cell table:style-name="ACE-11" office:value-type="float" office:value="-20.135280000000002">
            <text:p>−20.13528</text:p>
          </table:table-cell>
          <table:table-cell table:style-name="ACE-11" office:value-type="float" office:value="8860">
            <text:p>8860</text:p>
          </table:table-cell>
          <table:table-cell table:style-name="ACE-11" office:value-type="float" office:value="70">
            <text:p>70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7]" office:value-type="float" office:value="48">
            <text:p>48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70</text:p>
          </table:table-cell>
          <table:table-cell table:style-name="ACE-11" office:value-type="string">
            <text:p>N82.56806</text:p>
          </table:table-cell>
          <table:table-cell table:style-name="ACE-11" office:value-type="string">
            <text:p>W20.19583</text:p>
          </table:table-cell>
          <table:table-cell table:style-name="ACE-11" office:value-type="float" office:value="59">
            <text:p>59</text:p>
          </table:table-cell>
          <table:table-cell table:style-name="ACE-11" office:value-type="string">
            <text:p>23950±200</text:p>
          </table:table-cell>
          <table:table-cell table:style-name="ACE-11" office:value-type="float" office:value="23950">
            <text:p>23950</text:p>
          </table:table-cell>
          <table:table-cell table:style-name="ACE-11" office:value-type="float" office:value="200">
            <text:p>200</text:p>
          </table:table-cell>
          <table:table-cell table:style-name="ACE-11" office:value-type="string">
            <text:p>n/a</text:p>
          </table:table-cell>
          <table:table-cell table:style-name="ACE-11" table:formula="of:=[.F118]-[.H118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/Mya ?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70</text:p>
          </table:table-cell>
          <table:table-cell table:style-name="ACE-11" office:value-type="float" office:value="82.568060000000003">
            <text:p>82.56806</text:p>
          </table:table-cell>
          <table:table-cell table:style-name="ACE-11" office:value-type="float" office:value="-20.195830000000001">
            <text:p>−20.19583</text:p>
          </table:table-cell>
          <table:table-cell table:style-name="ACE-11" office:value-type="float" office:value="23950">
            <text:p>23950</text:p>
          </table:table-cell>
          <table:table-cell table:style-name="ACE-11" office:value-type="float" office:value="200">
            <text:p>200</text:p>
          </table:table-cell>
          <table:table-cell table:style-name="ACE-11" office:value-type="string">
            <text:p>Hiatella/Mya ?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8]" office:value-type="float" office:value="59">
            <text:p>59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71</text:p>
          </table:table-cell>
          <table:table-cell table:style-name="ACE-11" office:value-type="string">
            <text:p>N82.59361</text:p>
          </table:table-cell>
          <table:table-cell table:style-name="ACE-11" office:value-type="string">
            <text:p>W20.19000</text:p>
          </table:table-cell>
          <table:table-cell table:style-name="ACE-11" office:value-type="float" office:value="62">
            <text:p>62</text:p>
          </table:table-cell>
          <table:table-cell table:style-name="ACE-11" office:value-type="string">
            <text:p>30250±300</text:p>
          </table:table-cell>
          <table:table-cell table:style-name="ACE-11" office:value-type="float" office:value="30250">
            <text:p>30250</text:p>
          </table:table-cell>
          <table:table-cell table:style-name="ACE-11" office:value-type="float" office:value="300">
            <text:p>300</text:p>
          </table:table-cell>
          <table:table-cell table:style-name="ACE-11" office:value-type="string">
            <text:p>n/a</text:p>
          </table:table-cell>
          <table:table-cell table:style-name="ACE-11" table:formula="of:=[.F119]-[.H119]" office:value-type="string" office:string-value="#VALUE!">
            <text:p>#VALUE!</text:p>
          </table:table-cell>
          <table:table-cell table:style-name="ACE-11" office:value-type="string">
            <text:p>n/a</text:p>
          </table:table-cell>
          <table:table-cell table:style-name="ACE-11"/>
          <table:table-cell table:style-name="ACE-11" office:value-type="string">
            <text:p>Hiatella/Mya ?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71</text:p>
          </table:table-cell>
          <table:table-cell table:style-name="ACE-11" office:value-type="float" office:value="82.593609999999998">
            <text:p>82.59361</text:p>
          </table:table-cell>
          <table:table-cell table:style-name="ACE-11" office:value-type="float" office:value="-20.190000000000001">
            <text:p>−20.19</text:p>
          </table:table-cell>
          <table:table-cell table:style-name="ACE-11" office:value-type="float" office:value="30250">
            <text:p>30250</text:p>
          </table:table-cell>
          <table:table-cell table:style-name="ACE-11" office:value-type="float" office:value="300">
            <text:p>300</text:p>
          </table:table-cell>
          <table:table-cell table:style-name="ACE-11" office:value-type="string">
            <text:p>Hiatella/Mya ?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19]" office:value-type="float" office:value="62">
            <text:p>6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672</text:p>
          </table:table-cell>
          <table:table-cell table:style-name="ACE-11" office:value-type="string">
            <text:p>N82.57250</text:p>
          </table:table-cell>
          <table:table-cell table:style-name="ACE-11" office:value-type="string">
            <text:p>W20.17083</text:p>
          </table:table-cell>
          <table:table-cell table:style-name="ACE-11" office:value-type="float" office:value="53">
            <text:p>53</text:p>
          </table:table-cell>
          <table:table-cell table:style-name="ACE-11" office:value-type="string">
            <text:p>8850±60</text:p>
          </table:table-cell>
          <table:table-cell table:style-name="ACE-11" office:value-type="float" office:value="8850">
            <text:p>885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8300">
            <text:p>8300</text:p>
          </table:table-cell>
          <table:table-cell table:style-name="ACE-11" table:formula="of:=[.F120]-[.H120]" office:value-type="float" office:value="550">
            <text:p>550</text:p>
          </table:table-cell>
          <table:table-cell table:style-name="ACE-11" office:value-type="float" office:value="9297">
            <text:p>9297</text:p>
          </table:table-cell>
          <table:table-cell table:style-name="ACE-11" office:value-type="float" office:value="171">
            <text:p>171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672</text:p>
          </table:table-cell>
          <table:table-cell table:style-name="ACE-11" office:value-type="float" office:value="82.572500000000005">
            <text:p>82.5725</text:p>
          </table:table-cell>
          <table:table-cell table:style-name="ACE-11" office:value-type="float" office:value="-20.170829999999999">
            <text:p>−20.17083</text:p>
          </table:table-cell>
          <table:table-cell table:style-name="ACE-11" office:value-type="float" office:value="8850">
            <text:p>8850</text:p>
          </table:table-cell>
          <table:table-cell table:style-name="ACE-11" office:value-type="float" office:value="60">
            <text:p>60</text:p>
          </table:table-cell>
          <table:table-cell table:style-name="ACE-11" office:value-type="string">
            <text:p>Hiatella arctica ?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20]" office:value-type="float" office:value="53">
            <text:p>53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LuS7797</text:p>
          </table:table-cell>
          <table:table-cell table:style-name="ACE-11" office:value-type="string">
            <text:p>N83.61093</text:p>
          </table:table-cell>
          <table:table-cell table:style-name="ACE-11" office:value-type="string">
            <text:p>W30.56612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8940±70</text:p>
          </table:table-cell>
          <table:table-cell table:style-name="ACE-11" office:value-type="float" office:value="8940">
            <text:p>894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9786">
            <text:p>9786</text:p>
          </table:table-cell>
          <table:table-cell table:style-name="ACE-11" table:formula="of:=[.F121]-[.H121]" office:value-type="float" office:value="-846">
            <text:p>−846</text:p>
          </table:table-cell>
          <table:table-cell table:style-name="ACE-11" office:value-type="float" office:value="10010">
            <text:p>10010</text:p>
          </table:table-cell>
          <table:table-cell table:style-name="ACE-11" office:value-type="float" office:value="224">
            <text:p>224</text:p>
          </table:table-cell>
          <table:table-cell table:style-name="ACE-11" office:value-type="string">
            <text:p>plant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LuS-7797</text:p>
          </table:table-cell>
          <table:table-cell table:style-name="ACE-11" office:value-type="float" office:value="83.610929999999996">
            <text:p>83.61093</text:p>
          </table:table-cell>
          <table:table-cell table:style-name="ACE-11" office:value-type="float" office:value="-30.566120000000002">
            <text:p>−30.56612</text:p>
          </table:table-cell>
          <table:table-cell table:style-name="ACE-11" office:value-type="float" office:value="8940">
            <text:p>8940</text:p>
          </table:table-cell>
          <table:table-cell table:style-name="ACE-11" office:value-type="float" office:value="70">
            <text:p>70</text:p>
          </table:table-cell>
          <table:table-cell table:style-name="ACE-11" office:value-type="string">
            <text:p>plant</text:p>
          </table:table-cell>
          <table:table-cell table:style-name="ACE-11" office:value-type="string">
            <text:p>terrestrial</text:p>
          </table:table-cell>
          <table:table-cell table:style-name="ACE-11" office:value-type="float" office:value="1">
            <text:p>1</text:p>
          </table:table-cell>
          <table:table-cell table:style-name="ACE-11" table:formula="of:=[.D121]" office:value-type="float" office:value="30">
            <text:p>30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UA1225</text:p>
          </table:table-cell>
          <table:table-cell table:style-name="ACE-11" office:value-type="string">
            <text:p>N81.55000</text:p>
          </table:table-cell>
          <table:table-cell table:style-name="ACE-11" office:value-type="string">
            <text:p>W16.28333</text:p>
          </table:table-cell>
          <table:table-cell table:style-name="ACE-11" office:value-type="float" office:value="49">
            <text:p>49</text:p>
          </table:table-cell>
          <table:table-cell table:style-name="ACE-11" office:value-type="string">
            <text:p>9505±130</text:p>
          </table:table-cell>
          <table:table-cell table:style-name="ACE-11" office:value-type="float" office:value="9505">
            <text:p>9505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8955">
            <text:p>8955</text:p>
          </table:table-cell>
          <table:table-cell table:style-name="ACE-11" table:formula="of:=[.F122]-[.H122]" office:value-type="float" office:value="550">
            <text:p>550</text:p>
          </table:table-cell>
          <table:table-cell table:style-name="ACE-11" office:value-type="float" office:value="10011">
            <text:p>10011</text:p>
          </table:table-cell>
          <table:table-cell table:style-name="ACE-11" office:value-type="float" office:value="385">
            <text:p>385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UA-1225</text:p>
          </table:table-cell>
          <table:table-cell table:style-name="ACE-11" office:value-type="float" office:value="81.549999999999997">
            <text:p>81.55</text:p>
          </table:table-cell>
          <table:table-cell table:style-name="ACE-11" office:value-type="float" office:value="-16.283329999999999">
            <text:p>−16.28333</text:p>
          </table:table-cell>
          <table:table-cell table:style-name="ACE-11" office:value-type="float" office:value="9505">
            <text:p>9505</text:p>
          </table:table-cell>
          <table:table-cell table:style-name="ACE-11" office:value-type="float" office:value="130">
            <text:p>130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22]" office:value-type="float" office:value="49">
            <text:p>49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UA1226</text:p>
          </table:table-cell>
          <table:table-cell table:style-name="ACE-11" office:value-type="string">
            <text:p>N81.51667</text:p>
          </table:table-cell>
          <table:table-cell table:style-name="ACE-11" office:value-type="string">
            <text:p>W16.88333</text:p>
          </table:table-cell>
          <table:table-cell table:style-name="ACE-11" office:value-type="float" office:value="52">
            <text:p>52</text:p>
          </table:table-cell>
          <table:table-cell table:style-name="ACE-11" office:value-type="string">
            <text:p>9735±145</text:p>
          </table:table-cell>
          <table:table-cell table:style-name="ACE-11" office:value-type="float" office:value="9735">
            <text:p>9735</text:p>
          </table:table-cell>
          <table:table-cell table:style-name="ACE-11" office:value-type="float" office:value="145">
            <text:p>145</text:p>
          </table:table-cell>
          <table:table-cell table:style-name="ACE-11" office:value-type="float" office:value="9185">
            <text:p>9185</text:p>
          </table:table-cell>
          <table:table-cell table:style-name="ACE-11" table:formula="of:=[.F123]-[.H123]" office:value-type="float" office:value="550">
            <text:p>550</text:p>
          </table:table-cell>
          <table:table-cell table:style-name="ACE-11" office:value-type="float" office:value="10331">
            <text:p>10331</text:p>
          </table:table-cell>
          <table:table-cell table:style-name="ACE-11" office:value-type="float" office:value="414">
            <text:p>414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UA-1226</text:p>
          </table:table-cell>
          <table:table-cell table:style-name="ACE-11" office:value-type="float" office:value="81.516670000000005">
            <text:p>81.51667</text:p>
          </table:table-cell>
          <table:table-cell table:style-name="ACE-11" office:value-type="float" office:value="-16.883330000000001">
            <text:p>−16.88333</text:p>
          </table:table-cell>
          <table:table-cell table:style-name="ACE-11" office:value-type="float" office:value="9735">
            <text:p>9735</text:p>
          </table:table-cell>
          <table:table-cell table:style-name="ACE-11" office:value-type="float" office:value="145">
            <text:p>145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23]" office:value-type="float" office:value="52">
            <text:p>52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UA1227</text:p>
          </table:table-cell>
          <table:table-cell table:style-name="ACE-11" office:value-type="string">
            <text:p>N81.53333</text:p>
          </table:table-cell>
          <table:table-cell table:style-name="ACE-11" office:value-type="string">
            <text:p>W16.06667</text:p>
          </table:table-cell>
          <table:table-cell table:style-name="ACE-11" office:value-type="float" office:value="54">
            <text:p>54</text:p>
          </table:table-cell>
          <table:table-cell table:style-name="ACE-11" office:value-type="string">
            <text:p>10160±145</text:p>
          </table:table-cell>
          <table:table-cell table:style-name="ACE-11" office:value-type="float" office:value="10160">
            <text:p>10160</text:p>
          </table:table-cell>
          <table:table-cell table:style-name="ACE-11" office:value-type="float" office:value="145">
            <text:p>145</text:p>
          </table:table-cell>
          <table:table-cell table:style-name="ACE-11" office:value-type="float" office:value="9610">
            <text:p>9610</text:p>
          </table:table-cell>
          <table:table-cell table:style-name="ACE-11" table:formula="of:=[.F124]-[.H124]" office:value-type="float" office:value="550">
            <text:p>550</text:p>
          </table:table-cell>
          <table:table-cell table:style-name="ACE-11" office:value-type="float" office:value="10892">
            <text:p>10892</text:p>
          </table:table-cell>
          <table:table-cell table:style-name="ACE-11" office:value-type="float" office:value="372">
            <text:p>372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this work</text:p>
          </table:table-cell>
          <table:table-cell table:number-columns-repeated="3" table:style-name="ACE-11"/>
          <table:table-cell table:style-name="ACE-11" office:value-type="string">
            <text:p>UA-1227</text:p>
          </table:table-cell>
          <table:table-cell table:style-name="ACE-11" office:value-type="float" office:value="81.533330000000007">
            <text:p>81.53333</text:p>
          </table:table-cell>
          <table:table-cell table:style-name="ACE-11" office:value-type="float" office:value="-16.066669999999998">
            <text:p>−16.06667</text:p>
          </table:table-cell>
          <table:table-cell table:style-name="ACE-11" office:value-type="float" office:value="10160">
            <text:p>10160</text:p>
          </table:table-cell>
          <table:table-cell table:style-name="ACE-11" office:value-type="float" office:value="145">
            <text:p>145</text:p>
          </table:table-cell>
          <table:table-cell table:style-name="ACE-11" office:value-type="string">
            <text:p>Portlandia arctica</text:p>
          </table:table-cell>
          <table:table-cell table:style-name="ACE-11" office:value-type="string">
            <text:p>marine</text:p>
          </table:table-cell>
          <table:table-cell table:style-name="ACE-11" office:value-type="float" office:value="-1">
            <text:p>−1</text:p>
          </table:table-cell>
          <table:table-cell table:style-name="ACE-11" table:formula="of:=[.D124]" office:value-type="float" office:value="54">
            <text:p>54</text:p>
          </table:table-cell>
          <table:table-cell table:number-columns-repeated="231" table:style-name="ACE-11"/>
        </table:table-row>
        <table:table-row table:style-name="AROW-0" table:number-rows-repeated="65412">
          <table:table-cell table:number-columns-repeated="256"/>
        </table:table-row>
        <table:named-expressions>
          <table:named-expression table:name="Sheet_Title" table:expression="of:=&quot;table_s2&quot;" table:base-cell-address="$'table_s2'.$A$1"/>
          <table:named-expression table:name="Print_Area" table:expression="of:=#REF!" table:base-cell-address="$'table_s2'.$A$1"/>
        </table:named-expressions>
        <gnm:selections gnm:cursor-col="13" gnm:cursor-row="46">
          <gnm:selection gnm:start-col="13" gnm:start-row="46" gnm:end-col="13" gnm:end-row="46"/>
        </gnm:selections>
      </table:table>
      <table:table table:name="references" table:style-name="ta-4" table:print="true">
        <office:forms form:automatic-focus="false" form:apply-design-mode="false">
          <form:form/>
        </office:forms>
        <table:table-column table:default-cell-style-name="ACE-12" table:style-name="ACOL-0"/>
        <table:table-column table:default-cell-style-name="ACE-12" table:style-name="ACOL-11"/>
        <table:table-column table:default-cell-style-name="ACE-12" table:style-name="ACOL-0" table:number-columns-repeated="3"/>
        <table:table-column table:default-cell-style-name="ACE-12" table:style-name="ACOL-0" table:number-columns-repeated="251"/>
        <table:table-row table:style-name="AROW-1">
          <table:table-cell table:style-name="ACE-12" office:value-type="float" office:value="16">
            <text:p>16</text:p>
          </table:table-cell>
          <table:table-cell table:style-name="ACE-12" office:value-type="string">
            <text:p>England, J.</text:p>
          </table:table-cell>
          <table:table-cell table:style-name="ACE-12" office:value-type="string">
            <text:p>The late Quaternary history of Hall Land, northwest Greenland. Can. J. Earth Sci. 22, 1394 1408 (1985).</text:p>
          </table:table-cell>
          <table:table-cell table:style-name="ACE-12" office:value-type="string">
            <text:p>added already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17">
            <text:p>17</text:p>
          </table:table-cell>
          <table:table-cell table:style-name="ACE-12" office:value-type="string">
            <text:p>Bennike, O.</text:p>
          </table:table-cell>
          <table:table-cell table:style-name="ACE-12" office:value-type="string">
            <text:p>Holocene sea-ice variations in Greenland: onshore evidence. Holocene 14, 607–613 (2004).</text:p>
          </table:table-cell>
          <table:table-cell table:style-name="ACE-12" office:value-type="string">
            <text:p>all of the dates were not used in Funder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18">
            <text:p>18</text:p>
          </table:table-cell>
          <table:table-cell table:style-name="ACE-12" office:value-type="string">
            <text:p>Preston, R.S., E. Person, E.S. Deevey,.</text:p>
          </table:table-cell>
          <table:table-cell table:style-name="ACE-12" office:value-type="string">
            <text:p>Yale natural radiocarbon dates II. Science 122, 954-960 (1955).</text:p>
          </table:table-cell>
          <table:table-cell table:style-name="ACE-12" office:value-type="string">
            <text:p>date was not used in the sea level curve</text:p>
          </table:table-cell>
          <table:table-cell table:style-name="ACE-12" office:value-type="string">
            <text:p>PrestonEtal1955</text:p>
          </table:table-cell>
          <table:table-cell table:number-columns-repeated="251" table:style-name="ACE-12"/>
        </table:table-row>
        <table:table-row table:style-name="AROW-1">
          <table:table-cell table:style-name="ACE-12" office:value-type="float" office:value="19">
            <text:p>19</text:p>
          </table:table-cell>
          <table:table-cell table:style-name="ACE-12" office:value-type="string">
            <text:p>Landvik, J.Y. Weidick, A. Hansen, S.</text:p>
          </table:table-cell>
          <table:table-cell table:style-name="ACE-12" office:value-type="string">
            <text:p>The glacial history of the Hans Tausen Iskappe and the last glaciation of Peary Land, North Greenland. Medd. Groenl. Geosci. 39, 27-44 (2001).</text:p>
          </table:table-cell>
          <table:table-cell table:style-name="ACE-12" office:value-type="string">
            <text:p>added already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0">
            <text:p>20</text:p>
          </table:table-cell>
          <table:table-cell table:style-name="ACE-12" office:value-type="string">
            <text:p>Trautman, M.A.</text:p>
          </table:table-cell>
          <table:table-cell table:style-name="ACE-12" office:value-type="string">
            <text:p>Isotopes, Inc. radiocarbon measurements 11. Radiocarbon 5, 62-79 (1963).</text:p>
          </table:table-cell>
          <table:table-cell table:style-name="ACE-12" office:value-type="string">
            <text:p>date was not used in the sea level curve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1">
            <text:p>21</text:p>
          </table:table-cell>
          <table:table-cell table:style-name="ACE-12" office:value-type="string">
            <text:p>Ives, P.C.</text:p>
          </table:table-cell>
          <table:table-cell table:style-name="ACE-12" office:value-type="string">
            <text:p>Levin, B., Robinson, H.D., Rubin, M., U.S. Geological Survey radiocarbon dates VII. Radiocarbon 6, 37-76 (1964)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2">
            <text:p>22</text:p>
          </table:table-cell>
          <table:table-cell table:style-name="ACE-12" office:value-type="string">
            <text:p>Weidick, A.</text:p>
          </table:table-cell>
          <table:table-cell table:style-name="ACE-12" office:value-type="string">
            <text:p>C 14 Dating of Survey material performed in 1971. Rapp. Grønlands geol. Unders. 45, 58-67 (1972)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3">
            <text:p>23</text:p>
          </table:table-cell>
          <table:table-cell table:style-name="ACE-12" office:value-type="string">
            <text:p>Tauber, H.</text:p>
          </table:table-cell>
          <table:table-cell table:style-name="ACE-12" office:value-type="string">
            <text:p>Copenhagen radiocarbon dates VI. Radiocarbon 6, 215-225 (1964).</text:p>
          </table:table-cell>
          <table:table-cell table:style-name="ACE-12" office:value-type="string">
            <text:p>Tauber1964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4">
            <text:p>24</text:p>
          </table:table-cell>
          <table:table-cell table:style-name="ACE-12" office:value-type="string">
            <text:p>Tauber, H.</text:p>
          </table:table-cell>
          <table:table-cell table:style-name="ACE-12" office:value-type="string">
            <text:p><text:s/>Danske kulstof-14 dateringsresultater I. Medd. Dansk geol. Foren. 14, 386-405 (1961).</text:p>
          </table:table-cell>
          <table:table-cell table:style-name="ACE-12" office:value-type="string">
            <text:p>Tauber1961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5">
            <text:p>25</text:p>
          </table:table-cell>
          <table:table-cell table:style-name="ACE-12" office:value-type="string">
            <text:p>Tauber, H.</text:p>
          </table:table-cell>
          <table:table-cell table:style-name="ACE-12" office:value-type="string">
            <text:p>Copenhagen radiocarbon dates IV. Am. J. Science, radiocarb.suppl. 2, 12-2 (1960).</text:p>
          </table:table-cell>
          <table:table-cell table:style-name="ACE-12" office:value-type="string">
            <text:p>Tauber1960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6">
            <text:p>26</text:p>
          </table:table-cell>
          <table:table-cell table:style-name="ACE-12" office:value-type="string">
            <text:p>Weidick, A.</text:p>
          </table:table-cell>
          <table:table-cell table:style-name="ACE-12" office:value-type="string">
            <text:p>C14 Dating of Survey material carried out in 1976. Rapp.Grønlands geol. Unders. 85, 127-129 (1977)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7">
            <text:p>27</text:p>
          </table:table-cell>
          <table:table-cell table:style-name="ACE-12" office:value-type="string">
            <text:p>Hjort, C.</text:p>
          </table:table-cell>
          <table:table-cell table:style-name="ACE-12" office:value-type="string">
            <text:p>Glaciation, climate history, changing marine levels and the evolution of the northeast water polynya. J. Marine. Syst. 10, 23-33 (1997)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8">
            <text:p>28</text:p>
          </table:table-cell>
          <table:table-cell table:style-name="ACE-12" office:value-type="string">
            <text:p>Tauber, H.</text:p>
          </table:table-cell>
          <table:table-cell table:style-name="ACE-12" office:value-type="string">
            <text:p>Copenhagen radiocarbon dates VII. Radiocarbon 8, 213-234 (1966).</text:p>
          </table:table-cell>
          <table:table-cell table:style-name="ACE-12" office:value-type="string">
            <text:p>Tauber1966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29">
            <text:p>29</text:p>
          </table:table-cell>
          <table:table-cell table:style-name="ACE-12" office:value-type="string">
            <text:p>Funder, S.</text:p>
          </table:table-cell>
          <table:table-cell table:style-name="ACE-12" office:value-type="string">
            <text:p>C-14 dating of samples collected during the 1979 expedition to North Greenland. Rapp.Grønlands geol. Unders. 110, 9-14 (1982)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30">
            <text:p>30</text:p>
          </table:table-cell>
          <table:table-cell table:style-name="ACE-12" office:value-type="string">
            <text:p>Möller, P. et al.</text:p>
          </table:table-cell>
          <table:table-cell table:style-name="ACE-12" office:value-type="string">
            <text:p>Early to middle Holocene valley glaciations on northernmost Greenland. Quaternary Sci. Rev. 29, 3379-3398.</text:p>
          </table:table-cell>
          <table:table-cell table:style-name="ACE-12" office:value-type="string">
            <text:p>already added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31">
            <text:p>31</text:p>
          </table:table-cell>
          <table:table-cell table:style-name="ACE-12" office:value-type="string">
            <text:p>Funder, S., Abrahamsen, N.</text:p>
          </table:table-cell>
          <table:table-cell table:style-name="ACE-12" office:value-type="string">
            <text:p>Palynology in a Polar desert, eastern North Greenland. Boreas 17, 195-207 (1988).</text:p>
          </table:table-cell>
          <table:table-cell table:style-name="ACE-12" office:value-type="string">
            <text:p>added already</text:p>
          </table:table-cell>
          <table:table-cell table:number-columns-repeated="252" table:style-name="ACE-12"/>
        </table:table-row>
        <table:table-row table:style-name="AROW-1">
          <table:table-cell table:style-name="ACE-12" office:value-type="float" office:value="32">
            <text:p>32</text:p>
          </table:table-cell>
          <table:table-cell table:style-name="ACE-12" office:value-type="string">
            <text:p>Bennike, O.</text:p>
          </table:table-cell>
          <table:table-cell table:style-name="ACE-12" office:value-type="string">
            <text:p>Quaternary vertebrates from Greenland: a review. Quat. Sci. Rev. 16, 899-909 (1997).</text:p>
          </table:table-cell>
          <table:table-cell table:style-name="ACE-12" office:value-type="string">
            <text:p>Bennike1997</text:p>
          </table:table-cell>
          <table:table-cell table:number-columns-repeated="252" table:style-name="ACE-12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references&quot;" table:base-cell-address="$'references'.$A$1"/>
          <table:named-expression table:name="Print_Area" table:expression="of:=#REF!" table:base-cell-address="$'references'.$A$1"/>
        </table:named-expressions>
        <gnm:selections gnm:cursor-col="3" gnm:cursor-row="20">
          <gnm:selection gnm:start-col="3" gnm:start-row="20" gnm:end-col="3" gnm:end-row="2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S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s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references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5T07:42:06Z</dc:date>
    <meta:creation-date>2022-10-27T08:15:17Z</meta:creation-date>
    <meta:generator>gnumeric/1.12.46</meta:generator>
  </office:meta>
</office:document-meta>
</file>